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  <table:table-cell table:style-name="Default" table:number-columns-repeated="8"/>
          <table:table-cell table:number-columns-repeated="10"/>
          <table:table-cell/>
        </table:table-row>
        <table:table-row table:style-name="ro1">
          <table:table-cell office:value-type="string">
            <text:p>Feuer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Eis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Gift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Explosion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Gravitation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Glück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Lebensentzug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Elektrizität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office:value-type="string">
            <text:p>Insgesamt</text:p>
          </table:table-cell>
          <table:table-cell table:formula="of:=SUM([.B2:.B9])" office:value-type="float" office:value="1103">
            <text:p>1103</text:p>
          </table:table-cell>
          <table:table-cell table:formula="of:=SUM([.C2:.C9])" office:value-type="float" office:value="400">
            <text:p>400</text:p>
          </table:table-cell>
          <table:table-cell table:number-columns-repeated="2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Feuer</text:p>
          </table:table-cell>
          <table:covered-table-cell/>
          <table:table-cell/>
          <table:table-cell table:style-name="ce1" office:value-type="string" table:number-columns-spanned="2" table:number-rows-spanned="1">
            <text:p>Eis</text:p>
          </table:table-cell>
          <table:covered-table-cell/>
          <table:table-cell table:style-name="Default"/>
          <table:table-cell table:style-name="ce1" office:value-type="string" table:number-columns-spanned="2" table:number-rows-spanned="1">
            <text:p>Gift</text:p>
          </table:table-cell>
          <table:covered-table-cell table:style-name="Default"/>
          <table:table-cell table:style-name="Default"/>
          <table:table-cell table:style-name="ce1" office:value-type="string" table:number-columns-spanned="2" table:number-rows-spanned="1">
            <text:p>Explosion</text:p>
          </table:table-cell>
          <table:covered-table-cell table:style-name="Default"/>
          <table:table-cell table:style-name="Default"/>
          <table:table-cell table:style-name="ce1" office:value-type="string" table:number-columns-spanned="2" table:number-rows-spanned="1">
            <text:p>Gravitation</text:p>
          </table:table-cell>
          <table:covered-table-cell/>
          <table:table-cell/>
          <table:table-cell table:style-name="ce1" office:value-type="string" table:number-columns-spanned="2" table:number-rows-spanned="1">
            <text:p>Glück</text:p>
          </table:table-cell>
          <table:covered-table-cell/>
          <table:table-cell/>
          <table:table-cell table:style-name="ce1" office:value-type="string" table:number-columns-spanned="2" table:number-rows-spanned="1">
            <text:p>Lebensentzug</text:p>
          </table:table-cell>
          <table:covered-table-cell/>
          <table:table-cell/>
          <table:table-cell table:style-name="ce1" office:value-type="string" table:number-columns-spanned="2" table:number-rows-spanned="1">
            <text:p>Elektrizität</text:p>
          </table:table-cell>
          <table:covered-table-cell/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/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 table:style-name="Default"/>
          <table:table-cell table:style-name="Default" office:value-type="float" office:value="1515">
            <text:p>1515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float" office:value="8484">
            <text:p>8484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float" office:value="5151">
            <text:p>5151</text:p>
          </table:table-cell>
          <table:table-cell office:value-type="float" office:value="18">
            <text:p>18</text:p>
          </table:table-cell>
          <table:table-cell/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/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/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 table:style-name="Default"/>
          <table:table-cell table:style-name="Default" office:value-type="float" office:value="1155">
            <text:p>115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7654">
            <text:p>7654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float" office:value="8121">
            <text:p>8121</text:p>
          </table:table-cell>
          <table:table-cell office:value-type="float" office:value="8">
            <text:p>8</text:p>
          </table:table-cell>
          <table:table-cell/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/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/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 table:style-name="Default"/>
          <table:table-cell table:style-name="Default" office:value-type="float" office:value="8765">
            <text:p>876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124">
            <text:p>812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8181">
            <text:p>8181</text:p>
          </table:table-cell>
          <table:table-cell office:value-type="float" office:value="4">
            <text:p>4</text:p>
          </table:table-cell>
          <table:table-cell/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/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/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6235">
            <text:p>623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4444">
            <text:p>444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1251">
            <text:p>1251</text:p>
          </table:table-cell>
          <table:table-cell office:value-type="float" office:value="4">
            <text:p>4</text:p>
          </table:table-cell>
          <table:table-cell/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/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/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/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float" office:value="8345">
            <text:p>834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734">
            <text:p>873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8881">
            <text:p>8881</text:p>
          </table:table-cell>
          <table:table-cell office:value-type="float" office:value="4">
            <text:p>4</text:p>
          </table:table-cell>
          <table:table-cell/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/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/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/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float" office:value="2345">
            <text:p>234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5454">
            <text:p>545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2121">
            <text:p>2121</text:p>
          </table:table-cell>
          <table:table-cell office:value-type="float" office:value="3">
            <text:p>3</text:p>
          </table:table-cell>
          <table:table-cell/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/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/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/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 office:value-type="float" office:value="5445">
            <text:p>544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764">
            <text:p>8764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float" office:value="1881">
            <text:p>1881</text:p>
          </table:table-cell>
          <table:table-cell office:value-type="float" office:value="3">
            <text:p>3</text:p>
          </table:table-cell>
          <table:table-cell/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/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/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/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5425">
            <text:p>542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3734">
            <text:p>37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3211">
            <text:p>3211</text:p>
          </table:table-cell>
          <table:table-cell office:value-type="float" office:value="2">
            <text:p>2</text:p>
          </table:table-cell>
          <table:table-cell/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/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/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/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5615">
            <text:p>561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434">
            <text:p>84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2111">
            <text:p>2111</text:p>
          </table:table-cell>
          <table:table-cell office:value-type="float" office:value="2">
            <text:p>2</text:p>
          </table:table-cell>
          <table:table-cell/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/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/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/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4545">
            <text:p>454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7634">
            <text:p>76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5481">
            <text:p>5481</text:p>
          </table:table-cell>
          <table:table-cell office:value-type="float" office:value="2">
            <text:p>2</text:p>
          </table:table-cell>
          <table:table-cell/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/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/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/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3445">
            <text:p>344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2234">
            <text:p>22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7881">
            <text:p>7881</text:p>
          </table:table-cell>
          <table:table-cell office:value-type="float" office:value="2">
            <text:p>2</text:p>
          </table:table-cell>
          <table:table-cell/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/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/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/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4815">
            <text:p>48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474">
            <text:p>747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781">
            <text:p>8781</text:p>
          </table:table-cell>
          <table:table-cell office:value-type="float" office:value="2">
            <text:p>2</text:p>
          </table:table-cell>
          <table:table-cell/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/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/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/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7375">
            <text:p>737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834">
            <text:p>28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1221">
            <text:p>1221</text:p>
          </table:table-cell>
          <table:table-cell office:value-type="float" office:value="2">
            <text:p>2</text:p>
          </table:table-cell>
          <table:table-cell/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/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/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/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1155">
            <text:p>115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474">
            <text:p>347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4321">
            <text:p>4321</text:p>
          </table:table-cell>
          <table:table-cell office:value-type="float" office:value="2">
            <text:p>2</text:p>
          </table:table-cell>
          <table:table-cell/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/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/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/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8115">
            <text:p>81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374">
            <text:p>437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4331">
            <text:p>4331</text:p>
          </table:table-cell>
          <table:table-cell office:value-type="float" office:value="2">
            <text:p>2</text:p>
          </table:table-cell>
          <table:table-cell/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/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/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/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4445">
            <text:p>44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434">
            <text:p>74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8221">
            <text:p>8221</text:p>
          </table:table-cell>
          <table:table-cell office:value-type="float" office:value="2">
            <text:p>2</text:p>
          </table:table-cell>
          <table:table-cell/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/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/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/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5125">
            <text:p>512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374">
            <text:p>237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2321">
            <text:p>2321</text:p>
          </table:table-cell>
          <table:table-cell office:value-type="float" office:value="2">
            <text:p>2</text:p>
          </table:table-cell>
          <table:table-cell/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/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/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/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2215">
            <text:p>22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234">
            <text:p>72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1211">
            <text:p>1211</text:p>
          </table:table-cell>
          <table:table-cell office:value-type="float" office:value="2">
            <text:p>2</text:p>
          </table:table-cell>
          <table:table-cell/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/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/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/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 office:value-type="float" office:value="5145">
            <text:p>51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234">
            <text:p>1234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float" office:value="7781">
            <text:p>7781</text:p>
          </table:table-cell>
          <table:table-cell office:value-type="float" office:value="2">
            <text:p>2</text:p>
          </table:table-cell>
          <table:table-cell/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/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/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/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8245">
            <text:p>82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774">
            <text:p>777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111">
            <text:p>8111</text:p>
          </table:table-cell>
          <table:table-cell office:value-type="float" office:value="2">
            <text:p>2</text:p>
          </table:table-cell>
          <table:table-cell/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/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/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/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2445">
            <text:p>24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484">
            <text:p>448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681">
            <text:p>5681</text:p>
          </table:table-cell>
          <table:table-cell office:value-type="float" office:value="2">
            <text:p>2</text:p>
          </table:table-cell>
          <table:table-cell/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/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/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/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655">
            <text:p>565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184">
            <text:p>818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151">
            <text:p>5151</text:p>
          </table:table-cell>
          <table:table-cell office:value-type="float" office:value="1">
            <text:p>1</text:p>
          </table:table-cell>
          <table:table-cell/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/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/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8855">
            <text:p>885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854">
            <text:p>185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681">
            <text:p>5681</text:p>
          </table:table-cell>
          <table:table-cell office:value-type="float" office:value="1">
            <text:p>1</text:p>
          </table:table-cell>
          <table:table-cell/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/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/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/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2125">
            <text:p>212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814">
            <text:p>881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221">
            <text:p>6221</text:p>
          </table:table-cell>
          <table:table-cell office:value-type="float" office:value="1">
            <text:p>1</text:p>
          </table:table-cell>
          <table:table-cell/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/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/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/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765">
            <text:p>576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364">
            <text:p>236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581">
            <text:p>5581</text:p>
          </table:table-cell>
          <table:table-cell office:value-type="float" office:value="1">
            <text:p>1</text:p>
          </table:table-cell>
          <table:table-cell/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/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/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/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7765">
            <text:p>776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114">
            <text:p>811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321">
            <text:p>7321</text:p>
          </table:table-cell>
          <table:table-cell office:value-type="float" office:value="1">
            <text:p>1</text:p>
          </table:table-cell>
          <table:table-cell/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/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/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/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7475">
            <text:p>747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344">
            <text:p>334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481">
            <text:p>8481</text:p>
          </table:table-cell>
          <table:table-cell office:value-type="float" office:value="1">
            <text:p>1</text:p>
          </table:table-cell>
          <table:table-cell/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/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/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/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7645">
            <text:p>76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824">
            <text:p>182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221">
            <text:p>5221</text:p>
          </table:table-cell>
          <table:table-cell office:value-type="float" office:value="1">
            <text:p>1</text:p>
          </table:table-cell>
          <table:table-cell/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/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/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/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6145">
            <text:p>61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844">
            <text:p>384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811">
            <text:p>8811</text:p>
          </table:table-cell>
          <table:table-cell office:value-type="float" office:value="1">
            <text:p>1</text:p>
          </table:table-cell>
          <table:table-cell/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/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/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/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455">
            <text:p>545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234">
            <text:p>62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881">
            <text:p>2881</text:p>
          </table:table-cell>
          <table:table-cell office:value-type="float" office:value="1">
            <text:p>1</text:p>
          </table:table-cell>
          <table:table-cell/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/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/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/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3765">
            <text:p>376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134">
            <text:p>81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551">
            <text:p>4551</text:p>
          </table:table-cell>
          <table:table-cell office:value-type="float" office:value="1">
            <text:p>1</text:p>
          </table:table-cell>
          <table:table-cell/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/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/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/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2815">
            <text:p>28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454">
            <text:p>445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871">
            <text:p>3871</text:p>
          </table:table-cell>
          <table:table-cell office:value-type="float" office:value="1">
            <text:p>1</text:p>
          </table:table-cell>
          <table:table-cell/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/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/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/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1845">
            <text:p>18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444">
            <text:p>344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871">
            <text:p>7871</text:p>
          </table:table-cell>
          <table:table-cell office:value-type="float" office:value="1">
            <text:p>1</text:p>
          </table:table-cell>
          <table:table-cell/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/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/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/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815">
            <text:p>58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664">
            <text:p>566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451">
            <text:p>3451</text:p>
          </table:table-cell>
          <table:table-cell office:value-type="float" office:value="1">
            <text:p>1</text:p>
          </table:table-cell>
          <table:table-cell/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/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/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/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415">
            <text:p>541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4844">
            <text:p>484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161">
            <text:p>2161</text:p>
          </table:table-cell>
          <table:table-cell office:value-type="float" office:value="1">
            <text:p>1</text:p>
          </table:table-cell>
          <table:table-cell/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/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/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/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5185">
            <text:p>518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784">
            <text:p>678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321">
            <text:p>8321</text:p>
          </table:table-cell>
          <table:table-cell office:value-type="float" office:value="1">
            <text:p>1</text:p>
          </table:table-cell>
          <table:table-cell/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/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/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/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 office:value-type="float" office:value="6545">
            <text:p>654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764">
            <text:p>776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451">
            <text:p>2451</text:p>
          </table:table-cell>
          <table:table-cell office:value-type="float" office:value="1">
            <text:p>1</text:p>
          </table:table-cell>
          <table:table-cell/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/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/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4334">
            <text:p>43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7341">
            <text:p>7341</text:p>
          </table:table-cell>
          <table:table-cell office:value-type="float" office:value="1">
            <text:p>1</text:p>
          </table:table-cell>
          <table:table-cell/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/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/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/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1264">
            <text:p>126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551">
            <text:p>5551</text:p>
          </table:table-cell>
          <table:table-cell office:value-type="float" office:value="1">
            <text:p>1</text:p>
          </table:table-cell>
          <table:table-cell/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/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/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/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4434">
            <text:p>44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781">
            <text:p>6781</text:p>
          </table:table-cell>
          <table:table-cell office:value-type="float" office:value="1">
            <text:p>1</text:p>
          </table:table-cell>
          <table:table-cell/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/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/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/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8834">
            <text:p>88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561">
            <text:p>1561</text:p>
          </table:table-cell>
          <table:table-cell office:value-type="float" office:value="1">
            <text:p>1</text:p>
          </table:table-cell>
          <table:table-cell/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/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/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/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3234">
            <text:p>32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561">
            <text:p>5561</text:p>
          </table:table-cell>
          <table:table-cell office:value-type="float" office:value="1">
            <text:p>1</text:p>
          </table:table-cell>
          <table:table-cell/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/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/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/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2874">
            <text:p>287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8821">
            <text:p>8821</text:p>
          </table:table-cell>
          <table:table-cell office:value-type="float" office:value="1">
            <text:p>1</text:p>
          </table:table-cell>
          <table:table-cell/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/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/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/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8374">
            <text:p>837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481">
            <text:p>1481</text:p>
          </table:table-cell>
          <table:table-cell office:value-type="float" office:value="1">
            <text:p>1</text:p>
          </table:table-cell>
          <table:table-cell/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/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/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/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4754">
            <text:p>475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5511">
            <text:p>5511</text:p>
          </table:table-cell>
          <table:table-cell office:value-type="float" office:value="1">
            <text:p>1</text:p>
          </table:table-cell>
          <table:table-cell/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/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/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/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3734">
            <text:p>373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121">
            <text:p>6121</text:p>
          </table:table-cell>
          <table:table-cell office:value-type="float" office:value="1">
            <text:p>1</text:p>
          </table:table-cell>
          <table:table-cell/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/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/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/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5444">
            <text:p>5444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6531">
            <text:p>6531</text:p>
          </table:table-cell>
          <table:table-cell office:value-type="float" office:value="1">
            <text:p>1</text:p>
          </table:table-cell>
          <table:table-cell/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/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/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/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5614">
            <text:p>561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number-columns-repeated="2"/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/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/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/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5654">
            <text:p>565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number-columns-repeated="5"/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/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style-name="Default" office:value-type="float" office:value="1514">
            <text:p>151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table:number-columns-repeated="5"/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/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style-name="Default" table:number-columns-repeated="8"/>
          <table:table-cell table:number-columns-repeated="5"/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/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style-name="Default" table:number-columns-repeated="8"/>
          <table:table-cell table:number-columns-repeated="5"/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style-name="Default" table:number-columns-repeated="8"/>
          <table:table-cell table:number-columns-repeated="5"/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5"/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5"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5"/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5"/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SUM([.B13:.B69])" office:value-type="float" office:value="177">
            <text:p>177</text:p>
          </table:table-cell>
          <table:table-cell table:style-name="ce2" table:number-columns-repeated="2"/>
          <table:table-cell table:style-name="ce2" table:formula="of:=SUM([.E13:.E69])" office:value-type="float" office:value="101">
            <text:p>101</text:p>
          </table:table-cell>
          <table:table-cell table:style-name="ce2" table:number-columns-repeated="2"/>
          <table:table-cell table:style-name="ce2" table:formula="of:=SUM([.H13:.H69])" office:value-type="float" office:value="52">
            <text:p>52</text:p>
          </table:table-cell>
          <table:table-cell table:style-name="ce2" table:number-columns-repeated="2"/>
          <table:table-cell table:style-name="ce2" table:formula="of:=SUM([.K13:.K69])" office:value-type="float" office:value="83">
            <text:p>83</text:p>
          </table:table-cell>
          <table:table-cell table:style-name="ce2" table:number-columns-repeated="2"/>
          <table:table-cell table:style-name="ce2" table:formula="of:=SUM([.N13:.N69])" office:value-type="float" office:value="98">
            <text:p>98</text:p>
          </table:table-cell>
          <table:table-cell table:style-name="ce2" table:number-columns-repeated="2"/>
          <table:table-cell table:style-name="ce2" table:formula="of:=SUM([.Q13:.Q69])" office:value-type="float" office:value="75">
            <text:p>75</text:p>
          </table:table-cell>
          <table:table-cell table:style-name="ce2" table:number-columns-repeated="2"/>
          <table:table-cell table:style-name="ce2" table:formula="of:=SUM([.T13:.T69])" office:value-type="float" office:value="127">
            <text:p>127</text:p>
          </table:table-cell>
          <table:table-cell table:style-name="ce2" table:number-columns-repeated="2"/>
          <table:table-cell table:style-name="ce2" table:formula="of:=SUM([.W13:.W69])" office:value-type="float" office:value="168">
            <text:p>168</text:p>
          </table:table-cell>
          <table:table-cell table:style-name="ce3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Alle Zauber Insgesamt</text:p>
          </table:table-cell>
          <table:covered-table-cell/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f:=PRODUCT(SUM(LEN([.A73]);-LEN(SUBSTITUTE([.A73];1;&quot;&quot;)));[.B73])" office:value-type="float" office:value="0">
            <text:p>0</text:p>
          </table:table-cell>
          <table:table-cell table:formula="of:=PRODUCT(SUM(LEN([.A73]);-LEN(SUBSTITUTE([.A73];2;&quot;&quot;)));[.B73])" office:value-type="float" office:value="0">
            <text:p>0</text:p>
          </table:table-cell>
          <table:table-cell table:formula="of:=PRODUCT(SUM(LEN([.A73]);-LEN(SUBSTITUTE([.A73];3;&quot;&quot;)));[.B73])" office:value-type="float" office:value="86">
            <text:p>86</text:p>
          </table:table-cell>
          <table:table-cell table:formula="of:=PRODUCT(SUM(LEN([.A73]);-LEN(SUBSTITUTE([.A73];4;&quot;&quot;)));[.B73])" office:value-type="float" office:value="0">
            <text:p>0</text:p>
          </table:table-cell>
          <table:table-cell table:formula="of:=PRODUCT(SUM(LEN([.A73]);-LEN(SUBSTITUTE([.A73];5;&quot;&quot;)));[.B73])" office:value-type="float" office:value="0">
            <text:p>0</text:p>
          </table:table-cell>
          <table:table-cell table:formula="of:=PRODUCT(SUM(LEN([.A73]);-LEN(SUBSTITUTE([.A73];6;&quot;&quot;)));[.B73])" office:value-type="float" office:value="0">
            <text:p>0</text:p>
          </table:table-cell>
          <table:table-cell table:formula="of:=PRODUCT(SUM(LEN([.A73]);-LEN(SUBSTITUTE([.A73];7;&quot;&quot;)));[.B73])" office:value-type="float" office:value="86">
            <text:p>86</text:p>
          </table:table-cell>
          <table:table-cell table:formula="of:=PRODUCT(SUM(LEN([.A73]);-LEN(SUBSTITUTE([.A73];8;&quot;&quot;)));[.B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 table:number-columns-repeated="3"/>
          <table:table-cell table:formula="of:=PRODUCT(SUM(LEN([.A74]);-LEN(SUBSTITUTE([.A74];1;&quot;&quot;)));[.B74])" office:value-type="float" office:value="0">
            <text:p>0</text:p>
          </table:table-cell>
          <table:table-cell table:formula="of:=PRODUCT(SUM(LEN([.A74]);-LEN(SUBSTITUTE([.A74];2;&quot;&quot;)));[.B74])" office:value-type="float" office:value="0">
            <text:p>0</text:p>
          </table:table-cell>
          <table:table-cell table:formula="of:=PRODUCT(SUM(LEN([.A74]);-LEN(SUBSTITUTE([.A74];3;&quot;&quot;)));[.B74])" office:value-type="float" office:value="68">
            <text:p>68</text:p>
          </table:table-cell>
          <table:table-cell table:formula="of:=PRODUCT(SUM(LEN([.A74]);-LEN(SUBSTITUTE([.A74];4;&quot;&quot;)));[.B74])" office:value-type="float" office:value="0">
            <text:p>0</text:p>
          </table:table-cell>
          <table:table-cell table:formula="of:=PRODUCT(SUM(LEN([.A74]);-LEN(SUBSTITUTE([.A74];5;&quot;&quot;)));[.B74])" office:value-type="float" office:value="0">
            <text:p>0</text:p>
          </table:table-cell>
          <table:table-cell table:formula="of:=PRODUCT(SUM(LEN([.A74]);-LEN(SUBSTITUTE([.A74];6;&quot;&quot;)));[.B74])" office:value-type="float" office:value="0">
            <text:p>0</text:p>
          </table:table-cell>
          <table:table-cell table:formula="of:=PRODUCT(SUM(LEN([.A74]);-LEN(SUBSTITUTE([.A74];7;&quot;&quot;)));[.B74])" office:value-type="float" office:value="68">
            <text:p>68</text:p>
          </table:table-cell>
          <table:table-cell table:formula="of:=PRODUCT(SUM(LEN([.A74]);-LEN(SUBSTITUTE([.A74];8;&quot;&quot;)));[.B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 table:number-columns-repeated="3"/>
          <table:table-cell table:formula="of:=PRODUCT(SUM(LEN([.A75]);-LEN(SUBSTITUTE([.A75];1;&quot;&quot;)));[.B75])" office:value-type="float" office:value="36">
            <text:p>36</text:p>
          </table:table-cell>
          <table:table-cell table:formula="of:=PRODUCT(SUM(LEN([.A75]);-LEN(SUBSTITUTE([.A75];2;&quot;&quot;)));[.B75])" office:value-type="float" office:value="0">
            <text:p>0</text:p>
          </table:table-cell>
          <table:table-cell table:formula="of:=PRODUCT(SUM(LEN([.A75]);-LEN(SUBSTITUTE([.A75];3;&quot;&quot;)));[.B75])" office:value-type="float" office:value="0">
            <text:p>0</text:p>
          </table:table-cell>
          <table:table-cell table:formula="of:=PRODUCT(SUM(LEN([.A75]);-LEN(SUBSTITUTE([.A75];4;&quot;&quot;)));[.B75])" office:value-type="float" office:value="0">
            <text:p>0</text:p>
          </table:table-cell>
          <table:table-cell table:formula="of:=PRODUCT(SUM(LEN([.A75]);-LEN(SUBSTITUTE([.A75];5;&quot;&quot;)));[.B75])" office:value-type="float" office:value="36">
            <text:p>36</text:p>
          </table:table-cell>
          <table:table-cell table:formula="of:=PRODUCT(SUM(LEN([.A75]);-LEN(SUBSTITUTE([.A75];6;&quot;&quot;)));[.B75])" office:value-type="float" office:value="0">
            <text:p>0</text:p>
          </table:table-cell>
          <table:table-cell table:formula="of:=PRODUCT(SUM(LEN([.A75]);-LEN(SUBSTITUTE([.A75];7;&quot;&quot;)));[.B75])" office:value-type="float" office:value="0">
            <text:p>0</text:p>
          </table:table-cell>
          <table:table-cell table:formula="of:=PRODUCT(SUM(LEN([.A75]);-LEN(SUBSTITUTE([.A75];8;&quot;&quot;)));[.B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PRODUCT(SUM(LEN([.A76]);-LEN(SUBSTITUTE([.A76];1;&quot;&quot;)));[.B76])" office:value-type="float" office:value="0">
            <text:p>0</text:p>
          </table:table-cell>
          <table:table-cell table:formula="of:=PRODUCT(SUM(LEN([.A76]);-LEN(SUBSTITUTE([.A76];2;&quot;&quot;)));[.B76])" office:value-type="float" office:value="0">
            <text:p>0</text:p>
          </table:table-cell>
          <table:table-cell table:formula="of:=PRODUCT(SUM(LEN([.A76]);-LEN(SUBSTITUTE([.A76];3;&quot;&quot;)));[.B76])" office:value-type="float" office:value="0">
            <text:p>0</text:p>
          </table:table-cell>
          <table:table-cell table:formula="of:=PRODUCT(SUM(LEN([.A76]);-LEN(SUBSTITUTE([.A76];4;&quot;&quot;)));[.B76])" office:value-type="float" office:value="30">
            <text:p>30</text:p>
          </table:table-cell>
          <table:table-cell table:formula="of:=PRODUCT(SUM(LEN([.A76]);-LEN(SUBSTITUTE([.A76];5;&quot;&quot;)));[.B76])" office:value-type="float" office:value="0">
            <text:p>0</text:p>
          </table:table-cell>
          <table:table-cell table:formula="of:=PRODUCT(SUM(LEN([.A76]);-LEN(SUBSTITUTE([.A76];6;&quot;&quot;)));[.B76])" office:value-type="float" office:value="0">
            <text:p>0</text:p>
          </table:table-cell>
          <table:table-cell table:formula="of:=PRODUCT(SUM(LEN([.A76]);-LEN(SUBSTITUTE([.A76];7;&quot;&quot;)));[.B76])" office:value-type="float" office:value="0">
            <text:p>0</text:p>
          </table:table-cell>
          <table:table-cell table:formula="of:=PRODUCT(SUM(LEN([.A76]);-LEN(SUBSTITUTE([.A76];8;&quot;&quot;)));[.B76])"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PRODUCT(SUM(LEN([.A77]);-LEN(SUBSTITUTE([.A77];1;&quot;&quot;)));[.B77])" office:value-type="float" office:value="0">
            <text:p>0</text:p>
          </table:table-cell>
          <table:table-cell table:formula="of:=PRODUCT(SUM(LEN([.A77]);-LEN(SUBSTITUTE([.A77];2;&quot;&quot;)));[.B77])" office:value-type="float" office:value="15">
            <text:p>15</text:p>
          </table:table-cell>
          <table:table-cell table:formula="of:=PRODUCT(SUM(LEN([.A77]);-LEN(SUBSTITUTE([.A77];3;&quot;&quot;)));[.B77])" office:value-type="float" office:value="15">
            <text:p>15</text:p>
          </table:table-cell>
          <table:table-cell table:formula="of:=PRODUCT(SUM(LEN([.A77]);-LEN(SUBSTITUTE([.A77];4;&quot;&quot;)));[.B77])" office:value-type="float" office:value="0">
            <text:p>0</text:p>
          </table:table-cell>
          <table:table-cell table:formula="of:=PRODUCT(SUM(LEN([.A77]);-LEN(SUBSTITUTE([.A77];5;&quot;&quot;)));[.B77])" office:value-type="float" office:value="0">
            <text:p>0</text:p>
          </table:table-cell>
          <table:table-cell table:formula="of:=PRODUCT(SUM(LEN([.A77]);-LEN(SUBSTITUTE([.A77];6;&quot;&quot;)));[.B77])" office:value-type="float" office:value="0">
            <text:p>0</text:p>
          </table:table-cell>
          <table:table-cell table:formula="of:=PRODUCT(SUM(LEN([.A77]);-LEN(SUBSTITUTE([.A77];7;&quot;&quot;)));[.B77])" office:value-type="float" office:value="30">
            <text:p>30</text:p>
          </table:table-cell>
          <table:table-cell table:formula="of:=PRODUCT(SUM(LEN([.A77]);-LEN(SUBSTITUTE([.A77];8;&quot;&quot;)));[.B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PRODUCT(SUM(LEN([.A78]);-LEN(SUBSTITUTE([.A78];1;&quot;&quot;)));[.B78])" office:value-type="float" office:value="0">
            <text:p>0</text:p>
          </table:table-cell>
          <table:table-cell table:formula="of:=PRODUCT(SUM(LEN([.A78]);-LEN(SUBSTITUTE([.A78];2;&quot;&quot;)));[.B78])" office:value-type="float" office:value="14">
            <text:p>14</text:p>
          </table:table-cell>
          <table:table-cell table:formula="of:=PRODUCT(SUM(LEN([.A78]);-LEN(SUBSTITUTE([.A78];3;&quot;&quot;)));[.B78])" office:value-type="float" office:value="28">
            <text:p>28</text:p>
          </table:table-cell>
          <table:table-cell table:formula="of:=PRODUCT(SUM(LEN([.A78]);-LEN(SUBSTITUTE([.A78];4;&quot;&quot;)));[.B78])" office:value-type="float" office:value="0">
            <text:p>0</text:p>
          </table:table-cell>
          <table:table-cell table:formula="of:=PRODUCT(SUM(LEN([.A78]);-LEN(SUBSTITUTE([.A78];5;&quot;&quot;)));[.B78])" office:value-type="float" office:value="0">
            <text:p>0</text:p>
          </table:table-cell>
          <table:table-cell table:formula="of:=PRODUCT(SUM(LEN([.A78]);-LEN(SUBSTITUTE([.A78];6;&quot;&quot;)));[.B78])" office:value-type="float" office:value="0">
            <text:p>0</text:p>
          </table:table-cell>
          <table:table-cell table:formula="of:=PRODUCT(SUM(LEN([.A78]);-LEN(SUBSTITUTE([.A78];7;&quot;&quot;)));[.B78])" office:value-type="float" office:value="14">
            <text:p>14</text:p>
          </table:table-cell>
          <table:table-cell table:formula="of:=PRODUCT(SUM(LEN([.A78]);-LEN(SUBSTITUTE([.A78];8;&quot;&quot;)));[.B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PRODUCT(SUM(LEN([.A79]);-LEN(SUBSTITUTE([.A79];1;&quot;&quot;)));[.B79])" office:value-type="float" office:value="12">
            <text:p>12</text:p>
          </table:table-cell>
          <table:table-cell table:formula="of:=PRODUCT(SUM(LEN([.A79]);-LEN(SUBSTITUTE([.A79];2;&quot;&quot;)));[.B79])" office:value-type="float" office:value="12">
            <text:p>12</text:p>
          </table:table-cell>
          <table:table-cell table:formula="of:=PRODUCT(SUM(LEN([.A79]);-LEN(SUBSTITUTE([.A79];3;&quot;&quot;)));[.B79])" office:value-type="float" office:value="12">
            <text:p>12</text:p>
          </table:table-cell>
          <table:table-cell table:formula="of:=PRODUCT(SUM(LEN([.A79]);-LEN(SUBSTITUTE([.A79];4;&quot;&quot;)));[.B79])" office:value-type="float" office:value="0">
            <text:p>0</text:p>
          </table:table-cell>
          <table:table-cell table:formula="of:=PRODUCT(SUM(LEN([.A79]);-LEN(SUBSTITUTE([.A79];5;&quot;&quot;)));[.B79])" office:value-type="float" office:value="0">
            <text:p>0</text:p>
          </table:table-cell>
          <table:table-cell table:formula="of:=PRODUCT(SUM(LEN([.A79]);-LEN(SUBSTITUTE([.A79];6;&quot;&quot;)));[.B79])" office:value-type="float" office:value="0">
            <text:p>0</text:p>
          </table:table-cell>
          <table:table-cell table:formula="of:=PRODUCT(SUM(LEN([.A79]);-LEN(SUBSTITUTE([.A79];7;&quot;&quot;)));[.B79])" office:value-type="float" office:value="0">
            <text:p>0</text:p>
          </table:table-cell>
          <table:table-cell table:formula="of:=PRODUCT(SUM(LEN([.A79]);-LEN(SUBSTITUTE([.A79];8;&quot;&quot;)));[.B79])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PRODUCT(SUM(LEN([.A80]);-LEN(SUBSTITUTE([.A80];1;&quot;&quot;)));[.B80])" office:value-type="float" office:value="0">
            <text:p>0</text:p>
          </table:table-cell>
          <table:table-cell table:formula="of:=PRODUCT(SUM(LEN([.A80]);-LEN(SUBSTITUTE([.A80];2;&quot;&quot;)));[.B80])" office:value-type="float" office:value="12">
            <text:p>12</text:p>
          </table:table-cell>
          <table:table-cell table:formula="of:=PRODUCT(SUM(LEN([.A80]);-LEN(SUBSTITUTE([.A80];3;&quot;&quot;)));[.B80])" office:value-type="float" office:value="12">
            <text:p>12</text:p>
          </table:table-cell>
          <table:table-cell table:formula="of:=PRODUCT(SUM(LEN([.A80]);-LEN(SUBSTITUTE([.A80];4;&quot;&quot;)));[.B80])" office:value-type="float" office:value="12">
            <text:p>12</text:p>
          </table:table-cell>
          <table:table-cell table:formula="of:=PRODUCT(SUM(LEN([.A80]);-LEN(SUBSTITUTE([.A80];5;&quot;&quot;)));[.B80])" office:value-type="float" office:value="12">
            <text:p>12</text:p>
          </table:table-cell>
          <table:table-cell table:formula="of:=PRODUCT(SUM(LEN([.A80]);-LEN(SUBSTITUTE([.A80];6;&quot;&quot;)));[.B80])" office:value-type="float" office:value="0">
            <text:p>0</text:p>
          </table:table-cell>
          <table:table-cell table:formula="of:=PRODUCT(SUM(LEN([.A80]);-LEN(SUBSTITUTE([.A80];7;&quot;&quot;)));[.B80])" office:value-type="float" office:value="0">
            <text:p>0</text:p>
          </table:table-cell>
          <table:table-cell table:formula="of:=PRODUCT(SUM(LEN([.A80]);-LEN(SUBSTITUTE([.A80];8;&quot;&quot;)));[.B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formula="of:=PRODUCT(SUM(LEN([.A81]);-LEN(SUBSTITUTE([.A81];1;&quot;&quot;)));[.B81])" office:value-type="float" office:value="0">
            <text:p>0</text:p>
          </table:table-cell>
          <table:table-cell table:formula="of:=PRODUCT(SUM(LEN([.A81]);-LEN(SUBSTITUTE([.A81];2;&quot;&quot;)));[.B81])" office:value-type="float" office:value="10">
            <text:p>10</text:p>
          </table:table-cell>
          <table:table-cell table:formula="of:=PRODUCT(SUM(LEN([.A81]);-LEN(SUBSTITUTE([.A81];3;&quot;&quot;)));[.B81])" office:value-type="float" office:value="10">
            <text:p>10</text:p>
          </table:table-cell>
          <table:table-cell table:formula="of:=PRODUCT(SUM(LEN([.A81]);-LEN(SUBSTITUTE([.A81];4;&quot;&quot;)));[.B81])" office:value-type="float" office:value="0">
            <text:p>0</text:p>
          </table:table-cell>
          <table:table-cell table:formula="of:=PRODUCT(SUM(LEN([.A81]);-LEN(SUBSTITUTE([.A81];5;&quot;&quot;)));[.B81])" office:value-type="float" office:value="0">
            <text:p>0</text:p>
          </table:table-cell>
          <table:table-cell table:formula="of:=PRODUCT(SUM(LEN([.A81]);-LEN(SUBSTITUTE([.A81];6;&quot;&quot;)));[.B81])" office:value-type="float" office:value="0">
            <text:p>0</text:p>
          </table:table-cell>
          <table:table-cell table:formula="of:=PRODUCT(SUM(LEN([.A81]);-LEN(SUBSTITUTE([.A81];7;&quot;&quot;)));[.B81])" office:value-type="float" office:value="20">
            <text:p>20</text:p>
          </table:table-cell>
          <table:table-cell table:formula="of:=PRODUCT(SUM(LEN([.A81]);-LEN(SUBSTITUTE([.A81];8;&quot;&quot;)));[.B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formula="of:=PRODUCT(SUM(LEN([.A82]);-LEN(SUBSTITUTE([.A82];1;&quot;&quot;)));[.B82])" office:value-type="float" office:value="0">
            <text:p>0</text:p>
          </table:table-cell>
          <table:table-cell table:formula="of:=PRODUCT(SUM(LEN([.A82]);-LEN(SUBSTITUTE([.A82];2;&quot;&quot;)));[.B82])" office:value-type="float" office:value="8">
            <text:p>8</text:p>
          </table:table-cell>
          <table:table-cell table:formula="of:=PRODUCT(SUM(LEN([.A82]);-LEN(SUBSTITUTE([.A82];3;&quot;&quot;)));[.B82])" office:value-type="float" office:value="16">
            <text:p>16</text:p>
          </table:table-cell>
          <table:table-cell table:formula="of:=PRODUCT(SUM(LEN([.A82]);-LEN(SUBSTITUTE([.A82];4;&quot;&quot;)));[.B82])" office:value-type="float" office:value="0">
            <text:p>0</text:p>
          </table:table-cell>
          <table:table-cell table:formula="of:=PRODUCT(SUM(LEN([.A82]);-LEN(SUBSTITUTE([.A82];5;&quot;&quot;)));[.B82])" office:value-type="float" office:value="0">
            <text:p>0</text:p>
          </table:table-cell>
          <table:table-cell table:formula="of:=PRODUCT(SUM(LEN([.A82]);-LEN(SUBSTITUTE([.A82];6;&quot;&quot;)));[.B82])" office:value-type="float" office:value="0">
            <text:p>0</text:p>
          </table:table-cell>
          <table:table-cell table:formula="of:=PRODUCT(SUM(LEN([.A82]);-LEN(SUBSTITUTE([.A82];7;&quot;&quot;)));[.B82])" office:value-type="float" office:value="8">
            <text:p>8</text:p>
          </table:table-cell>
          <table:table-cell table:formula="of:=PRODUCT(SUM(LEN([.A82]);-LEN(SUBSTITUTE([.A82];8;&quot;&quot;)));[.B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3]);-LEN(SUBSTITUTE([.A83];1;&quot;&quot;)));[.B83])" office:value-type="float" office:value="16">
            <text:p>16</text:p>
          </table:table-cell>
          <table:table-cell table:formula="of:=PRODUCT(SUM(LEN([.A83]);-LEN(SUBSTITUTE([.A83];2;&quot;&quot;)));[.B83])" office:value-type="float" office:value="8">
            <text:p>8</text:p>
          </table:table-cell>
          <table:table-cell table:formula="of:=PRODUCT(SUM(LEN([.A83]);-LEN(SUBSTITUTE([.A83];3;&quot;&quot;)));[.B83])" office:value-type="float" office:value="0">
            <text:p>0</text:p>
          </table:table-cell>
          <table:table-cell table:formula="of:=PRODUCT(SUM(LEN([.A83]);-LEN(SUBSTITUTE([.A83];4;&quot;&quot;)));[.B83])" office:value-type="float" office:value="0">
            <text:p>0</text:p>
          </table:table-cell>
          <table:table-cell table:formula="of:=PRODUCT(SUM(LEN([.A83]);-LEN(SUBSTITUTE([.A83];5;&quot;&quot;)));[.B83])" office:value-type="float" office:value="0">
            <text:p>0</text:p>
          </table:table-cell>
          <table:table-cell table:formula="of:=PRODUCT(SUM(LEN([.A83]);-LEN(SUBSTITUTE([.A83];6;&quot;&quot;)));[.B83])" office:value-type="float" office:value="0">
            <text:p>0</text:p>
          </table:table-cell>
          <table:table-cell table:formula="of:=PRODUCT(SUM(LEN([.A83]);-LEN(SUBSTITUTE([.A83];7;&quot;&quot;)));[.B83])" office:value-type="float" office:value="0">
            <text:p>0</text:p>
          </table:table-cell>
          <table:table-cell table:formula="of:=PRODUCT(SUM(LEN([.A83]);-LEN(SUBSTITUTE([.A83];8;&quot;&quot;)));[.B83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4]);-LEN(SUBSTITUTE([.A84];1;&quot;&quot;)));[.B84])" office:value-type="float" office:value="0">
            <text:p>0</text:p>
          </table:table-cell>
          <table:table-cell table:formula="of:=PRODUCT(SUM(LEN([.A84]);-LEN(SUBSTITUTE([.A84];2;&quot;&quot;)));[.B84])" office:value-type="float" office:value="8">
            <text:p>8</text:p>
          </table:table-cell>
          <table:table-cell table:formula="of:=PRODUCT(SUM(LEN([.A84]);-LEN(SUBSTITUTE([.A84];3;&quot;&quot;)));[.B84])" office:value-type="float" office:value="16">
            <text:p>16</text:p>
          </table:table-cell>
          <table:table-cell table:formula="of:=PRODUCT(SUM(LEN([.A84]);-LEN(SUBSTITUTE([.A84];4;&quot;&quot;)));[.B84])" office:value-type="float" office:value="0">
            <text:p>0</text:p>
          </table:table-cell>
          <table:table-cell table:formula="of:=PRODUCT(SUM(LEN([.A84]);-LEN(SUBSTITUTE([.A84];5;&quot;&quot;)));[.B84])" office:value-type="float" office:value="0">
            <text:p>0</text:p>
          </table:table-cell>
          <table:table-cell table:formula="of:=PRODUCT(SUM(LEN([.A84]);-LEN(SUBSTITUTE([.A84];6;&quot;&quot;)));[.B84])" office:value-type="float" office:value="0">
            <text:p>0</text:p>
          </table:table-cell>
          <table:table-cell table:formula="of:=PRODUCT(SUM(LEN([.A84]);-LEN(SUBSTITUTE([.A84];7;&quot;&quot;)));[.B84])" office:value-type="float" office:value="8">
            <text:p>8</text:p>
          </table:table-cell>
          <table:table-cell table:formula="of:=PRODUCT(SUM(LEN([.A84]);-LEN(SUBSTITUTE([.A84];8;&quot;&quot;)));[.B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5]);-LEN(SUBSTITUTE([.A85];1;&quot;&quot;)));[.B85])" office:value-type="float" office:value="8">
            <text:p>8</text:p>
          </table:table-cell>
          <table:table-cell table:formula="of:=PRODUCT(SUM(LEN([.A85]);-LEN(SUBSTITUTE([.A85];2;&quot;&quot;)));[.B85])" office:value-type="float" office:value="8">
            <text:p>8</text:p>
          </table:table-cell>
          <table:table-cell table:formula="of:=PRODUCT(SUM(LEN([.A85]);-LEN(SUBSTITUTE([.A85];3;&quot;&quot;)));[.B85])" office:value-type="float" office:value="0">
            <text:p>0</text:p>
          </table:table-cell>
          <table:table-cell table:formula="of:=PRODUCT(SUM(LEN([.A85]);-LEN(SUBSTITUTE([.A85];4;&quot;&quot;)));[.B85])" office:value-type="float" office:value="0">
            <text:p>0</text:p>
          </table:table-cell>
          <table:table-cell table:formula="of:=PRODUCT(SUM(LEN([.A85]);-LEN(SUBSTITUTE([.A85];5;&quot;&quot;)));[.B85])" office:value-type="float" office:value="0">
            <text:p>0</text:p>
          </table:table-cell>
          <table:table-cell table:formula="of:=PRODUCT(SUM(LEN([.A85]);-LEN(SUBSTITUTE([.A85];6;&quot;&quot;)));[.B85])" office:value-type="float" office:value="0">
            <text:p>0</text:p>
          </table:table-cell>
          <table:table-cell table:formula="of:=PRODUCT(SUM(LEN([.A85]);-LEN(SUBSTITUTE([.A85];7;&quot;&quot;)));[.B85])" office:value-type="float" office:value="8">
            <text:p>8</text:p>
          </table:table-cell>
          <table:table-cell table:formula="of:=PRODUCT(SUM(LEN([.A85]);-LEN(SUBSTITUTE([.A85];8;&quot;&quot;)));[.B85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6]);-LEN(SUBSTITUTE([.A86];1;&quot;&quot;)));[.B86])" office:value-type="float" office:value="0">
            <text:p>0</text:p>
          </table:table-cell>
          <table:table-cell table:formula="of:=PRODUCT(SUM(LEN([.A86]);-LEN(SUBSTITUTE([.A86];2;&quot;&quot;)));[.B86])" office:value-type="float" office:value="0">
            <text:p>0</text:p>
          </table:table-cell>
          <table:table-cell table:formula="of:=PRODUCT(SUM(LEN([.A86]);-LEN(SUBSTITUTE([.A86];3;&quot;&quot;)));[.B86])" office:value-type="float" office:value="14">
            <text:p>14</text:p>
          </table:table-cell>
          <table:table-cell table:formula="of:=PRODUCT(SUM(LEN([.A86]);-LEN(SUBSTITUTE([.A86];4;&quot;&quot;)));[.B86])" office:value-type="float" office:value="7">
            <text:p>7</text:p>
          </table:table-cell>
          <table:table-cell table:formula="of:=PRODUCT(SUM(LEN([.A86]);-LEN(SUBSTITUTE([.A86];5;&quot;&quot;)));[.B86])" office:value-type="float" office:value="0">
            <text:p>0</text:p>
          </table:table-cell>
          <table:table-cell table:formula="of:=PRODUCT(SUM(LEN([.A86]);-LEN(SUBSTITUTE([.A86];6;&quot;&quot;)));[.B86])" office:value-type="float" office:value="0">
            <text:p>0</text:p>
          </table:table-cell>
          <table:table-cell table:formula="of:=PRODUCT(SUM(LEN([.A86]);-LEN(SUBSTITUTE([.A86];7;&quot;&quot;)));[.B86])" office:value-type="float" office:value="7">
            <text:p>7</text:p>
          </table:table-cell>
          <table:table-cell table:formula="of:=PRODUCT(SUM(LEN([.A86]);-LEN(SUBSTITUTE([.A86];8;&quot;&quot;)));[.B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7]);-LEN(SUBSTITUTE([.A87];1;&quot;&quot;)));[.B87])" office:value-type="float" office:value="0">
            <text:p>0</text:p>
          </table:table-cell>
          <table:table-cell table:formula="of:=PRODUCT(SUM(LEN([.A87]);-LEN(SUBSTITUTE([.A87];2;&quot;&quot;)));[.B87])" office:value-type="float" office:value="7">
            <text:p>7</text:p>
          </table:table-cell>
          <table:table-cell table:formula="of:=PRODUCT(SUM(LEN([.A87]);-LEN(SUBSTITUTE([.A87];3;&quot;&quot;)));[.B87])" office:value-type="float" office:value="14">
            <text:p>14</text:p>
          </table:table-cell>
          <table:table-cell table:formula="of:=PRODUCT(SUM(LEN([.A87]);-LEN(SUBSTITUTE([.A87];4;&quot;&quot;)));[.B87])" office:value-type="float" office:value="0">
            <text:p>0</text:p>
          </table:table-cell>
          <table:table-cell table:formula="of:=PRODUCT(SUM(LEN([.A87]);-LEN(SUBSTITUTE([.A87];5;&quot;&quot;)));[.B87])" office:value-type="float" office:value="0">
            <text:p>0</text:p>
          </table:table-cell>
          <table:table-cell table:formula="of:=PRODUCT(SUM(LEN([.A87]);-LEN(SUBSTITUTE([.A87];6;&quot;&quot;)));[.B87])" office:value-type="float" office:value="0">
            <text:p>0</text:p>
          </table:table-cell>
          <table:table-cell table:formula="of:=PRODUCT(SUM(LEN([.A87]);-LEN(SUBSTITUTE([.A87];7;&quot;&quot;)));[.B87])" office:value-type="float" office:value="7">
            <text:p>7</text:p>
          </table:table-cell>
          <table:table-cell table:formula="of:=PRODUCT(SUM(LEN([.A87]);-LEN(SUBSTITUTE([.A87];8;&quot;&quot;)));[.B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8]);-LEN(SUBSTITUTE([.A88];1;&quot;&quot;)));[.B88])" office:value-type="float" office:value="0">
            <text:p>0</text:p>
          </table:table-cell>
          <table:table-cell table:formula="of:=PRODUCT(SUM(LEN([.A88]);-LEN(SUBSTITUTE([.A88];2;&quot;&quot;)));[.B88])" office:value-type="float" office:value="7">
            <text:p>7</text:p>
          </table:table-cell>
          <table:table-cell table:formula="of:=PRODUCT(SUM(LEN([.A88]);-LEN(SUBSTITUTE([.A88];3;&quot;&quot;)));[.B88])" office:value-type="float" office:value="7">
            <text:p>7</text:p>
          </table:table-cell>
          <table:table-cell table:formula="of:=PRODUCT(SUM(LEN([.A88]);-LEN(SUBSTITUTE([.A88];4;&quot;&quot;)));[.B88])" office:value-type="float" office:value="7">
            <text:p>7</text:p>
          </table:table-cell>
          <table:table-cell table:formula="of:=PRODUCT(SUM(LEN([.A88]);-LEN(SUBSTITUTE([.A88];5;&quot;&quot;)));[.B88])" office:value-type="float" office:value="0">
            <text:p>0</text:p>
          </table:table-cell>
          <table:table-cell table:formula="of:=PRODUCT(SUM(LEN([.A88]);-LEN(SUBSTITUTE([.A88];6;&quot;&quot;)));[.B88])" office:value-type="float" office:value="0">
            <text:p>0</text:p>
          </table:table-cell>
          <table:table-cell table:formula="of:=PRODUCT(SUM(LEN([.A88]);-LEN(SUBSTITUTE([.A88];7;&quot;&quot;)));[.B88])" office:value-type="float" office:value="0">
            <text:p>0</text:p>
          </table:table-cell>
          <table:table-cell table:formula="of:=PRODUCT(SUM(LEN([.A88]);-LEN(SUBSTITUTE([.A88];8;&quot;&quot;)));[.B88])"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9]);-LEN(SUBSTITUTE([.A89];1;&quot;&quot;)));[.B89])" office:value-type="float" office:value="0">
            <text:p>0</text:p>
          </table:table-cell>
          <table:table-cell table:formula="of:=PRODUCT(SUM(LEN([.A89]);-LEN(SUBSTITUTE([.A89];2;&quot;&quot;)));[.B89])" office:value-type="float" office:value="0">
            <text:p>0</text:p>
          </table:table-cell>
          <table:table-cell table:formula="of:=PRODUCT(SUM(LEN([.A89]);-LEN(SUBSTITUTE([.A89];3;&quot;&quot;)));[.B89])" office:value-type="float" office:value="0">
            <text:p>0</text:p>
          </table:table-cell>
          <table:table-cell table:formula="of:=PRODUCT(SUM(LEN([.A89]);-LEN(SUBSTITUTE([.A89];4;&quot;&quot;)));[.B89])" office:value-type="float" office:value="0">
            <text:p>0</text:p>
          </table:table-cell>
          <table:table-cell table:formula="of:=PRODUCT(SUM(LEN([.A89]);-LEN(SUBSTITUTE([.A89];5;&quot;&quot;)));[.B89])" office:value-type="float" office:value="0">
            <text:p>0</text:p>
          </table:table-cell>
          <table:table-cell table:formula="of:=PRODUCT(SUM(LEN([.A89]);-LEN(SUBSTITUTE([.A89];6;&quot;&quot;)));[.B89])" office:value-type="float" office:value="0">
            <text:p>0</text:p>
          </table:table-cell>
          <table:table-cell table:formula="of:=PRODUCT(SUM(LEN([.A89]);-LEN(SUBSTITUTE([.A89];7;&quot;&quot;)));[.B89])" office:value-type="float" office:value="14">
            <text:p>14</text:p>
          </table:table-cell>
          <table:table-cell table:formula="of:=PRODUCT(SUM(LEN([.A89]);-LEN(SUBSTITUTE([.A89];8;&quot;&quot;)));[.B89])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90]);-LEN(SUBSTITUTE([.A90];1;&quot;&quot;)));[.B90])" office:value-type="float" office:value="0">
            <text:p>0</text:p>
          </table:table-cell>
          <table:table-cell table:formula="of:=PRODUCT(SUM(LEN([.A90]);-LEN(SUBSTITUTE([.A90];2;&quot;&quot;)));[.B90])" office:value-type="float" office:value="0">
            <text:p>0</text:p>
          </table:table-cell>
          <table:table-cell table:formula="of:=PRODUCT(SUM(LEN([.A90]);-LEN(SUBSTITUTE([.A90];3;&quot;&quot;)));[.B90])" office:value-type="float" office:value="0">
            <text:p>0</text:p>
          </table:table-cell>
          <table:table-cell table:formula="of:=PRODUCT(SUM(LEN([.A90]);-LEN(SUBSTITUTE([.A90];4;&quot;&quot;)));[.B90])" office:value-type="float" office:value="14">
            <text:p>14</text:p>
          </table:table-cell>
          <table:table-cell table:formula="of:=PRODUCT(SUM(LEN([.A90]);-LEN(SUBSTITUTE([.A90];5;&quot;&quot;)));[.B90])" office:value-type="float" office:value="0">
            <text:p>0</text:p>
          </table:table-cell>
          <table:table-cell table:formula="of:=PRODUCT(SUM(LEN([.A90]);-LEN(SUBSTITUTE([.A90];6;&quot;&quot;)));[.B90])" office:value-type="float" office:value="0">
            <text:p>0</text:p>
          </table:table-cell>
          <table:table-cell table:formula="of:=PRODUCT(SUM(LEN([.A90]);-LEN(SUBSTITUTE([.A90];7;&quot;&quot;)));[.B90])" office:value-type="float" office:value="0">
            <text:p>0</text:p>
          </table:table-cell>
          <table:table-cell table:formula="of:=PRODUCT(SUM(LEN([.A90]);-LEN(SUBSTITUTE([.A90];8;&quot;&quot;)));[.B90])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91]);-LEN(SUBSTITUTE([.A91];1;&quot;&quot;)));[.B91])" office:value-type="float" office:value="7">
            <text:p>7</text:p>
          </table:table-cell>
          <table:table-cell table:formula="of:=PRODUCT(SUM(LEN([.A91]);-LEN(SUBSTITUTE([.A91];2;&quot;&quot;)));[.B91])" office:value-type="float" office:value="7">
            <text:p>7</text:p>
          </table:table-cell>
          <table:table-cell table:formula="of:=PRODUCT(SUM(LEN([.A91]);-LEN(SUBSTITUTE([.A91];3;&quot;&quot;)));[.B91])" office:value-type="float" office:value="0">
            <text:p>0</text:p>
          </table:table-cell>
          <table:table-cell table:formula="of:=PRODUCT(SUM(LEN([.A91]);-LEN(SUBSTITUTE([.A91];4;&quot;&quot;)));[.B91])" office:value-type="float" office:value="0">
            <text:p>0</text:p>
          </table:table-cell>
          <table:table-cell table:formula="of:=PRODUCT(SUM(LEN([.A91]);-LEN(SUBSTITUTE([.A91];5;&quot;&quot;)));[.B91])" office:value-type="float" office:value="0">
            <text:p>0</text:p>
          </table:table-cell>
          <table:table-cell table:formula="of:=PRODUCT(SUM(LEN([.A91]);-LEN(SUBSTITUTE([.A91];6;&quot;&quot;)));[.B91])" office:value-type="float" office:value="0">
            <text:p>0</text:p>
          </table:table-cell>
          <table:table-cell table:formula="of:=PRODUCT(SUM(LEN([.A91]);-LEN(SUBSTITUTE([.A91];7;&quot;&quot;)));[.B91])" office:value-type="float" office:value="7">
            <text:p>7</text:p>
          </table:table-cell>
          <table:table-cell table:formula="of:=PRODUCT(SUM(LEN([.A91]);-LEN(SUBSTITUTE([.A91];8;&quot;&quot;)));[.B91])"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2]);-LEN(SUBSTITUTE([.A92];1;&quot;&quot;)));[.B92])" office:value-type="float" office:value="0">
            <text:p>0</text:p>
          </table:table-cell>
          <table:table-cell table:formula="of:=PRODUCT(SUM(LEN([.A92]);-LEN(SUBSTITUTE([.A92];2;&quot;&quot;)));[.B92])" office:value-type="float" office:value="0">
            <text:p>0</text:p>
          </table:table-cell>
          <table:table-cell table:formula="of:=PRODUCT(SUM(LEN([.A92]);-LEN(SUBSTITUTE([.A92];3;&quot;&quot;)));[.B92])" office:value-type="float" office:value="6">
            <text:p>6</text:p>
          </table:table-cell>
          <table:table-cell table:formula="of:=PRODUCT(SUM(LEN([.A92]);-LEN(SUBSTITUTE([.A92];4;&quot;&quot;)));[.B92])" office:value-type="float" office:value="6">
            <text:p>6</text:p>
          </table:table-cell>
          <table:table-cell table:formula="of:=PRODUCT(SUM(LEN([.A92]);-LEN(SUBSTITUTE([.A92];5;&quot;&quot;)));[.B92])" office:value-type="float" office:value="6">
            <text:p>6</text:p>
          </table:table-cell>
          <table:table-cell table:formula="of:=PRODUCT(SUM(LEN([.A92]);-LEN(SUBSTITUTE([.A92];6;&quot;&quot;)));[.B92])" office:value-type="float" office:value="6">
            <text:p>6</text:p>
          </table:table-cell>
          <table:table-cell table:formula="of:=PRODUCT(SUM(LEN([.A92]);-LEN(SUBSTITUTE([.A92];7;&quot;&quot;)));[.B92])" office:value-type="float" office:value="0">
            <text:p>0</text:p>
          </table:table-cell>
          <table:table-cell table:formula="of:=PRODUCT(SUM(LEN([.A92]);-LEN(SUBSTITUTE([.A92];8;&quot;&quot;)));[.B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3]);-LEN(SUBSTITUTE([.A93];1;&quot;&quot;)));[.B93])" office:value-type="float" office:value="0">
            <text:p>0</text:p>
          </table:table-cell>
          <table:table-cell table:formula="of:=PRODUCT(SUM(LEN([.A93]);-LEN(SUBSTITUTE([.A93];2;&quot;&quot;)));[.B93])" office:value-type="float" office:value="0">
            <text:p>0</text:p>
          </table:table-cell>
          <table:table-cell table:formula="of:=PRODUCT(SUM(LEN([.A93]);-LEN(SUBSTITUTE([.A93];3;&quot;&quot;)));[.B93])" office:value-type="float" office:value="0">
            <text:p>0</text:p>
          </table:table-cell>
          <table:table-cell table:formula="of:=PRODUCT(SUM(LEN([.A93]);-LEN(SUBSTITUTE([.A93];4;&quot;&quot;)));[.B93])" office:value-type="float" office:value="6">
            <text:p>6</text:p>
          </table:table-cell>
          <table:table-cell table:formula="of:=PRODUCT(SUM(LEN([.A93]);-LEN(SUBSTITUTE([.A93];5;&quot;&quot;)));[.B93])" office:value-type="float" office:value="6">
            <text:p>6</text:p>
          </table:table-cell>
          <table:table-cell table:formula="of:=PRODUCT(SUM(LEN([.A93]);-LEN(SUBSTITUTE([.A93];6;&quot;&quot;)));[.B93])" office:value-type="float" office:value="6">
            <text:p>6</text:p>
          </table:table-cell>
          <table:table-cell table:formula="of:=PRODUCT(SUM(LEN([.A93]);-LEN(SUBSTITUTE([.A93];7;&quot;&quot;)));[.B93])" office:value-type="float" office:value="6">
            <text:p>6</text:p>
          </table:table-cell>
          <table:table-cell table:formula="of:=PRODUCT(SUM(LEN([.A93]);-LEN(SUBSTITUTE([.A93];8;&quot;&quot;)));[.B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4]);-LEN(SUBSTITUTE([.A94];1;&quot;&quot;)));[.B94])" office:value-type="float" office:value="0">
            <text:p>0</text:p>
          </table:table-cell>
          <table:table-cell table:formula="of:=PRODUCT(SUM(LEN([.A94]);-LEN(SUBSTITUTE([.A94];2;&quot;&quot;)));[.B94])" office:value-type="float" office:value="0">
            <text:p>0</text:p>
          </table:table-cell>
          <table:table-cell table:formula="of:=PRODUCT(SUM(LEN([.A94]);-LEN(SUBSTITUTE([.A94];3;&quot;&quot;)));[.B94])" office:value-type="float" office:value="6">
            <text:p>6</text:p>
          </table:table-cell>
          <table:table-cell table:formula="of:=PRODUCT(SUM(LEN([.A94]);-LEN(SUBSTITUTE([.A94];4;&quot;&quot;)));[.B94])" office:value-type="float" office:value="6">
            <text:p>6</text:p>
          </table:table-cell>
          <table:table-cell table:formula="of:=PRODUCT(SUM(LEN([.A94]);-LEN(SUBSTITUTE([.A94];5;&quot;&quot;)));[.B94])" office:value-type="float" office:value="6">
            <text:p>6</text:p>
          </table:table-cell>
          <table:table-cell table:formula="of:=PRODUCT(SUM(LEN([.A94]);-LEN(SUBSTITUTE([.A94];6;&quot;&quot;)));[.B94])" office:value-type="float" office:value="6">
            <text:p>6</text:p>
          </table:table-cell>
          <table:table-cell table:formula="of:=PRODUCT(SUM(LEN([.A94]);-LEN(SUBSTITUTE([.A94];7;&quot;&quot;)));[.B94])" office:value-type="float" office:value="0">
            <text:p>0</text:p>
          </table:table-cell>
          <table:table-cell table:formula="of:=PRODUCT(SUM(LEN([.A94]);-LEN(SUBSTITUTE([.A94];8;&quot;&quot;)));[.B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5]);-LEN(SUBSTITUTE([.A95];1;&quot;&quot;)));[.B95])" office:value-type="float" office:value="0">
            <text:p>0</text:p>
          </table:table-cell>
          <table:table-cell table:formula="of:=PRODUCT(SUM(LEN([.A95]);-LEN(SUBSTITUTE([.A95];2;&quot;&quot;)));[.B95])" office:value-type="float" office:value="0">
            <text:p>0</text:p>
          </table:table-cell>
          <table:table-cell table:formula="of:=PRODUCT(SUM(LEN([.A95]);-LEN(SUBSTITUTE([.A95];3;&quot;&quot;)));[.B95])" office:value-type="float" office:value="6">
            <text:p>6</text:p>
          </table:table-cell>
          <table:table-cell table:formula="of:=PRODUCT(SUM(LEN([.A95]);-LEN(SUBSTITUTE([.A95];4;&quot;&quot;)));[.B95])" office:value-type="float" office:value="0">
            <text:p>0</text:p>
          </table:table-cell>
          <table:table-cell table:formula="of:=PRODUCT(SUM(LEN([.A95]);-LEN(SUBSTITUTE([.A95];5;&quot;&quot;)));[.B95])" office:value-type="float" office:value="0">
            <text:p>0</text:p>
          </table:table-cell>
          <table:table-cell table:formula="of:=PRODUCT(SUM(LEN([.A95]);-LEN(SUBSTITUTE([.A95];6;&quot;&quot;)));[.B95])" office:value-type="float" office:value="0">
            <text:p>0</text:p>
          </table:table-cell>
          <table:table-cell table:formula="of:=PRODUCT(SUM(LEN([.A95]);-LEN(SUBSTITUTE([.A95];7;&quot;&quot;)));[.B95])" office:value-type="float" office:value="18">
            <text:p>18</text:p>
          </table:table-cell>
          <table:table-cell table:formula="of:=PRODUCT(SUM(LEN([.A95]);-LEN(SUBSTITUTE([.A95];8;&quot;&quot;)));[.B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6]);-LEN(SUBSTITUTE([.A96];1;&quot;&quot;)));[.B96])" office:value-type="float" office:value="0">
            <text:p>0</text:p>
          </table:table-cell>
          <table:table-cell table:formula="of:=PRODUCT(SUM(LEN([.A96]);-LEN(SUBSTITUTE([.A96];2;&quot;&quot;)));[.B96])" office:value-type="float" office:value="6">
            <text:p>6</text:p>
          </table:table-cell>
          <table:table-cell table:formula="of:=PRODUCT(SUM(LEN([.A96]);-LEN(SUBSTITUTE([.A96];3;&quot;&quot;)));[.B96])" office:value-type="float" office:value="6">
            <text:p>6</text:p>
          </table:table-cell>
          <table:table-cell table:formula="of:=PRODUCT(SUM(LEN([.A96]);-LEN(SUBSTITUTE([.A96];4;&quot;&quot;)));[.B96])" office:value-type="float" office:value="6">
            <text:p>6</text:p>
          </table:table-cell>
          <table:table-cell table:formula="of:=PRODUCT(SUM(LEN([.A96]);-LEN(SUBSTITUTE([.A96];5;&quot;&quot;)));[.B96])" office:value-type="float" office:value="0">
            <text:p>0</text:p>
          </table:table-cell>
          <table:table-cell table:formula="of:=PRODUCT(SUM(LEN([.A96]);-LEN(SUBSTITUTE([.A96];6;&quot;&quot;)));[.B96])" office:value-type="float" office:value="0">
            <text:p>0</text:p>
          </table:table-cell>
          <table:table-cell table:formula="of:=PRODUCT(SUM(LEN([.A96]);-LEN(SUBSTITUTE([.A96];7;&quot;&quot;)));[.B96])" office:value-type="float" office:value="6">
            <text:p>6</text:p>
          </table:table-cell>
          <table:table-cell table:formula="of:=PRODUCT(SUM(LEN([.A96]);-LEN(SUBSTITUTE([.A96];8;&quot;&quot;)));[.B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7]);-LEN(SUBSTITUTE([.A97];1;&quot;&quot;)));[.B97])" office:value-type="float" office:value="0">
            <text:p>0</text:p>
          </table:table-cell>
          <table:table-cell table:formula="of:=PRODUCT(SUM(LEN([.A97]);-LEN(SUBSTITUTE([.A97];2;&quot;&quot;)));[.B97])" office:value-type="float" office:value="0">
            <text:p>0</text:p>
          </table:table-cell>
          <table:table-cell table:formula="of:=PRODUCT(SUM(LEN([.A97]);-LEN(SUBSTITUTE([.A97];3;&quot;&quot;)));[.B97])" office:value-type="float" office:value="6">
            <text:p>6</text:p>
          </table:table-cell>
          <table:table-cell table:formula="of:=PRODUCT(SUM(LEN([.A97]);-LEN(SUBSTITUTE([.A97];4;&quot;&quot;)));[.B97])" office:value-type="float" office:value="0">
            <text:p>0</text:p>
          </table:table-cell>
          <table:table-cell table:formula="of:=PRODUCT(SUM(LEN([.A97]);-LEN(SUBSTITUTE([.A97];5;&quot;&quot;)));[.B97])" office:value-type="float" office:value="0">
            <text:p>0</text:p>
          </table:table-cell>
          <table:table-cell table:formula="of:=PRODUCT(SUM(LEN([.A97]);-LEN(SUBSTITUTE([.A97];6;&quot;&quot;)));[.B97])" office:value-type="float" office:value="0">
            <text:p>0</text:p>
          </table:table-cell>
          <table:table-cell table:formula="of:=PRODUCT(SUM(LEN([.A97]);-LEN(SUBSTITUTE([.A97];7;&quot;&quot;)));[.B97])" office:value-type="float" office:value="18">
            <text:p>18</text:p>
          </table:table-cell>
          <table:table-cell table:formula="of:=PRODUCT(SUM(LEN([.A97]);-LEN(SUBSTITUTE([.A97];8;&quot;&quot;)));[.B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8]);-LEN(SUBSTITUTE([.A98];1;&quot;&quot;)));[.B98])" office:value-type="float" office:value="0">
            <text:p>0</text:p>
          </table:table-cell>
          <table:table-cell table:formula="of:=PRODUCT(SUM(LEN([.A98]);-LEN(SUBSTITUTE([.A98];2;&quot;&quot;)));[.B98])" office:value-type="float" office:value="0">
            <text:p>0</text:p>
          </table:table-cell>
          <table:table-cell table:formula="of:=PRODUCT(SUM(LEN([.A98]);-LEN(SUBSTITUTE([.A98];3;&quot;&quot;)));[.B98])" office:value-type="float" office:value="6">
            <text:p>6</text:p>
          </table:table-cell>
          <table:table-cell table:formula="of:=PRODUCT(SUM(LEN([.A98]);-LEN(SUBSTITUTE([.A98];4;&quot;&quot;)));[.B98])" office:value-type="float" office:value="0">
            <text:p>0</text:p>
          </table:table-cell>
          <table:table-cell table:formula="of:=PRODUCT(SUM(LEN([.A98]);-LEN(SUBSTITUTE([.A98];5;&quot;&quot;)));[.B98])" office:value-type="float" office:value="0">
            <text:p>0</text:p>
          </table:table-cell>
          <table:table-cell table:formula="of:=PRODUCT(SUM(LEN([.A98]);-LEN(SUBSTITUTE([.A98];6;&quot;&quot;)));[.B98])" office:value-type="float" office:value="0">
            <text:p>0</text:p>
          </table:table-cell>
          <table:table-cell table:formula="of:=PRODUCT(SUM(LEN([.A98]);-LEN(SUBSTITUTE([.A98];7;&quot;&quot;)));[.B98])" office:value-type="float" office:value="12">
            <text:p>12</text:p>
          </table:table-cell>
          <table:table-cell table:formula="of:=PRODUCT(SUM(LEN([.A98]);-LEN(SUBSTITUTE([.A98];8;&quot;&quot;)));[.B98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99]);-LEN(SUBSTITUTE([.A99];1;&quot;&quot;)));[.B99])" office:value-type="float" office:value="0">
            <text:p>0</text:p>
          </table:table-cell>
          <table:table-cell table:formula="of:=PRODUCT(SUM(LEN([.A99]);-LEN(SUBSTITUTE([.A99];2;&quot;&quot;)));[.B99])" office:value-type="float" office:value="0">
            <text:p>0</text:p>
          </table:table-cell>
          <table:table-cell table:formula="of:=PRODUCT(SUM(LEN([.A99]);-LEN(SUBSTITUTE([.A99];3;&quot;&quot;)));[.B99])" office:value-type="float" office:value="5">
            <text:p>5</text:p>
          </table:table-cell>
          <table:table-cell table:formula="of:=PRODUCT(SUM(LEN([.A99]);-LEN(SUBSTITUTE([.A99];4;&quot;&quot;)));[.B99])" office:value-type="float" office:value="5">
            <text:p>5</text:p>
          </table:table-cell>
          <table:table-cell table:formula="of:=PRODUCT(SUM(LEN([.A99]);-LEN(SUBSTITUTE([.A99];5;&quot;&quot;)));[.B99])" office:value-type="float" office:value="0">
            <text:p>0</text:p>
          </table:table-cell>
          <table:table-cell table:formula="of:=PRODUCT(SUM(LEN([.A99]);-LEN(SUBSTITUTE([.A99];6;&quot;&quot;)));[.B99])" office:value-type="float" office:value="5">
            <text:p>5</text:p>
          </table:table-cell>
          <table:table-cell table:formula="of:=PRODUCT(SUM(LEN([.A99]);-LEN(SUBSTITUTE([.A99];7;&quot;&quot;)));[.B99])" office:value-type="float" office:value="5">
            <text:p>5</text:p>
          </table:table-cell>
          <table:table-cell table:formula="of:=PRODUCT(SUM(LEN([.A99]);-LEN(SUBSTITUTE([.A99];8;&quot;&quot;)));[.B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0]);-LEN(SUBSTITUTE([.A100];1;&quot;&quot;)));[.B100])" office:value-type="float" office:value="0">
            <text:p>0</text:p>
          </table:table-cell>
          <table:table-cell table:formula="of:=PRODUCT(SUM(LEN([.A100]);-LEN(SUBSTITUTE([.A100];2;&quot;&quot;)));[.B100])" office:value-type="float" office:value="0">
            <text:p>0</text:p>
          </table:table-cell>
          <table:table-cell table:formula="of:=PRODUCT(SUM(LEN([.A100]);-LEN(SUBSTITUTE([.A100];3;&quot;&quot;)));[.B100])" office:value-type="float" office:value="10">
            <text:p>10</text:p>
          </table:table-cell>
          <table:table-cell table:formula="of:=PRODUCT(SUM(LEN([.A100]);-LEN(SUBSTITUTE([.A100];4;&quot;&quot;)));[.B100])" office:value-type="float" office:value="5">
            <text:p>5</text:p>
          </table:table-cell>
          <table:table-cell table:formula="of:=PRODUCT(SUM(LEN([.A100]);-LEN(SUBSTITUTE([.A100];5;&quot;&quot;)));[.B100])" office:value-type="float" office:value="0">
            <text:p>0</text:p>
          </table:table-cell>
          <table:table-cell table:formula="of:=PRODUCT(SUM(LEN([.A100]);-LEN(SUBSTITUTE([.A100];6;&quot;&quot;)));[.B100])" office:value-type="float" office:value="0">
            <text:p>0</text:p>
          </table:table-cell>
          <table:table-cell table:formula="of:=PRODUCT(SUM(LEN([.A100]);-LEN(SUBSTITUTE([.A100];7;&quot;&quot;)));[.B100])" office:value-type="float" office:value="5">
            <text:p>5</text:p>
          </table:table-cell>
          <table:table-cell table:formula="of:=PRODUCT(SUM(LEN([.A100]);-LEN(SUBSTITUTE([.A100];8;&quot;&quot;)));[.B1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1]);-LEN(SUBSTITUTE([.A101];1;&quot;&quot;)));[.B101])" office:value-type="float" office:value="0">
            <text:p>0</text:p>
          </table:table-cell>
          <table:table-cell table:formula="of:=PRODUCT(SUM(LEN([.A101]);-LEN(SUBSTITUTE([.A101];2;&quot;&quot;)));[.B101])" office:value-type="float" office:value="5">
            <text:p>5</text:p>
          </table:table-cell>
          <table:table-cell table:formula="of:=PRODUCT(SUM(LEN([.A101]);-LEN(SUBSTITUTE([.A101];3;&quot;&quot;)));[.B101])" office:value-type="float" office:value="10">
            <text:p>10</text:p>
          </table:table-cell>
          <table:table-cell table:formula="of:=PRODUCT(SUM(LEN([.A101]);-LEN(SUBSTITUTE([.A101];4;&quot;&quot;)));[.B101])" office:value-type="float" office:value="0">
            <text:p>0</text:p>
          </table:table-cell>
          <table:table-cell table:formula="of:=PRODUCT(SUM(LEN([.A101]);-LEN(SUBSTITUTE([.A101];5;&quot;&quot;)));[.B101])" office:value-type="float" office:value="0">
            <text:p>0</text:p>
          </table:table-cell>
          <table:table-cell table:formula="of:=PRODUCT(SUM(LEN([.A101]);-LEN(SUBSTITUTE([.A101];6;&quot;&quot;)));[.B101])" office:value-type="float" office:value="0">
            <text:p>0</text:p>
          </table:table-cell>
          <table:table-cell table:formula="of:=PRODUCT(SUM(LEN([.A101]);-LEN(SUBSTITUTE([.A101];7;&quot;&quot;)));[.B101])" office:value-type="float" office:value="5">
            <text:p>5</text:p>
          </table:table-cell>
          <table:table-cell table:formula="of:=PRODUCT(SUM(LEN([.A101]);-LEN(SUBSTITUTE([.A101];8;&quot;&quot;)));[.B1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2]);-LEN(SUBSTITUTE([.A102];1;&quot;&quot;)));[.B102])" office:value-type="float" office:value="10">
            <text:p>10</text:p>
          </table:table-cell>
          <table:table-cell table:formula="of:=PRODUCT(SUM(LEN([.A102]);-LEN(SUBSTITUTE([.A102];2;&quot;&quot;)));[.B102])" office:value-type="float" office:value="0">
            <text:p>0</text:p>
          </table:table-cell>
          <table:table-cell table:formula="of:=PRODUCT(SUM(LEN([.A102]);-LEN(SUBSTITUTE([.A102];3;&quot;&quot;)));[.B102])" office:value-type="float" office:value="0">
            <text:p>0</text:p>
          </table:table-cell>
          <table:table-cell table:formula="of:=PRODUCT(SUM(LEN([.A102]);-LEN(SUBSTITUTE([.A102];4;&quot;&quot;)));[.B102])" office:value-type="float" office:value="0">
            <text:p>0</text:p>
          </table:table-cell>
          <table:table-cell table:formula="of:=PRODUCT(SUM(LEN([.A102]);-LEN(SUBSTITUTE([.A102];5;&quot;&quot;)));[.B102])" office:value-type="float" office:value="0">
            <text:p>0</text:p>
          </table:table-cell>
          <table:table-cell table:formula="of:=PRODUCT(SUM(LEN([.A102]);-LEN(SUBSTITUTE([.A102];6;&quot;&quot;)));[.B102])" office:value-type="float" office:value="0">
            <text:p>0</text:p>
          </table:table-cell>
          <table:table-cell table:formula="of:=PRODUCT(SUM(LEN([.A102]);-LEN(SUBSTITUTE([.A102];7;&quot;&quot;)));[.B102])" office:value-type="float" office:value="0">
            <text:p>0</text:p>
          </table:table-cell>
          <table:table-cell table:formula="of:=PRODUCT(SUM(LEN([.A102]);-LEN(SUBSTITUTE([.A102];8;&quot;&quot;)));[.B102])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3]);-LEN(SUBSTITUTE([.A103];1;&quot;&quot;)));[.B103])" office:value-type="float" office:value="10">
            <text:p>10</text:p>
          </table:table-cell>
          <table:table-cell table:formula="of:=PRODUCT(SUM(LEN([.A103]);-LEN(SUBSTITUTE([.A103];2;&quot;&quot;)));[.B103])" office:value-type="float" office:value="0">
            <text:p>0</text:p>
          </table:table-cell>
          <table:table-cell table:formula="of:=PRODUCT(SUM(LEN([.A103]);-LEN(SUBSTITUTE([.A103];3;&quot;&quot;)));[.B103])" office:value-type="float" office:value="0">
            <text:p>0</text:p>
          </table:table-cell>
          <table:table-cell table:formula="of:=PRODUCT(SUM(LEN([.A103]);-LEN(SUBSTITUTE([.A103];4;&quot;&quot;)));[.B103])" office:value-type="float" office:value="0">
            <text:p>0</text:p>
          </table:table-cell>
          <table:table-cell table:formula="of:=PRODUCT(SUM(LEN([.A103]);-LEN(SUBSTITUTE([.A103];5;&quot;&quot;)));[.B103])" office:value-type="float" office:value="10">
            <text:p>10</text:p>
          </table:table-cell>
          <table:table-cell table:formula="of:=PRODUCT(SUM(LEN([.A103]);-LEN(SUBSTITUTE([.A103];6;&quot;&quot;)));[.B103])" office:value-type="float" office:value="0">
            <text:p>0</text:p>
          </table:table-cell>
          <table:table-cell table:formula="of:=PRODUCT(SUM(LEN([.A103]);-LEN(SUBSTITUTE([.A103];7;&quot;&quot;)));[.B103])" office:value-type="float" office:value="0">
            <text:p>0</text:p>
          </table:table-cell>
          <table:table-cell table:formula="of:=PRODUCT(SUM(LEN([.A103]);-LEN(SUBSTITUTE([.A103];8;&quot;&quot;)));[.B1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4]);-LEN(SUBSTITUTE([.A104];1;&quot;&quot;)));[.B104])" office:value-type="float" office:value="0">
            <text:p>0</text:p>
          </table:table-cell>
          <table:table-cell table:formula="of:=PRODUCT(SUM(LEN([.A104]);-LEN(SUBSTITUTE([.A104];2;&quot;&quot;)));[.B104])" office:value-type="float" office:value="0">
            <text:p>0</text:p>
          </table:table-cell>
          <table:table-cell table:formula="of:=PRODUCT(SUM(LEN([.A104]);-LEN(SUBSTITUTE([.A104];3;&quot;&quot;)));[.B104])" office:value-type="float" office:value="5">
            <text:p>5</text:p>
          </table:table-cell>
          <table:table-cell table:formula="of:=PRODUCT(SUM(LEN([.A104]);-LEN(SUBSTITUTE([.A104];4;&quot;&quot;)));[.B104])" office:value-type="float" office:value="5">
            <text:p>5</text:p>
          </table:table-cell>
          <table:table-cell table:formula="of:=PRODUCT(SUM(LEN([.A104]);-LEN(SUBSTITUTE([.A104];5;&quot;&quot;)));[.B104])" office:value-type="float" office:value="0">
            <text:p>0</text:p>
          </table:table-cell>
          <table:table-cell table:formula="of:=PRODUCT(SUM(LEN([.A104]);-LEN(SUBSTITUTE([.A104];6;&quot;&quot;)));[.B104])" office:value-type="float" office:value="5">
            <text:p>5</text:p>
          </table:table-cell>
          <table:table-cell table:formula="of:=PRODUCT(SUM(LEN([.A104]);-LEN(SUBSTITUTE([.A104];7;&quot;&quot;)));[.B104])" office:value-type="float" office:value="5">
            <text:p>5</text:p>
          </table:table-cell>
          <table:table-cell table:formula="of:=PRODUCT(SUM(LEN([.A104]);-LEN(SUBSTITUTE([.A104];8;&quot;&quot;)));[.B1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5]);-LEN(SUBSTITUTE([.A105];1;&quot;&quot;)));[.B105])" office:value-type="float" office:value="5">
            <text:p>5</text:p>
          </table:table-cell>
          <table:table-cell table:formula="of:=PRODUCT(SUM(LEN([.A105]);-LEN(SUBSTITUTE([.A105];2;&quot;&quot;)));[.B105])" office:value-type="float" office:value="5">
            <text:p>5</text:p>
          </table:table-cell>
          <table:table-cell table:formula="of:=PRODUCT(SUM(LEN([.A105]);-LEN(SUBSTITUTE([.A105];3;&quot;&quot;)));[.B105])" office:value-type="float" office:value="0">
            <text:p>0</text:p>
          </table:table-cell>
          <table:table-cell table:formula="of:=PRODUCT(SUM(LEN([.A105]);-LEN(SUBSTITUTE([.A105];4;&quot;&quot;)));[.B105])" office:value-type="float" office:value="0">
            <text:p>0</text:p>
          </table:table-cell>
          <table:table-cell table:formula="of:=PRODUCT(SUM(LEN([.A105]);-LEN(SUBSTITUTE([.A105];5;&quot;&quot;)));[.B105])" office:value-type="float" office:value="0">
            <text:p>0</text:p>
          </table:table-cell>
          <table:table-cell table:formula="of:=PRODUCT(SUM(LEN([.A105]);-LEN(SUBSTITUTE([.A105];6;&quot;&quot;)));[.B105])" office:value-type="float" office:value="0">
            <text:p>0</text:p>
          </table:table-cell>
          <table:table-cell table:formula="of:=PRODUCT(SUM(LEN([.A105]);-LEN(SUBSTITUTE([.A105];7;&quot;&quot;)));[.B105])" office:value-type="float" office:value="0">
            <text:p>0</text:p>
          </table:table-cell>
          <table:table-cell table:formula="of:=PRODUCT(SUM(LEN([.A105]);-LEN(SUBSTITUTE([.A105];8;&quot;&quot;)));[.B105])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6]);-LEN(SUBSTITUTE([.A106];1;&quot;&quot;)));[.B106])" office:value-type="float" office:value="5">
            <text:p>5</text:p>
          </table:table-cell>
          <table:table-cell table:formula="of:=PRODUCT(SUM(LEN([.A106]);-LEN(SUBSTITUTE([.A106];2;&quot;&quot;)));[.B106])" office:value-type="float" office:value="10">
            <text:p>10</text:p>
          </table:table-cell>
          <table:table-cell table:formula="of:=PRODUCT(SUM(LEN([.A106]);-LEN(SUBSTITUTE([.A106];3;&quot;&quot;)));[.B106])" office:value-type="float" office:value="5">
            <text:p>5</text:p>
          </table:table-cell>
          <table:table-cell table:formula="of:=PRODUCT(SUM(LEN([.A106]);-LEN(SUBSTITUTE([.A106];4;&quot;&quot;)));[.B106])" office:value-type="float" office:value="0">
            <text:p>0</text:p>
          </table:table-cell>
          <table:table-cell table:formula="of:=PRODUCT(SUM(LEN([.A106]);-LEN(SUBSTITUTE([.A106];5;&quot;&quot;)));[.B106])" office:value-type="float" office:value="0">
            <text:p>0</text:p>
          </table:table-cell>
          <table:table-cell table:formula="of:=PRODUCT(SUM(LEN([.A106]);-LEN(SUBSTITUTE([.A106];6;&quot;&quot;)));[.B106])" office:value-type="float" office:value="0">
            <text:p>0</text:p>
          </table:table-cell>
          <table:table-cell table:formula="of:=PRODUCT(SUM(LEN([.A106]);-LEN(SUBSTITUTE([.A106];7;&quot;&quot;)));[.B106])" office:value-type="float" office:value="0">
            <text:p>0</text:p>
          </table:table-cell>
          <table:table-cell table:formula="of:=PRODUCT(SUM(LEN([.A106]);-LEN(SUBSTITUTE([.A106];8;&quot;&quot;)));[.B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7]);-LEN(SUBSTITUTE([.A107];1;&quot;&quot;)));[.B107])" office:value-type="float" office:value="0">
            <text:p>0</text:p>
          </table:table-cell>
          <table:table-cell table:formula="of:=PRODUCT(SUM(LEN([.A107]);-LEN(SUBSTITUTE([.A107];2;&quot;&quot;)));[.B107])" office:value-type="float" office:value="5">
            <text:p>5</text:p>
          </table:table-cell>
          <table:table-cell table:formula="of:=PRODUCT(SUM(LEN([.A107]);-LEN(SUBSTITUTE([.A107];3;&quot;&quot;)));[.B107])" office:value-type="float" office:value="10">
            <text:p>10</text:p>
          </table:table-cell>
          <table:table-cell table:formula="of:=PRODUCT(SUM(LEN([.A107]);-LEN(SUBSTITUTE([.A107];4;&quot;&quot;)));[.B107])" office:value-type="float" office:value="0">
            <text:p>0</text:p>
          </table:table-cell>
          <table:table-cell table:formula="of:=PRODUCT(SUM(LEN([.A107]);-LEN(SUBSTITUTE([.A107];5;&quot;&quot;)));[.B107])" office:value-type="float" office:value="0">
            <text:p>0</text:p>
          </table:table-cell>
          <table:table-cell table:formula="of:=PRODUCT(SUM(LEN([.A107]);-LEN(SUBSTITUTE([.A107];6;&quot;&quot;)));[.B107])" office:value-type="float" office:value="0">
            <text:p>0</text:p>
          </table:table-cell>
          <table:table-cell table:formula="of:=PRODUCT(SUM(LEN([.A107]);-LEN(SUBSTITUTE([.A107];7;&quot;&quot;)));[.B107])" office:value-type="float" office:value="5">
            <text:p>5</text:p>
          </table:table-cell>
          <table:table-cell table:formula="of:=PRODUCT(SUM(LEN([.A107]);-LEN(SUBSTITUTE([.A107];8;&quot;&quot;)));[.B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8]);-LEN(SUBSTITUTE([.A108];1;&quot;&quot;)));[.B108])" office:value-type="float" office:value="0">
            <text:p>0</text:p>
          </table:table-cell>
          <table:table-cell table:formula="of:=PRODUCT(SUM(LEN([.A108]);-LEN(SUBSTITUTE([.A108];2;&quot;&quot;)));[.B108])" office:value-type="float" office:value="0">
            <text:p>0</text:p>
          </table:table-cell>
          <table:table-cell table:formula="of:=PRODUCT(SUM(LEN([.A108]);-LEN(SUBSTITUTE([.A108];3;&quot;&quot;)));[.B108])" office:value-type="float" office:value="0">
            <text:p>0</text:p>
          </table:table-cell>
          <table:table-cell table:formula="of:=PRODUCT(SUM(LEN([.A108]);-LEN(SUBSTITUTE([.A108];4;&quot;&quot;)));[.B108])" office:value-type="float" office:value="0">
            <text:p>0</text:p>
          </table:table-cell>
          <table:table-cell table:formula="of:=PRODUCT(SUM(LEN([.A108]);-LEN(SUBSTITUTE([.A108];5;&quot;&quot;)));[.B108])" office:value-type="float" office:value="0">
            <text:p>0</text:p>
          </table:table-cell>
          <table:table-cell table:formula="of:=PRODUCT(SUM(LEN([.A108]);-LEN(SUBSTITUTE([.A108];6;&quot;&quot;)));[.B108])" office:value-type="float" office:value="0">
            <text:p>0</text:p>
          </table:table-cell>
          <table:table-cell table:formula="of:=PRODUCT(SUM(LEN([.A108]);-LEN(SUBSTITUTE([.A108];7;&quot;&quot;)));[.B108])" office:value-type="float" office:value="20">
            <text:p>20</text:p>
          </table:table-cell>
          <table:table-cell table:formula="of:=PRODUCT(SUM(LEN([.A108]);-LEN(SUBSTITUTE([.A108];8;&quot;&quot;)));[.B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09]);-LEN(SUBSTITUTE([.A109];1;&quot;&quot;)));[.B109])" office:value-type="float" office:value="0">
            <text:p>0</text:p>
          </table:table-cell>
          <table:table-cell table:formula="of:=PRODUCT(SUM(LEN([.A109]);-LEN(SUBSTITUTE([.A109];2;&quot;&quot;)));[.B109])" office:value-type="float" office:value="4">
            <text:p>4</text:p>
          </table:table-cell>
          <table:table-cell table:formula="of:=PRODUCT(SUM(LEN([.A109]);-LEN(SUBSTITUTE([.A109];3;&quot;&quot;)));[.B109])" office:value-type="float" office:value="4">
            <text:p>4</text:p>
          </table:table-cell>
          <table:table-cell table:formula="of:=PRODUCT(SUM(LEN([.A109]);-LEN(SUBSTITUTE([.A109];4;&quot;&quot;)));[.B109])" office:value-type="float" office:value="0">
            <text:p>0</text:p>
          </table:table-cell>
          <table:table-cell table:formula="of:=PRODUCT(SUM(LEN([.A109]);-LEN(SUBSTITUTE([.A109];5;&quot;&quot;)));[.B109])" office:value-type="float" office:value="0">
            <text:p>0</text:p>
          </table:table-cell>
          <table:table-cell table:formula="of:=PRODUCT(SUM(LEN([.A109]);-LEN(SUBSTITUTE([.A109];6;&quot;&quot;)));[.B109])" office:value-type="float" office:value="4">
            <text:p>4</text:p>
          </table:table-cell>
          <table:table-cell table:formula="of:=PRODUCT(SUM(LEN([.A109]);-LEN(SUBSTITUTE([.A109];7;&quot;&quot;)));[.B109])" office:value-type="float" office:value="4">
            <text:p>4</text:p>
          </table:table-cell>
          <table:table-cell table:formula="of:=PRODUCT(SUM(LEN([.A109]);-LEN(SUBSTITUTE([.A109];8;&quot;&quot;)));[.B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0]);-LEN(SUBSTITUTE([.A110];1;&quot;&quot;)));[.B110])" office:value-type="float" office:value="8">
            <text:p>8</text:p>
          </table:table-cell>
          <table:table-cell table:formula="of:=PRODUCT(SUM(LEN([.A110]);-LEN(SUBSTITUTE([.A110];2;&quot;&quot;)));[.B110])" office:value-type="float" office:value="0">
            <text:p>0</text:p>
          </table:table-cell>
          <table:table-cell table:formula="of:=PRODUCT(SUM(LEN([.A110]);-LEN(SUBSTITUTE([.A110];3;&quot;&quot;)));[.B110])" office:value-type="float" office:value="0">
            <text:p>0</text:p>
          </table:table-cell>
          <table:table-cell table:formula="of:=PRODUCT(SUM(LEN([.A110]);-LEN(SUBSTITUTE([.A110];4;&quot;&quot;)));[.B110])" office:value-type="float" office:value="0">
            <text:p>0</text:p>
          </table:table-cell>
          <table:table-cell table:formula="of:=PRODUCT(SUM(LEN([.A110]);-LEN(SUBSTITUTE([.A110];5;&quot;&quot;)));[.B110])" office:value-type="float" office:value="0">
            <text:p>0</text:p>
          </table:table-cell>
          <table:table-cell table:formula="of:=PRODUCT(SUM(LEN([.A110]);-LEN(SUBSTITUTE([.A110];6;&quot;&quot;)));[.B110])" office:value-type="float" office:value="0">
            <text:p>0</text:p>
          </table:table-cell>
          <table:table-cell table:formula="of:=PRODUCT(SUM(LEN([.A110]);-LEN(SUBSTITUTE([.A110];7;&quot;&quot;)));[.B110])" office:value-type="float" office:value="0">
            <text:p>0</text:p>
          </table:table-cell>
          <table:table-cell table:formula="of:=PRODUCT(SUM(LEN([.A110]);-LEN(SUBSTITUTE([.A110];8;&quot;&quot;)));[.B110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1]);-LEN(SUBSTITUTE([.A111];1;&quot;&quot;)));[.B111])" office:value-type="float" office:value="8">
            <text:p>8</text:p>
          </table:table-cell>
          <table:table-cell table:formula="of:=PRODUCT(SUM(LEN([.A111]);-LEN(SUBSTITUTE([.A111];2;&quot;&quot;)));[.B111])" office:value-type="float" office:value="4">
            <text:p>4</text:p>
          </table:table-cell>
          <table:table-cell table:formula="of:=PRODUCT(SUM(LEN([.A111]);-LEN(SUBSTITUTE([.A111];3;&quot;&quot;)));[.B111])" office:value-type="float" office:value="0">
            <text:p>0</text:p>
          </table:table-cell>
          <table:table-cell table:formula="of:=PRODUCT(SUM(LEN([.A111]);-LEN(SUBSTITUTE([.A111];4;&quot;&quot;)));[.B111])" office:value-type="float" office:value="0">
            <text:p>0</text:p>
          </table:table-cell>
          <table:table-cell table:formula="of:=PRODUCT(SUM(LEN([.A111]);-LEN(SUBSTITUTE([.A111];5;&quot;&quot;)));[.B111])" office:value-type="float" office:value="4">
            <text:p>4</text:p>
          </table:table-cell>
          <table:table-cell table:formula="of:=PRODUCT(SUM(LEN([.A111]);-LEN(SUBSTITUTE([.A111];6;&quot;&quot;)));[.B111])" office:value-type="float" office:value="0">
            <text:p>0</text:p>
          </table:table-cell>
          <table:table-cell table:formula="of:=PRODUCT(SUM(LEN([.A111]);-LEN(SUBSTITUTE([.A111];7;&quot;&quot;)));[.B111])" office:value-type="float" office:value="0">
            <text:p>0</text:p>
          </table:table-cell>
          <table:table-cell table:formula="of:=PRODUCT(SUM(LEN([.A111]);-LEN(SUBSTITUTE([.A111];8;&quot;&quot;)));[.B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2]);-LEN(SUBSTITUTE([.A112];1;&quot;&quot;)));[.B112])" office:value-type="float" office:value="4">
            <text:p>4</text:p>
          </table:table-cell>
          <table:table-cell table:formula="of:=PRODUCT(SUM(LEN([.A112]);-LEN(SUBSTITUTE([.A112];2;&quot;&quot;)));[.B112])" office:value-type="float" office:value="0">
            <text:p>0</text:p>
          </table:table-cell>
          <table:table-cell table:formula="of:=PRODUCT(SUM(LEN([.A112]);-LEN(SUBSTITUTE([.A112];3;&quot;&quot;)));[.B112])" office:value-type="float" office:value="0">
            <text:p>0</text:p>
          </table:table-cell>
          <table:table-cell table:formula="of:=PRODUCT(SUM(LEN([.A112]);-LEN(SUBSTITUTE([.A112];4;&quot;&quot;)));[.B112])" office:value-type="float" office:value="0">
            <text:p>0</text:p>
          </table:table-cell>
          <table:table-cell table:formula="of:=PRODUCT(SUM(LEN([.A112]);-LEN(SUBSTITUTE([.A112];5;&quot;&quot;)));[.B112])" office:value-type="float" office:value="0">
            <text:p>0</text:p>
          </table:table-cell>
          <table:table-cell table:formula="of:=PRODUCT(SUM(LEN([.A112]);-LEN(SUBSTITUTE([.A112];6;&quot;&quot;)));[.B112])" office:value-type="float" office:value="0">
            <text:p>0</text:p>
          </table:table-cell>
          <table:table-cell table:formula="of:=PRODUCT(SUM(LEN([.A112]);-LEN(SUBSTITUTE([.A112];7;&quot;&quot;)));[.B112])" office:value-type="float" office:value="0">
            <text:p>0</text:p>
          </table:table-cell>
          <table:table-cell table:formula="of:=PRODUCT(SUM(LEN([.A112]);-LEN(SUBSTITUTE([.A112];8;&quot;&quot;)));[.B112])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3]);-LEN(SUBSTITUTE([.A113];1;&quot;&quot;)));[.B113])" office:value-type="float" office:value="0">
            <text:p>0</text:p>
          </table:table-cell>
          <table:table-cell table:formula="of:=PRODUCT(SUM(LEN([.A113]);-LEN(SUBSTITUTE([.A113];2;&quot;&quot;)));[.B113])" office:value-type="float" office:value="8">
            <text:p>8</text:p>
          </table:table-cell>
          <table:table-cell table:formula="of:=PRODUCT(SUM(LEN([.A113]);-LEN(SUBSTITUTE([.A113];3;&quot;&quot;)));[.B113])" office:value-type="float" office:value="0">
            <text:p>0</text:p>
          </table:table-cell>
          <table:table-cell table:formula="of:=PRODUCT(SUM(LEN([.A113]);-LEN(SUBSTITUTE([.A113];4;&quot;&quot;)));[.B113])" office:value-type="float" office:value="0">
            <text:p>0</text:p>
          </table:table-cell>
          <table:table-cell table:formula="of:=PRODUCT(SUM(LEN([.A113]);-LEN(SUBSTITUTE([.A113];5;&quot;&quot;)));[.B113])" office:value-type="float" office:value="0">
            <text:p>0</text:p>
          </table:table-cell>
          <table:table-cell table:formula="of:=PRODUCT(SUM(LEN([.A113]);-LEN(SUBSTITUTE([.A113];6;&quot;&quot;)));[.B113])" office:value-type="float" office:value="8">
            <text:p>8</text:p>
          </table:table-cell>
          <table:table-cell table:formula="of:=PRODUCT(SUM(LEN([.A113]);-LEN(SUBSTITUTE([.A113];7;&quot;&quot;)));[.B113])" office:value-type="float" office:value="0">
            <text:p>0</text:p>
          </table:table-cell>
          <table:table-cell table:formula="of:=PRODUCT(SUM(LEN([.A113]);-LEN(SUBSTITUTE([.A113];8;&quot;&quot;)));[.B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4]);-LEN(SUBSTITUTE([.A114];1;&quot;&quot;)));[.B114])" office:value-type="float" office:value="8">
            <text:p>8</text:p>
          </table:table-cell>
          <table:table-cell table:formula="of:=PRODUCT(SUM(LEN([.A114]);-LEN(SUBSTITUTE([.A114];2;&quot;&quot;)));[.B114])" office:value-type="float" office:value="4">
            <text:p>4</text:p>
          </table:table-cell>
          <table:table-cell table:formula="of:=PRODUCT(SUM(LEN([.A114]);-LEN(SUBSTITUTE([.A114];3;&quot;&quot;)));[.B114])" office:value-type="float" office:value="0">
            <text:p>0</text:p>
          </table:table-cell>
          <table:table-cell table:formula="of:=PRODUCT(SUM(LEN([.A114]);-LEN(SUBSTITUTE([.A114];4;&quot;&quot;)));[.B114])" office:value-type="float" office:value="0">
            <text:p>0</text:p>
          </table:table-cell>
          <table:table-cell table:formula="of:=PRODUCT(SUM(LEN([.A114]);-LEN(SUBSTITUTE([.A114];5;&quot;&quot;)));[.B114])" office:value-type="float" office:value="0">
            <text:p>0</text:p>
          </table:table-cell>
          <table:table-cell table:formula="of:=PRODUCT(SUM(LEN([.A114]);-LEN(SUBSTITUTE([.A114];6;&quot;&quot;)));[.B114])" office:value-type="float" office:value="0">
            <text:p>0</text:p>
          </table:table-cell>
          <table:table-cell table:formula="of:=PRODUCT(SUM(LEN([.A114]);-LEN(SUBSTITUTE([.A114];7;&quot;&quot;)));[.B114])" office:value-type="float" office:value="0">
            <text:p>0</text:p>
          </table:table-cell>
          <table:table-cell table:formula="of:=PRODUCT(SUM(LEN([.A114]);-LEN(SUBSTITUTE([.A114];8;&quot;&quot;)));[.B114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5]);-LEN(SUBSTITUTE([.A115];1;&quot;&quot;)));[.B115])" office:value-type="float" office:value="0">
            <text:p>0</text:p>
          </table:table-cell>
          <table:table-cell table:formula="of:=PRODUCT(SUM(LEN([.A115]);-LEN(SUBSTITUTE([.A115];2;&quot;&quot;)));[.B115])" office:value-type="float" office:value="4">
            <text:p>4</text:p>
          </table:table-cell>
          <table:table-cell table:formula="of:=PRODUCT(SUM(LEN([.A115]);-LEN(SUBSTITUTE([.A115];3;&quot;&quot;)));[.B115])" office:value-type="float" office:value="4">
            <text:p>4</text:p>
          </table:table-cell>
          <table:table-cell table:formula="of:=PRODUCT(SUM(LEN([.A115]);-LEN(SUBSTITUTE([.A115];4;&quot;&quot;)));[.B115])" office:value-type="float" office:value="0">
            <text:p>0</text:p>
          </table:table-cell>
          <table:table-cell table:formula="of:=PRODUCT(SUM(LEN([.A115]);-LEN(SUBSTITUTE([.A115];5;&quot;&quot;)));[.B115])" office:value-type="float" office:value="0">
            <text:p>0</text:p>
          </table:table-cell>
          <table:table-cell table:formula="of:=PRODUCT(SUM(LEN([.A115]);-LEN(SUBSTITUTE([.A115];6;&quot;&quot;)));[.B115])" office:value-type="float" office:value="4">
            <text:p>4</text:p>
          </table:table-cell>
          <table:table-cell table:formula="of:=PRODUCT(SUM(LEN([.A115]);-LEN(SUBSTITUTE([.A115];7;&quot;&quot;)));[.B115])" office:value-type="float" office:value="4">
            <text:p>4</text:p>
          </table:table-cell>
          <table:table-cell table:formula="of:=PRODUCT(SUM(LEN([.A115]);-LEN(SUBSTITUTE([.A115];8;&quot;&quot;)));[.B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6]);-LEN(SUBSTITUTE([.A116];1;&quot;&quot;)));[.B116])" office:value-type="float" office:value="0">
            <text:p>0</text:p>
          </table:table-cell>
          <table:table-cell table:formula="of:=PRODUCT(SUM(LEN([.A116]);-LEN(SUBSTITUTE([.A116];2;&quot;&quot;)));[.B116])" office:value-type="float" office:value="8">
            <text:p>8</text:p>
          </table:table-cell>
          <table:table-cell table:formula="of:=PRODUCT(SUM(LEN([.A116]);-LEN(SUBSTITUTE([.A116];3;&quot;&quot;)));[.B116])" office:value-type="float" office:value="4">
            <text:p>4</text:p>
          </table:table-cell>
          <table:table-cell table:formula="of:=PRODUCT(SUM(LEN([.A116]);-LEN(SUBSTITUTE([.A116];4;&quot;&quot;)));[.B116])" office:value-type="float" office:value="0">
            <text:p>0</text:p>
          </table:table-cell>
          <table:table-cell table:formula="of:=PRODUCT(SUM(LEN([.A116]);-LEN(SUBSTITUTE([.A116];5;&quot;&quot;)));[.B116])" office:value-type="float" office:value="0">
            <text:p>0</text:p>
          </table:table-cell>
          <table:table-cell table:formula="of:=PRODUCT(SUM(LEN([.A116]);-LEN(SUBSTITUTE([.A116];6;&quot;&quot;)));[.B116])" office:value-type="float" office:value="0">
            <text:p>0</text:p>
          </table:table-cell>
          <table:table-cell table:formula="of:=PRODUCT(SUM(LEN([.A116]);-LEN(SUBSTITUTE([.A116];7;&quot;&quot;)));[.B116])" office:value-type="float" office:value="4">
            <text:p>4</text:p>
          </table:table-cell>
          <table:table-cell table:formula="of:=PRODUCT(SUM(LEN([.A116]);-LEN(SUBSTITUTE([.A116];8;&quot;&quot;)));[.B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7]);-LEN(SUBSTITUTE([.A117];1;&quot;&quot;)));[.B117])" office:value-type="float" office:value="0">
            <text:p>0</text:p>
          </table:table-cell>
          <table:table-cell table:formula="of:=PRODUCT(SUM(LEN([.A117]);-LEN(SUBSTITUTE([.A117];2;&quot;&quot;)));[.B117])" office:value-type="float" office:value="4">
            <text:p>4</text:p>
          </table:table-cell>
          <table:table-cell table:formula="of:=PRODUCT(SUM(LEN([.A117]);-LEN(SUBSTITUTE([.A117];3;&quot;&quot;)));[.B117])" office:value-type="float" office:value="4">
            <text:p>4</text:p>
          </table:table-cell>
          <table:table-cell table:formula="of:=PRODUCT(SUM(LEN([.A117]);-LEN(SUBSTITUTE([.A117];4;&quot;&quot;)));[.B117])" office:value-type="float" office:value="0">
            <text:p>0</text:p>
          </table:table-cell>
          <table:table-cell table:formula="of:=PRODUCT(SUM(LEN([.A117]);-LEN(SUBSTITUTE([.A117];5;&quot;&quot;)));[.B117])" office:value-type="float" office:value="0">
            <text:p>0</text:p>
          </table:table-cell>
          <table:table-cell table:formula="of:=PRODUCT(SUM(LEN([.A117]);-LEN(SUBSTITUTE([.A117];6;&quot;&quot;)));[.B117])" office:value-type="float" office:value="4">
            <text:p>4</text:p>
          </table:table-cell>
          <table:table-cell table:formula="of:=PRODUCT(SUM(LEN([.A117]);-LEN(SUBSTITUTE([.A117];7;&quot;&quot;)));[.B117])" office:value-type="float" office:value="4">
            <text:p>4</text:p>
          </table:table-cell>
          <table:table-cell table:formula="of:=PRODUCT(SUM(LEN([.A117]);-LEN(SUBSTITUTE([.A117];8;&quot;&quot;)));[.B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8]);-LEN(SUBSTITUTE([.A118];1;&quot;&quot;)));[.B118])" office:value-type="float" office:value="0">
            <text:p>0</text:p>
          </table:table-cell>
          <table:table-cell table:formula="of:=PRODUCT(SUM(LEN([.A118]);-LEN(SUBSTITUTE([.A118];2;&quot;&quot;)));[.B118])" office:value-type="float" office:value="4">
            <text:p>4</text:p>
          </table:table-cell>
          <table:table-cell table:formula="of:=PRODUCT(SUM(LEN([.A118]);-LEN(SUBSTITUTE([.A118];3;&quot;&quot;)));[.B118])" office:value-type="float" office:value="4">
            <text:p>4</text:p>
          </table:table-cell>
          <table:table-cell table:formula="of:=PRODUCT(SUM(LEN([.A118]);-LEN(SUBSTITUTE([.A118];4;&quot;&quot;)));[.B118])" office:value-type="float" office:value="0">
            <text:p>0</text:p>
          </table:table-cell>
          <table:table-cell table:formula="of:=PRODUCT(SUM(LEN([.A118]);-LEN(SUBSTITUTE([.A118];5;&quot;&quot;)));[.B118])" office:value-type="float" office:value="0">
            <text:p>0</text:p>
          </table:table-cell>
          <table:table-cell table:formula="of:=PRODUCT(SUM(LEN([.A118]);-LEN(SUBSTITUTE([.A118];6;&quot;&quot;)));[.B118])" office:value-type="float" office:value="0">
            <text:p>0</text:p>
          </table:table-cell>
          <table:table-cell table:formula="of:=PRODUCT(SUM(LEN([.A118]);-LEN(SUBSTITUTE([.A118];7;&quot;&quot;)));[.B118])" office:value-type="float" office:value="4">
            <text:p>4</text:p>
          </table:table-cell>
          <table:table-cell table:formula="of:=PRODUCT(SUM(LEN([.A118]);-LEN(SUBSTITUTE([.A118];8;&quot;&quot;)));[.B118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19]);-LEN(SUBSTITUTE([.A119];1;&quot;&quot;)));[.B119])" office:value-type="float" office:value="0">
            <text:p>0</text:p>
          </table:table-cell>
          <table:table-cell table:formula="of:=PRODUCT(SUM(LEN([.A119]);-LEN(SUBSTITUTE([.A119];2;&quot;&quot;)));[.B119])" office:value-type="float" office:value="3">
            <text:p>3</text:p>
          </table:table-cell>
          <table:table-cell table:formula="of:=PRODUCT(SUM(LEN([.A119]);-LEN(SUBSTITUTE([.A119];3;&quot;&quot;)));[.B119])" office:value-type="float" office:value="6">
            <text:p>6</text:p>
          </table:table-cell>
          <table:table-cell table:formula="of:=PRODUCT(SUM(LEN([.A119]);-LEN(SUBSTITUTE([.A119];4;&quot;&quot;)));[.B119])" office:value-type="float" office:value="0">
            <text:p>0</text:p>
          </table:table-cell>
          <table:table-cell table:formula="of:=PRODUCT(SUM(LEN([.A119]);-LEN(SUBSTITUTE([.A119];5;&quot;&quot;)));[.B119])" office:value-type="float" office:value="0">
            <text:p>0</text:p>
          </table:table-cell>
          <table:table-cell table:formula="of:=PRODUCT(SUM(LEN([.A119]);-LEN(SUBSTITUTE([.A119];6;&quot;&quot;)));[.B119])" office:value-type="float" office:value="0">
            <text:p>0</text:p>
          </table:table-cell>
          <table:table-cell table:formula="of:=PRODUCT(SUM(LEN([.A119]);-LEN(SUBSTITUTE([.A119];7;&quot;&quot;)));[.B119])" office:value-type="float" office:value="0">
            <text:p>0</text:p>
          </table:table-cell>
          <table:table-cell table:formula="of:=PRODUCT(SUM(LEN([.A119]);-LEN(SUBSTITUTE([.A119];8;&quot;&quot;)));[.B119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0]);-LEN(SUBSTITUTE([.A120];1;&quot;&quot;)));[.B120])" office:value-type="float" office:value="0">
            <text:p>0</text:p>
          </table:table-cell>
          <table:table-cell table:formula="of:=PRODUCT(SUM(LEN([.A120]);-LEN(SUBSTITUTE([.A120];2;&quot;&quot;)));[.B120])" office:value-type="float" office:value="0">
            <text:p>0</text:p>
          </table:table-cell>
          <table:table-cell table:formula="of:=PRODUCT(SUM(LEN([.A120]);-LEN(SUBSTITUTE([.A120];3;&quot;&quot;)));[.B120])" office:value-type="float" office:value="6">
            <text:p>6</text:p>
          </table:table-cell>
          <table:table-cell table:formula="of:=PRODUCT(SUM(LEN([.A120]);-LEN(SUBSTITUTE([.A120];4;&quot;&quot;)));[.B120])" office:value-type="float" office:value="0">
            <text:p>0</text:p>
          </table:table-cell>
          <table:table-cell table:formula="of:=PRODUCT(SUM(LEN([.A120]);-LEN(SUBSTITUTE([.A120];5;&quot;&quot;)));[.B120])" office:value-type="float" office:value="0">
            <text:p>0</text:p>
          </table:table-cell>
          <table:table-cell table:formula="of:=PRODUCT(SUM(LEN([.A120]);-LEN(SUBSTITUTE([.A120];6;&quot;&quot;)));[.B120])" office:value-type="float" office:value="0">
            <text:p>0</text:p>
          </table:table-cell>
          <table:table-cell table:formula="of:=PRODUCT(SUM(LEN([.A120]);-LEN(SUBSTITUTE([.A120];7;&quot;&quot;)));[.B120])" office:value-type="float" office:value="3">
            <text:p>3</text:p>
          </table:table-cell>
          <table:table-cell table:formula="of:=PRODUCT(SUM(LEN([.A120]);-LEN(SUBSTITUTE([.A120];8;&quot;&quot;)));[.B12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1]);-LEN(SUBSTITUTE([.A121];1;&quot;&quot;)));[.B121])" office:value-type="float" office:value="3">
            <text:p>3</text:p>
          </table:table-cell>
          <table:table-cell table:formula="of:=PRODUCT(SUM(LEN([.A121]);-LEN(SUBSTITUTE([.A121];2;&quot;&quot;)));[.B121])" office:value-type="float" office:value="3">
            <text:p>3</text:p>
          </table:table-cell>
          <table:table-cell table:formula="of:=PRODUCT(SUM(LEN([.A121]);-LEN(SUBSTITUTE([.A121];3;&quot;&quot;)));[.B121])" office:value-type="float" office:value="3">
            <text:p>3</text:p>
          </table:table-cell>
          <table:table-cell table:formula="of:=PRODUCT(SUM(LEN([.A121]);-LEN(SUBSTITUTE([.A121];4;&quot;&quot;)));[.B121])" office:value-type="float" office:value="0">
            <text:p>0</text:p>
          </table:table-cell>
          <table:table-cell table:formula="of:=PRODUCT(SUM(LEN([.A121]);-LEN(SUBSTITUTE([.A121];5;&quot;&quot;)));[.B121])" office:value-type="float" office:value="0">
            <text:p>0</text:p>
          </table:table-cell>
          <table:table-cell table:formula="of:=PRODUCT(SUM(LEN([.A121]);-LEN(SUBSTITUTE([.A121];6;&quot;&quot;)));[.B121])" office:value-type="float" office:value="0">
            <text:p>0</text:p>
          </table:table-cell>
          <table:table-cell table:formula="of:=PRODUCT(SUM(LEN([.A121]);-LEN(SUBSTITUTE([.A121];7;&quot;&quot;)));[.B121])" office:value-type="float" office:value="0">
            <text:p>0</text:p>
          </table:table-cell>
          <table:table-cell table:formula="of:=PRODUCT(SUM(LEN([.A121]);-LEN(SUBSTITUTE([.A121];8;&quot;&quot;)));[.B12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2]);-LEN(SUBSTITUTE([.A122];1;&quot;&quot;)));[.B122])" office:value-type="float" office:value="0">
            <text:p>0</text:p>
          </table:table-cell>
          <table:table-cell table:formula="of:=PRODUCT(SUM(LEN([.A122]);-LEN(SUBSTITUTE([.A122];2;&quot;&quot;)));[.B122])" office:value-type="float" office:value="0">
            <text:p>0</text:p>
          </table:table-cell>
          <table:table-cell table:formula="of:=PRODUCT(SUM(LEN([.A122]);-LEN(SUBSTITUTE([.A122];3;&quot;&quot;)));[.B122])" office:value-type="float" office:value="6">
            <text:p>6</text:p>
          </table:table-cell>
          <table:table-cell table:formula="of:=PRODUCT(SUM(LEN([.A122]);-LEN(SUBSTITUTE([.A122];4;&quot;&quot;)));[.B122])" office:value-type="float" office:value="0">
            <text:p>0</text:p>
          </table:table-cell>
          <table:table-cell table:formula="of:=PRODUCT(SUM(LEN([.A122]);-LEN(SUBSTITUTE([.A122];5;&quot;&quot;)));[.B122])" office:value-type="float" office:value="0">
            <text:p>0</text:p>
          </table:table-cell>
          <table:table-cell table:formula="of:=PRODUCT(SUM(LEN([.A122]);-LEN(SUBSTITUTE([.A122];6;&quot;&quot;)));[.B122])" office:value-type="float" office:value="0">
            <text:p>0</text:p>
          </table:table-cell>
          <table:table-cell table:formula="of:=PRODUCT(SUM(LEN([.A122]);-LEN(SUBSTITUTE([.A122];7;&quot;&quot;)));[.B122])" office:value-type="float" office:value="3">
            <text:p>3</text:p>
          </table:table-cell>
          <table:table-cell table:formula="of:=PRODUCT(SUM(LEN([.A122]);-LEN(SUBSTITUTE([.A122];8;&quot;&quot;)));[.B12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3]);-LEN(SUBSTITUTE([.A123];1;&quot;&quot;)));[.B123])" office:value-type="float" office:value="0">
            <text:p>0</text:p>
          </table:table-cell>
          <table:table-cell table:formula="of:=PRODUCT(SUM(LEN([.A123]);-LEN(SUBSTITUTE([.A123];2;&quot;&quot;)));[.B123])" office:value-type="float" office:value="0">
            <text:p>0</text:p>
          </table:table-cell>
          <table:table-cell table:formula="of:=PRODUCT(SUM(LEN([.A123]);-LEN(SUBSTITUTE([.A123];3;&quot;&quot;)));[.B123])" office:value-type="float" office:value="3">
            <text:p>3</text:p>
          </table:table-cell>
          <table:table-cell table:formula="of:=PRODUCT(SUM(LEN([.A123]);-LEN(SUBSTITUTE([.A123];4;&quot;&quot;)));[.B123])" office:value-type="float" office:value="3">
            <text:p>3</text:p>
          </table:table-cell>
          <table:table-cell table:formula="of:=PRODUCT(SUM(LEN([.A123]);-LEN(SUBSTITUTE([.A123];5;&quot;&quot;)));[.B123])" office:value-type="float" office:value="3">
            <text:p>3</text:p>
          </table:table-cell>
          <table:table-cell table:formula="of:=PRODUCT(SUM(LEN([.A123]);-LEN(SUBSTITUTE([.A123];6;&quot;&quot;)));[.B123])" office:value-type="float" office:value="3">
            <text:p>3</text:p>
          </table:table-cell>
          <table:table-cell table:formula="of:=PRODUCT(SUM(LEN([.A123]);-LEN(SUBSTITUTE([.A123];7;&quot;&quot;)));[.B123])" office:value-type="float" office:value="0">
            <text:p>0</text:p>
          </table:table-cell>
          <table:table-cell table:formula="of:=PRODUCT(SUM(LEN([.A123]);-LEN(SUBSTITUTE([.A123];8;&quot;&quot;)));[.B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4]);-LEN(SUBSTITUTE([.A124];1;&quot;&quot;)));[.B124])" office:value-type="float" office:value="0">
            <text:p>0</text:p>
          </table:table-cell>
          <table:table-cell table:formula="of:=PRODUCT(SUM(LEN([.A124]);-LEN(SUBSTITUTE([.A124];2;&quot;&quot;)));[.B124])" office:value-type="float" office:value="0">
            <text:p>0</text:p>
          </table:table-cell>
          <table:table-cell table:formula="of:=PRODUCT(SUM(LEN([.A124]);-LEN(SUBSTITUTE([.A124];3;&quot;&quot;)));[.B124])" office:value-type="float" office:value="0">
            <text:p>0</text:p>
          </table:table-cell>
          <table:table-cell table:formula="of:=PRODUCT(SUM(LEN([.A124]);-LEN(SUBSTITUTE([.A124];4;&quot;&quot;)));[.B124])" office:value-type="float" office:value="0">
            <text:p>0</text:p>
          </table:table-cell>
          <table:table-cell table:formula="of:=PRODUCT(SUM(LEN([.A124]);-LEN(SUBSTITUTE([.A124];5;&quot;&quot;)));[.B124])" office:value-type="float" office:value="3">
            <text:p>3</text:p>
          </table:table-cell>
          <table:table-cell table:formula="of:=PRODUCT(SUM(LEN([.A124]);-LEN(SUBSTITUTE([.A124];6;&quot;&quot;)));[.B124])" office:value-type="float" office:value="3">
            <text:p>3</text:p>
          </table:table-cell>
          <table:table-cell table:formula="of:=PRODUCT(SUM(LEN([.A124]);-LEN(SUBSTITUTE([.A124];7;&quot;&quot;)));[.B124])" office:value-type="float" office:value="3">
            <text:p>3</text:p>
          </table:table-cell>
          <table:table-cell table:formula="of:=PRODUCT(SUM(LEN([.A124]);-LEN(SUBSTITUTE([.A124];8;&quot;&quot;)));[.B12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5]);-LEN(SUBSTITUTE([.A125];1;&quot;&quot;)));[.B125])" office:value-type="float" office:value="3">
            <text:p>3</text:p>
          </table:table-cell>
          <table:table-cell table:formula="of:=PRODUCT(SUM(LEN([.A125]);-LEN(SUBSTITUTE([.A125];2;&quot;&quot;)));[.B125])" office:value-type="float" office:value="3">
            <text:p>3</text:p>
          </table:table-cell>
          <table:table-cell table:formula="of:=PRODUCT(SUM(LEN([.A125]);-LEN(SUBSTITUTE([.A125];3;&quot;&quot;)));[.B125])" office:value-type="float" office:value="3">
            <text:p>3</text:p>
          </table:table-cell>
          <table:table-cell table:formula="of:=PRODUCT(SUM(LEN([.A125]);-LEN(SUBSTITUTE([.A125];4;&quot;&quot;)));[.B125])" office:value-type="float" office:value="0">
            <text:p>0</text:p>
          </table:table-cell>
          <table:table-cell table:formula="of:=PRODUCT(SUM(LEN([.A125]);-LEN(SUBSTITUTE([.A125];5;&quot;&quot;)));[.B125])" office:value-type="float" office:value="0">
            <text:p>0</text:p>
          </table:table-cell>
          <table:table-cell table:formula="of:=PRODUCT(SUM(LEN([.A125]);-LEN(SUBSTITUTE([.A125];6;&quot;&quot;)));[.B125])" office:value-type="float" office:value="0">
            <text:p>0</text:p>
          </table:table-cell>
          <table:table-cell table:formula="of:=PRODUCT(SUM(LEN([.A125]);-LEN(SUBSTITUTE([.A125];7;&quot;&quot;)));[.B125])" office:value-type="float" office:value="0">
            <text:p>0</text:p>
          </table:table-cell>
          <table:table-cell table:formula="of:=PRODUCT(SUM(LEN([.A125]);-LEN(SUBSTITUTE([.A125];8;&quot;&quot;)));[.B125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6]);-LEN(SUBSTITUTE([.A126];1;&quot;&quot;)));[.B126])" office:value-type="float" office:value="0">
            <text:p>0</text:p>
          </table:table-cell>
          <table:table-cell table:formula="of:=PRODUCT(SUM(LEN([.A126]);-LEN(SUBSTITUTE([.A126];2;&quot;&quot;)));[.B126])" office:value-type="float" office:value="0">
            <text:p>0</text:p>
          </table:table-cell>
          <table:table-cell table:formula="of:=PRODUCT(SUM(LEN([.A126]);-LEN(SUBSTITUTE([.A126];3;&quot;&quot;)));[.B126])" office:value-type="float" office:value="0">
            <text:p>0</text:p>
          </table:table-cell>
          <table:table-cell table:formula="of:=PRODUCT(SUM(LEN([.A126]);-LEN(SUBSTITUTE([.A126];4;&quot;&quot;)));[.B126])" office:value-type="float" office:value="6">
            <text:p>6</text:p>
          </table:table-cell>
          <table:table-cell table:formula="of:=PRODUCT(SUM(LEN([.A126]);-LEN(SUBSTITUTE([.A126];5;&quot;&quot;)));[.B126])" office:value-type="float" office:value="0">
            <text:p>0</text:p>
          </table:table-cell>
          <table:table-cell table:formula="of:=PRODUCT(SUM(LEN([.A126]);-LEN(SUBSTITUTE([.A126];6;&quot;&quot;)));[.B126])" office:value-type="float" office:value="0">
            <text:p>0</text:p>
          </table:table-cell>
          <table:table-cell table:formula="of:=PRODUCT(SUM(LEN([.A126]);-LEN(SUBSTITUTE([.A126];7;&quot;&quot;)));[.B126])" office:value-type="float" office:value="0">
            <text:p>0</text:p>
          </table:table-cell>
          <table:table-cell table:formula="of:=PRODUCT(SUM(LEN([.A126]);-LEN(SUBSTITUTE([.A126];8;&quot;&quot;)));[.B126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7]);-LEN(SUBSTITUTE([.A127];1;&quot;&quot;)));[.B127])" office:value-type="float" office:value="6">
            <text:p>6</text:p>
          </table:table-cell>
          <table:table-cell table:formula="of:=PRODUCT(SUM(LEN([.A127]);-LEN(SUBSTITUTE([.A127];2;&quot;&quot;)));[.B127])" office:value-type="float" office:value="0">
            <text:p>0</text:p>
          </table:table-cell>
          <table:table-cell table:formula="of:=PRODUCT(SUM(LEN([.A127]);-LEN(SUBSTITUTE([.A127];3;&quot;&quot;)));[.B127])" office:value-type="float" office:value="0">
            <text:p>0</text:p>
          </table:table-cell>
          <table:table-cell table:formula="of:=PRODUCT(SUM(LEN([.A127]);-LEN(SUBSTITUTE([.A127];4;&quot;&quot;)));[.B127])" office:value-type="float" office:value="0">
            <text:p>0</text:p>
          </table:table-cell>
          <table:table-cell table:formula="of:=PRODUCT(SUM(LEN([.A127]);-LEN(SUBSTITUTE([.A127];5;&quot;&quot;)));[.B127])" office:value-type="float" office:value="6">
            <text:p>6</text:p>
          </table:table-cell>
          <table:table-cell table:formula="of:=PRODUCT(SUM(LEN([.A127]);-LEN(SUBSTITUTE([.A127];6;&quot;&quot;)));[.B127])" office:value-type="float" office:value="0">
            <text:p>0</text:p>
          </table:table-cell>
          <table:table-cell table:formula="of:=PRODUCT(SUM(LEN([.A127]);-LEN(SUBSTITUTE([.A127];7;&quot;&quot;)));[.B127])" office:value-type="float" office:value="0">
            <text:p>0</text:p>
          </table:table-cell>
          <table:table-cell table:formula="of:=PRODUCT(SUM(LEN([.A127]);-LEN(SUBSTITUTE([.A127];8;&quot;&quot;)));[.B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8]);-LEN(SUBSTITUTE([.A128];1;&quot;&quot;)));[.B128])" office:value-type="float" office:value="3">
            <text:p>3</text:p>
          </table:table-cell>
          <table:table-cell table:formula="of:=PRODUCT(SUM(LEN([.A128]);-LEN(SUBSTITUTE([.A128];2;&quot;&quot;)));[.B128])" office:value-type="float" office:value="3">
            <text:p>3</text:p>
          </table:table-cell>
          <table:table-cell table:formula="of:=PRODUCT(SUM(LEN([.A128]);-LEN(SUBSTITUTE([.A128];3;&quot;&quot;)));[.B128])" office:value-type="float" office:value="0">
            <text:p>0</text:p>
          </table:table-cell>
          <table:table-cell table:formula="of:=PRODUCT(SUM(LEN([.A128]);-LEN(SUBSTITUTE([.A128];4;&quot;&quot;)));[.B128])" office:value-type="float" office:value="3">
            <text:p>3</text:p>
          </table:table-cell>
          <table:table-cell table:formula="of:=PRODUCT(SUM(LEN([.A128]);-LEN(SUBSTITUTE([.A128];5;&quot;&quot;)));[.B128])" office:value-type="float" office:value="0">
            <text:p>0</text:p>
          </table:table-cell>
          <table:table-cell table:formula="of:=PRODUCT(SUM(LEN([.A128]);-LEN(SUBSTITUTE([.A128];6;&quot;&quot;)));[.B128])" office:value-type="float" office:value="0">
            <text:p>0</text:p>
          </table:table-cell>
          <table:table-cell table:formula="of:=PRODUCT(SUM(LEN([.A128]);-LEN(SUBSTITUTE([.A128];7;&quot;&quot;)));[.B128])" office:value-type="float" office:value="0">
            <text:p>0</text:p>
          </table:table-cell>
          <table:table-cell table:formula="of:=PRODUCT(SUM(LEN([.A128]);-LEN(SUBSTITUTE([.A128];8;&quot;&quot;)));[.B128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9]);-LEN(SUBSTITUTE([.A129];1;&quot;&quot;)));[.B129])" office:value-type="float" office:value="0">
            <text:p>0</text:p>
          </table:table-cell>
          <table:table-cell table:formula="of:=PRODUCT(SUM(LEN([.A129]);-LEN(SUBSTITUTE([.A129];2;&quot;&quot;)));[.B129])" office:value-type="float" office:value="0">
            <text:p>0</text:p>
          </table:table-cell>
          <table:table-cell table:formula="of:=PRODUCT(SUM(LEN([.A129]);-LEN(SUBSTITUTE([.A129];3;&quot;&quot;)));[.B129])" office:value-type="float" office:value="0">
            <text:p>0</text:p>
          </table:table-cell>
          <table:table-cell table:formula="of:=PRODUCT(SUM(LEN([.A129]);-LEN(SUBSTITUTE([.A129];4;&quot;&quot;)));[.B129])" office:value-type="float" office:value="12">
            <text:p>12</text:p>
          </table:table-cell>
          <table:table-cell table:formula="of:=PRODUCT(SUM(LEN([.A129]);-LEN(SUBSTITUTE([.A129];5;&quot;&quot;)));[.B129])" office:value-type="float" office:value="0">
            <text:p>0</text:p>
          </table:table-cell>
          <table:table-cell table:formula="of:=PRODUCT(SUM(LEN([.A129]);-LEN(SUBSTITUTE([.A129];6;&quot;&quot;)));[.B129])" office:value-type="float" office:value="0">
            <text:p>0</text:p>
          </table:table-cell>
          <table:table-cell table:formula="of:=PRODUCT(SUM(LEN([.A129]);-LEN(SUBSTITUTE([.A129];7;&quot;&quot;)));[.B129])" office:value-type="float" office:value="0">
            <text:p>0</text:p>
          </table:table-cell>
          <table:table-cell table:formula="of:=PRODUCT(SUM(LEN([.A129]);-LEN(SUBSTITUTE([.A129];8;&quot;&quot;)));[.B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0]);-LEN(SUBSTITUTE([.A130];1;&quot;&quot;)));[.B130])" office:value-type="float" office:value="0">
            <text:p>0</text:p>
          </table:table-cell>
          <table:table-cell table:formula="of:=PRODUCT(SUM(LEN([.A130]);-LEN(SUBSTITUTE([.A130];2;&quot;&quot;)));[.B130])" office:value-type="float" office:value="0">
            <text:p>0</text:p>
          </table:table-cell>
          <table:table-cell table:formula="of:=PRODUCT(SUM(LEN([.A130]);-LEN(SUBSTITUTE([.A130];3;&quot;&quot;)));[.B130])" office:value-type="float" office:value="3">
            <text:p>3</text:p>
          </table:table-cell>
          <table:table-cell table:formula="of:=PRODUCT(SUM(LEN([.A130]);-LEN(SUBSTITUTE([.A130];4;&quot;&quot;)));[.B130])" office:value-type="float" office:value="3">
            <text:p>3</text:p>
          </table:table-cell>
          <table:table-cell table:formula="of:=PRODUCT(SUM(LEN([.A130]);-LEN(SUBSTITUTE([.A130];5;&quot;&quot;)));[.B130])" office:value-type="float" office:value="0">
            <text:p>0</text:p>
          </table:table-cell>
          <table:table-cell table:formula="of:=PRODUCT(SUM(LEN([.A130]);-LEN(SUBSTITUTE([.A130];6;&quot;&quot;)));[.B130])" office:value-type="float" office:value="0">
            <text:p>0</text:p>
          </table:table-cell>
          <table:table-cell table:formula="of:=PRODUCT(SUM(LEN([.A130]);-LEN(SUBSTITUTE([.A130];7;&quot;&quot;)));[.B130])" office:value-type="float" office:value="3">
            <text:p>3</text:p>
          </table:table-cell>
          <table:table-cell table:formula="of:=PRODUCT(SUM(LEN([.A130]);-LEN(SUBSTITUTE([.A130];8;&quot;&quot;)));[.B13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1]);-LEN(SUBSTITUTE([.A131];1;&quot;&quot;)));[.B131])" office:value-type="float" office:value="0">
            <text:p>0</text:p>
          </table:table-cell>
          <table:table-cell table:formula="of:=PRODUCT(SUM(LEN([.A131]);-LEN(SUBSTITUTE([.A131];2;&quot;&quot;)));[.B131])" office:value-type="float" office:value="0">
            <text:p>0</text:p>
          </table:table-cell>
          <table:table-cell table:formula="of:=PRODUCT(SUM(LEN([.A131]);-LEN(SUBSTITUTE([.A131];3;&quot;&quot;)));[.B131])" office:value-type="float" office:value="0">
            <text:p>0</text:p>
          </table:table-cell>
          <table:table-cell table:formula="of:=PRODUCT(SUM(LEN([.A131]);-LEN(SUBSTITUTE([.A131];4;&quot;&quot;)));[.B131])" office:value-type="float" office:value="6">
            <text:p>6</text:p>
          </table:table-cell>
          <table:table-cell table:formula="of:=PRODUCT(SUM(LEN([.A131]);-LEN(SUBSTITUTE([.A131];5;&quot;&quot;)));[.B131])" office:value-type="float" office:value="6">
            <text:p>6</text:p>
          </table:table-cell>
          <table:table-cell table:formula="of:=PRODUCT(SUM(LEN([.A131]);-LEN(SUBSTITUTE([.A131];6;&quot;&quot;)));[.B131])" office:value-type="float" office:value="0">
            <text:p>0</text:p>
          </table:table-cell>
          <table:table-cell table:formula="of:=PRODUCT(SUM(LEN([.A131]);-LEN(SUBSTITUTE([.A131];7;&quot;&quot;)));[.B131])" office:value-type="float" office:value="0">
            <text:p>0</text:p>
          </table:table-cell>
          <table:table-cell table:formula="of:=PRODUCT(SUM(LEN([.A131]);-LEN(SUBSTITUTE([.A131];8;&quot;&quot;)));[.B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2]);-LEN(SUBSTITUTE([.A132];1;&quot;&quot;)));[.B132])" office:value-type="float" office:value="0">
            <text:p>0</text:p>
          </table:table-cell>
          <table:table-cell table:formula="of:=PRODUCT(SUM(LEN([.A132]);-LEN(SUBSTITUTE([.A132];2;&quot;&quot;)));[.B132])" office:value-type="float" office:value="0">
            <text:p>0</text:p>
          </table:table-cell>
          <table:table-cell table:formula="of:=PRODUCT(SUM(LEN([.A132]);-LEN(SUBSTITUTE([.A132];3;&quot;&quot;)));[.B132])" office:value-type="float" office:value="0">
            <text:p>0</text:p>
          </table:table-cell>
          <table:table-cell table:formula="of:=PRODUCT(SUM(LEN([.A132]);-LEN(SUBSTITUTE([.A132];4;&quot;&quot;)));[.B132])" office:value-type="float" office:value="3">
            <text:p>3</text:p>
          </table:table-cell>
          <table:table-cell table:formula="of:=PRODUCT(SUM(LEN([.A132]);-LEN(SUBSTITUTE([.A132];5;&quot;&quot;)));[.B132])" office:value-type="float" office:value="0">
            <text:p>0</text:p>
          </table:table-cell>
          <table:table-cell table:formula="of:=PRODUCT(SUM(LEN([.A132]);-LEN(SUBSTITUTE([.A132];6;&quot;&quot;)));[.B132])" office:value-type="float" office:value="3">
            <text:p>3</text:p>
          </table:table-cell>
          <table:table-cell table:formula="of:=PRODUCT(SUM(LEN([.A132]);-LEN(SUBSTITUTE([.A132];7;&quot;&quot;)));[.B132])" office:value-type="float" office:value="3">
            <text:p>3</text:p>
          </table:table-cell>
          <table:table-cell table:formula="of:=PRODUCT(SUM(LEN([.A132]);-LEN(SUBSTITUTE([.A132];8;&quot;&quot;)));[.B13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3]);-LEN(SUBSTITUTE([.A133];1;&quot;&quot;)));[.B133])" office:value-type="float" office:value="6">
            <text:p>6</text:p>
          </table:table-cell>
          <table:table-cell table:formula="of:=PRODUCT(SUM(LEN([.A133]);-LEN(SUBSTITUTE([.A133];2;&quot;&quot;)));[.B133])" office:value-type="float" office:value="6">
            <text:p>6</text:p>
          </table:table-cell>
          <table:table-cell table:formula="of:=PRODUCT(SUM(LEN([.A133]);-LEN(SUBSTITUTE([.A133];3;&quot;&quot;)));[.B133])" office:value-type="float" office:value="0">
            <text:p>0</text:p>
          </table:table-cell>
          <table:table-cell table:formula="of:=PRODUCT(SUM(LEN([.A133]);-LEN(SUBSTITUTE([.A133];4;&quot;&quot;)));[.B133])" office:value-type="float" office:value="0">
            <text:p>0</text:p>
          </table:table-cell>
          <table:table-cell table:formula="of:=PRODUCT(SUM(LEN([.A133]);-LEN(SUBSTITUTE([.A133];5;&quot;&quot;)));[.B133])" office:value-type="float" office:value="0">
            <text:p>0</text:p>
          </table:table-cell>
          <table:table-cell table:formula="of:=PRODUCT(SUM(LEN([.A133]);-LEN(SUBSTITUTE([.A133];6;&quot;&quot;)));[.B133])" office:value-type="float" office:value="0">
            <text:p>0</text:p>
          </table:table-cell>
          <table:table-cell table:formula="of:=PRODUCT(SUM(LEN([.A133]);-LEN(SUBSTITUTE([.A133];7;&quot;&quot;)));[.B133])" office:value-type="float" office:value="0">
            <text:p>0</text:p>
          </table:table-cell>
          <table:table-cell table:formula="of:=PRODUCT(SUM(LEN([.A133]);-LEN(SUBSTITUTE([.A133];8;&quot;&quot;)));[.B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4]);-LEN(SUBSTITUTE([.A134];1;&quot;&quot;)));[.B134])" office:value-type="float" office:value="6">
            <text:p>6</text:p>
          </table:table-cell>
          <table:table-cell table:formula="of:=PRODUCT(SUM(LEN([.A134]);-LEN(SUBSTITUTE([.A134];2;&quot;&quot;)));[.B134])" office:value-type="float" office:value="0">
            <text:p>0</text:p>
          </table:table-cell>
          <table:table-cell table:formula="of:=PRODUCT(SUM(LEN([.A134]);-LEN(SUBSTITUTE([.A134];3;&quot;&quot;)));[.B134])" office:value-type="float" office:value="0">
            <text:p>0</text:p>
          </table:table-cell>
          <table:table-cell table:formula="of:=PRODUCT(SUM(LEN([.A134]);-LEN(SUBSTITUTE([.A134];4;&quot;&quot;)));[.B134])" office:value-type="float" office:value="0">
            <text:p>0</text:p>
          </table:table-cell>
          <table:table-cell table:formula="of:=PRODUCT(SUM(LEN([.A134]);-LEN(SUBSTITUTE([.A134];5;&quot;&quot;)));[.B134])" office:value-type="float" office:value="0">
            <text:p>0</text:p>
          </table:table-cell>
          <table:table-cell table:formula="of:=PRODUCT(SUM(LEN([.A134]);-LEN(SUBSTITUTE([.A134];6;&quot;&quot;)));[.B134])" office:value-type="float" office:value="0">
            <text:p>0</text:p>
          </table:table-cell>
          <table:table-cell table:formula="of:=PRODUCT(SUM(LEN([.A134]);-LEN(SUBSTITUTE([.A134];7;&quot;&quot;)));[.B134])" office:value-type="float" office:value="0">
            <text:p>0</text:p>
          </table:table-cell>
          <table:table-cell table:formula="of:=PRODUCT(SUM(LEN([.A134]);-LEN(SUBSTITUTE([.A134];8;&quot;&quot;)));[.B134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5]);-LEN(SUBSTITUTE([.A135];1;&quot;&quot;)));[.B135])" office:value-type="float" office:value="0">
            <text:p>0</text:p>
          </table:table-cell>
          <table:table-cell table:formula="of:=PRODUCT(SUM(LEN([.A135]);-LEN(SUBSTITUTE([.A135];2;&quot;&quot;)));[.B135])" office:value-type="float" office:value="0">
            <text:p>0</text:p>
          </table:table-cell>
          <table:table-cell table:formula="of:=PRODUCT(SUM(LEN([.A135]);-LEN(SUBSTITUTE([.A135];3;&quot;&quot;)));[.B135])" office:value-type="float" office:value="0">
            <text:p>0</text:p>
          </table:table-cell>
          <table:table-cell table:formula="of:=PRODUCT(SUM(LEN([.A135]);-LEN(SUBSTITUTE([.A135];4;&quot;&quot;)));[.B135])" office:value-type="float" office:value="0">
            <text:p>0</text:p>
          </table:table-cell>
          <table:table-cell table:formula="of:=PRODUCT(SUM(LEN([.A135]);-LEN(SUBSTITUTE([.A135];5;&quot;&quot;)));[.B135])" office:value-type="float" office:value="0">
            <text:p>0</text:p>
          </table:table-cell>
          <table:table-cell table:formula="of:=PRODUCT(SUM(LEN([.A135]);-LEN(SUBSTITUTE([.A135];6;&quot;&quot;)));[.B135])" office:value-type="float" office:value="6">
            <text:p>6</text:p>
          </table:table-cell>
          <table:table-cell table:formula="of:=PRODUCT(SUM(LEN([.A135]);-LEN(SUBSTITUTE([.A135];7;&quot;&quot;)));[.B135])" office:value-type="float" office:value="6">
            <text:p>6</text:p>
          </table:table-cell>
          <table:table-cell table:formula="of:=PRODUCT(SUM(LEN([.A135]);-LEN(SUBSTITUTE([.A135];8;&quot;&quot;)));[.B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6]);-LEN(SUBSTITUTE([.A136];1;&quot;&quot;)));[.B136])" office:value-type="float" office:value="0">
            <text:p>0</text:p>
          </table:table-cell>
          <table:table-cell table:formula="of:=PRODUCT(SUM(LEN([.A136]);-LEN(SUBSTITUTE([.A136];2;&quot;&quot;)));[.B136])" office:value-type="float" office:value="3">
            <text:p>3</text:p>
          </table:table-cell>
          <table:table-cell table:formula="of:=PRODUCT(SUM(LEN([.A136]);-LEN(SUBSTITUTE([.A136];3;&quot;&quot;)));[.B136])" office:value-type="float" office:value="3">
            <text:p>3</text:p>
          </table:table-cell>
          <table:table-cell table:formula="of:=PRODUCT(SUM(LEN([.A136]);-LEN(SUBSTITUTE([.A136];4;&quot;&quot;)));[.B136])" office:value-type="float" office:value="0">
            <text:p>0</text:p>
          </table:table-cell>
          <table:table-cell table:formula="of:=PRODUCT(SUM(LEN([.A136]);-LEN(SUBSTITUTE([.A136];5;&quot;&quot;)));[.B136])" office:value-type="float" office:value="0">
            <text:p>0</text:p>
          </table:table-cell>
          <table:table-cell table:formula="of:=PRODUCT(SUM(LEN([.A136]);-LEN(SUBSTITUTE([.A136];6;&quot;&quot;)));[.B136])" office:value-type="float" office:value="6">
            <text:p>6</text:p>
          </table:table-cell>
          <table:table-cell table:formula="of:=PRODUCT(SUM(LEN([.A136]);-LEN(SUBSTITUTE([.A136];7;&quot;&quot;)));[.B136])" office:value-type="float" office:value="0">
            <text:p>0</text:p>
          </table:table-cell>
          <table:table-cell table:formula="of:=PRODUCT(SUM(LEN([.A136]);-LEN(SUBSTITUTE([.A136];8;&quot;&quot;)));[.B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7]);-LEN(SUBSTITUTE([.A137];1;&quot;&quot;)));[.B137])" office:value-type="float" office:value="0">
            <text:p>0</text:p>
          </table:table-cell>
          <table:table-cell table:formula="of:=PRODUCT(SUM(LEN([.A137]);-LEN(SUBSTITUTE([.A137];2;&quot;&quot;)));[.B137])" office:value-type="float" office:value="0">
            <text:p>0</text:p>
          </table:table-cell>
          <table:table-cell table:formula="of:=PRODUCT(SUM(LEN([.A137]);-LEN(SUBSTITUTE([.A137];3;&quot;&quot;)));[.B137])" office:value-type="float" office:value="0">
            <text:p>0</text:p>
          </table:table-cell>
          <table:table-cell table:formula="of:=PRODUCT(SUM(LEN([.A137]);-LEN(SUBSTITUTE([.A137];4;&quot;&quot;)));[.B137])" office:value-type="float" office:value="0">
            <text:p>0</text:p>
          </table:table-cell>
          <table:table-cell table:formula="of:=PRODUCT(SUM(LEN([.A137]);-LEN(SUBSTITUTE([.A137];5;&quot;&quot;)));[.B137])" office:value-type="float" office:value="0">
            <text:p>0</text:p>
          </table:table-cell>
          <table:table-cell table:formula="of:=PRODUCT(SUM(LEN([.A137]);-LEN(SUBSTITUTE([.A137];6;&quot;&quot;)));[.B137])" office:value-type="float" office:value="6">
            <text:p>6</text:p>
          </table:table-cell>
          <table:table-cell table:formula="of:=PRODUCT(SUM(LEN([.A137]);-LEN(SUBSTITUTE([.A137];7;&quot;&quot;)));[.B137])" office:value-type="float" office:value="6">
            <text:p>6</text:p>
          </table:table-cell>
          <table:table-cell table:formula="of:=PRODUCT(SUM(LEN([.A137]);-LEN(SUBSTITUTE([.A137];8;&quot;&quot;)));[.B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8]);-LEN(SUBSTITUTE([.A138];1;&quot;&quot;)));[.B138])" office:value-type="float" office:value="6">
            <text:p>6</text:p>
          </table:table-cell>
          <table:table-cell table:formula="of:=PRODUCT(SUM(LEN([.A138]);-LEN(SUBSTITUTE([.A138];2;&quot;&quot;)));[.B138])" office:value-type="float" office:value="6">
            <text:p>6</text:p>
          </table:table-cell>
          <table:table-cell table:formula="of:=PRODUCT(SUM(LEN([.A138]);-LEN(SUBSTITUTE([.A138];3;&quot;&quot;)));[.B138])" office:value-type="float" office:value="0">
            <text:p>0</text:p>
          </table:table-cell>
          <table:table-cell table:formula="of:=PRODUCT(SUM(LEN([.A138]);-LEN(SUBSTITUTE([.A138];4;&quot;&quot;)));[.B138])" office:value-type="float" office:value="0">
            <text:p>0</text:p>
          </table:table-cell>
          <table:table-cell table:formula="of:=PRODUCT(SUM(LEN([.A138]);-LEN(SUBSTITUTE([.A138];5;&quot;&quot;)));[.B138])" office:value-type="float" office:value="0">
            <text:p>0</text:p>
          </table:table-cell>
          <table:table-cell table:formula="of:=PRODUCT(SUM(LEN([.A138]);-LEN(SUBSTITUTE([.A138];6;&quot;&quot;)));[.B138])" office:value-type="float" office:value="0">
            <text:p>0</text:p>
          </table:table-cell>
          <table:table-cell table:formula="of:=PRODUCT(SUM(LEN([.A138]);-LEN(SUBSTITUTE([.A138];7;&quot;&quot;)));[.B138])" office:value-type="float" office:value="0">
            <text:p>0</text:p>
          </table:table-cell>
          <table:table-cell table:formula="of:=PRODUCT(SUM(LEN([.A138]);-LEN(SUBSTITUTE([.A138];8;&quot;&quot;)));[.B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9]);-LEN(SUBSTITUTE([.A139];1;&quot;&quot;)));[.B139])" office:value-type="float" office:value="3">
            <text:p>3</text:p>
          </table:table-cell>
          <table:table-cell table:formula="of:=PRODUCT(SUM(LEN([.A139]);-LEN(SUBSTITUTE([.A139];2;&quot;&quot;)));[.B139])" office:value-type="float" office:value="3">
            <text:p>3</text:p>
          </table:table-cell>
          <table:table-cell table:formula="of:=PRODUCT(SUM(LEN([.A139]);-LEN(SUBSTITUTE([.A139];3;&quot;&quot;)));[.B139])" office:value-type="float" office:value="0">
            <text:p>0</text:p>
          </table:table-cell>
          <table:table-cell table:formula="of:=PRODUCT(SUM(LEN([.A139]);-LEN(SUBSTITUTE([.A139];4;&quot;&quot;)));[.B139])" office:value-type="float" office:value="0">
            <text:p>0</text:p>
          </table:table-cell>
          <table:table-cell table:formula="of:=PRODUCT(SUM(LEN([.A139]);-LEN(SUBSTITUTE([.A139];5;&quot;&quot;)));[.B139])" office:value-type="float" office:value="3">
            <text:p>3</text:p>
          </table:table-cell>
          <table:table-cell table:formula="of:=PRODUCT(SUM(LEN([.A139]);-LEN(SUBSTITUTE([.A139];6;&quot;&quot;)));[.B139])" office:value-type="float" office:value="3">
            <text:p>3</text:p>
          </table:table-cell>
          <table:table-cell table:formula="of:=PRODUCT(SUM(LEN([.A139]);-LEN(SUBSTITUTE([.A139];7;&quot;&quot;)));[.B139])" office:value-type="float" office:value="0">
            <text:p>0</text:p>
          </table:table-cell>
          <table:table-cell table:formula="of:=PRODUCT(SUM(LEN([.A139]);-LEN(SUBSTITUTE([.A139];8;&quot;&quot;)));[.B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0]);-LEN(SUBSTITUTE([.A140];1;&quot;&quot;)));[.B140])" office:value-type="float" office:value="0">
            <text:p>0</text:p>
          </table:table-cell>
          <table:table-cell table:formula="of:=PRODUCT(SUM(LEN([.A140]);-LEN(SUBSTITUTE([.A140];2;&quot;&quot;)));[.B140])" office:value-type="float" office:value="9">
            <text:p>9</text:p>
          </table:table-cell>
          <table:table-cell table:formula="of:=PRODUCT(SUM(LEN([.A140]);-LEN(SUBSTITUTE([.A140];3;&quot;&quot;)));[.B140])" office:value-type="float" office:value="3">
            <text:p>3</text:p>
          </table:table-cell>
          <table:table-cell table:formula="of:=PRODUCT(SUM(LEN([.A140]);-LEN(SUBSTITUTE([.A140];4;&quot;&quot;)));[.B140])" office:value-type="float" office:value="0">
            <text:p>0</text:p>
          </table:table-cell>
          <table:table-cell table:formula="of:=PRODUCT(SUM(LEN([.A140]);-LEN(SUBSTITUTE([.A140];5;&quot;&quot;)));[.B140])" office:value-type="float" office:value="0">
            <text:p>0</text:p>
          </table:table-cell>
          <table:table-cell table:formula="of:=PRODUCT(SUM(LEN([.A140]);-LEN(SUBSTITUTE([.A140];6;&quot;&quot;)));[.B140])" office:value-type="float" office:value="0">
            <text:p>0</text:p>
          </table:table-cell>
          <table:table-cell table:formula="of:=PRODUCT(SUM(LEN([.A140]);-LEN(SUBSTITUTE([.A140];7;&quot;&quot;)));[.B140])" office:value-type="float" office:value="0">
            <text:p>0</text:p>
          </table:table-cell>
          <table:table-cell table:formula="of:=PRODUCT(SUM(LEN([.A140]);-LEN(SUBSTITUTE([.A140];8;&quot;&quot;)));[.B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1]);-LEN(SUBSTITUTE([.A141];1;&quot;&quot;)));[.B141])" office:value-type="float" office:value="0">
            <text:p>0</text:p>
          </table:table-cell>
          <table:table-cell table:formula="of:=PRODUCT(SUM(LEN([.A141]);-LEN(SUBSTITUTE([.A141];2;&quot;&quot;)));[.B141])" office:value-type="float" office:value="3">
            <text:p>3</text:p>
          </table:table-cell>
          <table:table-cell table:formula="of:=PRODUCT(SUM(LEN([.A141]);-LEN(SUBSTITUTE([.A141];3;&quot;&quot;)));[.B141])" office:value-type="float" office:value="3">
            <text:p>3</text:p>
          </table:table-cell>
          <table:table-cell table:formula="of:=PRODUCT(SUM(LEN([.A141]);-LEN(SUBSTITUTE([.A141];4;&quot;&quot;)));[.B141])" office:value-type="float" office:value="3">
            <text:p>3</text:p>
          </table:table-cell>
          <table:table-cell table:formula="of:=PRODUCT(SUM(LEN([.A141]);-LEN(SUBSTITUTE([.A141];5;&quot;&quot;)));[.B141])" office:value-type="float" office:value="0">
            <text:p>0</text:p>
          </table:table-cell>
          <table:table-cell table:formula="of:=PRODUCT(SUM(LEN([.A141]);-LEN(SUBSTITUTE([.A141];6;&quot;&quot;)));[.B141])" office:value-type="float" office:value="0">
            <text:p>0</text:p>
          </table:table-cell>
          <table:table-cell table:formula="of:=PRODUCT(SUM(LEN([.A141]);-LEN(SUBSTITUTE([.A141];7;&quot;&quot;)));[.B141])" office:value-type="float" office:value="0">
            <text:p>0</text:p>
          </table:table-cell>
          <table:table-cell table:formula="of:=PRODUCT(SUM(LEN([.A141]);-LEN(SUBSTITUTE([.A141];8;&quot;&quot;)));[.B14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2]);-LEN(SUBSTITUTE([.A142];1;&quot;&quot;)));[.B142])" office:value-type="float" office:value="0">
            <text:p>0</text:p>
          </table:table-cell>
          <table:table-cell table:formula="of:=PRODUCT(SUM(LEN([.A142]);-LEN(SUBSTITUTE([.A142];2;&quot;&quot;)));[.B142])" office:value-type="float" office:value="6">
            <text:p>6</text:p>
          </table:table-cell>
          <table:table-cell table:formula="of:=PRODUCT(SUM(LEN([.A142]);-LEN(SUBSTITUTE([.A142];3;&quot;&quot;)));[.B142])" office:value-type="float" office:value="6">
            <text:p>6</text:p>
          </table:table-cell>
          <table:table-cell table:formula="of:=PRODUCT(SUM(LEN([.A142]);-LEN(SUBSTITUTE([.A142];4;&quot;&quot;)));[.B142])" office:value-type="float" office:value="0">
            <text:p>0</text:p>
          </table:table-cell>
          <table:table-cell table:formula="of:=PRODUCT(SUM(LEN([.A142]);-LEN(SUBSTITUTE([.A142];5;&quot;&quot;)));[.B142])" office:value-type="float" office:value="0">
            <text:p>0</text:p>
          </table:table-cell>
          <table:table-cell table:formula="of:=PRODUCT(SUM(LEN([.A142]);-LEN(SUBSTITUTE([.A142];6;&quot;&quot;)));[.B142])" office:value-type="float" office:value="0">
            <text:p>0</text:p>
          </table:table-cell>
          <table:table-cell table:formula="of:=PRODUCT(SUM(LEN([.A142]);-LEN(SUBSTITUTE([.A142];7;&quot;&quot;)));[.B142])" office:value-type="float" office:value="0">
            <text:p>0</text:p>
          </table:table-cell>
          <table:table-cell table:formula="of:=PRODUCT(SUM(LEN([.A142]);-LEN(SUBSTITUTE([.A142];8;&quot;&quot;)));[.B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3]);-LEN(SUBSTITUTE([.A143];1;&quot;&quot;)));[.B143])" office:value-type="float" office:value="0">
            <text:p>0</text:p>
          </table:table-cell>
          <table:table-cell table:formula="of:=PRODUCT(SUM(LEN([.A143]);-LEN(SUBSTITUTE([.A143];2;&quot;&quot;)));[.B143])" office:value-type="float" office:value="6">
            <text:p>6</text:p>
          </table:table-cell>
          <table:table-cell table:formula="of:=PRODUCT(SUM(LEN([.A143]);-LEN(SUBSTITUTE([.A143];3;&quot;&quot;)));[.B143])" office:value-type="float" office:value="3">
            <text:p>3</text:p>
          </table:table-cell>
          <table:table-cell table:formula="of:=PRODUCT(SUM(LEN([.A143]);-LEN(SUBSTITUTE([.A143];4;&quot;&quot;)));[.B143])" office:value-type="float" office:value="0">
            <text:p>0</text:p>
          </table:table-cell>
          <table:table-cell table:formula="of:=PRODUCT(SUM(LEN([.A143]);-LEN(SUBSTITUTE([.A143];5;&quot;&quot;)));[.B143])" office:value-type="float" office:value="0">
            <text:p>0</text:p>
          </table:table-cell>
          <table:table-cell table:formula="of:=PRODUCT(SUM(LEN([.A143]);-LEN(SUBSTITUTE([.A143];6;&quot;&quot;)));[.B143])" office:value-type="float" office:value="0">
            <text:p>0</text:p>
          </table:table-cell>
          <table:table-cell table:formula="of:=PRODUCT(SUM(LEN([.A143]);-LEN(SUBSTITUTE([.A143];7;&quot;&quot;)));[.B143])" office:value-type="float" office:value="0">
            <text:p>0</text:p>
          </table:table-cell>
          <table:table-cell table:formula="of:=PRODUCT(SUM(LEN([.A143]);-LEN(SUBSTITUTE([.A143];8;&quot;&quot;)));[.B143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4]);-LEN(SUBSTITUTE([.A144];1;&quot;&quot;)));[.B144])" office:value-type="float" office:value="3">
            <text:p>3</text:p>
          </table:table-cell>
          <table:table-cell table:formula="of:=PRODUCT(SUM(LEN([.A144]);-LEN(SUBSTITUTE([.A144];2;&quot;&quot;)));[.B144])" office:value-type="float" office:value="6">
            <text:p>6</text:p>
          </table:table-cell>
          <table:table-cell table:formula="of:=PRODUCT(SUM(LEN([.A144]);-LEN(SUBSTITUTE([.A144];3;&quot;&quot;)));[.B144])" office:value-type="float" office:value="0">
            <text:p>0</text:p>
          </table:table-cell>
          <table:table-cell table:formula="of:=PRODUCT(SUM(LEN([.A144]);-LEN(SUBSTITUTE([.A144];4;&quot;&quot;)));[.B144])" office:value-type="float" office:value="0">
            <text:p>0</text:p>
          </table:table-cell>
          <table:table-cell table:formula="of:=PRODUCT(SUM(LEN([.A144]);-LEN(SUBSTITUTE([.A144];5;&quot;&quot;)));[.B144])" office:value-type="float" office:value="0">
            <text:p>0</text:p>
          </table:table-cell>
          <table:table-cell table:formula="of:=PRODUCT(SUM(LEN([.A144]);-LEN(SUBSTITUTE([.A144];6;&quot;&quot;)));[.B144])" office:value-type="float" office:value="0">
            <text:p>0</text:p>
          </table:table-cell>
          <table:table-cell table:formula="of:=PRODUCT(SUM(LEN([.A144]);-LEN(SUBSTITUTE([.A144];7;&quot;&quot;)));[.B144])" office:value-type="float" office:value="0">
            <text:p>0</text:p>
          </table:table-cell>
          <table:table-cell table:formula="of:=PRODUCT(SUM(LEN([.A144]);-LEN(SUBSTITUTE([.A144];8;&quot;&quot;)));[.B14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5]);-LEN(SUBSTITUTE([.A145];1;&quot;&quot;)));[.B145])" office:value-type="float" office:value="0">
            <text:p>0</text:p>
          </table:table-cell>
          <table:table-cell table:formula="of:=PRODUCT(SUM(LEN([.A145]);-LEN(SUBSTITUTE([.A145];2;&quot;&quot;)));[.B145])" office:value-type="float" office:value="3">
            <text:p>3</text:p>
          </table:table-cell>
          <table:table-cell table:formula="of:=PRODUCT(SUM(LEN([.A145]);-LEN(SUBSTITUTE([.A145];3;&quot;&quot;)));[.B145])" office:value-type="float" office:value="3">
            <text:p>3</text:p>
          </table:table-cell>
          <table:table-cell table:formula="of:=PRODUCT(SUM(LEN([.A145]);-LEN(SUBSTITUTE([.A145];4;&quot;&quot;)));[.B145])" office:value-type="float" office:value="0">
            <text:p>0</text:p>
          </table:table-cell>
          <table:table-cell table:formula="of:=PRODUCT(SUM(LEN([.A145]);-LEN(SUBSTITUTE([.A145];5;&quot;&quot;)));[.B145])" office:value-type="float" office:value="0">
            <text:p>0</text:p>
          </table:table-cell>
          <table:table-cell table:formula="of:=PRODUCT(SUM(LEN([.A145]);-LEN(SUBSTITUTE([.A145];6;&quot;&quot;)));[.B145])" office:value-type="float" office:value="0">
            <text:p>0</text:p>
          </table:table-cell>
          <table:table-cell table:formula="of:=PRODUCT(SUM(LEN([.A145]);-LEN(SUBSTITUTE([.A145];7;&quot;&quot;)));[.B145])" office:value-type="float" office:value="3">
            <text:p>3</text:p>
          </table:table-cell>
          <table:table-cell table:formula="of:=PRODUCT(SUM(LEN([.A145]);-LEN(SUBSTITUTE([.A145];8;&quot;&quot;)));[.B145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6]);-LEN(SUBSTITUTE([.A146];1;&quot;&quot;)));[.B146])" office:value-type="float" office:value="0">
            <text:p>0</text:p>
          </table:table-cell>
          <table:table-cell table:formula="of:=PRODUCT(SUM(LEN([.A146]);-LEN(SUBSTITUTE([.A146];2;&quot;&quot;)));[.B146])" office:value-type="float" office:value="0">
            <text:p>0</text:p>
          </table:table-cell>
          <table:table-cell table:formula="of:=PRODUCT(SUM(LEN([.A146]);-LEN(SUBSTITUTE([.A146];3;&quot;&quot;)));[.B146])" office:value-type="float" office:value="0">
            <text:p>0</text:p>
          </table:table-cell>
          <table:table-cell table:formula="of:=PRODUCT(SUM(LEN([.A146]);-LEN(SUBSTITUTE([.A146];4;&quot;&quot;)));[.B146])" office:value-type="float" office:value="3">
            <text:p>3</text:p>
          </table:table-cell>
          <table:table-cell table:formula="of:=PRODUCT(SUM(LEN([.A146]);-LEN(SUBSTITUTE([.A146];5;&quot;&quot;)));[.B146])" office:value-type="float" office:value="3">
            <text:p>3</text:p>
          </table:table-cell>
          <table:table-cell table:formula="of:=PRODUCT(SUM(LEN([.A146]);-LEN(SUBSTITUTE([.A146];6;&quot;&quot;)));[.B146])" office:value-type="float" office:value="3">
            <text:p>3</text:p>
          </table:table-cell>
          <table:table-cell table:formula="of:=PRODUCT(SUM(LEN([.A146]);-LEN(SUBSTITUTE([.A146];7;&quot;&quot;)));[.B146])" office:value-type="float" office:value="3">
            <text:p>3</text:p>
          </table:table-cell>
          <table:table-cell table:formula="of:=PRODUCT(SUM(LEN([.A146]);-LEN(SUBSTITUTE([.A146];8;&quot;&quot;)));[.B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7]);-LEN(SUBSTITUTE([.A147];1;&quot;&quot;)));[.B147])" office:value-type="float" office:value="3">
            <text:p>3</text:p>
          </table:table-cell>
          <table:table-cell table:formula="of:=PRODUCT(SUM(LEN([.A147]);-LEN(SUBSTITUTE([.A147];2;&quot;&quot;)));[.B147])" office:value-type="float" office:value="3">
            <text:p>3</text:p>
          </table:table-cell>
          <table:table-cell table:formula="of:=PRODUCT(SUM(LEN([.A147]);-LEN(SUBSTITUTE([.A147];3;&quot;&quot;)));[.B147])" office:value-type="float" office:value="0">
            <text:p>0</text:p>
          </table:table-cell>
          <table:table-cell table:formula="of:=PRODUCT(SUM(LEN([.A147]);-LEN(SUBSTITUTE([.A147];4;&quot;&quot;)));[.B147])" office:value-type="float" office:value="0">
            <text:p>0</text:p>
          </table:table-cell>
          <table:table-cell table:formula="of:=PRODUCT(SUM(LEN([.A147]);-LEN(SUBSTITUTE([.A147];5;&quot;&quot;)));[.B147])" office:value-type="float" office:value="0">
            <text:p>0</text:p>
          </table:table-cell>
          <table:table-cell table:formula="of:=PRODUCT(SUM(LEN([.A147]);-LEN(SUBSTITUTE([.A147];6;&quot;&quot;)));[.B147])" office:value-type="float" office:value="0">
            <text:p>0</text:p>
          </table:table-cell>
          <table:table-cell table:formula="of:=PRODUCT(SUM(LEN([.A147]);-LEN(SUBSTITUTE([.A147];7;&quot;&quot;)));[.B147])" office:value-type="float" office:value="3">
            <text:p>3</text:p>
          </table:table-cell>
          <table:table-cell table:formula="of:=PRODUCT(SUM(LEN([.A147]);-LEN(SUBSTITUTE([.A147];8;&quot;&quot;)));[.B147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8]);-LEN(SUBSTITUTE([.A148];1;&quot;&quot;)));[.B148])" office:value-type="float" office:value="0">
            <text:p>0</text:p>
          </table:table-cell>
          <table:table-cell table:formula="of:=PRODUCT(SUM(LEN([.A148]);-LEN(SUBSTITUTE([.A148];2;&quot;&quot;)));[.B148])" office:value-type="float" office:value="0">
            <text:p>0</text:p>
          </table:table-cell>
          <table:table-cell table:formula="of:=PRODUCT(SUM(LEN([.A148]);-LEN(SUBSTITUTE([.A148];3;&quot;&quot;)));[.B148])" office:value-type="float" office:value="3">
            <text:p>3</text:p>
          </table:table-cell>
          <table:table-cell table:formula="of:=PRODUCT(SUM(LEN([.A148]);-LEN(SUBSTITUTE([.A148];4;&quot;&quot;)));[.B148])" office:value-type="float" office:value="3">
            <text:p>3</text:p>
          </table:table-cell>
          <table:table-cell table:formula="of:=PRODUCT(SUM(LEN([.A148]);-LEN(SUBSTITUTE([.A148];5;&quot;&quot;)));[.B148])" office:value-type="float" office:value="0">
            <text:p>0</text:p>
          </table:table-cell>
          <table:table-cell table:formula="of:=PRODUCT(SUM(LEN([.A148]);-LEN(SUBSTITUTE([.A148];6;&quot;&quot;)));[.B148])" office:value-type="float" office:value="0">
            <text:p>0</text:p>
          </table:table-cell>
          <table:table-cell table:formula="of:=PRODUCT(SUM(LEN([.A148]);-LEN(SUBSTITUTE([.A148];7;&quot;&quot;)));[.B148])" office:value-type="float" office:value="6">
            <text:p>6</text:p>
          </table:table-cell>
          <table:table-cell table:formula="of:=PRODUCT(SUM(LEN([.A148]);-LEN(SUBSTITUTE([.A148];8;&quot;&quot;)));[.B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49]);-LEN(SUBSTITUTE([.A149];1;&quot;&quot;)));[.B149])" office:value-type="float" office:value="2">
            <text:p>2</text:p>
          </table:table-cell>
          <table:table-cell table:formula="of:=PRODUCT(SUM(LEN([.A149]);-LEN(SUBSTITUTE([.A149];2;&quot;&quot;)));[.B149])" office:value-type="float" office:value="0">
            <text:p>0</text:p>
          </table:table-cell>
          <table:table-cell table:formula="of:=PRODUCT(SUM(LEN([.A149]);-LEN(SUBSTITUTE([.A149];3;&quot;&quot;)));[.B149])" office:value-type="float" office:value="2">
            <text:p>2</text:p>
          </table:table-cell>
          <table:table-cell table:formula="of:=PRODUCT(SUM(LEN([.A149]);-LEN(SUBSTITUTE([.A149];4;&quot;&quot;)));[.B149])" office:value-type="float" office:value="0">
            <text:p>0</text:p>
          </table:table-cell>
          <table:table-cell table:formula="of:=PRODUCT(SUM(LEN([.A149]);-LEN(SUBSTITUTE([.A149];5;&quot;&quot;)));[.B149])" office:value-type="float" office:value="0">
            <text:p>0</text:p>
          </table:table-cell>
          <table:table-cell table:formula="of:=PRODUCT(SUM(LEN([.A149]);-LEN(SUBSTITUTE([.A149];6;&quot;&quot;)));[.B149])" office:value-type="float" office:value="0">
            <text:p>0</text:p>
          </table:table-cell>
          <table:table-cell table:formula="of:=PRODUCT(SUM(LEN([.A149]);-LEN(SUBSTITUTE([.A149];7;&quot;&quot;)));[.B149])" office:value-type="float" office:value="2">
            <text:p>2</text:p>
          </table:table-cell>
          <table:table-cell table:formula="of:=PRODUCT(SUM(LEN([.A149]);-LEN(SUBSTITUTE([.A149];8;&quot;&quot;)));[.B14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0]);-LEN(SUBSTITUTE([.A150];1;&quot;&quot;)));[.B150])" office:value-type="float" office:value="0">
            <text:p>0</text:p>
          </table:table-cell>
          <table:table-cell table:formula="of:=PRODUCT(SUM(LEN([.A150]);-LEN(SUBSTITUTE([.A150];2;&quot;&quot;)));[.B150])" office:value-type="float" office:value="0">
            <text:p>0</text:p>
          </table:table-cell>
          <table:table-cell table:formula="of:=PRODUCT(SUM(LEN([.A150]);-LEN(SUBSTITUTE([.A150];3;&quot;&quot;)));[.B150])" office:value-type="float" office:value="4">
            <text:p>4</text:p>
          </table:table-cell>
          <table:table-cell table:formula="of:=PRODUCT(SUM(LEN([.A150]);-LEN(SUBSTITUTE([.A150];4;&quot;&quot;)));[.B150])" office:value-type="float" office:value="0">
            <text:p>0</text:p>
          </table:table-cell>
          <table:table-cell table:formula="of:=PRODUCT(SUM(LEN([.A150]);-LEN(SUBSTITUTE([.A150];5;&quot;&quot;)));[.B150])" office:value-type="float" office:value="0">
            <text:p>0</text:p>
          </table:table-cell>
          <table:table-cell table:formula="of:=PRODUCT(SUM(LEN([.A150]);-LEN(SUBSTITUTE([.A150];6;&quot;&quot;)));[.B150])" office:value-type="float" office:value="0">
            <text:p>0</text:p>
          </table:table-cell>
          <table:table-cell table:formula="of:=PRODUCT(SUM(LEN([.A150]);-LEN(SUBSTITUTE([.A150];7;&quot;&quot;)));[.B150])" office:value-type="float" office:value="2">
            <text:p>2</text:p>
          </table:table-cell>
          <table:table-cell table:formula="of:=PRODUCT(SUM(LEN([.A150]);-LEN(SUBSTITUTE([.A150];8;&quot;&quot;)));[.B15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1]);-LEN(SUBSTITUTE([.A151];1;&quot;&quot;)));[.B151])" office:value-type="float" office:value="4">
            <text:p>4</text:p>
          </table:table-cell>
          <table:table-cell table:formula="of:=PRODUCT(SUM(LEN([.A151]);-LEN(SUBSTITUTE([.A151];2;&quot;&quot;)));[.B151])" office:value-type="float" office:value="2">
            <text:p>2</text:p>
          </table:table-cell>
          <table:table-cell table:formula="of:=PRODUCT(SUM(LEN([.A151]);-LEN(SUBSTITUTE([.A151];3;&quot;&quot;)));[.B151])" office:value-type="float" office:value="2">
            <text:p>2</text:p>
          </table:table-cell>
          <table:table-cell table:formula="of:=PRODUCT(SUM(LEN([.A151]);-LEN(SUBSTITUTE([.A151];4;&quot;&quot;)));[.B151])" office:value-type="float" office:value="0">
            <text:p>0</text:p>
          </table:table-cell>
          <table:table-cell table:formula="of:=PRODUCT(SUM(LEN([.A151]);-LEN(SUBSTITUTE([.A151];5;&quot;&quot;)));[.B151])" office:value-type="float" office:value="0">
            <text:p>0</text:p>
          </table:table-cell>
          <table:table-cell table:formula="of:=PRODUCT(SUM(LEN([.A151]);-LEN(SUBSTITUTE([.A151];6;&quot;&quot;)));[.B151])" office:value-type="float" office:value="0">
            <text:p>0</text:p>
          </table:table-cell>
          <table:table-cell table:formula="of:=PRODUCT(SUM(LEN([.A151]);-LEN(SUBSTITUTE([.A151];7;&quot;&quot;)));[.B151])" office:value-type="float" office:value="0">
            <text:p>0</text:p>
          </table:table-cell>
          <table:table-cell table:formula="of:=PRODUCT(SUM(LEN([.A151]);-LEN(SUBSTITUTE([.A151];8;&quot;&quot;)));[.B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2]);-LEN(SUBSTITUTE([.A152];1;&quot;&quot;)));[.B152])" office:value-type="float" office:value="0">
            <text:p>0</text:p>
          </table:table-cell>
          <table:table-cell table:formula="of:=PRODUCT(SUM(LEN([.A152]);-LEN(SUBSTITUTE([.A152];2;&quot;&quot;)));[.B152])" office:value-type="float" office:value="0">
            <text:p>0</text:p>
          </table:table-cell>
          <table:table-cell table:formula="of:=PRODUCT(SUM(LEN([.A152]);-LEN(SUBSTITUTE([.A152];3;&quot;&quot;)));[.B152])" office:value-type="float" office:value="6">
            <text:p>6</text:p>
          </table:table-cell>
          <table:table-cell table:formula="of:=PRODUCT(SUM(LEN([.A152]);-LEN(SUBSTITUTE([.A152];4;&quot;&quot;)));[.B152])" office:value-type="float" office:value="0">
            <text:p>0</text:p>
          </table:table-cell>
          <table:table-cell table:formula="of:=PRODUCT(SUM(LEN([.A152]);-LEN(SUBSTITUTE([.A152];5;&quot;&quot;)));[.B152])" office:value-type="float" office:value="0">
            <text:p>0</text:p>
          </table:table-cell>
          <table:table-cell table:formula="of:=PRODUCT(SUM(LEN([.A152]);-LEN(SUBSTITUTE([.A152];6;&quot;&quot;)));[.B152])" office:value-type="float" office:value="0">
            <text:p>0</text:p>
          </table:table-cell>
          <table:table-cell table:formula="of:=PRODUCT(SUM(LEN([.A152]);-LEN(SUBSTITUTE([.A152];7;&quot;&quot;)));[.B152])" office:value-type="float" office:value="2">
            <text:p>2</text:p>
          </table:table-cell>
          <table:table-cell table:formula="of:=PRODUCT(SUM(LEN([.A152]);-LEN(SUBSTITUTE([.A152];8;&quot;&quot;)));[.B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3]);-LEN(SUBSTITUTE([.A153];1;&quot;&quot;)));[.B153])" office:value-type="float" office:value="0">
            <text:p>0</text:p>
          </table:table-cell>
          <table:table-cell table:formula="of:=PRODUCT(SUM(LEN([.A153]);-LEN(SUBSTITUTE([.A153];2;&quot;&quot;)));[.B153])" office:value-type="float" office:value="0">
            <text:p>0</text:p>
          </table:table-cell>
          <table:table-cell table:formula="of:=PRODUCT(SUM(LEN([.A153]);-LEN(SUBSTITUTE([.A153];3;&quot;&quot;)));[.B153])" office:value-type="float" office:value="6">
            <text:p>6</text:p>
          </table:table-cell>
          <table:table-cell table:formula="of:=PRODUCT(SUM(LEN([.A153]);-LEN(SUBSTITUTE([.A153];4;&quot;&quot;)));[.B153])" office:value-type="float" office:value="0">
            <text:p>0</text:p>
          </table:table-cell>
          <table:table-cell table:formula="of:=PRODUCT(SUM(LEN([.A153]);-LEN(SUBSTITUTE([.A153];5;&quot;&quot;)));[.B153])" office:value-type="float" office:value="0">
            <text:p>0</text:p>
          </table:table-cell>
          <table:table-cell table:formula="of:=PRODUCT(SUM(LEN([.A153]);-LEN(SUBSTITUTE([.A153];6;&quot;&quot;)));[.B153])" office:value-type="float" office:value="0">
            <text:p>0</text:p>
          </table:table-cell>
          <table:table-cell table:formula="of:=PRODUCT(SUM(LEN([.A153]);-LEN(SUBSTITUTE([.A153];7;&quot;&quot;)));[.B153])" office:value-type="float" office:value="2">
            <text:p>2</text:p>
          </table:table-cell>
          <table:table-cell table:formula="of:=PRODUCT(SUM(LEN([.A153]);-LEN(SUBSTITUTE([.A153];8;&quot;&quot;)));[.B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4]);-LEN(SUBSTITUTE([.A154];1;&quot;&quot;)));[.B154])" office:value-type="float" office:value="0">
            <text:p>0</text:p>
          </table:table-cell>
          <table:table-cell table:formula="of:=PRODUCT(SUM(LEN([.A154]);-LEN(SUBSTITUTE([.A154];2;&quot;&quot;)));[.B154])" office:value-type="float" office:value="2">
            <text:p>2</text:p>
          </table:table-cell>
          <table:table-cell table:formula="of:=PRODUCT(SUM(LEN([.A154]);-LEN(SUBSTITUTE([.A154];3;&quot;&quot;)));[.B154])" office:value-type="float" office:value="4">
            <text:p>4</text:p>
          </table:table-cell>
          <table:table-cell table:formula="of:=PRODUCT(SUM(LEN([.A154]);-LEN(SUBSTITUTE([.A154];4;&quot;&quot;)));[.B154])" office:value-type="float" office:value="0">
            <text:p>0</text:p>
          </table:table-cell>
          <table:table-cell table:formula="of:=PRODUCT(SUM(LEN([.A154]);-LEN(SUBSTITUTE([.A154];5;&quot;&quot;)));[.B154])" office:value-type="float" office:value="0">
            <text:p>0</text:p>
          </table:table-cell>
          <table:table-cell table:formula="of:=PRODUCT(SUM(LEN([.A154]);-LEN(SUBSTITUTE([.A154];6;&quot;&quot;)));[.B154])" office:value-type="float" office:value="0">
            <text:p>0</text:p>
          </table:table-cell>
          <table:table-cell table:formula="of:=PRODUCT(SUM(LEN([.A154]);-LEN(SUBSTITUTE([.A154];7;&quot;&quot;)));[.B154])" office:value-type="float" office:value="0">
            <text:p>0</text:p>
          </table:table-cell>
          <table:table-cell table:formula="of:=PRODUCT(SUM(LEN([.A154]);-LEN(SUBSTITUTE([.A154];8;&quot;&quot;)));[.B15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5]);-LEN(SUBSTITUTE([.A155];1;&quot;&quot;)));[.B155])" office:value-type="float" office:value="0">
            <text:p>0</text:p>
          </table:table-cell>
          <table:table-cell table:formula="of:=PRODUCT(SUM(LEN([.A155]);-LEN(SUBSTITUTE([.A155];2;&quot;&quot;)));[.B155])" office:value-type="float" office:value="0">
            <text:p>0</text:p>
          </table:table-cell>
          <table:table-cell table:formula="of:=PRODUCT(SUM(LEN([.A155]);-LEN(SUBSTITUTE([.A155];3;&quot;&quot;)));[.B155])" office:value-type="float" office:value="2">
            <text:p>2</text:p>
          </table:table-cell>
          <table:table-cell table:formula="of:=PRODUCT(SUM(LEN([.A155]);-LEN(SUBSTITUTE([.A155];4;&quot;&quot;)));[.B155])" office:value-type="float" office:value="4">
            <text:p>4</text:p>
          </table:table-cell>
          <table:table-cell table:formula="of:=PRODUCT(SUM(LEN([.A155]);-LEN(SUBSTITUTE([.A155];5;&quot;&quot;)));[.B155])" office:value-type="float" office:value="0">
            <text:p>0</text:p>
          </table:table-cell>
          <table:table-cell table:formula="of:=PRODUCT(SUM(LEN([.A155]);-LEN(SUBSTITUTE([.A155];6;&quot;&quot;)));[.B155])" office:value-type="float" office:value="0">
            <text:p>0</text:p>
          </table:table-cell>
          <table:table-cell table:formula="of:=PRODUCT(SUM(LEN([.A155]);-LEN(SUBSTITUTE([.A155];7;&quot;&quot;)));[.B155])" office:value-type="float" office:value="0">
            <text:p>0</text:p>
          </table:table-cell>
          <table:table-cell table:formula="of:=PRODUCT(SUM(LEN([.A155]);-LEN(SUBSTITUTE([.A155];8;&quot;&quot;)));[.B155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6]);-LEN(SUBSTITUTE([.A156];1;&quot;&quot;)));[.B156])" office:value-type="float" office:value="0">
            <text:p>0</text:p>
          </table:table-cell>
          <table:table-cell table:formula="of:=PRODUCT(SUM(LEN([.A156]);-LEN(SUBSTITUTE([.A156];2;&quot;&quot;)));[.B156])" office:value-type="float" office:value="0">
            <text:p>0</text:p>
          </table:table-cell>
          <table:table-cell table:formula="of:=PRODUCT(SUM(LEN([.A156]);-LEN(SUBSTITUTE([.A156];3;&quot;&quot;)));[.B156])" office:value-type="float" office:value="2">
            <text:p>2</text:p>
          </table:table-cell>
          <table:table-cell table:formula="of:=PRODUCT(SUM(LEN([.A156]);-LEN(SUBSTITUTE([.A156];4;&quot;&quot;)));[.B156])" office:value-type="float" office:value="0">
            <text:p>0</text:p>
          </table:table-cell>
          <table:table-cell table:formula="of:=PRODUCT(SUM(LEN([.A156]);-LEN(SUBSTITUTE([.A156];5;&quot;&quot;)));[.B156])" office:value-type="float" office:value="0">
            <text:p>0</text:p>
          </table:table-cell>
          <table:table-cell table:formula="of:=PRODUCT(SUM(LEN([.A156]);-LEN(SUBSTITUTE([.A156];6;&quot;&quot;)));[.B156])" office:value-type="float" office:value="0">
            <text:p>0</text:p>
          </table:table-cell>
          <table:table-cell table:formula="of:=PRODUCT(SUM(LEN([.A156]);-LEN(SUBSTITUTE([.A156];7;&quot;&quot;)));[.B156])" office:value-type="float" office:value="6">
            <text:p>6</text:p>
          </table:table-cell>
          <table:table-cell table:formula="of:=PRODUCT(SUM(LEN([.A156]);-LEN(SUBSTITUTE([.A156];8;&quot;&quot;)));[.B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7]);-LEN(SUBSTITUTE([.A157];1;&quot;&quot;)));[.B157])" office:value-type="float" office:value="0">
            <text:p>0</text:p>
          </table:table-cell>
          <table:table-cell table:formula="of:=PRODUCT(SUM(LEN([.A157]);-LEN(SUBSTITUTE([.A157];2;&quot;&quot;)));[.B157])" office:value-type="float" office:value="0">
            <text:p>0</text:p>
          </table:table-cell>
          <table:table-cell table:formula="of:=PRODUCT(SUM(LEN([.A157]);-LEN(SUBSTITUTE([.A157];3;&quot;&quot;)));[.B157])" office:value-type="float" office:value="2">
            <text:p>2</text:p>
          </table:table-cell>
          <table:table-cell table:formula="of:=PRODUCT(SUM(LEN([.A157]);-LEN(SUBSTITUTE([.A157];4;&quot;&quot;)));[.B157])" office:value-type="float" office:value="2">
            <text:p>2</text:p>
          </table:table-cell>
          <table:table-cell table:formula="of:=PRODUCT(SUM(LEN([.A157]);-LEN(SUBSTITUTE([.A157];5;&quot;&quot;)));[.B157])" office:value-type="float" office:value="0">
            <text:p>0</text:p>
          </table:table-cell>
          <table:table-cell table:formula="of:=PRODUCT(SUM(LEN([.A157]);-LEN(SUBSTITUTE([.A157];6;&quot;&quot;)));[.B157])" office:value-type="float" office:value="0">
            <text:p>0</text:p>
          </table:table-cell>
          <table:table-cell table:formula="of:=PRODUCT(SUM(LEN([.A157]);-LEN(SUBSTITUTE([.A157];7;&quot;&quot;)));[.B157])" office:value-type="float" office:value="2">
            <text:p>2</text:p>
          </table:table-cell>
          <table:table-cell table:formula="of:=PRODUCT(SUM(LEN([.A157]);-LEN(SUBSTITUTE([.A157];8;&quot;&quot;)));[.B15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8]);-LEN(SUBSTITUTE([.A158];1;&quot;&quot;)));[.B158])" office:value-type="float" office:value="0">
            <text:p>0</text:p>
          </table:table-cell>
          <table:table-cell table:formula="of:=PRODUCT(SUM(LEN([.A158]);-LEN(SUBSTITUTE([.A158];2;&quot;&quot;)));[.B158])" office:value-type="float" office:value="0">
            <text:p>0</text:p>
          </table:table-cell>
          <table:table-cell table:formula="of:=PRODUCT(SUM(LEN([.A158]);-LEN(SUBSTITUTE([.A158];3;&quot;&quot;)));[.B158])" office:value-type="float" office:value="2">
            <text:p>2</text:p>
          </table:table-cell>
          <table:table-cell table:formula="of:=PRODUCT(SUM(LEN([.A158]);-LEN(SUBSTITUTE([.A158];4;&quot;&quot;)));[.B158])" office:value-type="float" office:value="2">
            <text:p>2</text:p>
          </table:table-cell>
          <table:table-cell table:formula="of:=PRODUCT(SUM(LEN([.A158]);-LEN(SUBSTITUTE([.A158];5;&quot;&quot;)));[.B158])" office:value-type="float" office:value="0">
            <text:p>0</text:p>
          </table:table-cell>
          <table:table-cell table:formula="of:=PRODUCT(SUM(LEN([.A158]);-LEN(SUBSTITUTE([.A158];6;&quot;&quot;)));[.B158])" office:value-type="float" office:value="0">
            <text:p>0</text:p>
          </table:table-cell>
          <table:table-cell table:formula="of:=PRODUCT(SUM(LEN([.A158]);-LEN(SUBSTITUTE([.A158];7;&quot;&quot;)));[.B158])" office:value-type="float" office:value="2">
            <text:p>2</text:p>
          </table:table-cell>
          <table:table-cell table:formula="of:=PRODUCT(SUM(LEN([.A158]);-LEN(SUBSTITUTE([.A158];8;&quot;&quot;)));[.B15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9]);-LEN(SUBSTITUTE([.A159];1;&quot;&quot;)));[.B159])" office:value-type="float" office:value="0">
            <text:p>0</text:p>
          </table:table-cell>
          <table:table-cell table:formula="of:=PRODUCT(SUM(LEN([.A159]);-LEN(SUBSTITUTE([.A159];2;&quot;&quot;)));[.B159])" office:value-type="float" office:value="2">
            <text:p>2</text:p>
          </table:table-cell>
          <table:table-cell table:formula="of:=PRODUCT(SUM(LEN([.A159]);-LEN(SUBSTITUTE([.A159];3;&quot;&quot;)));[.B159])" office:value-type="float" office:value="2">
            <text:p>2</text:p>
          </table:table-cell>
          <table:table-cell table:formula="of:=PRODUCT(SUM(LEN([.A159]);-LEN(SUBSTITUTE([.A159];4;&quot;&quot;)));[.B159])" office:value-type="float" office:value="0">
            <text:p>0</text:p>
          </table:table-cell>
          <table:table-cell table:formula="of:=PRODUCT(SUM(LEN([.A159]);-LEN(SUBSTITUTE([.A159];5;&quot;&quot;)));[.B159])" office:value-type="float" office:value="0">
            <text:p>0</text:p>
          </table:table-cell>
          <table:table-cell table:formula="of:=PRODUCT(SUM(LEN([.A159]);-LEN(SUBSTITUTE([.A159];6;&quot;&quot;)));[.B159])" office:value-type="float" office:value="0">
            <text:p>0</text:p>
          </table:table-cell>
          <table:table-cell table:formula="of:=PRODUCT(SUM(LEN([.A159]);-LEN(SUBSTITUTE([.A159];7;&quot;&quot;)));[.B159])" office:value-type="float" office:value="2">
            <text:p>2</text:p>
          </table:table-cell>
          <table:table-cell table:formula="of:=PRODUCT(SUM(LEN([.A159]);-LEN(SUBSTITUTE([.A159];8;&quot;&quot;)));[.B15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0]);-LEN(SUBSTITUTE([.A160];1;&quot;&quot;)));[.B160])" office:value-type="float" office:value="0">
            <text:p>0</text:p>
          </table:table-cell>
          <table:table-cell table:formula="of:=PRODUCT(SUM(LEN([.A160]);-LEN(SUBSTITUTE([.A160];2;&quot;&quot;)));[.B160])" office:value-type="float" office:value="2">
            <text:p>2</text:p>
          </table:table-cell>
          <table:table-cell table:formula="of:=PRODUCT(SUM(LEN([.A160]);-LEN(SUBSTITUTE([.A160];3;&quot;&quot;)));[.B160])" office:value-type="float" office:value="4">
            <text:p>4</text:p>
          </table:table-cell>
          <table:table-cell table:formula="of:=PRODUCT(SUM(LEN([.A160]);-LEN(SUBSTITUTE([.A160];4;&quot;&quot;)));[.B160])" office:value-type="float" office:value="0">
            <text:p>0</text:p>
          </table:table-cell>
          <table:table-cell table:formula="of:=PRODUCT(SUM(LEN([.A160]);-LEN(SUBSTITUTE([.A160];5;&quot;&quot;)));[.B160])" office:value-type="float" office:value="0">
            <text:p>0</text:p>
          </table:table-cell>
          <table:table-cell table:formula="of:=PRODUCT(SUM(LEN([.A160]);-LEN(SUBSTITUTE([.A160];6;&quot;&quot;)));[.B160])" office:value-type="float" office:value="0">
            <text:p>0</text:p>
          </table:table-cell>
          <table:table-cell table:formula="of:=PRODUCT(SUM(LEN([.A160]);-LEN(SUBSTITUTE([.A160];7;&quot;&quot;)));[.B160])" office:value-type="float" office:value="2">
            <text:p>2</text:p>
          </table:table-cell>
          <table:table-cell table:formula="of:=PRODUCT(SUM(LEN([.A160]);-LEN(SUBSTITUTE([.A160];8;&quot;&quot;)));[.B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1]);-LEN(SUBSTITUTE([.A161];1;&quot;&quot;)));[.B161])" office:value-type="float" office:value="0">
            <text:p>0</text:p>
          </table:table-cell>
          <table:table-cell table:formula="of:=PRODUCT(SUM(LEN([.A161]);-LEN(SUBSTITUTE([.A161];2;&quot;&quot;)));[.B161])" office:value-type="float" office:value="0">
            <text:p>0</text:p>
          </table:table-cell>
          <table:table-cell table:formula="of:=PRODUCT(SUM(LEN([.A161]);-LEN(SUBSTITUTE([.A161];3;&quot;&quot;)));[.B161])" office:value-type="float" office:value="4">
            <text:p>4</text:p>
          </table:table-cell>
          <table:table-cell table:formula="of:=PRODUCT(SUM(LEN([.A161]);-LEN(SUBSTITUTE([.A161];4;&quot;&quot;)));[.B161])" office:value-type="float" office:value="2">
            <text:p>2</text:p>
          </table:table-cell>
          <table:table-cell table:formula="of:=PRODUCT(SUM(LEN([.A161]);-LEN(SUBSTITUTE([.A161];5;&quot;&quot;)));[.B161])" office:value-type="float" office:value="0">
            <text:p>0</text:p>
          </table:table-cell>
          <table:table-cell table:formula="of:=PRODUCT(SUM(LEN([.A161]);-LEN(SUBSTITUTE([.A161];6;&quot;&quot;)));[.B161])" office:value-type="float" office:value="0">
            <text:p>0</text:p>
          </table:table-cell>
          <table:table-cell table:formula="of:=PRODUCT(SUM(LEN([.A161]);-LEN(SUBSTITUTE([.A161];7;&quot;&quot;)));[.B161])" office:value-type="float" office:value="0">
            <text:p>0</text:p>
          </table:table-cell>
          <table:table-cell table:formula="of:=PRODUCT(SUM(LEN([.A161]);-LEN(SUBSTITUTE([.A161];8;&quot;&quot;)));[.B16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2]);-LEN(SUBSTITUTE([.A162];1;&quot;&quot;)));[.B162])" office:value-type="float" office:value="4">
            <text:p>4</text:p>
          </table:table-cell>
          <table:table-cell table:formula="of:=PRODUCT(SUM(LEN([.A162]);-LEN(SUBSTITUTE([.A162];2;&quot;&quot;)));[.B162])" office:value-type="float" office:value="2">
            <text:p>2</text:p>
          </table:table-cell>
          <table:table-cell table:formula="of:=PRODUCT(SUM(LEN([.A162]);-LEN(SUBSTITUTE([.A162];3;&quot;&quot;)));[.B162])" office:value-type="float" office:value="0">
            <text:p>0</text:p>
          </table:table-cell>
          <table:table-cell table:formula="of:=PRODUCT(SUM(LEN([.A162]);-LEN(SUBSTITUTE([.A162];4;&quot;&quot;)));[.B162])" office:value-type="float" office:value="0">
            <text:p>0</text:p>
          </table:table-cell>
          <table:table-cell table:formula="of:=PRODUCT(SUM(LEN([.A162]);-LEN(SUBSTITUTE([.A162];5;&quot;&quot;)));[.B162])" office:value-type="float" office:value="0">
            <text:p>0</text:p>
          </table:table-cell>
          <table:table-cell table:formula="of:=PRODUCT(SUM(LEN([.A162]);-LEN(SUBSTITUTE([.A162];6;&quot;&quot;)));[.B162])" office:value-type="float" office:value="0">
            <text:p>0</text:p>
          </table:table-cell>
          <table:table-cell table:formula="of:=PRODUCT(SUM(LEN([.A162]);-LEN(SUBSTITUTE([.A162];7;&quot;&quot;)));[.B162])" office:value-type="float" office:value="0">
            <text:p>0</text:p>
          </table:table-cell>
          <table:table-cell table:formula="of:=PRODUCT(SUM(LEN([.A162]);-LEN(SUBSTITUTE([.A162];8;&quot;&quot;)));[.B16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3]);-LEN(SUBSTITUTE([.A163];1;&quot;&quot;)));[.B163])" office:value-type="float" office:value="2">
            <text:p>2</text:p>
          </table:table-cell>
          <table:table-cell table:formula="of:=PRODUCT(SUM(LEN([.A163]);-LEN(SUBSTITUTE([.A163];2;&quot;&quot;)));[.B163])" office:value-type="float" office:value="0">
            <text:p>0</text:p>
          </table:table-cell>
          <table:table-cell table:formula="of:=PRODUCT(SUM(LEN([.A163]);-LEN(SUBSTITUTE([.A163];3;&quot;&quot;)));[.B163])" office:value-type="float" office:value="0">
            <text:p>0</text:p>
          </table:table-cell>
          <table:table-cell table:formula="of:=PRODUCT(SUM(LEN([.A163]);-LEN(SUBSTITUTE([.A163];4;&quot;&quot;)));[.B163])" office:value-type="float" office:value="0">
            <text:p>0</text:p>
          </table:table-cell>
          <table:table-cell table:formula="of:=PRODUCT(SUM(LEN([.A163]);-LEN(SUBSTITUTE([.A163];5;&quot;&quot;)));[.B163])" office:value-type="float" office:value="0">
            <text:p>0</text:p>
          </table:table-cell>
          <table:table-cell table:formula="of:=PRODUCT(SUM(LEN([.A163]);-LEN(SUBSTITUTE([.A163];6;&quot;&quot;)));[.B163])" office:value-type="float" office:value="0">
            <text:p>0</text:p>
          </table:table-cell>
          <table:table-cell table:formula="of:=PRODUCT(SUM(LEN([.A163]);-LEN(SUBSTITUTE([.A163];7;&quot;&quot;)));[.B163])" office:value-type="float" office:value="0">
            <text:p>0</text:p>
          </table:table-cell>
          <table:table-cell table:formula="of:=PRODUCT(SUM(LEN([.A163]);-LEN(SUBSTITUTE([.A163];8;&quot;&quot;)));[.B163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4]);-LEN(SUBSTITUTE([.A164];1;&quot;&quot;)));[.B164])" office:value-type="float" office:value="0">
            <text:p>0</text:p>
          </table:table-cell>
          <table:table-cell table:formula="of:=PRODUCT(SUM(LEN([.A164]);-LEN(SUBSTITUTE([.A164];2;&quot;&quot;)));[.B164])" office:value-type="float" office:value="0">
            <text:p>0</text:p>
          </table:table-cell>
          <table:table-cell table:formula="of:=PRODUCT(SUM(LEN([.A164]);-LEN(SUBSTITUTE([.A164];3;&quot;&quot;)));[.B164])" office:value-type="float" office:value="0">
            <text:p>0</text:p>
          </table:table-cell>
          <table:table-cell table:formula="of:=PRODUCT(SUM(LEN([.A164]);-LEN(SUBSTITUTE([.A164];4;&quot;&quot;)));[.B164])" office:value-type="float" office:value="0">
            <text:p>0</text:p>
          </table:table-cell>
          <table:table-cell table:formula="of:=PRODUCT(SUM(LEN([.A164]);-LEN(SUBSTITUTE([.A164];5;&quot;&quot;)));[.B164])" office:value-type="float" office:value="0">
            <text:p>0</text:p>
          </table:table-cell>
          <table:table-cell table:formula="of:=PRODUCT(SUM(LEN([.A164]);-LEN(SUBSTITUTE([.A164];6;&quot;&quot;)));[.B164])" office:value-type="float" office:value="0">
            <text:p>0</text:p>
          </table:table-cell>
          <table:table-cell table:formula="of:=PRODUCT(SUM(LEN([.A164]);-LEN(SUBSTITUTE([.A164];7;&quot;&quot;)));[.B164])" office:value-type="float" office:value="4">
            <text:p>4</text:p>
          </table:table-cell>
          <table:table-cell table:formula="of:=PRODUCT(SUM(LEN([.A164]);-LEN(SUBSTITUTE([.A164];8;&quot;&quot;)));[.B164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5]);-LEN(SUBSTITUTE([.A165];1;&quot;&quot;)));[.B165])" office:value-type="float" office:value="0">
            <text:p>0</text:p>
          </table:table-cell>
          <table:table-cell table:formula="of:=PRODUCT(SUM(LEN([.A165]);-LEN(SUBSTITUTE([.A165];2;&quot;&quot;)));[.B165])" office:value-type="float" office:value="0">
            <text:p>0</text:p>
          </table:table-cell>
          <table:table-cell table:formula="of:=PRODUCT(SUM(LEN([.A165]);-LEN(SUBSTITUTE([.A165];3;&quot;&quot;)));[.B165])" office:value-type="float" office:value="2">
            <text:p>2</text:p>
          </table:table-cell>
          <table:table-cell table:formula="of:=PRODUCT(SUM(LEN([.A165]);-LEN(SUBSTITUTE([.A165];4;&quot;&quot;)));[.B165])" office:value-type="float" office:value="2">
            <text:p>2</text:p>
          </table:table-cell>
          <table:table-cell table:formula="of:=PRODUCT(SUM(LEN([.A165]);-LEN(SUBSTITUTE([.A165];5;&quot;&quot;)));[.B165])" office:value-type="float" office:value="0">
            <text:p>0</text:p>
          </table:table-cell>
          <table:table-cell table:formula="of:=PRODUCT(SUM(LEN([.A165]);-LEN(SUBSTITUTE([.A165];6;&quot;&quot;)));[.B165])" office:value-type="float" office:value="0">
            <text:p>0</text:p>
          </table:table-cell>
          <table:table-cell table:formula="of:=PRODUCT(SUM(LEN([.A165]);-LEN(SUBSTITUTE([.A165];7;&quot;&quot;)));[.B165])" office:value-type="float" office:value="0">
            <text:p>0</text:p>
          </table:table-cell>
          <table:table-cell table:formula="of:=PRODUCT(SUM(LEN([.A165]);-LEN(SUBSTITUTE([.A165];8;&quot;&quot;)));[.B165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6]);-LEN(SUBSTITUTE([.A166];1;&quot;&quot;)));[.B166])" office:value-type="float" office:value="0">
            <text:p>0</text:p>
          </table:table-cell>
          <table:table-cell table:formula="of:=PRODUCT(SUM(LEN([.A166]);-LEN(SUBSTITUTE([.A166];2;&quot;&quot;)));[.B166])" office:value-type="float" office:value="4">
            <text:p>4</text:p>
          </table:table-cell>
          <table:table-cell table:formula="of:=PRODUCT(SUM(LEN([.A166]);-LEN(SUBSTITUTE([.A166];3;&quot;&quot;)));[.B166])" office:value-type="float" office:value="2">
            <text:p>2</text:p>
          </table:table-cell>
          <table:table-cell table:formula="of:=PRODUCT(SUM(LEN([.A166]);-LEN(SUBSTITUTE([.A166];4;&quot;&quot;)));[.B166])" office:value-type="float" office:value="0">
            <text:p>0</text:p>
          </table:table-cell>
          <table:table-cell table:formula="of:=PRODUCT(SUM(LEN([.A166]);-LEN(SUBSTITUTE([.A166];5;&quot;&quot;)));[.B166])" office:value-type="float" office:value="0">
            <text:p>0</text:p>
          </table:table-cell>
          <table:table-cell table:formula="of:=PRODUCT(SUM(LEN([.A166]);-LEN(SUBSTITUTE([.A166];6;&quot;&quot;)));[.B166])" office:value-type="float" office:value="0">
            <text:p>0</text:p>
          </table:table-cell>
          <table:table-cell table:formula="of:=PRODUCT(SUM(LEN([.A166]);-LEN(SUBSTITUTE([.A166];7;&quot;&quot;)));[.B166])" office:value-type="float" office:value="0">
            <text:p>0</text:p>
          </table:table-cell>
          <table:table-cell table:formula="of:=PRODUCT(SUM(LEN([.A166]);-LEN(SUBSTITUTE([.A166];8;&quot;&quot;)));[.B16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7]);-LEN(SUBSTITUTE([.A167];1;&quot;&quot;)));[.B167])" office:value-type="float" office:value="4">
            <text:p>4</text:p>
          </table:table-cell>
          <table:table-cell table:formula="of:=PRODUCT(SUM(LEN([.A167]);-LEN(SUBSTITUTE([.A167];2;&quot;&quot;)));[.B167])" office:value-type="float" office:value="2">
            <text:p>2</text:p>
          </table:table-cell>
          <table:table-cell table:formula="of:=PRODUCT(SUM(LEN([.A167]);-LEN(SUBSTITUTE([.A167];3;&quot;&quot;)));[.B167])" office:value-type="float" office:value="0">
            <text:p>0</text:p>
          </table:table-cell>
          <table:table-cell table:formula="of:=PRODUCT(SUM(LEN([.A167]);-LEN(SUBSTITUTE([.A167];4;&quot;&quot;)));[.B167])" office:value-type="float" office:value="0">
            <text:p>0</text:p>
          </table:table-cell>
          <table:table-cell table:formula="of:=PRODUCT(SUM(LEN([.A167]);-LEN(SUBSTITUTE([.A167];5;&quot;&quot;)));[.B167])" office:value-type="float" office:value="0">
            <text:p>0</text:p>
          </table:table-cell>
          <table:table-cell table:formula="of:=PRODUCT(SUM(LEN([.A167]);-LEN(SUBSTITUTE([.A167];6;&quot;&quot;)));[.B167])" office:value-type="float" office:value="0">
            <text:p>0</text:p>
          </table:table-cell>
          <table:table-cell table:formula="of:=PRODUCT(SUM(LEN([.A167]);-LEN(SUBSTITUTE([.A167];7;&quot;&quot;)));[.B167])" office:value-type="float" office:value="0">
            <text:p>0</text:p>
          </table:table-cell>
          <table:table-cell table:formula="of:=PRODUCT(SUM(LEN([.A167]);-LEN(SUBSTITUTE([.A167];8;&quot;&quot;)));[.B16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8]);-LEN(SUBSTITUTE([.A168];1;&quot;&quot;)));[.B168])" office:value-type="float" office:value="2">
            <text:p>2</text:p>
          </table:table-cell>
          <table:table-cell table:formula="of:=PRODUCT(SUM(LEN([.A168]);-LEN(SUBSTITUTE([.A168];2;&quot;&quot;)));[.B168])" office:value-type="float" office:value="4">
            <text:p>4</text:p>
          </table:table-cell>
          <table:table-cell table:formula="of:=PRODUCT(SUM(LEN([.A168]);-LEN(SUBSTITUTE([.A168];3;&quot;&quot;)));[.B168])" office:value-type="float" office:value="0">
            <text:p>0</text:p>
          </table:table-cell>
          <table:table-cell table:formula="of:=PRODUCT(SUM(LEN([.A168]);-LEN(SUBSTITUTE([.A168];4;&quot;&quot;)));[.B168])" office:value-type="float" office:value="0">
            <text:p>0</text:p>
          </table:table-cell>
          <table:table-cell table:formula="of:=PRODUCT(SUM(LEN([.A168]);-LEN(SUBSTITUTE([.A168];5;&quot;&quot;)));[.B168])" office:value-type="float" office:value="0">
            <text:p>0</text:p>
          </table:table-cell>
          <table:table-cell table:formula="of:=PRODUCT(SUM(LEN([.A168]);-LEN(SUBSTITUTE([.A168];6;&quot;&quot;)));[.B168])" office:value-type="float" office:value="0">
            <text:p>0</text:p>
          </table:table-cell>
          <table:table-cell table:formula="of:=PRODUCT(SUM(LEN([.A168]);-LEN(SUBSTITUTE([.A168];7;&quot;&quot;)));[.B168])" office:value-type="float" office:value="0">
            <text:p>0</text:p>
          </table:table-cell>
          <table:table-cell table:formula="of:=PRODUCT(SUM(LEN([.A168]);-LEN(SUBSTITUTE([.A168];8;&quot;&quot;)));[.B16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9]);-LEN(SUBSTITUTE([.A169];1;&quot;&quot;)));[.B169])" office:value-type="float" office:value="4">
            <text:p>4</text:p>
          </table:table-cell>
          <table:table-cell table:formula="of:=PRODUCT(SUM(LEN([.A169]);-LEN(SUBSTITUTE([.A169];2;&quot;&quot;)));[.B169])" office:value-type="float" office:value="0">
            <text:p>0</text:p>
          </table:table-cell>
          <table:table-cell table:formula="of:=PRODUCT(SUM(LEN([.A169]);-LEN(SUBSTITUTE([.A169];3;&quot;&quot;)));[.B169])" office:value-type="float" office:value="0">
            <text:p>0</text:p>
          </table:table-cell>
          <table:table-cell table:formula="of:=PRODUCT(SUM(LEN([.A169]);-LEN(SUBSTITUTE([.A169];4;&quot;&quot;)));[.B169])" office:value-type="float" office:value="0">
            <text:p>0</text:p>
          </table:table-cell>
          <table:table-cell table:formula="of:=PRODUCT(SUM(LEN([.A169]);-LEN(SUBSTITUTE([.A169];5;&quot;&quot;)));[.B169])" office:value-type="float" office:value="0">
            <text:p>0</text:p>
          </table:table-cell>
          <table:table-cell table:formula="of:=PRODUCT(SUM(LEN([.A169]);-LEN(SUBSTITUTE([.A169];6;&quot;&quot;)));[.B169])" office:value-type="float" office:value="0">
            <text:p>0</text:p>
          </table:table-cell>
          <table:table-cell table:formula="of:=PRODUCT(SUM(LEN([.A169]);-LEN(SUBSTITUTE([.A169];7;&quot;&quot;)));[.B169])" office:value-type="float" office:value="0">
            <text:p>0</text:p>
          </table:table-cell>
          <table:table-cell table:formula="of:=PRODUCT(SUM(LEN([.A169]);-LEN(SUBSTITUTE([.A169];8;&quot;&quot;)));[.B16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0]);-LEN(SUBSTITUTE([.A170];1;&quot;&quot;)));[.B170])" office:value-type="float" office:value="0">
            <text:p>0</text:p>
          </table:table-cell>
          <table:table-cell table:formula="of:=PRODUCT(SUM(LEN([.A170]);-LEN(SUBSTITUTE([.A170];2;&quot;&quot;)));[.B170])" office:value-type="float" office:value="0">
            <text:p>0</text:p>
          </table:table-cell>
          <table:table-cell table:formula="of:=PRODUCT(SUM(LEN([.A170]);-LEN(SUBSTITUTE([.A170];3;&quot;&quot;)));[.B170])" office:value-type="float" office:value="2">
            <text:p>2</text:p>
          </table:table-cell>
          <table:table-cell table:formula="of:=PRODUCT(SUM(LEN([.A170]);-LEN(SUBSTITUTE([.A170];4;&quot;&quot;)));[.B170])" office:value-type="float" office:value="2">
            <text:p>2</text:p>
          </table:table-cell>
          <table:table-cell table:formula="of:=PRODUCT(SUM(LEN([.A170]);-LEN(SUBSTITUTE([.A170];5;&quot;&quot;)));[.B170])" office:value-type="float" office:value="0">
            <text:p>0</text:p>
          </table:table-cell>
          <table:table-cell table:formula="of:=PRODUCT(SUM(LEN([.A170]);-LEN(SUBSTITUTE([.A170];6;&quot;&quot;)));[.B170])" office:value-type="float" office:value="0">
            <text:p>0</text:p>
          </table:table-cell>
          <table:table-cell table:formula="of:=PRODUCT(SUM(LEN([.A170]);-LEN(SUBSTITUTE([.A170];7;&quot;&quot;)));[.B170])" office:value-type="float" office:value="2">
            <text:p>2</text:p>
          </table:table-cell>
          <table:table-cell table:formula="of:=PRODUCT(SUM(LEN([.A170]);-LEN(SUBSTITUTE([.A170];8;&quot;&quot;)));[.B17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1]);-LEN(SUBSTITUTE([.A171];1;&quot;&quot;)));[.B171])" office:value-type="float" office:value="2">
            <text:p>2</text:p>
          </table:table-cell>
          <table:table-cell table:formula="of:=PRODUCT(SUM(LEN([.A171]);-LEN(SUBSTITUTE([.A171];2;&quot;&quot;)));[.B171])" office:value-type="float" office:value="2">
            <text:p>2</text:p>
          </table:table-cell>
          <table:table-cell table:formula="of:=PRODUCT(SUM(LEN([.A171]);-LEN(SUBSTITUTE([.A171];3;&quot;&quot;)));[.B171])" office:value-type="float" office:value="0">
            <text:p>0</text:p>
          </table:table-cell>
          <table:table-cell table:formula="of:=PRODUCT(SUM(LEN([.A171]);-LEN(SUBSTITUTE([.A171];4;&quot;&quot;)));[.B171])" office:value-type="float" office:value="0">
            <text:p>0</text:p>
          </table:table-cell>
          <table:table-cell table:formula="of:=PRODUCT(SUM(LEN([.A171]);-LEN(SUBSTITUTE([.A171];5;&quot;&quot;)));[.B171])" office:value-type="float" office:value="0">
            <text:p>0</text:p>
          </table:table-cell>
          <table:table-cell table:formula="of:=PRODUCT(SUM(LEN([.A171]);-LEN(SUBSTITUTE([.A171];6;&quot;&quot;)));[.B171])" office:value-type="float" office:value="0">
            <text:p>0</text:p>
          </table:table-cell>
          <table:table-cell table:formula="of:=PRODUCT(SUM(LEN([.A171]);-LEN(SUBSTITUTE([.A171];7;&quot;&quot;)));[.B171])" office:value-type="float" office:value="0">
            <text:p>0</text:p>
          </table:table-cell>
          <table:table-cell table:formula="of:=PRODUCT(SUM(LEN([.A171]);-LEN(SUBSTITUTE([.A171];8;&quot;&quot;)));[.B171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2]);-LEN(SUBSTITUTE([.A172];1;&quot;&quot;)));[.B172])" office:value-type="float" office:value="2">
            <text:p>2</text:p>
          </table:table-cell>
          <table:table-cell table:formula="of:=PRODUCT(SUM(LEN([.A172]);-LEN(SUBSTITUTE([.A172];2;&quot;&quot;)));[.B172])" office:value-type="float" office:value="0">
            <text:p>0</text:p>
          </table:table-cell>
          <table:table-cell table:formula="of:=PRODUCT(SUM(LEN([.A172]);-LEN(SUBSTITUTE([.A172];3;&quot;&quot;)));[.B172])" office:value-type="float" office:value="0">
            <text:p>0</text:p>
          </table:table-cell>
          <table:table-cell table:formula="of:=PRODUCT(SUM(LEN([.A172]);-LEN(SUBSTITUTE([.A172];4;&quot;&quot;)));[.B172])" office:value-type="float" office:value="0">
            <text:p>0</text:p>
          </table:table-cell>
          <table:table-cell table:formula="of:=PRODUCT(SUM(LEN([.A172]);-LEN(SUBSTITUTE([.A172];5;&quot;&quot;)));[.B172])" office:value-type="float" office:value="4">
            <text:p>4</text:p>
          </table:table-cell>
          <table:table-cell table:formula="of:=PRODUCT(SUM(LEN([.A172]);-LEN(SUBSTITUTE([.A172];6;&quot;&quot;)));[.B172])" office:value-type="float" office:value="0">
            <text:p>0</text:p>
          </table:table-cell>
          <table:table-cell table:formula="of:=PRODUCT(SUM(LEN([.A172]);-LEN(SUBSTITUTE([.A172];7;&quot;&quot;)));[.B172])" office:value-type="float" office:value="0">
            <text:p>0</text:p>
          </table:table-cell>
          <table:table-cell table:formula="of:=PRODUCT(SUM(LEN([.A172]);-LEN(SUBSTITUTE([.A172];8;&quot;&quot;)));[.B17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3]);-LEN(SUBSTITUTE([.A173];1;&quot;&quot;)));[.B173])" office:value-type="float" office:value="0">
            <text:p>0</text:p>
          </table:table-cell>
          <table:table-cell table:formula="of:=PRODUCT(SUM(LEN([.A173]);-LEN(SUBSTITUTE([.A173];2;&quot;&quot;)));[.B173])" office:value-type="float" office:value="0">
            <text:p>0</text:p>
          </table:table-cell>
          <table:table-cell table:formula="of:=PRODUCT(SUM(LEN([.A173]);-LEN(SUBSTITUTE([.A173];3;&quot;&quot;)));[.B173])" office:value-type="float" office:value="2">
            <text:p>2</text:p>
          </table:table-cell>
          <table:table-cell table:formula="of:=PRODUCT(SUM(LEN([.A173]);-LEN(SUBSTITUTE([.A173];4;&quot;&quot;)));[.B173])" office:value-type="float" office:value="2">
            <text:p>2</text:p>
          </table:table-cell>
          <table:table-cell table:formula="of:=PRODUCT(SUM(LEN([.A173]);-LEN(SUBSTITUTE([.A173];5;&quot;&quot;)));[.B173])" office:value-type="float" office:value="0">
            <text:p>0</text:p>
          </table:table-cell>
          <table:table-cell table:formula="of:=PRODUCT(SUM(LEN([.A173]);-LEN(SUBSTITUTE([.A173];6;&quot;&quot;)));[.B173])" office:value-type="float" office:value="0">
            <text:p>0</text:p>
          </table:table-cell>
          <table:table-cell table:formula="of:=PRODUCT(SUM(LEN([.A173]);-LEN(SUBSTITUTE([.A173];7;&quot;&quot;)));[.B173])" office:value-type="float" office:value="2">
            <text:p>2</text:p>
          </table:table-cell>
          <table:table-cell table:formula="of:=PRODUCT(SUM(LEN([.A173]);-LEN(SUBSTITUTE([.A173];8;&quot;&quot;)));[.B17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4]);-LEN(SUBSTITUTE([.A174];1;&quot;&quot;)));[.B174])" office:value-type="float" office:value="0">
            <text:p>0</text:p>
          </table:table-cell>
          <table:table-cell table:formula="of:=PRODUCT(SUM(LEN([.A174]);-LEN(SUBSTITUTE([.A174];2;&quot;&quot;)));[.B174])" office:value-type="float" office:value="0">
            <text:p>0</text:p>
          </table:table-cell>
          <table:table-cell table:formula="of:=PRODUCT(SUM(LEN([.A174]);-LEN(SUBSTITUTE([.A174];3;&quot;&quot;)));[.B174])" office:value-type="float" office:value="0">
            <text:p>0</text:p>
          </table:table-cell>
          <table:table-cell table:formula="of:=PRODUCT(SUM(LEN([.A174]);-LEN(SUBSTITUTE([.A174];4;&quot;&quot;)));[.B174])" office:value-type="float" office:value="0">
            <text:p>0</text:p>
          </table:table-cell>
          <table:table-cell table:formula="of:=PRODUCT(SUM(LEN([.A174]);-LEN(SUBSTITUTE([.A174];5;&quot;&quot;)));[.B174])" office:value-type="float" office:value="2">
            <text:p>2</text:p>
          </table:table-cell>
          <table:table-cell table:formula="of:=PRODUCT(SUM(LEN([.A174]);-LEN(SUBSTITUTE([.A174];6;&quot;&quot;)));[.B174])" office:value-type="float" office:value="2">
            <text:p>2</text:p>
          </table:table-cell>
          <table:table-cell table:formula="of:=PRODUCT(SUM(LEN([.A174]);-LEN(SUBSTITUTE([.A174];7;&quot;&quot;)));[.B174])" office:value-type="float" office:value="2">
            <text:p>2</text:p>
          </table:table-cell>
          <table:table-cell table:formula="of:=PRODUCT(SUM(LEN([.A174]);-LEN(SUBSTITUTE([.A174];8;&quot;&quot;)));[.B17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5]);-LEN(SUBSTITUTE([.A175];1;&quot;&quot;)));[.B175])" office:value-type="float" office:value="0">
            <text:p>0</text:p>
          </table:table-cell>
          <table:table-cell table:formula="of:=PRODUCT(SUM(LEN([.A175]);-LEN(SUBSTITUTE([.A175];2;&quot;&quot;)));[.B175])" office:value-type="float" office:value="2">
            <text:p>2</text:p>
          </table:table-cell>
          <table:table-cell table:formula="of:=PRODUCT(SUM(LEN([.A175]);-LEN(SUBSTITUTE([.A175];3;&quot;&quot;)));[.B175])" office:value-type="float" office:value="2">
            <text:p>2</text:p>
          </table:table-cell>
          <table:table-cell table:formula="of:=PRODUCT(SUM(LEN([.A175]);-LEN(SUBSTITUTE([.A175];4;&quot;&quot;)));[.B175])" office:value-type="float" office:value="0">
            <text:p>0</text:p>
          </table:table-cell>
          <table:table-cell table:formula="of:=PRODUCT(SUM(LEN([.A175]);-LEN(SUBSTITUTE([.A175];5;&quot;&quot;)));[.B175])" office:value-type="float" office:value="2">
            <text:p>2</text:p>
          </table:table-cell>
          <table:table-cell table:formula="of:=PRODUCT(SUM(LEN([.A175]);-LEN(SUBSTITUTE([.A175];6;&quot;&quot;)));[.B175])" office:value-type="float" office:value="2">
            <text:p>2</text:p>
          </table:table-cell>
          <table:table-cell table:formula="of:=PRODUCT(SUM(LEN([.A175]);-LEN(SUBSTITUTE([.A175];7;&quot;&quot;)));[.B175])" office:value-type="float" office:value="0">
            <text:p>0</text:p>
          </table:table-cell>
          <table:table-cell table:formula="of:=PRODUCT(SUM(LEN([.A175]);-LEN(SUBSTITUTE([.A175];8;&quot;&quot;)));[.B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6]);-LEN(SUBSTITUTE([.A176];1;&quot;&quot;)));[.B176])" office:value-type="float" office:value="0">
            <text:p>0</text:p>
          </table:table-cell>
          <table:table-cell table:formula="of:=PRODUCT(SUM(LEN([.A176]);-LEN(SUBSTITUTE([.A176];2;&quot;&quot;)));[.B176])" office:value-type="float" office:value="0">
            <text:p>0</text:p>
          </table:table-cell>
          <table:table-cell table:formula="of:=PRODUCT(SUM(LEN([.A176]);-LEN(SUBSTITUTE([.A176];3;&quot;&quot;)));[.B176])" office:value-type="float" office:value="2">
            <text:p>2</text:p>
          </table:table-cell>
          <table:table-cell table:formula="of:=PRODUCT(SUM(LEN([.A176]);-LEN(SUBSTITUTE([.A176];4;&quot;&quot;)));[.B176])" office:value-type="float" office:value="2">
            <text:p>2</text:p>
          </table:table-cell>
          <table:table-cell table:formula="of:=PRODUCT(SUM(LEN([.A176]);-LEN(SUBSTITUTE([.A176];5;&quot;&quot;)));[.B176])" office:value-type="float" office:value="2">
            <text:p>2</text:p>
          </table:table-cell>
          <table:table-cell table:formula="of:=PRODUCT(SUM(LEN([.A176]);-LEN(SUBSTITUTE([.A176];6;&quot;&quot;)));[.B176])" office:value-type="float" office:value="0">
            <text:p>0</text:p>
          </table:table-cell>
          <table:table-cell table:formula="of:=PRODUCT(SUM(LEN([.A176]);-LEN(SUBSTITUTE([.A176];7;&quot;&quot;)));[.B176])" office:value-type="float" office:value="0">
            <text:p>0</text:p>
          </table:table-cell>
          <table:table-cell table:formula="of:=PRODUCT(SUM(LEN([.A176]);-LEN(SUBSTITUTE([.A176];8;&quot;&quot;)));[.B17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7]);-LEN(SUBSTITUTE([.A177];1;&quot;&quot;)));[.B177])" office:value-type="float" office:value="0">
            <text:p>0</text:p>
          </table:table-cell>
          <table:table-cell table:formula="of:=PRODUCT(SUM(LEN([.A177]);-LEN(SUBSTITUTE([.A177];2;&quot;&quot;)));[.B177])" office:value-type="float" office:value="2">
            <text:p>2</text:p>
          </table:table-cell>
          <table:table-cell table:formula="of:=PRODUCT(SUM(LEN([.A177]);-LEN(SUBSTITUTE([.A177];3;&quot;&quot;)));[.B177])" office:value-type="float" office:value="2">
            <text:p>2</text:p>
          </table:table-cell>
          <table:table-cell table:formula="of:=PRODUCT(SUM(LEN([.A177]);-LEN(SUBSTITUTE([.A177];4;&quot;&quot;)));[.B177])" office:value-type="float" office:value="2">
            <text:p>2</text:p>
          </table:table-cell>
          <table:table-cell table:formula="of:=PRODUCT(SUM(LEN([.A177]);-LEN(SUBSTITUTE([.A177];5;&quot;&quot;)));[.B177])" office:value-type="float" office:value="2">
            <text:p>2</text:p>
          </table:table-cell>
          <table:table-cell table:formula="of:=PRODUCT(SUM(LEN([.A177]);-LEN(SUBSTITUTE([.A177];6;&quot;&quot;)));[.B177])" office:value-type="float" office:value="0">
            <text:p>0</text:p>
          </table:table-cell>
          <table:table-cell table:formula="of:=PRODUCT(SUM(LEN([.A177]);-LEN(SUBSTITUTE([.A177];7;&quot;&quot;)));[.B177])" office:value-type="float" office:value="0">
            <text:p>0</text:p>
          </table:table-cell>
          <table:table-cell table:formula="of:=PRODUCT(SUM(LEN([.A177]);-LEN(SUBSTITUTE([.A177];8;&quot;&quot;)));[.B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8]);-LEN(SUBSTITUTE([.A178];1;&quot;&quot;)));[.B178])" office:value-type="float" office:value="0">
            <text:p>0</text:p>
          </table:table-cell>
          <table:table-cell table:formula="of:=PRODUCT(SUM(LEN([.A178]);-LEN(SUBSTITUTE([.A178];2;&quot;&quot;)));[.B178])" office:value-type="float" office:value="0">
            <text:p>0</text:p>
          </table:table-cell>
          <table:table-cell table:formula="of:=PRODUCT(SUM(LEN([.A178]);-LEN(SUBSTITUTE([.A178];3;&quot;&quot;)));[.B178])" office:value-type="float" office:value="0">
            <text:p>0</text:p>
          </table:table-cell>
          <table:table-cell table:formula="of:=PRODUCT(SUM(LEN([.A178]);-LEN(SUBSTITUTE([.A178];4;&quot;&quot;)));[.B178])" office:value-type="float" office:value="4">
            <text:p>4</text:p>
          </table:table-cell>
          <table:table-cell table:formula="of:=PRODUCT(SUM(LEN([.A178]);-LEN(SUBSTITUTE([.A178];5;&quot;&quot;)));[.B178])" office:value-type="float" office:value="4">
            <text:p>4</text:p>
          </table:table-cell>
          <table:table-cell table:formula="of:=PRODUCT(SUM(LEN([.A178]);-LEN(SUBSTITUTE([.A178];6;&quot;&quot;)));[.B178])" office:value-type="float" office:value="0">
            <text:p>0</text:p>
          </table:table-cell>
          <table:table-cell table:formula="of:=PRODUCT(SUM(LEN([.A178]);-LEN(SUBSTITUTE([.A178];7;&quot;&quot;)));[.B178])" office:value-type="float" office:value="0">
            <text:p>0</text:p>
          </table:table-cell>
          <table:table-cell table:formula="of:=PRODUCT(SUM(LEN([.A178]);-LEN(SUBSTITUTE([.A178];8;&quot;&quot;)));[.B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9]);-LEN(SUBSTITUTE([.A179];1;&quot;&quot;)));[.B179])" office:value-type="float" office:value="0">
            <text:p>0</text:p>
          </table:table-cell>
          <table:table-cell table:formula="of:=PRODUCT(SUM(LEN([.A179]);-LEN(SUBSTITUTE([.A179];2;&quot;&quot;)));[.B179])" office:value-type="float" office:value="2">
            <text:p>2</text:p>
          </table:table-cell>
          <table:table-cell table:formula="of:=PRODUCT(SUM(LEN([.A179]);-LEN(SUBSTITUTE([.A179];3;&quot;&quot;)));[.B179])" office:value-type="float" office:value="0">
            <text:p>0</text:p>
          </table:table-cell>
          <table:table-cell table:formula="of:=PRODUCT(SUM(LEN([.A179]);-LEN(SUBSTITUTE([.A179];4;&quot;&quot;)));[.B179])" office:value-type="float" office:value="2">
            <text:p>2</text:p>
          </table:table-cell>
          <table:table-cell table:formula="of:=PRODUCT(SUM(LEN([.A179]);-LEN(SUBSTITUTE([.A179];5;&quot;&quot;)));[.B179])" office:value-type="float" office:value="4">
            <text:p>4</text:p>
          </table:table-cell>
          <table:table-cell table:formula="of:=PRODUCT(SUM(LEN([.A179]);-LEN(SUBSTITUTE([.A179];6;&quot;&quot;)));[.B179])" office:value-type="float" office:value="0">
            <text:p>0</text:p>
          </table:table-cell>
          <table:table-cell table:formula="of:=PRODUCT(SUM(LEN([.A179]);-LEN(SUBSTITUTE([.A179];7;&quot;&quot;)));[.B179])" office:value-type="float" office:value="0">
            <text:p>0</text:p>
          </table:table-cell>
          <table:table-cell table:formula="of:=PRODUCT(SUM(LEN([.A179]);-LEN(SUBSTITUTE([.A179];8;&quot;&quot;)));[.B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0]);-LEN(SUBSTITUTE([.A180];1;&quot;&quot;)));[.B180])" office:value-type="float" office:value="2">
            <text:p>2</text:p>
          </table:table-cell>
          <table:table-cell table:formula="of:=PRODUCT(SUM(LEN([.A180]);-LEN(SUBSTITUTE([.A180];2;&quot;&quot;)));[.B180])" office:value-type="float" office:value="0">
            <text:p>0</text:p>
          </table:table-cell>
          <table:table-cell table:formula="of:=PRODUCT(SUM(LEN([.A180]);-LEN(SUBSTITUTE([.A180];3;&quot;&quot;)));[.B180])" office:value-type="float" office:value="0">
            <text:p>0</text:p>
          </table:table-cell>
          <table:table-cell table:formula="of:=PRODUCT(SUM(LEN([.A180]);-LEN(SUBSTITUTE([.A180];4;&quot;&quot;)));[.B180])" office:value-type="float" office:value="0">
            <text:p>0</text:p>
          </table:table-cell>
          <table:table-cell table:formula="of:=PRODUCT(SUM(LEN([.A180]);-LEN(SUBSTITUTE([.A180];5;&quot;&quot;)));[.B180])" office:value-type="float" office:value="4">
            <text:p>4</text:p>
          </table:table-cell>
          <table:table-cell table:formula="of:=PRODUCT(SUM(LEN([.A180]);-LEN(SUBSTITUTE([.A180];6;&quot;&quot;)));[.B180])" office:value-type="float" office:value="2">
            <text:p>2</text:p>
          </table:table-cell>
          <table:table-cell table:formula="of:=PRODUCT(SUM(LEN([.A180]);-LEN(SUBSTITUTE([.A180];7;&quot;&quot;)));[.B180])" office:value-type="float" office:value="0">
            <text:p>0</text:p>
          </table:table-cell>
          <table:table-cell table:formula="of:=PRODUCT(SUM(LEN([.A180]);-LEN(SUBSTITUTE([.A180];8;&quot;&quot;)));[.B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1]);-LEN(SUBSTITUTE([.A181];1;&quot;&quot;)));[.B181])" office:value-type="float" office:value="0">
            <text:p>0</text:p>
          </table:table-cell>
          <table:table-cell table:formula="of:=PRODUCT(SUM(LEN([.A181]);-LEN(SUBSTITUTE([.A181];2;&quot;&quot;)));[.B181])" office:value-type="float" office:value="0">
            <text:p>0</text:p>
          </table:table-cell>
          <table:table-cell table:formula="of:=PRODUCT(SUM(LEN([.A181]);-LEN(SUBSTITUTE([.A181];3;&quot;&quot;)));[.B181])" office:value-type="float" office:value="0">
            <text:p>0</text:p>
          </table:table-cell>
          <table:table-cell table:formula="of:=PRODUCT(SUM(LEN([.A181]);-LEN(SUBSTITUTE([.A181];4;&quot;&quot;)));[.B181])" office:value-type="float" office:value="4">
            <text:p>4</text:p>
          </table:table-cell>
          <table:table-cell table:formula="of:=PRODUCT(SUM(LEN([.A181]);-LEN(SUBSTITUTE([.A181];5;&quot;&quot;)));[.B181])" office:value-type="float" office:value="4">
            <text:p>4</text:p>
          </table:table-cell>
          <table:table-cell table:formula="of:=PRODUCT(SUM(LEN([.A181]);-LEN(SUBSTITUTE([.A181];6;&quot;&quot;)));[.B181])" office:value-type="float" office:value="0">
            <text:p>0</text:p>
          </table:table-cell>
          <table:table-cell table:formula="of:=PRODUCT(SUM(LEN([.A181]);-LEN(SUBSTITUTE([.A181];7;&quot;&quot;)));[.B181])" office:value-type="float" office:value="0">
            <text:p>0</text:p>
          </table:table-cell>
          <table:table-cell table:formula="of:=PRODUCT(SUM(LEN([.A181]);-LEN(SUBSTITUTE([.A181];8;&quot;&quot;)));[.B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2]);-LEN(SUBSTITUTE([.A182];1;&quot;&quot;)));[.B182])" office:value-type="float" office:value="0">
            <text:p>0</text:p>
          </table:table-cell>
          <table:table-cell table:formula="of:=PRODUCT(SUM(LEN([.A182]);-LEN(SUBSTITUTE([.A182];2;&quot;&quot;)));[.B182])" office:value-type="float" office:value="0">
            <text:p>0</text:p>
          </table:table-cell>
          <table:table-cell table:formula="of:=PRODUCT(SUM(LEN([.A182]);-LEN(SUBSTITUTE([.A182];3;&quot;&quot;)));[.B182])" office:value-type="float" office:value="2">
            <text:p>2</text:p>
          </table:table-cell>
          <table:table-cell table:formula="of:=PRODUCT(SUM(LEN([.A182]);-LEN(SUBSTITUTE([.A182];4;&quot;&quot;)));[.B182])" office:value-type="float" office:value="4">
            <text:p>4</text:p>
          </table:table-cell>
          <table:table-cell table:formula="of:=PRODUCT(SUM(LEN([.A182]);-LEN(SUBSTITUTE([.A182];5;&quot;&quot;)));[.B182])" office:value-type="float" office:value="2">
            <text:p>2</text:p>
          </table:table-cell>
          <table:table-cell table:formula="of:=PRODUCT(SUM(LEN([.A182]);-LEN(SUBSTITUTE([.A182];6;&quot;&quot;)));[.B182])" office:value-type="float" office:value="0">
            <text:p>0</text:p>
          </table:table-cell>
          <table:table-cell table:formula="of:=PRODUCT(SUM(LEN([.A182]);-LEN(SUBSTITUTE([.A182];7;&quot;&quot;)));[.B182])" office:value-type="float" office:value="0">
            <text:p>0</text:p>
          </table:table-cell>
          <table:table-cell table:formula="of:=PRODUCT(SUM(LEN([.A182]);-LEN(SUBSTITUTE([.A182];8;&quot;&quot;)));[.B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3]);-LEN(SUBSTITUTE([.A183];1;&quot;&quot;)));[.B183])" office:value-type="float" office:value="0">
            <text:p>0</text:p>
          </table:table-cell>
          <table:table-cell table:formula="of:=PRODUCT(SUM(LEN([.A183]);-LEN(SUBSTITUTE([.A183];2;&quot;&quot;)));[.B183])" office:value-type="float" office:value="0">
            <text:p>0</text:p>
          </table:table-cell>
          <table:table-cell table:formula="of:=PRODUCT(SUM(LEN([.A183]);-LEN(SUBSTITUTE([.A183];3;&quot;&quot;)));[.B183])" office:value-type="float" office:value="4">
            <text:p>4</text:p>
          </table:table-cell>
          <table:table-cell table:formula="of:=PRODUCT(SUM(LEN([.A183]);-LEN(SUBSTITUTE([.A183];4;&quot;&quot;)));[.B183])" office:value-type="float" office:value="2">
            <text:p>2</text:p>
          </table:table-cell>
          <table:table-cell table:formula="of:=PRODUCT(SUM(LEN([.A183]);-LEN(SUBSTITUTE([.A183];5;&quot;&quot;)));[.B183])" office:value-type="float" office:value="0">
            <text:p>0</text:p>
          </table:table-cell>
          <table:table-cell table:formula="of:=PRODUCT(SUM(LEN([.A183]);-LEN(SUBSTITUTE([.A183];6;&quot;&quot;)));[.B183])" office:value-type="float" office:value="0">
            <text:p>0</text:p>
          </table:table-cell>
          <table:table-cell table:formula="of:=PRODUCT(SUM(LEN([.A183]);-LEN(SUBSTITUTE([.A183];7;&quot;&quot;)));[.B183])" office:value-type="float" office:value="2">
            <text:p>2</text:p>
          </table:table-cell>
          <table:table-cell table:formula="of:=PRODUCT(SUM(LEN([.A183]);-LEN(SUBSTITUTE([.A183];8;&quot;&quot;)));[.B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4]);-LEN(SUBSTITUTE([.A184];1;&quot;&quot;)));[.B184])" office:value-type="float" office:value="0">
            <text:p>0</text:p>
          </table:table-cell>
          <table:table-cell table:formula="of:=PRODUCT(SUM(LEN([.A184]);-LEN(SUBSTITUTE([.A184];2;&quot;&quot;)));[.B184])" office:value-type="float" office:value="0">
            <text:p>0</text:p>
          </table:table-cell>
          <table:table-cell table:formula="of:=PRODUCT(SUM(LEN([.A184]);-LEN(SUBSTITUTE([.A184];3;&quot;&quot;)));[.B184])" office:value-type="float" office:value="2">
            <text:p>2</text:p>
          </table:table-cell>
          <table:table-cell table:formula="of:=PRODUCT(SUM(LEN([.A184]);-LEN(SUBSTITUTE([.A184];4;&quot;&quot;)));[.B184])" office:value-type="float" office:value="4">
            <text:p>4</text:p>
          </table:table-cell>
          <table:table-cell table:formula="of:=PRODUCT(SUM(LEN([.A184]);-LEN(SUBSTITUTE([.A184];5;&quot;&quot;)));[.B184])" office:value-type="float" office:value="0">
            <text:p>0</text:p>
          </table:table-cell>
          <table:table-cell table:formula="of:=PRODUCT(SUM(LEN([.A184]);-LEN(SUBSTITUTE([.A184];6;&quot;&quot;)));[.B184])" office:value-type="float" office:value="0">
            <text:p>0</text:p>
          </table:table-cell>
          <table:table-cell table:formula="of:=PRODUCT(SUM(LEN([.A184]);-LEN(SUBSTITUTE([.A184];7;&quot;&quot;)));[.B184])" office:value-type="float" office:value="0">
            <text:p>0</text:p>
          </table:table-cell>
          <table:table-cell table:formula="of:=PRODUCT(SUM(LEN([.A184]);-LEN(SUBSTITUTE([.A184];8;&quot;&quot;)));[.B18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5]);-LEN(SUBSTITUTE([.A185];1;&quot;&quot;)));[.B185])" office:value-type="float" office:value="0">
            <text:p>0</text:p>
          </table:table-cell>
          <table:table-cell table:formula="of:=PRODUCT(SUM(LEN([.A185]);-LEN(SUBSTITUTE([.A185];2;&quot;&quot;)));[.B185])" office:value-type="float" office:value="0">
            <text:p>0</text:p>
          </table:table-cell>
          <table:table-cell table:formula="of:=PRODUCT(SUM(LEN([.A185]);-LEN(SUBSTITUTE([.A185];3;&quot;&quot;)));[.B185])" office:value-type="float" office:value="2">
            <text:p>2</text:p>
          </table:table-cell>
          <table:table-cell table:formula="of:=PRODUCT(SUM(LEN([.A185]);-LEN(SUBSTITUTE([.A185];4;&quot;&quot;)));[.B185])" office:value-type="float" office:value="2">
            <text:p>2</text:p>
          </table:table-cell>
          <table:table-cell table:formula="of:=PRODUCT(SUM(LEN([.A185]);-LEN(SUBSTITUTE([.A185];5;&quot;&quot;)));[.B185])" office:value-type="float" office:value="0">
            <text:p>0</text:p>
          </table:table-cell>
          <table:table-cell table:formula="of:=PRODUCT(SUM(LEN([.A185]);-LEN(SUBSTITUTE([.A185];6;&quot;&quot;)));[.B185])" office:value-type="float" office:value="2">
            <text:p>2</text:p>
          </table:table-cell>
          <table:table-cell table:formula="of:=PRODUCT(SUM(LEN([.A185]);-LEN(SUBSTITUTE([.A185];7;&quot;&quot;)));[.B185])" office:value-type="float" office:value="2">
            <text:p>2</text:p>
          </table:table-cell>
          <table:table-cell table:formula="of:=PRODUCT(SUM(LEN([.A185]);-LEN(SUBSTITUTE([.A185];8;&quot;&quot;)));[.B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6]);-LEN(SUBSTITUTE([.A186];1;&quot;&quot;)));[.B186])" office:value-type="float" office:value="0">
            <text:p>0</text:p>
          </table:table-cell>
          <table:table-cell table:formula="of:=PRODUCT(SUM(LEN([.A186]);-LEN(SUBSTITUTE([.A186];2;&quot;&quot;)));[.B186])" office:value-type="float" office:value="4">
            <text:p>4</text:p>
          </table:table-cell>
          <table:table-cell table:formula="of:=PRODUCT(SUM(LEN([.A186]);-LEN(SUBSTITUTE([.A186];3;&quot;&quot;)));[.B186])" office:value-type="float" office:value="2">
            <text:p>2</text:p>
          </table:table-cell>
          <table:table-cell table:formula="of:=PRODUCT(SUM(LEN([.A186]);-LEN(SUBSTITUTE([.A186];4;&quot;&quot;)));[.B186])" office:value-type="float" office:value="2">
            <text:p>2</text:p>
          </table:table-cell>
          <table:table-cell table:formula="of:=PRODUCT(SUM(LEN([.A186]);-LEN(SUBSTITUTE([.A186];5;&quot;&quot;)));[.B186])" office:value-type="float" office:value="0">
            <text:p>0</text:p>
          </table:table-cell>
          <table:table-cell table:formula="of:=PRODUCT(SUM(LEN([.A186]);-LEN(SUBSTITUTE([.A186];6;&quot;&quot;)));[.B186])" office:value-type="float" office:value="0">
            <text:p>0</text:p>
          </table:table-cell>
          <table:table-cell table:formula="of:=PRODUCT(SUM(LEN([.A186]);-LEN(SUBSTITUTE([.A186];7;&quot;&quot;)));[.B186])" office:value-type="float" office:value="0">
            <text:p>0</text:p>
          </table:table-cell>
          <table:table-cell table:formula="of:=PRODUCT(SUM(LEN([.A186]);-LEN(SUBSTITUTE([.A186];8;&quot;&quot;)));[.B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7]);-LEN(SUBSTITUTE([.A187];1;&quot;&quot;)));[.B187])" office:value-type="float" office:value="0">
            <text:p>0</text:p>
          </table:table-cell>
          <table:table-cell table:formula="of:=PRODUCT(SUM(LEN([.A187]);-LEN(SUBSTITUTE([.A187];2;&quot;&quot;)));[.B187])" office:value-type="float" office:value="0">
            <text:p>0</text:p>
          </table:table-cell>
          <table:table-cell table:formula="of:=PRODUCT(SUM(LEN([.A187]);-LEN(SUBSTITUTE([.A187];3;&quot;&quot;)));[.B187])" office:value-type="float" office:value="0">
            <text:p>0</text:p>
          </table:table-cell>
          <table:table-cell table:formula="of:=PRODUCT(SUM(LEN([.A187]);-LEN(SUBSTITUTE([.A187];4;&quot;&quot;)));[.B187])" office:value-type="float" office:value="4">
            <text:p>4</text:p>
          </table:table-cell>
          <table:table-cell table:formula="of:=PRODUCT(SUM(LEN([.A187]);-LEN(SUBSTITUTE([.A187];5;&quot;&quot;)));[.B187])" office:value-type="float" office:value="0">
            <text:p>0</text:p>
          </table:table-cell>
          <table:table-cell table:formula="of:=PRODUCT(SUM(LEN([.A187]);-LEN(SUBSTITUTE([.A187];6;&quot;&quot;)));[.B187])" office:value-type="float" office:value="0">
            <text:p>0</text:p>
          </table:table-cell>
          <table:table-cell table:formula="of:=PRODUCT(SUM(LEN([.A187]);-LEN(SUBSTITUTE([.A187];7;&quot;&quot;)));[.B187])" office:value-type="float" office:value="4">
            <text:p>4</text:p>
          </table:table-cell>
          <table:table-cell table:formula="of:=PRODUCT(SUM(LEN([.A187]);-LEN(SUBSTITUTE([.A187];8;&quot;&quot;)));[.B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8]);-LEN(SUBSTITUTE([.A188];1;&quot;&quot;)));[.B188])" office:value-type="float" office:value="0">
            <text:p>0</text:p>
          </table:table-cell>
          <table:table-cell table:formula="of:=PRODUCT(SUM(LEN([.A188]);-LEN(SUBSTITUTE([.A188];2;&quot;&quot;)));[.B188])" office:value-type="float" office:value="2">
            <text:p>2</text:p>
          </table:table-cell>
          <table:table-cell table:formula="of:=PRODUCT(SUM(LEN([.A188]);-LEN(SUBSTITUTE([.A188];3;&quot;&quot;)));[.B188])" office:value-type="float" office:value="2">
            <text:p>2</text:p>
          </table:table-cell>
          <table:table-cell table:formula="of:=PRODUCT(SUM(LEN([.A188]);-LEN(SUBSTITUTE([.A188];4;&quot;&quot;)));[.B188])" office:value-type="float" office:value="2">
            <text:p>2</text:p>
          </table:table-cell>
          <table:table-cell table:formula="of:=PRODUCT(SUM(LEN([.A188]);-LEN(SUBSTITUTE([.A188];5;&quot;&quot;)));[.B188])" office:value-type="float" office:value="0">
            <text:p>0</text:p>
          </table:table-cell>
          <table:table-cell table:formula="of:=PRODUCT(SUM(LEN([.A188]);-LEN(SUBSTITUTE([.A188];6;&quot;&quot;)));[.B188])" office:value-type="float" office:value="0">
            <text:p>0</text:p>
          </table:table-cell>
          <table:table-cell table:formula="of:=PRODUCT(SUM(LEN([.A188]);-LEN(SUBSTITUTE([.A188];7;&quot;&quot;)));[.B188])" office:value-type="float" office:value="0">
            <text:p>0</text:p>
          </table:table-cell>
          <table:table-cell table:formula="of:=PRODUCT(SUM(LEN([.A188]);-LEN(SUBSTITUTE([.A188];8;&quot;&quot;)));[.B18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9]);-LEN(SUBSTITUTE([.A189];1;&quot;&quot;)));[.B189])" office:value-type="float" office:value="0">
            <text:p>0</text:p>
          </table:table-cell>
          <table:table-cell table:formula="of:=PRODUCT(SUM(LEN([.A189]);-LEN(SUBSTITUTE([.A189];2;&quot;&quot;)));[.B189])" office:value-type="float" office:value="0">
            <text:p>0</text:p>
          </table:table-cell>
          <table:table-cell table:formula="of:=PRODUCT(SUM(LEN([.A189]);-LEN(SUBSTITUTE([.A189];3;&quot;&quot;)));[.B189])" office:value-type="float" office:value="2">
            <text:p>2</text:p>
          </table:table-cell>
          <table:table-cell table:formula="of:=PRODUCT(SUM(LEN([.A189]);-LEN(SUBSTITUTE([.A189];4;&quot;&quot;)));[.B189])" office:value-type="float" office:value="4">
            <text:p>4</text:p>
          </table:table-cell>
          <table:table-cell table:formula="of:=PRODUCT(SUM(LEN([.A189]);-LEN(SUBSTITUTE([.A189];5;&quot;&quot;)));[.B189])" office:value-type="float" office:value="0">
            <text:p>0</text:p>
          </table:table-cell>
          <table:table-cell table:formula="of:=PRODUCT(SUM(LEN([.A189]);-LEN(SUBSTITUTE([.A189];6;&quot;&quot;)));[.B189])" office:value-type="float" office:value="0">
            <text:p>0</text:p>
          </table:table-cell>
          <table:table-cell table:formula="of:=PRODUCT(SUM(LEN([.A189]);-LEN(SUBSTITUTE([.A189];7;&quot;&quot;)));[.B189])" office:value-type="float" office:value="2">
            <text:p>2</text:p>
          </table:table-cell>
          <table:table-cell table:formula="of:=PRODUCT(SUM(LEN([.A189]);-LEN(SUBSTITUTE([.A189];8;&quot;&quot;)));[.B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0]);-LEN(SUBSTITUTE([.A190];1;&quot;&quot;)));[.B190])" office:value-type="float" office:value="0">
            <text:p>0</text:p>
          </table:table-cell>
          <table:table-cell table:formula="of:=PRODUCT(SUM(LEN([.A190]);-LEN(SUBSTITUTE([.A190];2;&quot;&quot;)));[.B190])" office:value-type="float" office:value="0">
            <text:p>0</text:p>
          </table:table-cell>
          <table:table-cell table:formula="of:=PRODUCT(SUM(LEN([.A190]);-LEN(SUBSTITUTE([.A190];3;&quot;&quot;)));[.B190])" office:value-type="float" office:value="2">
            <text:p>2</text:p>
          </table:table-cell>
          <table:table-cell table:formula="of:=PRODUCT(SUM(LEN([.A190]);-LEN(SUBSTITUTE([.A190];4;&quot;&quot;)));[.B190])" office:value-type="float" office:value="4">
            <text:p>4</text:p>
          </table:table-cell>
          <table:table-cell table:formula="of:=PRODUCT(SUM(LEN([.A190]);-LEN(SUBSTITUTE([.A190];5;&quot;&quot;)));[.B190])" office:value-type="float" office:value="0">
            <text:p>0</text:p>
          </table:table-cell>
          <table:table-cell table:formula="of:=PRODUCT(SUM(LEN([.A190]);-LEN(SUBSTITUTE([.A190];6;&quot;&quot;)));[.B190])" office:value-type="float" office:value="0">
            <text:p>0</text:p>
          </table:table-cell>
          <table:table-cell table:formula="of:=PRODUCT(SUM(LEN([.A190]);-LEN(SUBSTITUTE([.A190];7;&quot;&quot;)));[.B190])" office:value-type="float" office:value="2">
            <text:p>2</text:p>
          </table:table-cell>
          <table:table-cell table:formula="of:=PRODUCT(SUM(LEN([.A190]);-LEN(SUBSTITUTE([.A190];8;&quot;&quot;)));[.B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1]);-LEN(SUBSTITUTE([.A191];1;&quot;&quot;)));[.B191])" office:value-type="float" office:value="0">
            <text:p>0</text:p>
          </table:table-cell>
          <table:table-cell table:formula="of:=PRODUCT(SUM(LEN([.A191]);-LEN(SUBSTITUTE([.A191];2;&quot;&quot;)));[.B191])" office:value-type="float" office:value="0">
            <text:p>0</text:p>
          </table:table-cell>
          <table:table-cell table:formula="of:=PRODUCT(SUM(LEN([.A191]);-LEN(SUBSTITUTE([.A191];3;&quot;&quot;)));[.B191])" office:value-type="float" office:value="2">
            <text:p>2</text:p>
          </table:table-cell>
          <table:table-cell table:formula="of:=PRODUCT(SUM(LEN([.A191]);-LEN(SUBSTITUTE([.A191];4;&quot;&quot;)));[.B191])" office:value-type="float" office:value="4">
            <text:p>4</text:p>
          </table:table-cell>
          <table:table-cell table:formula="of:=PRODUCT(SUM(LEN([.A191]);-LEN(SUBSTITUTE([.A191];5;&quot;&quot;)));[.B191])" office:value-type="float" office:value="0">
            <text:p>0</text:p>
          </table:table-cell>
          <table:table-cell table:formula="of:=PRODUCT(SUM(LEN([.A191]);-LEN(SUBSTITUTE([.A191];6;&quot;&quot;)));[.B191])" office:value-type="float" office:value="0">
            <text:p>0</text:p>
          </table:table-cell>
          <table:table-cell table:formula="of:=PRODUCT(SUM(LEN([.A191]);-LEN(SUBSTITUTE([.A191];7;&quot;&quot;)));[.B191])" office:value-type="float" office:value="2">
            <text:p>2</text:p>
          </table:table-cell>
          <table:table-cell table:formula="of:=PRODUCT(SUM(LEN([.A191]);-LEN(SUBSTITUTE([.A191];8;&quot;&quot;)));[.B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2]);-LEN(SUBSTITUTE([.A192];1;&quot;&quot;)));[.B192])" office:value-type="float" office:value="0">
            <text:p>0</text:p>
          </table:table-cell>
          <table:table-cell table:formula="of:=PRODUCT(SUM(LEN([.A192]);-LEN(SUBSTITUTE([.A192];2;&quot;&quot;)));[.B192])" office:value-type="float" office:value="2">
            <text:p>2</text:p>
          </table:table-cell>
          <table:table-cell table:formula="of:=PRODUCT(SUM(LEN([.A192]);-LEN(SUBSTITUTE([.A192];3;&quot;&quot;)));[.B192])" office:value-type="float" office:value="2">
            <text:p>2</text:p>
          </table:table-cell>
          <table:table-cell table:formula="of:=PRODUCT(SUM(LEN([.A192]);-LEN(SUBSTITUTE([.A192];4;&quot;&quot;)));[.B192])" office:value-type="float" office:value="2">
            <text:p>2</text:p>
          </table:table-cell>
          <table:table-cell table:formula="of:=PRODUCT(SUM(LEN([.A192]);-LEN(SUBSTITUTE([.A192];5;&quot;&quot;)));[.B192])" office:value-type="float" office:value="0">
            <text:p>0</text:p>
          </table:table-cell>
          <table:table-cell table:formula="of:=PRODUCT(SUM(LEN([.A192]);-LEN(SUBSTITUTE([.A192];6;&quot;&quot;)));[.B192])" office:value-type="float" office:value="0">
            <text:p>0</text:p>
          </table:table-cell>
          <table:table-cell table:formula="of:=PRODUCT(SUM(LEN([.A192]);-LEN(SUBSTITUTE([.A192];7;&quot;&quot;)));[.B192])" office:value-type="float" office:value="2">
            <text:p>2</text:p>
          </table:table-cell>
          <table:table-cell table:formula="of:=PRODUCT(SUM(LEN([.A192]);-LEN(SUBSTITUTE([.A192];8;&quot;&quot;)));[.B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3]);-LEN(SUBSTITUTE([.A193];1;&quot;&quot;)));[.B193])" office:value-type="float" office:value="0">
            <text:p>0</text:p>
          </table:table-cell>
          <table:table-cell table:formula="of:=PRODUCT(SUM(LEN([.A193]);-LEN(SUBSTITUTE([.A193];2;&quot;&quot;)));[.B193])" office:value-type="float" office:value="2">
            <text:p>2</text:p>
          </table:table-cell>
          <table:table-cell table:formula="of:=PRODUCT(SUM(LEN([.A193]);-LEN(SUBSTITUTE([.A193];3;&quot;&quot;)));[.B193])" office:value-type="float" office:value="2">
            <text:p>2</text:p>
          </table:table-cell>
          <table:table-cell table:formula="of:=PRODUCT(SUM(LEN([.A193]);-LEN(SUBSTITUTE([.A193];4;&quot;&quot;)));[.B193])" office:value-type="float" office:value="2">
            <text:p>2</text:p>
          </table:table-cell>
          <table:table-cell table:formula="of:=PRODUCT(SUM(LEN([.A193]);-LEN(SUBSTITUTE([.A193];5;&quot;&quot;)));[.B193])" office:value-type="float" office:value="0">
            <text:p>0</text:p>
          </table:table-cell>
          <table:table-cell table:formula="of:=PRODUCT(SUM(LEN([.A193]);-LEN(SUBSTITUTE([.A193];6;&quot;&quot;)));[.B193])" office:value-type="float" office:value="0">
            <text:p>0</text:p>
          </table:table-cell>
          <table:table-cell table:formula="of:=PRODUCT(SUM(LEN([.A193]);-LEN(SUBSTITUTE([.A193];7;&quot;&quot;)));[.B193])" office:value-type="float" office:value="2">
            <text:p>2</text:p>
          </table:table-cell>
          <table:table-cell table:formula="of:=PRODUCT(SUM(LEN([.A193]);-LEN(SUBSTITUTE([.A193];8;&quot;&quot;)));[.B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4]);-LEN(SUBSTITUTE([.A194];1;&quot;&quot;)));[.B194])" office:value-type="float" office:value="2">
            <text:p>2</text:p>
          </table:table-cell>
          <table:table-cell table:formula="of:=PRODUCT(SUM(LEN([.A194]);-LEN(SUBSTITUTE([.A194];2;&quot;&quot;)));[.B194])" office:value-type="float" office:value="2">
            <text:p>2</text:p>
          </table:table-cell>
          <table:table-cell table:formula="of:=PRODUCT(SUM(LEN([.A194]);-LEN(SUBSTITUTE([.A194];3;&quot;&quot;)));[.B194])" office:value-type="float" office:value="2">
            <text:p>2</text:p>
          </table:table-cell>
          <table:table-cell table:formula="of:=PRODUCT(SUM(LEN([.A194]);-LEN(SUBSTITUTE([.A194];4;&quot;&quot;)));[.B194])" office:value-type="float" office:value="2">
            <text:p>2</text:p>
          </table:table-cell>
          <table:table-cell table:formula="of:=PRODUCT(SUM(LEN([.A194]);-LEN(SUBSTITUTE([.A194];5;&quot;&quot;)));[.B194])" office:value-type="float" office:value="0">
            <text:p>0</text:p>
          </table:table-cell>
          <table:table-cell table:formula="of:=PRODUCT(SUM(LEN([.A194]);-LEN(SUBSTITUTE([.A194];6;&quot;&quot;)));[.B194])" office:value-type="float" office:value="0">
            <text:p>0</text:p>
          </table:table-cell>
          <table:table-cell table:formula="of:=PRODUCT(SUM(LEN([.A194]);-LEN(SUBSTITUTE([.A194];7;&quot;&quot;)));[.B194])" office:value-type="float" office:value="0">
            <text:p>0</text:p>
          </table:table-cell>
          <table:table-cell table:formula="of:=PRODUCT(SUM(LEN([.A194]);-LEN(SUBSTITUTE([.A194];8;&quot;&quot;)));[.B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5]);-LEN(SUBSTITUTE([.A195];1;&quot;&quot;)));[.B195])" office:value-type="float" office:value="4">
            <text:p>4</text:p>
          </table:table-cell>
          <table:table-cell table:formula="of:=PRODUCT(SUM(LEN([.A195]);-LEN(SUBSTITUTE([.A195];2;&quot;&quot;)));[.B195])" office:value-type="float" office:value="2">
            <text:p>2</text:p>
          </table:table-cell>
          <table:table-cell table:formula="of:=PRODUCT(SUM(LEN([.A195]);-LEN(SUBSTITUTE([.A195];3;&quot;&quot;)));[.B195])" office:value-type="float" office:value="2">
            <text:p>2</text:p>
          </table:table-cell>
          <table:table-cell table:formula="of:=PRODUCT(SUM(LEN([.A195]);-LEN(SUBSTITUTE([.A195];4;&quot;&quot;)));[.B195])" office:value-type="float" office:value="0">
            <text:p>0</text:p>
          </table:table-cell>
          <table:table-cell table:formula="of:=PRODUCT(SUM(LEN([.A195]);-LEN(SUBSTITUTE([.A195];5;&quot;&quot;)));[.B195])" office:value-type="float" office:value="0">
            <text:p>0</text:p>
          </table:table-cell>
          <table:table-cell table:formula="of:=PRODUCT(SUM(LEN([.A195]);-LEN(SUBSTITUTE([.A195];6;&quot;&quot;)));[.B195])" office:value-type="float" office:value="0">
            <text:p>0</text:p>
          </table:table-cell>
          <table:table-cell table:formula="of:=PRODUCT(SUM(LEN([.A195]);-LEN(SUBSTITUTE([.A195];7;&quot;&quot;)));[.B195])" office:value-type="float" office:value="0">
            <text:p>0</text:p>
          </table:table-cell>
          <table:table-cell table:formula="of:=PRODUCT(SUM(LEN([.A195]);-LEN(SUBSTITUTE([.A195];8;&quot;&quot;)));[.B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6]);-LEN(SUBSTITUTE([.A196];1;&quot;&quot;)));[.B196])" office:value-type="float" office:value="6">
            <text:p>6</text:p>
          </table:table-cell>
          <table:table-cell table:formula="of:=PRODUCT(SUM(LEN([.A196]);-LEN(SUBSTITUTE([.A196];2;&quot;&quot;)));[.B196])" office:value-type="float" office:value="2">
            <text:p>2</text:p>
          </table:table-cell>
          <table:table-cell table:formula="of:=PRODUCT(SUM(LEN([.A196]);-LEN(SUBSTITUTE([.A196];3;&quot;&quot;)));[.B196])" office:value-type="float" office:value="0">
            <text:p>0</text:p>
          </table:table-cell>
          <table:table-cell table:formula="of:=PRODUCT(SUM(LEN([.A196]);-LEN(SUBSTITUTE([.A196];4;&quot;&quot;)));[.B196])" office:value-type="float" office:value="0">
            <text:p>0</text:p>
          </table:table-cell>
          <table:table-cell table:formula="of:=PRODUCT(SUM(LEN([.A196]);-LEN(SUBSTITUTE([.A196];5;&quot;&quot;)));[.B196])" office:value-type="float" office:value="0">
            <text:p>0</text:p>
          </table:table-cell>
          <table:table-cell table:formula="of:=PRODUCT(SUM(LEN([.A196]);-LEN(SUBSTITUTE([.A196];6;&quot;&quot;)));[.B196])" office:value-type="float" office:value="0">
            <text:p>0</text:p>
          </table:table-cell>
          <table:table-cell table:formula="of:=PRODUCT(SUM(LEN([.A196]);-LEN(SUBSTITUTE([.A196];7;&quot;&quot;)));[.B196])" office:value-type="float" office:value="0">
            <text:p>0</text:p>
          </table:table-cell>
          <table:table-cell table:formula="of:=PRODUCT(SUM(LEN([.A196]);-LEN(SUBSTITUTE([.A196];8;&quot;&quot;)));[.B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7]);-LEN(SUBSTITUTE([.A197];1;&quot;&quot;)));[.B197])" office:value-type="float" office:value="2">
            <text:p>2</text:p>
          </table:table-cell>
          <table:table-cell table:formula="of:=PRODUCT(SUM(LEN([.A197]);-LEN(SUBSTITUTE([.A197];2;&quot;&quot;)));[.B197])" office:value-type="float" office:value="0">
            <text:p>0</text:p>
          </table:table-cell>
          <table:table-cell table:formula="of:=PRODUCT(SUM(LEN([.A197]);-LEN(SUBSTITUTE([.A197];3;&quot;&quot;)));[.B197])" office:value-type="float" office:value="0">
            <text:p>0</text:p>
          </table:table-cell>
          <table:table-cell table:formula="of:=PRODUCT(SUM(LEN([.A197]);-LEN(SUBSTITUTE([.A197];4;&quot;&quot;)));[.B197])" office:value-type="float" office:value="2">
            <text:p>2</text:p>
          </table:table-cell>
          <table:table-cell table:formula="of:=PRODUCT(SUM(LEN([.A197]);-LEN(SUBSTITUTE([.A197];5;&quot;&quot;)));[.B197])" office:value-type="float" office:value="2">
            <text:p>2</text:p>
          </table:table-cell>
          <table:table-cell table:formula="of:=PRODUCT(SUM(LEN([.A197]);-LEN(SUBSTITUTE([.A197];6;&quot;&quot;)));[.B197])" office:value-type="float" office:value="0">
            <text:p>0</text:p>
          </table:table-cell>
          <table:table-cell table:formula="of:=PRODUCT(SUM(LEN([.A197]);-LEN(SUBSTITUTE([.A197];7;&quot;&quot;)));[.B197])" office:value-type="float" office:value="0">
            <text:p>0</text:p>
          </table:table-cell>
          <table:table-cell table:formula="of:=PRODUCT(SUM(LEN([.A197]);-LEN(SUBSTITUTE([.A197];8;&quot;&quot;)));[.B19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8]);-LEN(SUBSTITUTE([.A198];1;&quot;&quot;)));[.B198])" office:value-type="float" office:value="2">
            <text:p>2</text:p>
          </table:table-cell>
          <table:table-cell table:formula="of:=PRODUCT(SUM(LEN([.A198]);-LEN(SUBSTITUTE([.A198];2;&quot;&quot;)));[.B198])" office:value-type="float" office:value="0">
            <text:p>0</text:p>
          </table:table-cell>
          <table:table-cell table:formula="of:=PRODUCT(SUM(LEN([.A198]);-LEN(SUBSTITUTE([.A198];3;&quot;&quot;)));[.B198])" office:value-type="float" office:value="0">
            <text:p>0</text:p>
          </table:table-cell>
          <table:table-cell table:formula="of:=PRODUCT(SUM(LEN([.A198]);-LEN(SUBSTITUTE([.A198];4;&quot;&quot;)));[.B198])" office:value-type="float" office:value="0">
            <text:p>0</text:p>
          </table:table-cell>
          <table:table-cell table:formula="of:=PRODUCT(SUM(LEN([.A198]);-LEN(SUBSTITUTE([.A198];5;&quot;&quot;)));[.B198])" office:value-type="float" office:value="0">
            <text:p>0</text:p>
          </table:table-cell>
          <table:table-cell table:formula="of:=PRODUCT(SUM(LEN([.A198]);-LEN(SUBSTITUTE([.A198];6;&quot;&quot;)));[.B198])" office:value-type="float" office:value="0">
            <text:p>0</text:p>
          </table:table-cell>
          <table:table-cell table:formula="of:=PRODUCT(SUM(LEN([.A198]);-LEN(SUBSTITUTE([.A198];7;&quot;&quot;)));[.B198])" office:value-type="float" office:value="2">
            <text:p>2</text:p>
          </table:table-cell>
          <table:table-cell table:formula="of:=PRODUCT(SUM(LEN([.A198]);-LEN(SUBSTITUTE([.A198];8;&quot;&quot;)));[.B198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9]);-LEN(SUBSTITUTE([.A199];1;&quot;&quot;)));[.B199])" office:value-type="float" office:value="2">
            <text:p>2</text:p>
          </table:table-cell>
          <table:table-cell table:formula="of:=PRODUCT(SUM(LEN([.A199]);-LEN(SUBSTITUTE([.A199];2;&quot;&quot;)));[.B199])" office:value-type="float" office:value="0">
            <text:p>0</text:p>
          </table:table-cell>
          <table:table-cell table:formula="of:=PRODUCT(SUM(LEN([.A199]);-LEN(SUBSTITUTE([.A199];3;&quot;&quot;)));[.B199])" office:value-type="float" office:value="0">
            <text:p>0</text:p>
          </table:table-cell>
          <table:table-cell table:formula="of:=PRODUCT(SUM(LEN([.A199]);-LEN(SUBSTITUTE([.A199];4;&quot;&quot;)));[.B199])" office:value-type="float" office:value="0">
            <text:p>0</text:p>
          </table:table-cell>
          <table:table-cell table:formula="of:=PRODUCT(SUM(LEN([.A199]);-LEN(SUBSTITUTE([.A199];5;&quot;&quot;)));[.B199])" office:value-type="float" office:value="0">
            <text:p>0</text:p>
          </table:table-cell>
          <table:table-cell table:formula="of:=PRODUCT(SUM(LEN([.A199]);-LEN(SUBSTITUTE([.A199];6;&quot;&quot;)));[.B199])" office:value-type="float" office:value="0">
            <text:p>0</text:p>
          </table:table-cell>
          <table:table-cell table:formula="of:=PRODUCT(SUM(LEN([.A199]);-LEN(SUBSTITUTE([.A199];7;&quot;&quot;)));[.B199])" office:value-type="float" office:value="2">
            <text:p>2</text:p>
          </table:table-cell>
          <table:table-cell table:formula="of:=PRODUCT(SUM(LEN([.A199]);-LEN(SUBSTITUTE([.A199];8;&quot;&quot;)));[.B19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0]);-LEN(SUBSTITUTE([.A200];1;&quot;&quot;)));[.B200])" office:value-type="float" office:value="4">
            <text:p>4</text:p>
          </table:table-cell>
          <table:table-cell table:formula="of:=PRODUCT(SUM(LEN([.A200]);-LEN(SUBSTITUTE([.A200];2;&quot;&quot;)));[.B200])" office:value-type="float" office:value="4">
            <text:p>4</text:p>
          </table:table-cell>
          <table:table-cell table:formula="of:=PRODUCT(SUM(LEN([.A200]);-LEN(SUBSTITUTE([.A200];3;&quot;&quot;)));[.B200])" office:value-type="float" office:value="0">
            <text:p>0</text:p>
          </table:table-cell>
          <table:table-cell table:formula="of:=PRODUCT(SUM(LEN([.A200]);-LEN(SUBSTITUTE([.A200];4;&quot;&quot;)));[.B200])" office:value-type="float" office:value="0">
            <text:p>0</text:p>
          </table:table-cell>
          <table:table-cell table:formula="of:=PRODUCT(SUM(LEN([.A200]);-LEN(SUBSTITUTE([.A200];5;&quot;&quot;)));[.B200])" office:value-type="float" office:value="0">
            <text:p>0</text:p>
          </table:table-cell>
          <table:table-cell table:formula="of:=PRODUCT(SUM(LEN([.A200]);-LEN(SUBSTITUTE([.A200];6;&quot;&quot;)));[.B200])" office:value-type="float" office:value="0">
            <text:p>0</text:p>
          </table:table-cell>
          <table:table-cell table:formula="of:=PRODUCT(SUM(LEN([.A200]);-LEN(SUBSTITUTE([.A200];7;&quot;&quot;)));[.B200])" office:value-type="float" office:value="0">
            <text:p>0</text:p>
          </table:table-cell>
          <table:table-cell table:formula="of:=PRODUCT(SUM(LEN([.A200]);-LEN(SUBSTITUTE([.A200];8;&quot;&quot;)));[.B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1]);-LEN(SUBSTITUTE([.A201];1;&quot;&quot;)));[.B201])" office:value-type="float" office:value="2">
            <text:p>2</text:p>
          </table:table-cell>
          <table:table-cell table:formula="of:=PRODUCT(SUM(LEN([.A201]);-LEN(SUBSTITUTE([.A201];2;&quot;&quot;)));[.B201])" office:value-type="float" office:value="2">
            <text:p>2</text:p>
          </table:table-cell>
          <table:table-cell table:formula="of:=PRODUCT(SUM(LEN([.A201]);-LEN(SUBSTITUTE([.A201];3;&quot;&quot;)));[.B201])" office:value-type="float" office:value="2">
            <text:p>2</text:p>
          </table:table-cell>
          <table:table-cell table:formula="of:=PRODUCT(SUM(LEN([.A201]);-LEN(SUBSTITUTE([.A201];4;&quot;&quot;)));[.B201])" office:value-type="float" office:value="2">
            <text:p>2</text:p>
          </table:table-cell>
          <table:table-cell table:formula="of:=PRODUCT(SUM(LEN([.A201]);-LEN(SUBSTITUTE([.A201];5;&quot;&quot;)));[.B201])" office:value-type="float" office:value="0">
            <text:p>0</text:p>
          </table:table-cell>
          <table:table-cell table:formula="of:=PRODUCT(SUM(LEN([.A201]);-LEN(SUBSTITUTE([.A201];6;&quot;&quot;)));[.B201])" office:value-type="float" office:value="0">
            <text:p>0</text:p>
          </table:table-cell>
          <table:table-cell table:formula="of:=PRODUCT(SUM(LEN([.A201]);-LEN(SUBSTITUTE([.A201];7;&quot;&quot;)));[.B201])" office:value-type="float" office:value="0">
            <text:p>0</text:p>
          </table:table-cell>
          <table:table-cell table:formula="of:=PRODUCT(SUM(LEN([.A201]);-LEN(SUBSTITUTE([.A201];8;&quot;&quot;)));[.B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2]);-LEN(SUBSTITUTE([.A202];1;&quot;&quot;)));[.B202])" office:value-type="float" office:value="2">
            <text:p>2</text:p>
          </table:table-cell>
          <table:table-cell table:formula="of:=PRODUCT(SUM(LEN([.A202]);-LEN(SUBSTITUTE([.A202];2;&quot;&quot;)));[.B202])" office:value-type="float" office:value="0">
            <text:p>0</text:p>
          </table:table-cell>
          <table:table-cell table:formula="of:=PRODUCT(SUM(LEN([.A202]);-LEN(SUBSTITUTE([.A202];3;&quot;&quot;)));[.B202])" office:value-type="float" office:value="4">
            <text:p>4</text:p>
          </table:table-cell>
          <table:table-cell table:formula="of:=PRODUCT(SUM(LEN([.A202]);-LEN(SUBSTITUTE([.A202];4;&quot;&quot;)));[.B202])" office:value-type="float" office:value="2">
            <text:p>2</text:p>
          </table:table-cell>
          <table:table-cell table:formula="of:=PRODUCT(SUM(LEN([.A202]);-LEN(SUBSTITUTE([.A202];5;&quot;&quot;)));[.B202])" office:value-type="float" office:value="0">
            <text:p>0</text:p>
          </table:table-cell>
          <table:table-cell table:formula="of:=PRODUCT(SUM(LEN([.A202]);-LEN(SUBSTITUTE([.A202];6;&quot;&quot;)));[.B202])" office:value-type="float" office:value="0">
            <text:p>0</text:p>
          </table:table-cell>
          <table:table-cell table:formula="of:=PRODUCT(SUM(LEN([.A202]);-LEN(SUBSTITUTE([.A202];7;&quot;&quot;)));[.B202])" office:value-type="float" office:value="0">
            <text:p>0</text:p>
          </table:table-cell>
          <table:table-cell table:formula="of:=PRODUCT(SUM(LEN([.A202]);-LEN(SUBSTITUTE([.A202];8;&quot;&quot;)));[.B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3]);-LEN(SUBSTITUTE([.A203];1;&quot;&quot;)));[.B203])" office:value-type="float" office:value="2">
            <text:p>2</text:p>
          </table:table-cell>
          <table:table-cell table:formula="of:=PRODUCT(SUM(LEN([.A203]);-LEN(SUBSTITUTE([.A203];2;&quot;&quot;)));[.B203])" office:value-type="float" office:value="4">
            <text:p>4</text:p>
          </table:table-cell>
          <table:table-cell table:formula="of:=PRODUCT(SUM(LEN([.A203]);-LEN(SUBSTITUTE([.A203];3;&quot;&quot;)));[.B203])" office:value-type="float" office:value="0">
            <text:p>0</text:p>
          </table:table-cell>
          <table:table-cell table:formula="of:=PRODUCT(SUM(LEN([.A203]);-LEN(SUBSTITUTE([.A203];4;&quot;&quot;)));[.B203])" office:value-type="float" office:value="0">
            <text:p>0</text:p>
          </table:table-cell>
          <table:table-cell table:formula="of:=PRODUCT(SUM(LEN([.A203]);-LEN(SUBSTITUTE([.A203];5;&quot;&quot;)));[.B203])" office:value-type="float" office:value="0">
            <text:p>0</text:p>
          </table:table-cell>
          <table:table-cell table:formula="of:=PRODUCT(SUM(LEN([.A203]);-LEN(SUBSTITUTE([.A203];6;&quot;&quot;)));[.B203])" office:value-type="float" office:value="0">
            <text:p>0</text:p>
          </table:table-cell>
          <table:table-cell table:formula="of:=PRODUCT(SUM(LEN([.A203]);-LEN(SUBSTITUTE([.A203];7;&quot;&quot;)));[.B203])" office:value-type="float" office:value="0">
            <text:p>0</text:p>
          </table:table-cell>
          <table:table-cell table:formula="of:=PRODUCT(SUM(LEN([.A203]);-LEN(SUBSTITUTE([.A203];8;&quot;&quot;)));[.B20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4]);-LEN(SUBSTITUTE([.A204];1;&quot;&quot;)));[.B204])" office:value-type="float" office:value="2">
            <text:p>2</text:p>
          </table:table-cell>
          <table:table-cell table:formula="of:=PRODUCT(SUM(LEN([.A204]);-LEN(SUBSTITUTE([.A204];2;&quot;&quot;)));[.B204])" office:value-type="float" office:value="4">
            <text:p>4</text:p>
          </table:table-cell>
          <table:table-cell table:formula="of:=PRODUCT(SUM(LEN([.A204]);-LEN(SUBSTITUTE([.A204];3;&quot;&quot;)));[.B204])" office:value-type="float" office:value="2">
            <text:p>2</text:p>
          </table:table-cell>
          <table:table-cell table:formula="of:=PRODUCT(SUM(LEN([.A204]);-LEN(SUBSTITUTE([.A204];4;&quot;&quot;)));[.B204])" office:value-type="float" office:value="0">
            <text:p>0</text:p>
          </table:table-cell>
          <table:table-cell table:formula="of:=PRODUCT(SUM(LEN([.A204]);-LEN(SUBSTITUTE([.A204];5;&quot;&quot;)));[.B204])" office:value-type="float" office:value="0">
            <text:p>0</text:p>
          </table:table-cell>
          <table:table-cell table:formula="of:=PRODUCT(SUM(LEN([.A204]);-LEN(SUBSTITUTE([.A204];6;&quot;&quot;)));[.B204])" office:value-type="float" office:value="0">
            <text:p>0</text:p>
          </table:table-cell>
          <table:table-cell table:formula="of:=PRODUCT(SUM(LEN([.A204]);-LEN(SUBSTITUTE([.A204];7;&quot;&quot;)));[.B204])" office:value-type="float" office:value="0">
            <text:p>0</text:p>
          </table:table-cell>
          <table:table-cell table:formula="of:=PRODUCT(SUM(LEN([.A204]);-LEN(SUBSTITUTE([.A204];8;&quot;&quot;)));[.B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5]);-LEN(SUBSTITUTE([.A205];1;&quot;&quot;)));[.B205])" office:value-type="float" office:value="6">
            <text:p>6</text:p>
          </table:table-cell>
          <table:table-cell table:formula="of:=PRODUCT(SUM(LEN([.A205]);-LEN(SUBSTITUTE([.A205];2;&quot;&quot;)));[.B205])" office:value-type="float" office:value="2">
            <text:p>2</text:p>
          </table:table-cell>
          <table:table-cell table:formula="of:=PRODUCT(SUM(LEN([.A205]);-LEN(SUBSTITUTE([.A205];3;&quot;&quot;)));[.B205])" office:value-type="float" office:value="0">
            <text:p>0</text:p>
          </table:table-cell>
          <table:table-cell table:formula="of:=PRODUCT(SUM(LEN([.A205]);-LEN(SUBSTITUTE([.A205];4;&quot;&quot;)));[.B205])" office:value-type="float" office:value="0">
            <text:p>0</text:p>
          </table:table-cell>
          <table:table-cell table:formula="of:=PRODUCT(SUM(LEN([.A205]);-LEN(SUBSTITUTE([.A205];5;&quot;&quot;)));[.B205])" office:value-type="float" office:value="0">
            <text:p>0</text:p>
          </table:table-cell>
          <table:table-cell table:formula="of:=PRODUCT(SUM(LEN([.A205]);-LEN(SUBSTITUTE([.A205];6;&quot;&quot;)));[.B205])" office:value-type="float" office:value="0">
            <text:p>0</text:p>
          </table:table-cell>
          <table:table-cell table:formula="of:=PRODUCT(SUM(LEN([.A205]);-LEN(SUBSTITUTE([.A205];7;&quot;&quot;)));[.B205])" office:value-type="float" office:value="0">
            <text:p>0</text:p>
          </table:table-cell>
          <table:table-cell table:formula="of:=PRODUCT(SUM(LEN([.A205]);-LEN(SUBSTITUTE([.A205];8;&quot;&quot;)));[.B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6]);-LEN(SUBSTITUTE([.A206];1;&quot;&quot;)));[.B206])" office:value-type="float" office:value="2">
            <text:p>2</text:p>
          </table:table-cell>
          <table:table-cell table:formula="of:=PRODUCT(SUM(LEN([.A206]);-LEN(SUBSTITUTE([.A206];2;&quot;&quot;)));[.B206])" office:value-type="float" office:value="0">
            <text:p>0</text:p>
          </table:table-cell>
          <table:table-cell table:formula="of:=PRODUCT(SUM(LEN([.A206]);-LEN(SUBSTITUTE([.A206];3;&quot;&quot;)));[.B206])" office:value-type="float" office:value="0">
            <text:p>0</text:p>
          </table:table-cell>
          <table:table-cell table:formula="of:=PRODUCT(SUM(LEN([.A206]);-LEN(SUBSTITUTE([.A206];4;&quot;&quot;)));[.B206])" office:value-type="float" office:value="0">
            <text:p>0</text:p>
          </table:table-cell>
          <table:table-cell table:formula="of:=PRODUCT(SUM(LEN([.A206]);-LEN(SUBSTITUTE([.A206];5;&quot;&quot;)));[.B206])" office:value-type="float" office:value="0">
            <text:p>0</text:p>
          </table:table-cell>
          <table:table-cell table:formula="of:=PRODUCT(SUM(LEN([.A206]);-LEN(SUBSTITUTE([.A206];6;&quot;&quot;)));[.B206])" office:value-type="float" office:value="0">
            <text:p>0</text:p>
          </table:table-cell>
          <table:table-cell table:formula="of:=PRODUCT(SUM(LEN([.A206]);-LEN(SUBSTITUTE([.A206];7;&quot;&quot;)));[.B206])" office:value-type="float" office:value="4">
            <text:p>4</text:p>
          </table:table-cell>
          <table:table-cell table:formula="of:=PRODUCT(SUM(LEN([.A206]);-LEN(SUBSTITUTE([.A206];8;&quot;&quot;)));[.B20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7]);-LEN(SUBSTITUTE([.A207];1;&quot;&quot;)));[.B207])" office:value-type="float" office:value="6">
            <text:p>6</text:p>
          </table:table-cell>
          <table:table-cell table:formula="of:=PRODUCT(SUM(LEN([.A207]);-LEN(SUBSTITUTE([.A207];2;&quot;&quot;)));[.B207])" office:value-type="float" office:value="0">
            <text:p>0</text:p>
          </table:table-cell>
          <table:table-cell table:formula="of:=PRODUCT(SUM(LEN([.A207]);-LEN(SUBSTITUTE([.A207];3;&quot;&quot;)));[.B207])" office:value-type="float" office:value="0">
            <text:p>0</text:p>
          </table:table-cell>
          <table:table-cell table:formula="of:=PRODUCT(SUM(LEN([.A207]);-LEN(SUBSTITUTE([.A207];4;&quot;&quot;)));[.B207])" office:value-type="float" office:value="0">
            <text:p>0</text:p>
          </table:table-cell>
          <table:table-cell table:formula="of:=PRODUCT(SUM(LEN([.A207]);-LEN(SUBSTITUTE([.A207];5;&quot;&quot;)));[.B207])" office:value-type="float" office:value="0">
            <text:p>0</text:p>
          </table:table-cell>
          <table:table-cell table:formula="of:=PRODUCT(SUM(LEN([.A207]);-LEN(SUBSTITUTE([.A207];6;&quot;&quot;)));[.B207])" office:value-type="float" office:value="0">
            <text:p>0</text:p>
          </table:table-cell>
          <table:table-cell table:formula="of:=PRODUCT(SUM(LEN([.A207]);-LEN(SUBSTITUTE([.A207];7;&quot;&quot;)));[.B207])" office:value-type="float" office:value="0">
            <text:p>0</text:p>
          </table:table-cell>
          <table:table-cell table:formula="of:=PRODUCT(SUM(LEN([.A207]);-LEN(SUBSTITUTE([.A207];8;&quot;&quot;)));[.B20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8]);-LEN(SUBSTITUTE([.A208];1;&quot;&quot;)));[.B208])" office:value-type="float" office:value="2">
            <text:p>2</text:p>
          </table:table-cell>
          <table:table-cell table:formula="of:=PRODUCT(SUM(LEN([.A208]);-LEN(SUBSTITUTE([.A208];2;&quot;&quot;)));[.B208])" office:value-type="float" office:value="0">
            <text:p>0</text:p>
          </table:table-cell>
          <table:table-cell table:formula="of:=PRODUCT(SUM(LEN([.A208]);-LEN(SUBSTITUTE([.A208];3;&quot;&quot;)));[.B208])" office:value-type="float" office:value="0">
            <text:p>0</text:p>
          </table:table-cell>
          <table:table-cell table:formula="of:=PRODUCT(SUM(LEN([.A208]);-LEN(SUBSTITUTE([.A208];4;&quot;&quot;)));[.B208])" office:value-type="float" office:value="0">
            <text:p>0</text:p>
          </table:table-cell>
          <table:table-cell table:formula="of:=PRODUCT(SUM(LEN([.A208]);-LEN(SUBSTITUTE([.A208];5;&quot;&quot;)));[.B208])" office:value-type="float" office:value="2">
            <text:p>2</text:p>
          </table:table-cell>
          <table:table-cell table:formula="of:=PRODUCT(SUM(LEN([.A208]);-LEN(SUBSTITUTE([.A208];6;&quot;&quot;)));[.B208])" office:value-type="float" office:value="2">
            <text:p>2</text:p>
          </table:table-cell>
          <table:table-cell table:formula="of:=PRODUCT(SUM(LEN([.A208]);-LEN(SUBSTITUTE([.A208];7;&quot;&quot;)));[.B208])" office:value-type="float" office:value="0">
            <text:p>0</text:p>
          </table:table-cell>
          <table:table-cell table:formula="of:=PRODUCT(SUM(LEN([.A208]);-LEN(SUBSTITUTE([.A208];8;&quot;&quot;)));[.B20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9]);-LEN(SUBSTITUTE([.A209];1;&quot;&quot;)));[.B209])" office:value-type="float" office:value="0">
            <text:p>0</text:p>
          </table:table-cell>
          <table:table-cell table:formula="of:=PRODUCT(SUM(LEN([.A209]);-LEN(SUBSTITUTE([.A209];2;&quot;&quot;)));[.B209])" office:value-type="float" office:value="0">
            <text:p>0</text:p>
          </table:table-cell>
          <table:table-cell table:formula="of:=PRODUCT(SUM(LEN([.A209]);-LEN(SUBSTITUTE([.A209];3;&quot;&quot;)));[.B209])" office:value-type="float" office:value="2">
            <text:p>2</text:p>
          </table:table-cell>
          <table:table-cell table:formula="of:=PRODUCT(SUM(LEN([.A209]);-LEN(SUBSTITUTE([.A209];4;&quot;&quot;)));[.B209])" office:value-type="float" office:value="2">
            <text:p>2</text:p>
          </table:table-cell>
          <table:table-cell table:formula="of:=PRODUCT(SUM(LEN([.A209]);-LEN(SUBSTITUTE([.A209];5;&quot;&quot;)));[.B209])" office:value-type="float" office:value="0">
            <text:p>0</text:p>
          </table:table-cell>
          <table:table-cell table:formula="of:=PRODUCT(SUM(LEN([.A209]);-LEN(SUBSTITUTE([.A209];6;&quot;&quot;)));[.B209])" office:value-type="float" office:value="2">
            <text:p>2</text:p>
          </table:table-cell>
          <table:table-cell table:formula="of:=PRODUCT(SUM(LEN([.A209]);-LEN(SUBSTITUTE([.A209];7;&quot;&quot;)));[.B209])" office:value-type="float" office:value="2">
            <text:p>2</text:p>
          </table:table-cell>
          <table:table-cell table:formula="of:=PRODUCT(SUM(LEN([.A209]);-LEN(SUBSTITUTE([.A209];8;&quot;&quot;)));[.B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0]);-LEN(SUBSTITUTE([.A210];1;&quot;&quot;)));[.B210])" office:value-type="float" office:value="0">
            <text:p>0</text:p>
          </table:table-cell>
          <table:table-cell table:formula="of:=PRODUCT(SUM(LEN([.A210]);-LEN(SUBSTITUTE([.A210];2;&quot;&quot;)));[.B210])" office:value-type="float" office:value="2">
            <text:p>2</text:p>
          </table:table-cell>
          <table:table-cell table:formula="of:=PRODUCT(SUM(LEN([.A210]);-LEN(SUBSTITUTE([.A210];3;&quot;&quot;)));[.B210])" office:value-type="float" office:value="2">
            <text:p>2</text:p>
          </table:table-cell>
          <table:table-cell table:formula="of:=PRODUCT(SUM(LEN([.A210]);-LEN(SUBSTITUTE([.A210];4;&quot;&quot;)));[.B210])" office:value-type="float" office:value="2">
            <text:p>2</text:p>
          </table:table-cell>
          <table:table-cell table:formula="of:=PRODUCT(SUM(LEN([.A210]);-LEN(SUBSTITUTE([.A210];5;&quot;&quot;)));[.B210])" office:value-type="float" office:value="0">
            <text:p>0</text:p>
          </table:table-cell>
          <table:table-cell table:formula="of:=PRODUCT(SUM(LEN([.A210]);-LEN(SUBSTITUTE([.A210];6;&quot;&quot;)));[.B210])" office:value-type="float" office:value="2">
            <text:p>2</text:p>
          </table:table-cell>
          <table:table-cell table:formula="of:=PRODUCT(SUM(LEN([.A210]);-LEN(SUBSTITUTE([.A210];7;&quot;&quot;)));[.B210])" office:value-type="float" office:value="0">
            <text:p>0</text:p>
          </table:table-cell>
          <table:table-cell table:formula="of:=PRODUCT(SUM(LEN([.A210]);-LEN(SUBSTITUTE([.A210];8;&quot;&quot;)));[.B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1]);-LEN(SUBSTITUTE([.A211];1;&quot;&quot;)));[.B211])" office:value-type="float" office:value="0">
            <text:p>0</text:p>
          </table:table-cell>
          <table:table-cell table:formula="of:=PRODUCT(SUM(LEN([.A211]);-LEN(SUBSTITUTE([.A211];2;&quot;&quot;)));[.B211])" office:value-type="float" office:value="2">
            <text:p>2</text:p>
          </table:table-cell>
          <table:table-cell table:formula="of:=PRODUCT(SUM(LEN([.A211]);-LEN(SUBSTITUTE([.A211];3;&quot;&quot;)));[.B211])" office:value-type="float" office:value="2">
            <text:p>2</text:p>
          </table:table-cell>
          <table:table-cell table:formula="of:=PRODUCT(SUM(LEN([.A211]);-LEN(SUBSTITUTE([.A211];4;&quot;&quot;)));[.B211])" office:value-type="float" office:value="0">
            <text:p>0</text:p>
          </table:table-cell>
          <table:table-cell table:formula="of:=PRODUCT(SUM(LEN([.A211]);-LEN(SUBSTITUTE([.A211];5;&quot;&quot;)));[.B211])" office:value-type="float" office:value="2">
            <text:p>2</text:p>
          </table:table-cell>
          <table:table-cell table:formula="of:=PRODUCT(SUM(LEN([.A211]);-LEN(SUBSTITUTE([.A211];6;&quot;&quot;)));[.B211])" office:value-type="float" office:value="2">
            <text:p>2</text:p>
          </table:table-cell>
          <table:table-cell table:formula="of:=PRODUCT(SUM(LEN([.A211]);-LEN(SUBSTITUTE([.A211];7;&quot;&quot;)));[.B211])" office:value-type="float" office:value="0">
            <text:p>0</text:p>
          </table:table-cell>
          <table:table-cell table:formula="of:=PRODUCT(SUM(LEN([.A211]);-LEN(SUBSTITUTE([.A211];8;&quot;&quot;)));[.B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2]);-LEN(SUBSTITUTE([.A212];1;&quot;&quot;)));[.B212])" office:value-type="float" office:value="0">
            <text:p>0</text:p>
          </table:table-cell>
          <table:table-cell table:formula="of:=PRODUCT(SUM(LEN([.A212]);-LEN(SUBSTITUTE([.A212];2;&quot;&quot;)));[.B212])" office:value-type="float" office:value="0">
            <text:p>0</text:p>
          </table:table-cell>
          <table:table-cell table:formula="of:=PRODUCT(SUM(LEN([.A212]);-LEN(SUBSTITUTE([.A212];3;&quot;&quot;)));[.B212])" office:value-type="float" office:value="4">
            <text:p>4</text:p>
          </table:table-cell>
          <table:table-cell table:formula="of:=PRODUCT(SUM(LEN([.A212]);-LEN(SUBSTITUTE([.A212];4;&quot;&quot;)));[.B212])" office:value-type="float" office:value="0">
            <text:p>0</text:p>
          </table:table-cell>
          <table:table-cell table:formula="of:=PRODUCT(SUM(LEN([.A212]);-LEN(SUBSTITUTE([.A212];5;&quot;&quot;)));[.B212])" office:value-type="float" office:value="0">
            <text:p>0</text:p>
          </table:table-cell>
          <table:table-cell table:formula="of:=PRODUCT(SUM(LEN([.A212]);-LEN(SUBSTITUTE([.A212];6;&quot;&quot;)));[.B212])" office:value-type="float" office:value="2">
            <text:p>2</text:p>
          </table:table-cell>
          <table:table-cell table:formula="of:=PRODUCT(SUM(LEN([.A212]);-LEN(SUBSTITUTE([.A212];7;&quot;&quot;)));[.B212])" office:value-type="float" office:value="2">
            <text:p>2</text:p>
          </table:table-cell>
          <table:table-cell table:formula="of:=PRODUCT(SUM(LEN([.A212]);-LEN(SUBSTITUTE([.A212];8;&quot;&quot;)));[.B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3]);-LEN(SUBSTITUTE([.A213];1;&quot;&quot;)));[.B213])" office:value-type="float" office:value="0">
            <text:p>0</text:p>
          </table:table-cell>
          <table:table-cell table:formula="of:=PRODUCT(SUM(LEN([.A213]);-LEN(SUBSTITUTE([.A213];2;&quot;&quot;)));[.B213])" office:value-type="float" office:value="2">
            <text:p>2</text:p>
          </table:table-cell>
          <table:table-cell table:formula="of:=PRODUCT(SUM(LEN([.A213]);-LEN(SUBSTITUTE([.A213];3;&quot;&quot;)));[.B213])" office:value-type="float" office:value="0">
            <text:p>0</text:p>
          </table:table-cell>
          <table:table-cell table:formula="of:=PRODUCT(SUM(LEN([.A213]);-LEN(SUBSTITUTE([.A213];4;&quot;&quot;)));[.B213])" office:value-type="float" office:value="0">
            <text:p>0</text:p>
          </table:table-cell>
          <table:table-cell table:formula="of:=PRODUCT(SUM(LEN([.A213]);-LEN(SUBSTITUTE([.A213];5;&quot;&quot;)));[.B213])" office:value-type="float" office:value="0">
            <text:p>0</text:p>
          </table:table-cell>
          <table:table-cell table:formula="of:=PRODUCT(SUM(LEN([.A213]);-LEN(SUBSTITUTE([.A213];6;&quot;&quot;)));[.B213])" office:value-type="float" office:value="2">
            <text:p>2</text:p>
          </table:table-cell>
          <table:table-cell table:formula="of:=PRODUCT(SUM(LEN([.A213]);-LEN(SUBSTITUTE([.A213];7;&quot;&quot;)));[.B213])" office:value-type="float" office:value="2">
            <text:p>2</text:p>
          </table:table-cell>
          <table:table-cell table:formula="of:=PRODUCT(SUM(LEN([.A213]);-LEN(SUBSTITUTE([.A213];8;&quot;&quot;)));[.B21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4]);-LEN(SUBSTITUTE([.A214];1;&quot;&quot;)));[.B214])" office:value-type="float" office:value="0">
            <text:p>0</text:p>
          </table:table-cell>
          <table:table-cell table:formula="of:=PRODUCT(SUM(LEN([.A214]);-LEN(SUBSTITUTE([.A214];2;&quot;&quot;)));[.B214])" office:value-type="float" office:value="0">
            <text:p>0</text:p>
          </table:table-cell>
          <table:table-cell table:formula="of:=PRODUCT(SUM(LEN([.A214]);-LEN(SUBSTITUTE([.A214];3;&quot;&quot;)));[.B214])" office:value-type="float" office:value="0">
            <text:p>0</text:p>
          </table:table-cell>
          <table:table-cell table:formula="of:=PRODUCT(SUM(LEN([.A214]);-LEN(SUBSTITUTE([.A214];4;&quot;&quot;)));[.B214])" office:value-type="float" office:value="0">
            <text:p>0</text:p>
          </table:table-cell>
          <table:table-cell table:formula="of:=PRODUCT(SUM(LEN([.A214]);-LEN(SUBSTITUTE([.A214];5;&quot;&quot;)));[.B214])" office:value-type="float" office:value="2">
            <text:p>2</text:p>
          </table:table-cell>
          <table:table-cell table:formula="of:=PRODUCT(SUM(LEN([.A214]);-LEN(SUBSTITUTE([.A214];6;&quot;&quot;)));[.B214])" office:value-type="float" office:value="2">
            <text:p>2</text:p>
          </table:table-cell>
          <table:table-cell table:formula="of:=PRODUCT(SUM(LEN([.A214]);-LEN(SUBSTITUTE([.A214];7;&quot;&quot;)));[.B214])" office:value-type="float" office:value="2">
            <text:p>2</text:p>
          </table:table-cell>
          <table:table-cell table:formula="of:=PRODUCT(SUM(LEN([.A214]);-LEN(SUBSTITUTE([.A214];8;&quot;&quot;)));[.B21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5]);-LEN(SUBSTITUTE([.A215];1;&quot;&quot;)));[.B215])" office:value-type="float" office:value="0">
            <text:p>0</text:p>
          </table:table-cell>
          <table:table-cell table:formula="of:=PRODUCT(SUM(LEN([.A215]);-LEN(SUBSTITUTE([.A215];2;&quot;&quot;)));[.B215])" office:value-type="float" office:value="0">
            <text:p>0</text:p>
          </table:table-cell>
          <table:table-cell table:formula="of:=PRODUCT(SUM(LEN([.A215]);-LEN(SUBSTITUTE([.A215];3;&quot;&quot;)));[.B215])" office:value-type="float" office:value="0">
            <text:p>0</text:p>
          </table:table-cell>
          <table:table-cell table:formula="of:=PRODUCT(SUM(LEN([.A215]);-LEN(SUBSTITUTE([.A215];4;&quot;&quot;)));[.B215])" office:value-type="float" office:value="0">
            <text:p>0</text:p>
          </table:table-cell>
          <table:table-cell table:formula="of:=PRODUCT(SUM(LEN([.A215]);-LEN(SUBSTITUTE([.A215];5;&quot;&quot;)));[.B215])" office:value-type="float" office:value="2">
            <text:p>2</text:p>
          </table:table-cell>
          <table:table-cell table:formula="of:=PRODUCT(SUM(LEN([.A215]);-LEN(SUBSTITUTE([.A215];6;&quot;&quot;)));[.B215])" office:value-type="float" office:value="6">
            <text:p>6</text:p>
          </table:table-cell>
          <table:table-cell table:formula="of:=PRODUCT(SUM(LEN([.A215]);-LEN(SUBSTITUTE([.A215];7;&quot;&quot;)));[.B215])" office:value-type="float" office:value="0">
            <text:p>0</text:p>
          </table:table-cell>
          <table:table-cell table:formula="of:=PRODUCT(SUM(LEN([.A215]);-LEN(SUBSTITUTE([.A215];8;&quot;&quot;)));[.B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6]);-LEN(SUBSTITUTE([.A216];1;&quot;&quot;)));[.B216])" office:value-type="float" office:value="0">
            <text:p>0</text:p>
          </table:table-cell>
          <table:table-cell table:formula="of:=PRODUCT(SUM(LEN([.A216]);-LEN(SUBSTITUTE([.A216];2;&quot;&quot;)));[.B216])" office:value-type="float" office:value="2">
            <text:p>2</text:p>
          </table:table-cell>
          <table:table-cell table:formula="of:=PRODUCT(SUM(LEN([.A216]);-LEN(SUBSTITUTE([.A216];3;&quot;&quot;)));[.B216])" office:value-type="float" office:value="4">
            <text:p>4</text:p>
          </table:table-cell>
          <table:table-cell table:formula="of:=PRODUCT(SUM(LEN([.A216]);-LEN(SUBSTITUTE([.A216];4;&quot;&quot;)));[.B216])" office:value-type="float" office:value="0">
            <text:p>0</text:p>
          </table:table-cell>
          <table:table-cell table:formula="of:=PRODUCT(SUM(LEN([.A216]);-LEN(SUBSTITUTE([.A216];5;&quot;&quot;)));[.B216])" office:value-type="float" office:value="0">
            <text:p>0</text:p>
          </table:table-cell>
          <table:table-cell table:formula="of:=PRODUCT(SUM(LEN([.A216]);-LEN(SUBSTITUTE([.A216];6;&quot;&quot;)));[.B216])" office:value-type="float" office:value="2">
            <text:p>2</text:p>
          </table:table-cell>
          <table:table-cell table:formula="of:=PRODUCT(SUM(LEN([.A216]);-LEN(SUBSTITUTE([.A216];7;&quot;&quot;)));[.B216])" office:value-type="float" office:value="0">
            <text:p>0</text:p>
          </table:table-cell>
          <table:table-cell table:formula="of:=PRODUCT(SUM(LEN([.A216]);-LEN(SUBSTITUTE([.A216];8;&quot;&quot;)));[.B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7]);-LEN(SUBSTITUTE([.A217];1;&quot;&quot;)));[.B217])" office:value-type="float" office:value="0">
            <text:p>0</text:p>
          </table:table-cell>
          <table:table-cell table:formula="of:=PRODUCT(SUM(LEN([.A217]);-LEN(SUBSTITUTE([.A217];2;&quot;&quot;)));[.B217])" office:value-type="float" office:value="0">
            <text:p>0</text:p>
          </table:table-cell>
          <table:table-cell table:formula="of:=PRODUCT(SUM(LEN([.A217]);-LEN(SUBSTITUTE([.A217];3;&quot;&quot;)));[.B217])" office:value-type="float" office:value="0">
            <text:p>0</text:p>
          </table:table-cell>
          <table:table-cell table:formula="of:=PRODUCT(SUM(LEN([.A217]);-LEN(SUBSTITUTE([.A217];4;&quot;&quot;)));[.B217])" office:value-type="float" office:value="0">
            <text:p>0</text:p>
          </table:table-cell>
          <table:table-cell table:formula="of:=PRODUCT(SUM(LEN([.A217]);-LEN(SUBSTITUTE([.A217];5;&quot;&quot;)));[.B217])" office:value-type="float" office:value="2">
            <text:p>2</text:p>
          </table:table-cell>
          <table:table-cell table:formula="of:=PRODUCT(SUM(LEN([.A217]);-LEN(SUBSTITUTE([.A217];6;&quot;&quot;)));[.B217])" office:value-type="float" office:value="4">
            <text:p>4</text:p>
          </table:table-cell>
          <table:table-cell table:formula="of:=PRODUCT(SUM(LEN([.A217]);-LEN(SUBSTITUTE([.A217];7;&quot;&quot;)));[.B217])" office:value-type="float" office:value="2">
            <text:p>2</text:p>
          </table:table-cell>
          <table:table-cell table:formula="of:=PRODUCT(SUM(LEN([.A217]);-LEN(SUBSTITUTE([.A217];8;&quot;&quot;)));[.B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8]);-LEN(SUBSTITUTE([.A218];1;&quot;&quot;)));[.B218])" office:value-type="float" office:value="4">
            <text:p>4</text:p>
          </table:table-cell>
          <table:table-cell table:formula="of:=PRODUCT(SUM(LEN([.A218]);-LEN(SUBSTITUTE([.A218];2;&quot;&quot;)));[.B218])" office:value-type="float" office:value="4">
            <text:p>4</text:p>
          </table:table-cell>
          <table:table-cell table:formula="of:=PRODUCT(SUM(LEN([.A218]);-LEN(SUBSTITUTE([.A218];3;&quot;&quot;)));[.B218])" office:value-type="float" office:value="0">
            <text:p>0</text:p>
          </table:table-cell>
          <table:table-cell table:formula="of:=PRODUCT(SUM(LEN([.A218]);-LEN(SUBSTITUTE([.A218];4;&quot;&quot;)));[.B218])" office:value-type="float" office:value="0">
            <text:p>0</text:p>
          </table:table-cell>
          <table:table-cell table:formula="of:=PRODUCT(SUM(LEN([.A218]);-LEN(SUBSTITUTE([.A218];5;&quot;&quot;)));[.B218])" office:value-type="float" office:value="0">
            <text:p>0</text:p>
          </table:table-cell>
          <table:table-cell table:formula="of:=PRODUCT(SUM(LEN([.A218]);-LEN(SUBSTITUTE([.A218];6;&quot;&quot;)));[.B218])" office:value-type="float" office:value="0">
            <text:p>0</text:p>
          </table:table-cell>
          <table:table-cell table:formula="of:=PRODUCT(SUM(LEN([.A218]);-LEN(SUBSTITUTE([.A218];7;&quot;&quot;)));[.B218])" office:value-type="float" office:value="0">
            <text:p>0</text:p>
          </table:table-cell>
          <table:table-cell table:formula="of:=PRODUCT(SUM(LEN([.A218]);-LEN(SUBSTITUTE([.A218];8;&quot;&quot;)));[.B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9]);-LEN(SUBSTITUTE([.A219];1;&quot;&quot;)));[.B219])" office:value-type="float" office:value="0">
            <text:p>0</text:p>
          </table:table-cell>
          <table:table-cell table:formula="of:=PRODUCT(SUM(LEN([.A219]);-LEN(SUBSTITUTE([.A219];2;&quot;&quot;)));[.B219])" office:value-type="float" office:value="2">
            <text:p>2</text:p>
          </table:table-cell>
          <table:table-cell table:formula="of:=PRODUCT(SUM(LEN([.A219]);-LEN(SUBSTITUTE([.A219];3;&quot;&quot;)));[.B219])" office:value-type="float" office:value="2">
            <text:p>2</text:p>
          </table:table-cell>
          <table:table-cell table:formula="of:=PRODUCT(SUM(LEN([.A219]);-LEN(SUBSTITUTE([.A219];4;&quot;&quot;)));[.B219])" office:value-type="float" office:value="2">
            <text:p>2</text:p>
          </table:table-cell>
          <table:table-cell table:formula="of:=PRODUCT(SUM(LEN([.A219]);-LEN(SUBSTITUTE([.A219];5;&quot;&quot;)));[.B219])" office:value-type="float" office:value="0">
            <text:p>0</text:p>
          </table:table-cell>
          <table:table-cell table:formula="of:=PRODUCT(SUM(LEN([.A219]);-LEN(SUBSTITUTE([.A219];6;&quot;&quot;)));[.B219])" office:value-type="float" office:value="0">
            <text:p>0</text:p>
          </table:table-cell>
          <table:table-cell table:formula="of:=PRODUCT(SUM(LEN([.A219]);-LEN(SUBSTITUTE([.A219];7;&quot;&quot;)));[.B219])" office:value-type="float" office:value="2">
            <text:p>2</text:p>
          </table:table-cell>
          <table:table-cell table:formula="of:=PRODUCT(SUM(LEN([.A219]);-LEN(SUBSTITUTE([.A219];8;&quot;&quot;)));[.B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0]);-LEN(SUBSTITUTE([.A220];1;&quot;&quot;)));[.B220])" office:value-type="float" office:value="2">
            <text:p>2</text:p>
          </table:table-cell>
          <table:table-cell table:formula="of:=PRODUCT(SUM(LEN([.A220]);-LEN(SUBSTITUTE([.A220];2;&quot;&quot;)));[.B220])" office:value-type="float" office:value="4">
            <text:p>4</text:p>
          </table:table-cell>
          <table:table-cell table:formula="of:=PRODUCT(SUM(LEN([.A220]);-LEN(SUBSTITUTE([.A220];3;&quot;&quot;)));[.B220])" office:value-type="float" office:value="0">
            <text:p>0</text:p>
          </table:table-cell>
          <table:table-cell table:formula="of:=PRODUCT(SUM(LEN([.A220]);-LEN(SUBSTITUTE([.A220];4;&quot;&quot;)));[.B220])" office:value-type="float" office:value="0">
            <text:p>0</text:p>
          </table:table-cell>
          <table:table-cell table:formula="of:=PRODUCT(SUM(LEN([.A220]);-LEN(SUBSTITUTE([.A220];5;&quot;&quot;)));[.B220])" office:value-type="float" office:value="0">
            <text:p>0</text:p>
          </table:table-cell>
          <table:table-cell table:formula="of:=PRODUCT(SUM(LEN([.A220]);-LEN(SUBSTITUTE([.A220];6;&quot;&quot;)));[.B220])" office:value-type="float" office:value="0">
            <text:p>0</text:p>
          </table:table-cell>
          <table:table-cell table:formula="of:=PRODUCT(SUM(LEN([.A220]);-LEN(SUBSTITUTE([.A220];7;&quot;&quot;)));[.B220])" office:value-type="float" office:value="0">
            <text:p>0</text:p>
          </table:table-cell>
          <table:table-cell table:formula="of:=PRODUCT(SUM(LEN([.A220]);-LEN(SUBSTITUTE([.A220];8;&quot;&quot;)));[.B22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1]);-LEN(SUBSTITUTE([.A221];1;&quot;&quot;)));[.B221])" office:value-type="float" office:value="2">
            <text:p>2</text:p>
          </table:table-cell>
          <table:table-cell table:formula="of:=PRODUCT(SUM(LEN([.A221]);-LEN(SUBSTITUTE([.A221];2;&quot;&quot;)));[.B221])" office:value-type="float" office:value="4">
            <text:p>4</text:p>
          </table:table-cell>
          <table:table-cell table:formula="of:=PRODUCT(SUM(LEN([.A221]);-LEN(SUBSTITUTE([.A221];3;&quot;&quot;)));[.B221])" office:value-type="float" office:value="2">
            <text:p>2</text:p>
          </table:table-cell>
          <table:table-cell table:formula="of:=PRODUCT(SUM(LEN([.A221]);-LEN(SUBSTITUTE([.A221];4;&quot;&quot;)));[.B221])" office:value-type="float" office:value="0">
            <text:p>0</text:p>
          </table:table-cell>
          <table:table-cell table:formula="of:=PRODUCT(SUM(LEN([.A221]);-LEN(SUBSTITUTE([.A221];5;&quot;&quot;)));[.B221])" office:value-type="float" office:value="0">
            <text:p>0</text:p>
          </table:table-cell>
          <table:table-cell table:formula="of:=PRODUCT(SUM(LEN([.A221]);-LEN(SUBSTITUTE([.A221];6;&quot;&quot;)));[.B221])" office:value-type="float" office:value="0">
            <text:p>0</text:p>
          </table:table-cell>
          <table:table-cell table:formula="of:=PRODUCT(SUM(LEN([.A221]);-LEN(SUBSTITUTE([.A221];7;&quot;&quot;)));[.B221])" office:value-type="float" office:value="0">
            <text:p>0</text:p>
          </table:table-cell>
          <table:table-cell table:formula="of:=PRODUCT(SUM(LEN([.A221]);-LEN(SUBSTITUTE([.A221];8;&quot;&quot;)));[.B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2]);-LEN(SUBSTITUTE([.A222];1;&quot;&quot;)));[.B222])" office:value-type="float" office:value="0">
            <text:p>0</text:p>
          </table:table-cell>
          <table:table-cell table:formula="of:=PRODUCT(SUM(LEN([.A222]);-LEN(SUBSTITUTE([.A222];2;&quot;&quot;)));[.B222])" office:value-type="float" office:value="2">
            <text:p>2</text:p>
          </table:table-cell>
          <table:table-cell table:formula="of:=PRODUCT(SUM(LEN([.A222]);-LEN(SUBSTITUTE([.A222];3;&quot;&quot;)));[.B222])" office:value-type="float" office:value="2">
            <text:p>2</text:p>
          </table:table-cell>
          <table:table-cell table:formula="of:=PRODUCT(SUM(LEN([.A222]);-LEN(SUBSTITUTE([.A222];4;&quot;&quot;)));[.B222])" office:value-type="float" office:value="2">
            <text:p>2</text:p>
          </table:table-cell>
          <table:table-cell table:formula="of:=PRODUCT(SUM(LEN([.A222]);-LEN(SUBSTITUTE([.A222];5;&quot;&quot;)));[.B222])" office:value-type="float" office:value="0">
            <text:p>0</text:p>
          </table:table-cell>
          <table:table-cell table:formula="of:=PRODUCT(SUM(LEN([.A222]);-LEN(SUBSTITUTE([.A222];6;&quot;&quot;)));[.B222])" office:value-type="float" office:value="2">
            <text:p>2</text:p>
          </table:table-cell>
          <table:table-cell table:formula="of:=PRODUCT(SUM(LEN([.A222]);-LEN(SUBSTITUTE([.A222];7;&quot;&quot;)));[.B222])" office:value-type="float" office:value="0">
            <text:p>0</text:p>
          </table:table-cell>
          <table:table-cell table:formula="of:=PRODUCT(SUM(LEN([.A222]);-LEN(SUBSTITUTE([.A222];8;&quot;&quot;)));[.B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3]);-LEN(SUBSTITUTE([.A223];1;&quot;&quot;)));[.B223])" office:value-type="float" office:value="0">
            <text:p>0</text:p>
          </table:table-cell>
          <table:table-cell table:formula="of:=PRODUCT(SUM(LEN([.A223]);-LEN(SUBSTITUTE([.A223];2;&quot;&quot;)));[.B223])" office:value-type="float" office:value="2">
            <text:p>2</text:p>
          </table:table-cell>
          <table:table-cell table:formula="of:=PRODUCT(SUM(LEN([.A223]);-LEN(SUBSTITUTE([.A223];3;&quot;&quot;)));[.B223])" office:value-type="float" office:value="2">
            <text:p>2</text:p>
          </table:table-cell>
          <table:table-cell table:formula="of:=PRODUCT(SUM(LEN([.A223]);-LEN(SUBSTITUTE([.A223];4;&quot;&quot;)));[.B223])" office:value-type="float" office:value="0">
            <text:p>0</text:p>
          </table:table-cell>
          <table:table-cell table:formula="of:=PRODUCT(SUM(LEN([.A223]);-LEN(SUBSTITUTE([.A223];5;&quot;&quot;)));[.B223])" office:value-type="float" office:value="0">
            <text:p>0</text:p>
          </table:table-cell>
          <table:table-cell table:formula="of:=PRODUCT(SUM(LEN([.A223]);-LEN(SUBSTITUTE([.A223];6;&quot;&quot;)));[.B223])" office:value-type="float" office:value="2">
            <text:p>2</text:p>
          </table:table-cell>
          <table:table-cell table:formula="of:=PRODUCT(SUM(LEN([.A223]);-LEN(SUBSTITUTE([.A223];7;&quot;&quot;)));[.B223])" office:value-type="float" office:value="0">
            <text:p>0</text:p>
          </table:table-cell>
          <table:table-cell table:formula="of:=PRODUCT(SUM(LEN([.A223]);-LEN(SUBSTITUTE([.A223];8;&quot;&quot;)));[.B22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4]);-LEN(SUBSTITUTE([.A224];1;&quot;&quot;)));[.B224])" office:value-type="float" office:value="0">
            <text:p>0</text:p>
          </table:table-cell>
          <table:table-cell table:formula="of:=PRODUCT(SUM(LEN([.A224]);-LEN(SUBSTITUTE([.A224];2;&quot;&quot;)));[.B224])" office:value-type="float" office:value="4">
            <text:p>4</text:p>
          </table:table-cell>
          <table:table-cell table:formula="of:=PRODUCT(SUM(LEN([.A224]);-LEN(SUBSTITUTE([.A224];3;&quot;&quot;)));[.B224])" office:value-type="float" office:value="2">
            <text:p>2</text:p>
          </table:table-cell>
          <table:table-cell table:formula="of:=PRODUCT(SUM(LEN([.A224]);-LEN(SUBSTITUTE([.A224];4;&quot;&quot;)));[.B224])" office:value-type="float" office:value="0">
            <text:p>0</text:p>
          </table:table-cell>
          <table:table-cell table:formula="of:=PRODUCT(SUM(LEN([.A224]);-LEN(SUBSTITUTE([.A224];5;&quot;&quot;)));[.B224])" office:value-type="float" office:value="0">
            <text:p>0</text:p>
          </table:table-cell>
          <table:table-cell table:formula="of:=PRODUCT(SUM(LEN([.A224]);-LEN(SUBSTITUTE([.A224];6;&quot;&quot;)));[.B224])" office:value-type="float" office:value="0">
            <text:p>0</text:p>
          </table:table-cell>
          <table:table-cell table:formula="of:=PRODUCT(SUM(LEN([.A224]);-LEN(SUBSTITUTE([.A224];7;&quot;&quot;)));[.B224])" office:value-type="float" office:value="2">
            <text:p>2</text:p>
          </table:table-cell>
          <table:table-cell table:formula="of:=PRODUCT(SUM(LEN([.A224]);-LEN(SUBSTITUTE([.A224];8;&quot;&quot;)));[.B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5]);-LEN(SUBSTITUTE([.A225];1;&quot;&quot;)));[.B225])" office:value-type="float" office:value="0">
            <text:p>0</text:p>
          </table:table-cell>
          <table:table-cell table:formula="of:=PRODUCT(SUM(LEN([.A225]);-LEN(SUBSTITUTE([.A225];2;&quot;&quot;)));[.B225])" office:value-type="float" office:value="2">
            <text:p>2</text:p>
          </table:table-cell>
          <table:table-cell table:formula="of:=PRODUCT(SUM(LEN([.A225]);-LEN(SUBSTITUTE([.A225];3;&quot;&quot;)));[.B225])" office:value-type="float" office:value="2">
            <text:p>2</text:p>
          </table:table-cell>
          <table:table-cell table:formula="of:=PRODUCT(SUM(LEN([.A225]);-LEN(SUBSTITUTE([.A225];4;&quot;&quot;)));[.B225])" office:value-type="float" office:value="4">
            <text:p>4</text:p>
          </table:table-cell>
          <table:table-cell table:formula="of:=PRODUCT(SUM(LEN([.A225]);-LEN(SUBSTITUTE([.A225];5;&quot;&quot;)));[.B225])" office:value-type="float" office:value="0">
            <text:p>0</text:p>
          </table:table-cell>
          <table:table-cell table:formula="of:=PRODUCT(SUM(LEN([.A225]);-LEN(SUBSTITUTE([.A225];6;&quot;&quot;)));[.B225])" office:value-type="float" office:value="0">
            <text:p>0</text:p>
          </table:table-cell>
          <table:table-cell table:formula="of:=PRODUCT(SUM(LEN([.A225]);-LEN(SUBSTITUTE([.A225];7;&quot;&quot;)));[.B225])" office:value-type="float" office:value="0">
            <text:p>0</text:p>
          </table:table-cell>
          <table:table-cell table:formula="of:=PRODUCT(SUM(LEN([.A225]);-LEN(SUBSTITUTE([.A225];8;&quot;&quot;)));[.B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6]);-LEN(SUBSTITUTE([.A226];1;&quot;&quot;)));[.B226])" office:value-type="float" office:value="0">
            <text:p>0</text:p>
          </table:table-cell>
          <table:table-cell table:formula="of:=PRODUCT(SUM(LEN([.A226]);-LEN(SUBSTITUTE([.A226];2;&quot;&quot;)));[.B226])" office:value-type="float" office:value="2">
            <text:p>2</text:p>
          </table:table-cell>
          <table:table-cell table:formula="of:=PRODUCT(SUM(LEN([.A226]);-LEN(SUBSTITUTE([.A226];3;&quot;&quot;)));[.B226])" office:value-type="float" office:value="0">
            <text:p>0</text:p>
          </table:table-cell>
          <table:table-cell table:formula="of:=PRODUCT(SUM(LEN([.A226]);-LEN(SUBSTITUTE([.A226];4;&quot;&quot;)));[.B226])" office:value-type="float" office:value="0">
            <text:p>0</text:p>
          </table:table-cell>
          <table:table-cell table:formula="of:=PRODUCT(SUM(LEN([.A226]);-LEN(SUBSTITUTE([.A226];5;&quot;&quot;)));[.B226])" office:value-type="float" office:value="0">
            <text:p>0</text:p>
          </table:table-cell>
          <table:table-cell table:formula="of:=PRODUCT(SUM(LEN([.A226]);-LEN(SUBSTITUTE([.A226];6;&quot;&quot;)));[.B226])" office:value-type="float" office:value="0">
            <text:p>0</text:p>
          </table:table-cell>
          <table:table-cell table:formula="of:=PRODUCT(SUM(LEN([.A226]);-LEN(SUBSTITUTE([.A226];7;&quot;&quot;)));[.B226])" office:value-type="float" office:value="0">
            <text:p>0</text:p>
          </table:table-cell>
          <table:table-cell table:formula="of:=PRODUCT(SUM(LEN([.A226]);-LEN(SUBSTITUTE([.A226];8;&quot;&quot;)));[.B226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7]);-LEN(SUBSTITUTE([.A227];1;&quot;&quot;)));[.B227])" office:value-type="float" office:value="2">
            <text:p>2</text:p>
          </table:table-cell>
          <table:table-cell table:formula="of:=PRODUCT(SUM(LEN([.A227]);-LEN(SUBSTITUTE([.A227];2;&quot;&quot;)));[.B227])" office:value-type="float" office:value="2">
            <text:p>2</text:p>
          </table:table-cell>
          <table:table-cell table:formula="of:=PRODUCT(SUM(LEN([.A227]);-LEN(SUBSTITUTE([.A227];3;&quot;&quot;)));[.B227])" office:value-type="float" office:value="2">
            <text:p>2</text:p>
          </table:table-cell>
          <table:table-cell table:formula="of:=PRODUCT(SUM(LEN([.A227]);-LEN(SUBSTITUTE([.A227];4;&quot;&quot;)));[.B227])" office:value-type="float" office:value="0">
            <text:p>0</text:p>
          </table:table-cell>
          <table:table-cell table:formula="of:=PRODUCT(SUM(LEN([.A227]);-LEN(SUBSTITUTE([.A227];5;&quot;&quot;)));[.B227])" office:value-type="float" office:value="0">
            <text:p>0</text:p>
          </table:table-cell>
          <table:table-cell table:formula="of:=PRODUCT(SUM(LEN([.A227]);-LEN(SUBSTITUTE([.A227];6;&quot;&quot;)));[.B227])" office:value-type="float" office:value="0">
            <text:p>0</text:p>
          </table:table-cell>
          <table:table-cell table:formula="of:=PRODUCT(SUM(LEN([.A227]);-LEN(SUBSTITUTE([.A227];7;&quot;&quot;)));[.B227])" office:value-type="float" office:value="2">
            <text:p>2</text:p>
          </table:table-cell>
          <table:table-cell table:formula="of:=PRODUCT(SUM(LEN([.A227]);-LEN(SUBSTITUTE([.A227];8;&quot;&quot;)));[.B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8]);-LEN(SUBSTITUTE([.A228];1;&quot;&quot;)));[.B228])" office:value-type="float" office:value="0">
            <text:p>0</text:p>
          </table:table-cell>
          <table:table-cell table:formula="of:=PRODUCT(SUM(LEN([.A228]);-LEN(SUBSTITUTE([.A228];2;&quot;&quot;)));[.B228])" office:value-type="float" office:value="2">
            <text:p>2</text:p>
          </table:table-cell>
          <table:table-cell table:formula="of:=PRODUCT(SUM(LEN([.A228]);-LEN(SUBSTITUTE([.A228];3;&quot;&quot;)));[.B228])" office:value-type="float" office:value="2">
            <text:p>2</text:p>
          </table:table-cell>
          <table:table-cell table:formula="of:=PRODUCT(SUM(LEN([.A228]);-LEN(SUBSTITUTE([.A228];4;&quot;&quot;)));[.B228])" office:value-type="float" office:value="0">
            <text:p>0</text:p>
          </table:table-cell>
          <table:table-cell table:formula="of:=PRODUCT(SUM(LEN([.A228]);-LEN(SUBSTITUTE([.A228];5;&quot;&quot;)));[.B228])" office:value-type="float" office:value="0">
            <text:p>0</text:p>
          </table:table-cell>
          <table:table-cell table:formula="of:=PRODUCT(SUM(LEN([.A228]);-LEN(SUBSTITUTE([.A228];6;&quot;&quot;)));[.B228])" office:value-type="float" office:value="0">
            <text:p>0</text:p>
          </table:table-cell>
          <table:table-cell table:formula="of:=PRODUCT(SUM(LEN([.A228]);-LEN(SUBSTITUTE([.A228];7;&quot;&quot;)));[.B228])" office:value-type="float" office:value="4">
            <text:p>4</text:p>
          </table:table-cell>
          <table:table-cell table:formula="of:=PRODUCT(SUM(LEN([.A228]);-LEN(SUBSTITUTE([.A228];8;&quot;&quot;)));[.B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9]);-LEN(SUBSTITUTE([.A229];1;&quot;&quot;)));[.B229])" office:value-type="float" office:value="2">
            <text:p>2</text:p>
          </table:table-cell>
          <table:table-cell table:formula="of:=PRODUCT(SUM(LEN([.A229]);-LEN(SUBSTITUTE([.A229];2;&quot;&quot;)));[.B229])" office:value-type="float" office:value="2">
            <text:p>2</text:p>
          </table:table-cell>
          <table:table-cell table:formula="of:=PRODUCT(SUM(LEN([.A229]);-LEN(SUBSTITUTE([.A229];3;&quot;&quot;)));[.B229])" office:value-type="float" office:value="0">
            <text:p>0</text:p>
          </table:table-cell>
          <table:table-cell table:formula="of:=PRODUCT(SUM(LEN([.A229]);-LEN(SUBSTITUTE([.A229];4;&quot;&quot;)));[.B229])" office:value-type="float" office:value="0">
            <text:p>0</text:p>
          </table:table-cell>
          <table:table-cell table:formula="of:=PRODUCT(SUM(LEN([.A229]);-LEN(SUBSTITUTE([.A229];5;&quot;&quot;)));[.B229])" office:value-type="float" office:value="0">
            <text:p>0</text:p>
          </table:table-cell>
          <table:table-cell table:formula="of:=PRODUCT(SUM(LEN([.A229]);-LEN(SUBSTITUTE([.A229];6;&quot;&quot;)));[.B229])" office:value-type="float" office:value="0">
            <text:p>0</text:p>
          </table:table-cell>
          <table:table-cell table:formula="of:=PRODUCT(SUM(LEN([.A229]);-LEN(SUBSTITUTE([.A229];7;&quot;&quot;)));[.B229])" office:value-type="float" office:value="0">
            <text:p>0</text:p>
          </table:table-cell>
          <table:table-cell table:formula="of:=PRODUCT(SUM(LEN([.A229]);-LEN(SUBSTITUTE([.A229];8;&quot;&quot;)));[.B22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0]);-LEN(SUBSTITUTE([.A230];1;&quot;&quot;)));[.B230])" office:value-type="float" office:value="0">
            <text:p>0</text:p>
          </table:table-cell>
          <table:table-cell table:formula="of:=PRODUCT(SUM(LEN([.A230]);-LEN(SUBSTITUTE([.A230];2;&quot;&quot;)));[.B230])" office:value-type="float" office:value="6">
            <text:p>6</text:p>
          </table:table-cell>
          <table:table-cell table:formula="of:=PRODUCT(SUM(LEN([.A230]);-LEN(SUBSTITUTE([.A230];3;&quot;&quot;)));[.B230])" office:value-type="float" office:value="2">
            <text:p>2</text:p>
          </table:table-cell>
          <table:table-cell table:formula="of:=PRODUCT(SUM(LEN([.A230]);-LEN(SUBSTITUTE([.A230];4;&quot;&quot;)));[.B230])" office:value-type="float" office:value="0">
            <text:p>0</text:p>
          </table:table-cell>
          <table:table-cell table:formula="of:=PRODUCT(SUM(LEN([.A230]);-LEN(SUBSTITUTE([.A230];5;&quot;&quot;)));[.B230])" office:value-type="float" office:value="0">
            <text:p>0</text:p>
          </table:table-cell>
          <table:table-cell table:formula="of:=PRODUCT(SUM(LEN([.A230]);-LEN(SUBSTITUTE([.A230];6;&quot;&quot;)));[.B230])" office:value-type="float" office:value="0">
            <text:p>0</text:p>
          </table:table-cell>
          <table:table-cell table:formula="of:=PRODUCT(SUM(LEN([.A230]);-LEN(SUBSTITUTE([.A230];7;&quot;&quot;)));[.B230])" office:value-type="float" office:value="0">
            <text:p>0</text:p>
          </table:table-cell>
          <table:table-cell table:formula="of:=PRODUCT(SUM(LEN([.A230]);-LEN(SUBSTITUTE([.A230];8;&quot;&quot;)));[.B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1]);-LEN(SUBSTITUTE([.A231];1;&quot;&quot;)));[.B231])" office:value-type="float" office:value="0">
            <text:p>0</text:p>
          </table:table-cell>
          <table:table-cell table:formula="of:=PRODUCT(SUM(LEN([.A231]);-LEN(SUBSTITUTE([.A231];2;&quot;&quot;)));[.B231])" office:value-type="float" office:value="2">
            <text:p>2</text:p>
          </table:table-cell>
          <table:table-cell table:formula="of:=PRODUCT(SUM(LEN([.A231]);-LEN(SUBSTITUTE([.A231];3;&quot;&quot;)));[.B231])" office:value-type="float" office:value="4">
            <text:p>4</text:p>
          </table:table-cell>
          <table:table-cell table:formula="of:=PRODUCT(SUM(LEN([.A231]);-LEN(SUBSTITUTE([.A231];4;&quot;&quot;)));[.B231])" office:value-type="float" office:value="0">
            <text:p>0</text:p>
          </table:table-cell>
          <table:table-cell table:formula="of:=PRODUCT(SUM(LEN([.A231]);-LEN(SUBSTITUTE([.A231];5;&quot;&quot;)));[.B231])" office:value-type="float" office:value="0">
            <text:p>0</text:p>
          </table:table-cell>
          <table:table-cell table:formula="of:=PRODUCT(SUM(LEN([.A231]);-LEN(SUBSTITUTE([.A231];6;&quot;&quot;)));[.B231])" office:value-type="float" office:value="0">
            <text:p>0</text:p>
          </table:table-cell>
          <table:table-cell table:formula="of:=PRODUCT(SUM(LEN([.A231]);-LEN(SUBSTITUTE([.A231];7;&quot;&quot;)));[.B231])" office:value-type="float" office:value="2">
            <text:p>2</text:p>
          </table:table-cell>
          <table:table-cell table:formula="of:=PRODUCT(SUM(LEN([.A231]);-LEN(SUBSTITUTE([.A231];8;&quot;&quot;)));[.B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2]);-LEN(SUBSTITUTE([.A232];1;&quot;&quot;)));[.B232])" office:value-type="float" office:value="0">
            <text:p>0</text:p>
          </table:table-cell>
          <table:table-cell table:formula="of:=PRODUCT(SUM(LEN([.A232]);-LEN(SUBSTITUTE([.A232];2;&quot;&quot;)));[.B232])" office:value-type="float" office:value="2">
            <text:p>2</text:p>
          </table:table-cell>
          <table:table-cell table:formula="of:=PRODUCT(SUM(LEN([.A232]);-LEN(SUBSTITUTE([.A232];3;&quot;&quot;)));[.B232])" office:value-type="float" office:value="2">
            <text:p>2</text:p>
          </table:table-cell>
          <table:table-cell table:formula="of:=PRODUCT(SUM(LEN([.A232]);-LEN(SUBSTITUTE([.A232];4;&quot;&quot;)));[.B232])" office:value-type="float" office:value="0">
            <text:p>0</text:p>
          </table:table-cell>
          <table:table-cell table:formula="of:=PRODUCT(SUM(LEN([.A232]);-LEN(SUBSTITUTE([.A232];5;&quot;&quot;)));[.B232])" office:value-type="float" office:value="0">
            <text:p>0</text:p>
          </table:table-cell>
          <table:table-cell table:formula="of:=PRODUCT(SUM(LEN([.A232]);-LEN(SUBSTITUTE([.A232];6;&quot;&quot;)));[.B232])" office:value-type="float" office:value="2">
            <text:p>2</text:p>
          </table:table-cell>
          <table:table-cell table:formula="of:=PRODUCT(SUM(LEN([.A232]);-LEN(SUBSTITUTE([.A232];7;&quot;&quot;)));[.B232])" office:value-type="float" office:value="2">
            <text:p>2</text:p>
          </table:table-cell>
          <table:table-cell table:formula="of:=PRODUCT(SUM(LEN([.A232]);-LEN(SUBSTITUTE([.A232];8;&quot;&quot;)));[.B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3]);-LEN(SUBSTITUTE([.A233];1;&quot;&quot;)));[.B233])" office:value-type="float" office:value="0">
            <text:p>0</text:p>
          </table:table-cell>
          <table:table-cell table:formula="of:=PRODUCT(SUM(LEN([.A233]);-LEN(SUBSTITUTE([.A233];2;&quot;&quot;)));[.B233])" office:value-type="float" office:value="2">
            <text:p>2</text:p>
          </table:table-cell>
          <table:table-cell table:formula="of:=PRODUCT(SUM(LEN([.A233]);-LEN(SUBSTITUTE([.A233];3;&quot;&quot;)));[.B233])" office:value-type="float" office:value="0">
            <text:p>0</text:p>
          </table:table-cell>
          <table:table-cell table:formula="of:=PRODUCT(SUM(LEN([.A233]);-LEN(SUBSTITUTE([.A233];4;&quot;&quot;)));[.B233])" office:value-type="float" office:value="2">
            <text:p>2</text:p>
          </table:table-cell>
          <table:table-cell table:formula="of:=PRODUCT(SUM(LEN([.A233]);-LEN(SUBSTITUTE([.A233];5;&quot;&quot;)));[.B233])" office:value-type="float" office:value="2">
            <text:p>2</text:p>
          </table:table-cell>
          <table:table-cell table:formula="of:=PRODUCT(SUM(LEN([.A233]);-LEN(SUBSTITUTE([.A233];6;&quot;&quot;)));[.B233])" office:value-type="float" office:value="2">
            <text:p>2</text:p>
          </table:table-cell>
          <table:table-cell table:formula="of:=PRODUCT(SUM(LEN([.A233]);-LEN(SUBSTITUTE([.A233];7;&quot;&quot;)));[.B233])" office:value-type="float" office:value="0">
            <text:p>0</text:p>
          </table:table-cell>
          <table:table-cell table:formula="of:=PRODUCT(SUM(LEN([.A233]);-LEN(SUBSTITUTE([.A233];8;&quot;&quot;)));[.B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4]);-LEN(SUBSTITUTE([.A234];1;&quot;&quot;)));[.B234])" office:value-type="float" office:value="0">
            <text:p>0</text:p>
          </table:table-cell>
          <table:table-cell table:formula="of:=PRODUCT(SUM(LEN([.A234]);-LEN(SUBSTITUTE([.A234];2;&quot;&quot;)));[.B234])" office:value-type="float" office:value="2">
            <text:p>2</text:p>
          </table:table-cell>
          <table:table-cell table:formula="of:=PRODUCT(SUM(LEN([.A234]);-LEN(SUBSTITUTE([.A234];3;&quot;&quot;)));[.B234])" office:value-type="float" office:value="4">
            <text:p>4</text:p>
          </table:table-cell>
          <table:table-cell table:formula="of:=PRODUCT(SUM(LEN([.A234]);-LEN(SUBSTITUTE([.A234];4;&quot;&quot;)));[.B234])" office:value-type="float" office:value="0">
            <text:p>0</text:p>
          </table:table-cell>
          <table:table-cell table:formula="of:=PRODUCT(SUM(LEN([.A234]);-LEN(SUBSTITUTE([.A234];5;&quot;&quot;)));[.B234])" office:value-type="float" office:value="0">
            <text:p>0</text:p>
          </table:table-cell>
          <table:table-cell table:formula="of:=PRODUCT(SUM(LEN([.A234]);-LEN(SUBSTITUTE([.A234];6;&quot;&quot;)));[.B234])" office:value-type="float" office:value="0">
            <text:p>0</text:p>
          </table:table-cell>
          <table:table-cell table:formula="of:=PRODUCT(SUM(LEN([.A234]);-LEN(SUBSTITUTE([.A234];7;&quot;&quot;)));[.B234])" office:value-type="float" office:value="2">
            <text:p>2</text:p>
          </table:table-cell>
          <table:table-cell table:formula="of:=PRODUCT(SUM(LEN([.A234]);-LEN(SUBSTITUTE([.A234];8;&quot;&quot;)));[.B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5]);-LEN(SUBSTITUTE([.A235];1;&quot;&quot;)));[.B235])" office:value-type="float" office:value="0">
            <text:p>0</text:p>
          </table:table-cell>
          <table:table-cell table:formula="of:=PRODUCT(SUM(LEN([.A235]);-LEN(SUBSTITUTE([.A235];2;&quot;&quot;)));[.B235])" office:value-type="float" office:value="0">
            <text:p>0</text:p>
          </table:table-cell>
          <table:table-cell table:formula="of:=PRODUCT(SUM(LEN([.A235]);-LEN(SUBSTITUTE([.A235];3;&quot;&quot;)));[.B235])" office:value-type="float" office:value="2">
            <text:p>2</text:p>
          </table:table-cell>
          <table:table-cell table:formula="of:=PRODUCT(SUM(LEN([.A235]);-LEN(SUBSTITUTE([.A235];4;&quot;&quot;)));[.B235])" office:value-type="float" office:value="2">
            <text:p>2</text:p>
          </table:table-cell>
          <table:table-cell table:formula="of:=PRODUCT(SUM(LEN([.A235]);-LEN(SUBSTITUTE([.A235];5;&quot;&quot;)));[.B235])" office:value-type="float" office:value="0">
            <text:p>0</text:p>
          </table:table-cell>
          <table:table-cell table:formula="of:=PRODUCT(SUM(LEN([.A235]);-LEN(SUBSTITUTE([.A235];6;&quot;&quot;)));[.B235])" office:value-type="float" office:value="2">
            <text:p>2</text:p>
          </table:table-cell>
          <table:table-cell table:formula="of:=PRODUCT(SUM(LEN([.A235]);-LEN(SUBSTITUTE([.A235];7;&quot;&quot;)));[.B235])" office:value-type="float" office:value="2">
            <text:p>2</text:p>
          </table:table-cell>
          <table:table-cell table:formula="of:=PRODUCT(SUM(LEN([.A235]);-LEN(SUBSTITUTE([.A235];8;&quot;&quot;)));[.B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6]);-LEN(SUBSTITUTE([.A236];1;&quot;&quot;)));[.B236])" office:value-type="float" office:value="0">
            <text:p>0</text:p>
          </table:table-cell>
          <table:table-cell table:formula="of:=PRODUCT(SUM(LEN([.A236]);-LEN(SUBSTITUTE([.A236];2;&quot;&quot;)));[.B236])" office:value-type="float" office:value="2">
            <text:p>2</text:p>
          </table:table-cell>
          <table:table-cell table:formula="of:=PRODUCT(SUM(LEN([.A236]);-LEN(SUBSTITUTE([.A236];3;&quot;&quot;)));[.B236])" office:value-type="float" office:value="2">
            <text:p>2</text:p>
          </table:table-cell>
          <table:table-cell table:formula="of:=PRODUCT(SUM(LEN([.A236]);-LEN(SUBSTITUTE([.A236];4;&quot;&quot;)));[.B236])" office:value-type="float" office:value="0">
            <text:p>0</text:p>
          </table:table-cell>
          <table:table-cell table:formula="of:=PRODUCT(SUM(LEN([.A236]);-LEN(SUBSTITUTE([.A236];5;&quot;&quot;)));[.B236])" office:value-type="float" office:value="0">
            <text:p>0</text:p>
          </table:table-cell>
          <table:table-cell table:formula="of:=PRODUCT(SUM(LEN([.A236]);-LEN(SUBSTITUTE([.A236];6;&quot;&quot;)));[.B236])" office:value-type="float" office:value="0">
            <text:p>0</text:p>
          </table:table-cell>
          <table:table-cell table:formula="of:=PRODUCT(SUM(LEN([.A236]);-LEN(SUBSTITUTE([.A236];7;&quot;&quot;)));[.B236])" office:value-type="float" office:value="2">
            <text:p>2</text:p>
          </table:table-cell>
          <table:table-cell table:formula="of:=PRODUCT(SUM(LEN([.A236]);-LEN(SUBSTITUTE([.A236];8;&quot;&quot;)));[.B23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7]);-LEN(SUBSTITUTE([.A237];1;&quot;&quot;)));[.B237])" office:value-type="float" office:value="0">
            <text:p>0</text:p>
          </table:table-cell>
          <table:table-cell table:formula="of:=PRODUCT(SUM(LEN([.A237]);-LEN(SUBSTITUTE([.A237];2;&quot;&quot;)));[.B237])" office:value-type="float" office:value="0">
            <text:p>0</text:p>
          </table:table-cell>
          <table:table-cell table:formula="of:=PRODUCT(SUM(LEN([.A237]);-LEN(SUBSTITUTE([.A237];3;&quot;&quot;)));[.B237])" office:value-type="float" office:value="2">
            <text:p>2</text:p>
          </table:table-cell>
          <table:table-cell table:formula="of:=PRODUCT(SUM(LEN([.A237]);-LEN(SUBSTITUTE([.A237];4;&quot;&quot;)));[.B237])" office:value-type="float" office:value="2">
            <text:p>2</text:p>
          </table:table-cell>
          <table:table-cell table:formula="of:=PRODUCT(SUM(LEN([.A237]);-LEN(SUBSTITUTE([.A237];5;&quot;&quot;)));[.B237])" office:value-type="float" office:value="0">
            <text:p>0</text:p>
          </table:table-cell>
          <table:table-cell table:formula="of:=PRODUCT(SUM(LEN([.A237]);-LEN(SUBSTITUTE([.A237];6;&quot;&quot;)));[.B237])" office:value-type="float" office:value="0">
            <text:p>0</text:p>
          </table:table-cell>
          <table:table-cell table:formula="of:=PRODUCT(SUM(LEN([.A237]);-LEN(SUBSTITUTE([.A237];7;&quot;&quot;)));[.B237])" office:value-type="float" office:value="4">
            <text:p>4</text:p>
          </table:table-cell>
          <table:table-cell table:formula="of:=PRODUCT(SUM(LEN([.A237]);-LEN(SUBSTITUTE([.A237];8;&quot;&quot;)));[.B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8]);-LEN(SUBSTITUTE([.A238];1;&quot;&quot;)));[.B238])" office:value-type="float" office:value="0">
            <text:p>0</text:p>
          </table:table-cell>
          <table:table-cell table:formula="of:=PRODUCT(SUM(LEN([.A238]);-LEN(SUBSTITUTE([.A238];2;&quot;&quot;)));[.B238])" office:value-type="float" office:value="0">
            <text:p>0</text:p>
          </table:table-cell>
          <table:table-cell table:formula="of:=PRODUCT(SUM(LEN([.A238]);-LEN(SUBSTITUTE([.A238];3;&quot;&quot;)));[.B238])" office:value-type="float" office:value="2">
            <text:p>2</text:p>
          </table:table-cell>
          <table:table-cell table:formula="of:=PRODUCT(SUM(LEN([.A238]);-LEN(SUBSTITUTE([.A238];4;&quot;&quot;)));[.B238])" office:value-type="float" office:value="0">
            <text:p>0</text:p>
          </table:table-cell>
          <table:table-cell table:formula="of:=PRODUCT(SUM(LEN([.A238]);-LEN(SUBSTITUTE([.A238];5;&quot;&quot;)));[.B238])" office:value-type="float" office:value="0">
            <text:p>0</text:p>
          </table:table-cell>
          <table:table-cell table:formula="of:=PRODUCT(SUM(LEN([.A238]);-LEN(SUBSTITUTE([.A238];6;&quot;&quot;)));[.B238])" office:value-type="float" office:value="2">
            <text:p>2</text:p>
          </table:table-cell>
          <table:table-cell table:formula="of:=PRODUCT(SUM(LEN([.A238]);-LEN(SUBSTITUTE([.A238];7;&quot;&quot;)));[.B238])" office:value-type="float" office:value="4">
            <text:p>4</text:p>
          </table:table-cell>
          <table:table-cell table:formula="of:=PRODUCT(SUM(LEN([.A238]);-LEN(SUBSTITUTE([.A238];8;&quot;&quot;)));[.B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9]);-LEN(SUBSTITUTE([.A239];1;&quot;&quot;)));[.B239])" office:value-type="float" office:value="0">
            <text:p>0</text:p>
          </table:table-cell>
          <table:table-cell table:formula="of:=PRODUCT(SUM(LEN([.A239]);-LEN(SUBSTITUTE([.A239];2;&quot;&quot;)));[.B239])" office:value-type="float" office:value="0">
            <text:p>0</text:p>
          </table:table-cell>
          <table:table-cell table:formula="of:=PRODUCT(SUM(LEN([.A239]);-LEN(SUBSTITUTE([.A239];3;&quot;&quot;)));[.B239])" office:value-type="float" office:value="2">
            <text:p>2</text:p>
          </table:table-cell>
          <table:table-cell table:formula="of:=PRODUCT(SUM(LEN([.A239]);-LEN(SUBSTITUTE([.A239];4;&quot;&quot;)));[.B239])" office:value-type="float" office:value="2">
            <text:p>2</text:p>
          </table:table-cell>
          <table:table-cell table:formula="of:=PRODUCT(SUM(LEN([.A239]);-LEN(SUBSTITUTE([.A239];5;&quot;&quot;)));[.B239])" office:value-type="float" office:value="0">
            <text:p>0</text:p>
          </table:table-cell>
          <table:table-cell table:formula="of:=PRODUCT(SUM(LEN([.A239]);-LEN(SUBSTITUTE([.A239];6;&quot;&quot;)));[.B239])" office:value-type="float" office:value="0">
            <text:p>0</text:p>
          </table:table-cell>
          <table:table-cell table:formula="of:=PRODUCT(SUM(LEN([.A239]);-LEN(SUBSTITUTE([.A239];7;&quot;&quot;)));[.B239])" office:value-type="float" office:value="2">
            <text:p>2</text:p>
          </table:table-cell>
          <table:table-cell table:formula="of:=PRODUCT(SUM(LEN([.A239]);-LEN(SUBSTITUTE([.A239];8;&quot;&quot;)));[.B23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0]);-LEN(SUBSTITUTE([.A240];1;&quot;&quot;)));[.B240])" office:value-type="float" office:value="0">
            <text:p>0</text:p>
          </table:table-cell>
          <table:table-cell table:formula="of:=PRODUCT(SUM(LEN([.A240]);-LEN(SUBSTITUTE([.A240];2;&quot;&quot;)));[.B240])" office:value-type="float" office:value="4">
            <text:p>4</text:p>
          </table:table-cell>
          <table:table-cell table:formula="of:=PRODUCT(SUM(LEN([.A240]);-LEN(SUBSTITUTE([.A240];3;&quot;&quot;)));[.B240])" office:value-type="float" office:value="2">
            <text:p>2</text:p>
          </table:table-cell>
          <table:table-cell table:formula="of:=PRODUCT(SUM(LEN([.A240]);-LEN(SUBSTITUTE([.A240];4;&quot;&quot;)));[.B240])" office:value-type="float" office:value="0">
            <text:p>0</text:p>
          </table:table-cell>
          <table:table-cell table:formula="of:=PRODUCT(SUM(LEN([.A240]);-LEN(SUBSTITUTE([.A240];5;&quot;&quot;)));[.B240])" office:value-type="float" office:value="0">
            <text:p>0</text:p>
          </table:table-cell>
          <table:table-cell table:formula="of:=PRODUCT(SUM(LEN([.A240]);-LEN(SUBSTITUTE([.A240];6;&quot;&quot;)));[.B240])" office:value-type="float" office:value="0">
            <text:p>0</text:p>
          </table:table-cell>
          <table:table-cell table:formula="of:=PRODUCT(SUM(LEN([.A240]);-LEN(SUBSTITUTE([.A240];7;&quot;&quot;)));[.B240])" office:value-type="float" office:value="2">
            <text:p>2</text:p>
          </table:table-cell>
          <table:table-cell table:formula="of:=PRODUCT(SUM(LEN([.A240]);-LEN(SUBSTITUTE([.A240];8;&quot;&quot;)));[.B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1]);-LEN(SUBSTITUTE([.A241];1;&quot;&quot;)));[.B241])" office:value-type="float" office:value="2">
            <text:p>2</text:p>
          </table:table-cell>
          <table:table-cell table:formula="of:=PRODUCT(SUM(LEN([.A241]);-LEN(SUBSTITUTE([.A241];2;&quot;&quot;)));[.B241])" office:value-type="float" office:value="2">
            <text:p>2</text:p>
          </table:table-cell>
          <table:table-cell table:formula="of:=PRODUCT(SUM(LEN([.A241]);-LEN(SUBSTITUTE([.A241];3;&quot;&quot;)));[.B241])" office:value-type="float" office:value="2">
            <text:p>2</text:p>
          </table:table-cell>
          <table:table-cell table:formula="of:=PRODUCT(SUM(LEN([.A241]);-LEN(SUBSTITUTE([.A241];4;&quot;&quot;)));[.B241])" office:value-type="float" office:value="0">
            <text:p>0</text:p>
          </table:table-cell>
          <table:table-cell table:formula="of:=PRODUCT(SUM(LEN([.A241]);-LEN(SUBSTITUTE([.A241];5;&quot;&quot;)));[.B241])" office:value-type="float" office:value="0">
            <text:p>0</text:p>
          </table:table-cell>
          <table:table-cell table:formula="of:=PRODUCT(SUM(LEN([.A241]);-LEN(SUBSTITUTE([.A241];6;&quot;&quot;)));[.B241])" office:value-type="float" office:value="0">
            <text:p>0</text:p>
          </table:table-cell>
          <table:table-cell table:formula="of:=PRODUCT(SUM(LEN([.A241]);-LEN(SUBSTITUTE([.A241];7;&quot;&quot;)));[.B241])" office:value-type="float" office:value="2">
            <text:p>2</text:p>
          </table:table-cell>
          <table:table-cell table:formula="of:=PRODUCT(SUM(LEN([.A241]);-LEN(SUBSTITUTE([.A241];8;&quot;&quot;)));[.B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2]);-LEN(SUBSTITUTE([.A242];1;&quot;&quot;)));[.B242])" office:value-type="float" office:value="0">
            <text:p>0</text:p>
          </table:table-cell>
          <table:table-cell table:formula="of:=PRODUCT(SUM(LEN([.A242]);-LEN(SUBSTITUTE([.A242];2;&quot;&quot;)));[.B242])" office:value-type="float" office:value="0">
            <text:p>0</text:p>
          </table:table-cell>
          <table:table-cell table:formula="of:=PRODUCT(SUM(LEN([.A242]);-LEN(SUBSTITUTE([.A242];3;&quot;&quot;)));[.B242])" office:value-type="float" office:value="4">
            <text:p>4</text:p>
          </table:table-cell>
          <table:table-cell table:formula="of:=PRODUCT(SUM(LEN([.A242]);-LEN(SUBSTITUTE([.A242];4;&quot;&quot;)));[.B242])" office:value-type="float" office:value="0">
            <text:p>0</text:p>
          </table:table-cell>
          <table:table-cell table:formula="of:=PRODUCT(SUM(LEN([.A242]);-LEN(SUBSTITUTE([.A242];5;&quot;&quot;)));[.B242])" office:value-type="float" office:value="0">
            <text:p>0</text:p>
          </table:table-cell>
          <table:table-cell table:formula="of:=PRODUCT(SUM(LEN([.A242]);-LEN(SUBSTITUTE([.A242];6;&quot;&quot;)));[.B242])" office:value-type="float" office:value="0">
            <text:p>0</text:p>
          </table:table-cell>
          <table:table-cell table:formula="of:=PRODUCT(SUM(LEN([.A242]);-LEN(SUBSTITUTE([.A242];7;&quot;&quot;)));[.B242])" office:value-type="float" office:value="4">
            <text:p>4</text:p>
          </table:table-cell>
          <table:table-cell table:formula="of:=PRODUCT(SUM(LEN([.A242]);-LEN(SUBSTITUTE([.A242];8;&quot;&quot;)));[.B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3]);-LEN(SUBSTITUTE([.A243];1;&quot;&quot;)));[.B243])" office:value-type="float" office:value="2">
            <text:p>2</text:p>
          </table:table-cell>
          <table:table-cell table:formula="of:=PRODUCT(SUM(LEN([.A243]);-LEN(SUBSTITUTE([.A243];2;&quot;&quot;)));[.B243])" office:value-type="float" office:value="2">
            <text:p>2</text:p>
          </table:table-cell>
          <table:table-cell table:formula="of:=PRODUCT(SUM(LEN([.A243]);-LEN(SUBSTITUTE([.A243];3;&quot;&quot;)));[.B243])" office:value-type="float" office:value="0">
            <text:p>0</text:p>
          </table:table-cell>
          <table:table-cell table:formula="of:=PRODUCT(SUM(LEN([.A243]);-LEN(SUBSTITUTE([.A243];4;&quot;&quot;)));[.B243])" office:value-type="float" office:value="0">
            <text:p>0</text:p>
          </table:table-cell>
          <table:table-cell table:formula="of:=PRODUCT(SUM(LEN([.A243]);-LEN(SUBSTITUTE([.A243];5;&quot;&quot;)));[.B243])" office:value-type="float" office:value="0">
            <text:p>0</text:p>
          </table:table-cell>
          <table:table-cell table:formula="of:=PRODUCT(SUM(LEN([.A243]);-LEN(SUBSTITUTE([.A243];6;&quot;&quot;)));[.B243])" office:value-type="float" office:value="0">
            <text:p>0</text:p>
          </table:table-cell>
          <table:table-cell table:formula="of:=PRODUCT(SUM(LEN([.A243]);-LEN(SUBSTITUTE([.A243];7;&quot;&quot;)));[.B243])" office:value-type="float" office:value="2">
            <text:p>2</text:p>
          </table:table-cell>
          <table:table-cell table:formula="of:=PRODUCT(SUM(LEN([.A243]);-LEN(SUBSTITUTE([.A243];8;&quot;&quot;)));[.B24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4]);-LEN(SUBSTITUTE([.A244];1;&quot;&quot;)));[.B244])" office:value-type="float" office:value="0">
            <text:p>0</text:p>
          </table:table-cell>
          <table:table-cell table:formula="of:=PRODUCT(SUM(LEN([.A244]);-LEN(SUBSTITUTE([.A244];2;&quot;&quot;)));[.B244])" office:value-type="float" office:value="0">
            <text:p>0</text:p>
          </table:table-cell>
          <table:table-cell table:formula="of:=PRODUCT(SUM(LEN([.A244]);-LEN(SUBSTITUTE([.A244];3;&quot;&quot;)));[.B244])" office:value-type="float" office:value="4">
            <text:p>4</text:p>
          </table:table-cell>
          <table:table-cell table:formula="of:=PRODUCT(SUM(LEN([.A244]);-LEN(SUBSTITUTE([.A244];4;&quot;&quot;)));[.B244])" office:value-type="float" office:value="0">
            <text:p>0</text:p>
          </table:table-cell>
          <table:table-cell table:formula="of:=PRODUCT(SUM(LEN([.A244]);-LEN(SUBSTITUTE([.A244];5;&quot;&quot;)));[.B244])" office:value-type="float" office:value="0">
            <text:p>0</text:p>
          </table:table-cell>
          <table:table-cell table:formula="of:=PRODUCT(SUM(LEN([.A244]);-LEN(SUBSTITUTE([.A244];6;&quot;&quot;)));[.B244])" office:value-type="float" office:value="0">
            <text:p>0</text:p>
          </table:table-cell>
          <table:table-cell table:formula="of:=PRODUCT(SUM(LEN([.A244]);-LEN(SUBSTITUTE([.A244];7;&quot;&quot;)));[.B244])" office:value-type="float" office:value="4">
            <text:p>4</text:p>
          </table:table-cell>
          <table:table-cell table:formula="of:=PRODUCT(SUM(LEN([.A244]);-LEN(SUBSTITUTE([.A244];8;&quot;&quot;)));[.B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5]);-LEN(SUBSTITUTE([.A245];1;&quot;&quot;)));[.B245])" office:value-type="float" office:value="0">
            <text:p>0</text:p>
          </table:table-cell>
          <table:table-cell table:formula="of:=PRODUCT(SUM(LEN([.A245]);-LEN(SUBSTITUTE([.A245];2;&quot;&quot;)));[.B245])" office:value-type="float" office:value="2">
            <text:p>2</text:p>
          </table:table-cell>
          <table:table-cell table:formula="of:=PRODUCT(SUM(LEN([.A245]);-LEN(SUBSTITUTE([.A245];3;&quot;&quot;)));[.B245])" office:value-type="float" office:value="1">
            <text:p>1</text:p>
          </table:table-cell>
          <table:table-cell table:formula="of:=PRODUCT(SUM(LEN([.A245]);-LEN(SUBSTITUTE([.A245];4;&quot;&quot;)));[.B245])" office:value-type="float" office:value="0">
            <text:p>0</text:p>
          </table:table-cell>
          <table:table-cell table:formula="of:=PRODUCT(SUM(LEN([.A245]);-LEN(SUBSTITUTE([.A245];5;&quot;&quot;)));[.B245])" office:value-type="float" office:value="0">
            <text:p>0</text:p>
          </table:table-cell>
          <table:table-cell table:formula="of:=PRODUCT(SUM(LEN([.A245]);-LEN(SUBSTITUTE([.A245];6;&quot;&quot;)));[.B245])" office:value-type="float" office:value="0">
            <text:p>0</text:p>
          </table:table-cell>
          <table:table-cell table:formula="of:=PRODUCT(SUM(LEN([.A245]);-LEN(SUBSTITUTE([.A245];7;&quot;&quot;)));[.B245])" office:value-type="float" office:value="1">
            <text:p>1</text:p>
          </table:table-cell>
          <table:table-cell table:formula="of:=PRODUCT(SUM(LEN([.A245]);-LEN(SUBSTITUTE([.A245];8;&quot;&quot;)));[.B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6]);-LEN(SUBSTITUTE([.A246];1;&quot;&quot;)));[.B246])" office:value-type="float" office:value="0">
            <text:p>0</text:p>
          </table:table-cell>
          <table:table-cell table:formula="of:=PRODUCT(SUM(LEN([.A246]);-LEN(SUBSTITUTE([.A246];2;&quot;&quot;)));[.B246])" office:value-type="float" office:value="1">
            <text:p>1</text:p>
          </table:table-cell>
          <table:table-cell table:formula="of:=PRODUCT(SUM(LEN([.A246]);-LEN(SUBSTITUTE([.A246];3;&quot;&quot;)));[.B246])" office:value-type="float" office:value="2">
            <text:p>2</text:p>
          </table:table-cell>
          <table:table-cell table:formula="of:=PRODUCT(SUM(LEN([.A246]);-LEN(SUBSTITUTE([.A246];4;&quot;&quot;)));[.B246])" office:value-type="float" office:value="0">
            <text:p>0</text:p>
          </table:table-cell>
          <table:table-cell table:formula="of:=PRODUCT(SUM(LEN([.A246]);-LEN(SUBSTITUTE([.A246];5;&quot;&quot;)));[.B246])" office:value-type="float" office:value="0">
            <text:p>0</text:p>
          </table:table-cell>
          <table:table-cell table:formula="of:=PRODUCT(SUM(LEN([.A246]);-LEN(SUBSTITUTE([.A246];6;&quot;&quot;)));[.B246])" office:value-type="float" office:value="1">
            <text:p>1</text:p>
          </table:table-cell>
          <table:table-cell table:formula="of:=PRODUCT(SUM(LEN([.A246]);-LEN(SUBSTITUTE([.A246];7;&quot;&quot;)));[.B246])" office:value-type="float" office:value="0">
            <text:p>0</text:p>
          </table:table-cell>
          <table:table-cell table:formula="of:=PRODUCT(SUM(LEN([.A246]);-LEN(SUBSTITUTE([.A246];8;&quot;&quot;)));[.B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7]);-LEN(SUBSTITUTE([.A247];1;&quot;&quot;)));[.B247])" office:value-type="float" office:value="0">
            <text:p>0</text:p>
          </table:table-cell>
          <table:table-cell table:formula="of:=PRODUCT(SUM(LEN([.A247]);-LEN(SUBSTITUTE([.A247];2;&quot;&quot;)));[.B247])" office:value-type="float" office:value="2">
            <text:p>2</text:p>
          </table:table-cell>
          <table:table-cell table:formula="of:=PRODUCT(SUM(LEN([.A247]);-LEN(SUBSTITUTE([.A247];3;&quot;&quot;)));[.B247])" office:value-type="float" office:value="2">
            <text:p>2</text:p>
          </table:table-cell>
          <table:table-cell table:formula="of:=PRODUCT(SUM(LEN([.A247]);-LEN(SUBSTITUTE([.A247];4;&quot;&quot;)));[.B247])" office:value-type="float" office:value="0">
            <text:p>0</text:p>
          </table:table-cell>
          <table:table-cell table:formula="of:=PRODUCT(SUM(LEN([.A247]);-LEN(SUBSTITUTE([.A247];5;&quot;&quot;)));[.B247])" office:value-type="float" office:value="0">
            <text:p>0</text:p>
          </table:table-cell>
          <table:table-cell table:formula="of:=PRODUCT(SUM(LEN([.A247]);-LEN(SUBSTITUTE([.A247];6;&quot;&quot;)));[.B247])" office:value-type="float" office:value="0">
            <text:p>0</text:p>
          </table:table-cell>
          <table:table-cell table:formula="of:=PRODUCT(SUM(LEN([.A247]);-LEN(SUBSTITUTE([.A247];7;&quot;&quot;)));[.B247])" office:value-type="float" office:value="0">
            <text:p>0</text:p>
          </table:table-cell>
          <table:table-cell table:formula="of:=PRODUCT(SUM(LEN([.A247]);-LEN(SUBSTITUTE([.A247];8;&quot;&quot;)));[.B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8]);-LEN(SUBSTITUTE([.A248];1;&quot;&quot;)));[.B248])" office:value-type="float" office:value="0">
            <text:p>0</text:p>
          </table:table-cell>
          <table:table-cell table:formula="of:=PRODUCT(SUM(LEN([.A248]);-LEN(SUBSTITUTE([.A248];2;&quot;&quot;)));[.B248])" office:value-type="float" office:value="0">
            <text:p>0</text:p>
          </table:table-cell>
          <table:table-cell table:formula="of:=PRODUCT(SUM(LEN([.A248]);-LEN(SUBSTITUTE([.A248];3;&quot;&quot;)));[.B248])" office:value-type="float" office:value="2">
            <text:p>2</text:p>
          </table:table-cell>
          <table:table-cell table:formula="of:=PRODUCT(SUM(LEN([.A248]);-LEN(SUBSTITUTE([.A248];4;&quot;&quot;)));[.B248])" office:value-type="float" office:value="0">
            <text:p>0</text:p>
          </table:table-cell>
          <table:table-cell table:formula="of:=PRODUCT(SUM(LEN([.A248]);-LEN(SUBSTITUTE([.A248];5;&quot;&quot;)));[.B248])" office:value-type="float" office:value="0">
            <text:p>0</text:p>
          </table:table-cell>
          <table:table-cell table:formula="of:=PRODUCT(SUM(LEN([.A248]);-LEN(SUBSTITUTE([.A248];6;&quot;&quot;)));[.B248])" office:value-type="float" office:value="1">
            <text:p>1</text:p>
          </table:table-cell>
          <table:table-cell table:formula="of:=PRODUCT(SUM(LEN([.A248]);-LEN(SUBSTITUTE([.A248];7;&quot;&quot;)));[.B248])" office:value-type="float" office:value="1">
            <text:p>1</text:p>
          </table:table-cell>
          <table:table-cell table:formula="of:=PRODUCT(SUM(LEN([.A248]);-LEN(SUBSTITUTE([.A248];8;&quot;&quot;)));[.B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9]);-LEN(SUBSTITUTE([.A249];1;&quot;&quot;)));[.B249])" office:value-type="float" office:value="1">
            <text:p>1</text:p>
          </table:table-cell>
          <table:table-cell table:formula="of:=PRODUCT(SUM(LEN([.A249]);-LEN(SUBSTITUTE([.A249];2;&quot;&quot;)));[.B249])" office:value-type="float" office:value="1">
            <text:p>1</text:p>
          </table:table-cell>
          <table:table-cell table:formula="of:=PRODUCT(SUM(LEN([.A249]);-LEN(SUBSTITUTE([.A249];3;&quot;&quot;)));[.B249])" office:value-type="float" office:value="1">
            <text:p>1</text:p>
          </table:table-cell>
          <table:table-cell table:formula="of:=PRODUCT(SUM(LEN([.A249]);-LEN(SUBSTITUTE([.A249];4;&quot;&quot;)));[.B249])" office:value-type="float" office:value="1">
            <text:p>1</text:p>
          </table:table-cell>
          <table:table-cell table:formula="of:=PRODUCT(SUM(LEN([.A249]);-LEN(SUBSTITUTE([.A249];5;&quot;&quot;)));[.B249])" office:value-type="float" office:value="0">
            <text:p>0</text:p>
          </table:table-cell>
          <table:table-cell table:formula="of:=PRODUCT(SUM(LEN([.A249]);-LEN(SUBSTITUTE([.A249];6;&quot;&quot;)));[.B249])" office:value-type="float" office:value="0">
            <text:p>0</text:p>
          </table:table-cell>
          <table:table-cell table:formula="of:=PRODUCT(SUM(LEN([.A249]);-LEN(SUBSTITUTE([.A249];7;&quot;&quot;)));[.B249])" office:value-type="float" office:value="0">
            <text:p>0</text:p>
          </table:table-cell>
          <table:table-cell table:formula="of:=PRODUCT(SUM(LEN([.A249]);-LEN(SUBSTITUTE([.A249];8;&quot;&quot;)));[.B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0]);-LEN(SUBSTITUTE([.A250];1;&quot;&quot;)));[.B250])" office:value-type="float" office:value="0">
            <text:p>0</text:p>
          </table:table-cell>
          <table:table-cell table:formula="of:=PRODUCT(SUM(LEN([.A250]);-LEN(SUBSTITUTE([.A250];2;&quot;&quot;)));[.B250])" office:value-type="float" office:value="1">
            <text:p>1</text:p>
          </table:table-cell>
          <table:table-cell table:formula="of:=PRODUCT(SUM(LEN([.A250]);-LEN(SUBSTITUTE([.A250];3;&quot;&quot;)));[.B250])" office:value-type="float" office:value="1">
            <text:p>1</text:p>
          </table:table-cell>
          <table:table-cell table:formula="of:=PRODUCT(SUM(LEN([.A250]);-LEN(SUBSTITUTE([.A250];4;&quot;&quot;)));[.B250])" office:value-type="float" office:value="0">
            <text:p>0</text:p>
          </table:table-cell>
          <table:table-cell table:formula="of:=PRODUCT(SUM(LEN([.A250]);-LEN(SUBSTITUTE([.A250];5;&quot;&quot;)));[.B250])" office:value-type="float" office:value="0">
            <text:p>0</text:p>
          </table:table-cell>
          <table:table-cell table:formula="of:=PRODUCT(SUM(LEN([.A250]);-LEN(SUBSTITUTE([.A250];6;&quot;&quot;)));[.B250])" office:value-type="float" office:value="0">
            <text:p>0</text:p>
          </table:table-cell>
          <table:table-cell table:formula="of:=PRODUCT(SUM(LEN([.A250]);-LEN(SUBSTITUTE([.A250];7;&quot;&quot;)));[.B250])" office:value-type="float" office:value="1">
            <text:p>1</text:p>
          </table:table-cell>
          <table:table-cell table:formula="of:=PRODUCT(SUM(LEN([.A250]);-LEN(SUBSTITUTE([.A250];8;&quot;&quot;)));[.B25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1]);-LEN(SUBSTITUTE([.A251];1;&quot;&quot;)));[.B251])" office:value-type="float" office:value="0">
            <text:p>0</text:p>
          </table:table-cell>
          <table:table-cell table:formula="of:=PRODUCT(SUM(LEN([.A251]);-LEN(SUBSTITUTE([.A251];2;&quot;&quot;)));[.B251])" office:value-type="float" office:value="1">
            <text:p>1</text:p>
          </table:table-cell>
          <table:table-cell table:formula="of:=PRODUCT(SUM(LEN([.A251]);-LEN(SUBSTITUTE([.A251];3;&quot;&quot;)));[.B251])" office:value-type="float" office:value="2">
            <text:p>2</text:p>
          </table:table-cell>
          <table:table-cell table:formula="of:=PRODUCT(SUM(LEN([.A251]);-LEN(SUBSTITUTE([.A251];4;&quot;&quot;)));[.B251])" office:value-type="float" office:value="0">
            <text:p>0</text:p>
          </table:table-cell>
          <table:table-cell table:formula="of:=PRODUCT(SUM(LEN([.A251]);-LEN(SUBSTITUTE([.A251];5;&quot;&quot;)));[.B251])" office:value-type="float" office:value="0">
            <text:p>0</text:p>
          </table:table-cell>
          <table:table-cell table:formula="of:=PRODUCT(SUM(LEN([.A251]);-LEN(SUBSTITUTE([.A251];6;&quot;&quot;)));[.B251])" office:value-type="float" office:value="1">
            <text:p>1</text:p>
          </table:table-cell>
          <table:table-cell table:formula="of:=PRODUCT(SUM(LEN([.A251]);-LEN(SUBSTITUTE([.A251];7;&quot;&quot;)));[.B251])" office:value-type="float" office:value="0">
            <text:p>0</text:p>
          </table:table-cell>
          <table:table-cell table:formula="of:=PRODUCT(SUM(LEN([.A251]);-LEN(SUBSTITUTE([.A251];8;&quot;&quot;)));[.B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2]);-LEN(SUBSTITUTE([.A252];1;&quot;&quot;)));[.B252])" office:value-type="float" office:value="0">
            <text:p>0</text:p>
          </table:table-cell>
          <table:table-cell table:formula="of:=PRODUCT(SUM(LEN([.A252]);-LEN(SUBSTITUTE([.A252];2;&quot;&quot;)));[.B252])" office:value-type="float" office:value="0">
            <text:p>0</text:p>
          </table:table-cell>
          <table:table-cell table:formula="of:=PRODUCT(SUM(LEN([.A252]);-LEN(SUBSTITUTE([.A252];3;&quot;&quot;)));[.B252])" office:value-type="float" office:value="2">
            <text:p>2</text:p>
          </table:table-cell>
          <table:table-cell table:formula="of:=PRODUCT(SUM(LEN([.A252]);-LEN(SUBSTITUTE([.A252];4;&quot;&quot;)));[.B252])" office:value-type="float" office:value="1">
            <text:p>1</text:p>
          </table:table-cell>
          <table:table-cell table:formula="of:=PRODUCT(SUM(LEN([.A252]);-LEN(SUBSTITUTE([.A252];5;&quot;&quot;)));[.B252])" office:value-type="float" office:value="0">
            <text:p>0</text:p>
          </table:table-cell>
          <table:table-cell table:formula="of:=PRODUCT(SUM(LEN([.A252]);-LEN(SUBSTITUTE([.A252];6;&quot;&quot;)));[.B252])" office:value-type="float" office:value="0">
            <text:p>0</text:p>
          </table:table-cell>
          <table:table-cell table:formula="of:=PRODUCT(SUM(LEN([.A252]);-LEN(SUBSTITUTE([.A252];7;&quot;&quot;)));[.B252])" office:value-type="float" office:value="1">
            <text:p>1</text:p>
          </table:table-cell>
          <table:table-cell table:formula="of:=PRODUCT(SUM(LEN([.A252]);-LEN(SUBSTITUTE([.A252];8;&quot;&quot;)));[.B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3]);-LEN(SUBSTITUTE([.A253];1;&quot;&quot;)));[.B253])" office:value-type="float" office:value="1">
            <text:p>1</text:p>
          </table:table-cell>
          <table:table-cell table:formula="of:=PRODUCT(SUM(LEN([.A253]);-LEN(SUBSTITUTE([.A253];2;&quot;&quot;)));[.B253])" office:value-type="float" office:value="1">
            <text:p>1</text:p>
          </table:table-cell>
          <table:table-cell table:formula="of:=PRODUCT(SUM(LEN([.A253]);-LEN(SUBSTITUTE([.A253];3;&quot;&quot;)));[.B253])" office:value-type="float" office:value="2">
            <text:p>2</text:p>
          </table:table-cell>
          <table:table-cell table:formula="of:=PRODUCT(SUM(LEN([.A253]);-LEN(SUBSTITUTE([.A253];4;&quot;&quot;)));[.B253])" office:value-type="float" office:value="0">
            <text:p>0</text:p>
          </table:table-cell>
          <table:table-cell table:formula="of:=PRODUCT(SUM(LEN([.A253]);-LEN(SUBSTITUTE([.A253];5;&quot;&quot;)));[.B253])" office:value-type="float" office:value="0">
            <text:p>0</text:p>
          </table:table-cell>
          <table:table-cell table:formula="of:=PRODUCT(SUM(LEN([.A253]);-LEN(SUBSTITUTE([.A253];6;&quot;&quot;)));[.B253])" office:value-type="float" office:value="0">
            <text:p>0</text:p>
          </table:table-cell>
          <table:table-cell table:formula="of:=PRODUCT(SUM(LEN([.A253]);-LEN(SUBSTITUTE([.A253];7;&quot;&quot;)));[.B253])" office:value-type="float" office:value="0">
            <text:p>0</text:p>
          </table:table-cell>
          <table:table-cell table:formula="of:=PRODUCT(SUM(LEN([.A253]);-LEN(SUBSTITUTE([.A253];8;&quot;&quot;)));[.B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4]);-LEN(SUBSTITUTE([.A254];1;&quot;&quot;)));[.B254])" office:value-type="float" office:value="0">
            <text:p>0</text:p>
          </table:table-cell>
          <table:table-cell table:formula="of:=PRODUCT(SUM(LEN([.A254]);-LEN(SUBSTITUTE([.A254];2;&quot;&quot;)));[.B254])" office:value-type="float" office:value="1">
            <text:p>1</text:p>
          </table:table-cell>
          <table:table-cell table:formula="of:=PRODUCT(SUM(LEN([.A254]);-LEN(SUBSTITUTE([.A254];3;&quot;&quot;)));[.B254])" office:value-type="float" office:value="1">
            <text:p>1</text:p>
          </table:table-cell>
          <table:table-cell table:formula="of:=PRODUCT(SUM(LEN([.A254]);-LEN(SUBSTITUTE([.A254];4;&quot;&quot;)));[.B254])" office:value-type="float" office:value="1">
            <text:p>1</text:p>
          </table:table-cell>
          <table:table-cell table:formula="of:=PRODUCT(SUM(LEN([.A254]);-LEN(SUBSTITUTE([.A254];5;&quot;&quot;)));[.B254])" office:value-type="float" office:value="0">
            <text:p>0</text:p>
          </table:table-cell>
          <table:table-cell table:formula="of:=PRODUCT(SUM(LEN([.A254]);-LEN(SUBSTITUTE([.A254];6;&quot;&quot;)));[.B254])" office:value-type="float" office:value="1">
            <text:p>1</text:p>
          </table:table-cell>
          <table:table-cell table:formula="of:=PRODUCT(SUM(LEN([.A254]);-LEN(SUBSTITUTE([.A254];7;&quot;&quot;)));[.B254])" office:value-type="float" office:value="0">
            <text:p>0</text:p>
          </table:table-cell>
          <table:table-cell table:formula="of:=PRODUCT(SUM(LEN([.A254]);-LEN(SUBSTITUTE([.A254];8;&quot;&quot;)));[.B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5]);-LEN(SUBSTITUTE([.A255];1;&quot;&quot;)));[.B255])" office:value-type="float" office:value="0">
            <text:p>0</text:p>
          </table:table-cell>
          <table:table-cell table:formula="of:=PRODUCT(SUM(LEN([.A255]);-LEN(SUBSTITUTE([.A255];2;&quot;&quot;)));[.B255])" office:value-type="float" office:value="1">
            <text:p>1</text:p>
          </table:table-cell>
          <table:table-cell table:formula="of:=PRODUCT(SUM(LEN([.A255]);-LEN(SUBSTITUTE([.A255];3;&quot;&quot;)));[.B255])" office:value-type="float" office:value="3">
            <text:p>3</text:p>
          </table:table-cell>
          <table:table-cell table:formula="of:=PRODUCT(SUM(LEN([.A255]);-LEN(SUBSTITUTE([.A255];4;&quot;&quot;)));[.B255])" office:value-type="float" office:value="0">
            <text:p>0</text:p>
          </table:table-cell>
          <table:table-cell table:formula="of:=PRODUCT(SUM(LEN([.A255]);-LEN(SUBSTITUTE([.A255];5;&quot;&quot;)));[.B255])" office:value-type="float" office:value="0">
            <text:p>0</text:p>
          </table:table-cell>
          <table:table-cell table:formula="of:=PRODUCT(SUM(LEN([.A255]);-LEN(SUBSTITUTE([.A255];6;&quot;&quot;)));[.B255])" office:value-type="float" office:value="0">
            <text:p>0</text:p>
          </table:table-cell>
          <table:table-cell table:formula="of:=PRODUCT(SUM(LEN([.A255]);-LEN(SUBSTITUTE([.A255];7;&quot;&quot;)));[.B255])" office:value-type="float" office:value="0">
            <text:p>0</text:p>
          </table:table-cell>
          <table:table-cell table:formula="of:=PRODUCT(SUM(LEN([.A255]);-LEN(SUBSTITUTE([.A255];8;&quot;&quot;)));[.B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6]);-LEN(SUBSTITUTE([.A256];1;&quot;&quot;)));[.B256])" office:value-type="float" office:value="0">
            <text:p>0</text:p>
          </table:table-cell>
          <table:table-cell table:formula="of:=PRODUCT(SUM(LEN([.A256]);-LEN(SUBSTITUTE([.A256];2;&quot;&quot;)));[.B256])" office:value-type="float" office:value="2">
            <text:p>2</text:p>
          </table:table-cell>
          <table:table-cell table:formula="of:=PRODUCT(SUM(LEN([.A256]);-LEN(SUBSTITUTE([.A256];3;&quot;&quot;)));[.B256])" office:value-type="float" office:value="2">
            <text:p>2</text:p>
          </table:table-cell>
          <table:table-cell table:formula="of:=PRODUCT(SUM(LEN([.A256]);-LEN(SUBSTITUTE([.A256];4;&quot;&quot;)));[.B256])" office:value-type="float" office:value="0">
            <text:p>0</text:p>
          </table:table-cell>
          <table:table-cell table:formula="of:=PRODUCT(SUM(LEN([.A256]);-LEN(SUBSTITUTE([.A256];5;&quot;&quot;)));[.B256])" office:value-type="float" office:value="0">
            <text:p>0</text:p>
          </table:table-cell>
          <table:table-cell table:formula="of:=PRODUCT(SUM(LEN([.A256]);-LEN(SUBSTITUTE([.A256];6;&quot;&quot;)));[.B256])" office:value-type="float" office:value="0">
            <text:p>0</text:p>
          </table:table-cell>
          <table:table-cell table:formula="of:=PRODUCT(SUM(LEN([.A256]);-LEN(SUBSTITUTE([.A256];7;&quot;&quot;)));[.B256])" office:value-type="float" office:value="0">
            <text:p>0</text:p>
          </table:table-cell>
          <table:table-cell table:formula="of:=PRODUCT(SUM(LEN([.A256]);-LEN(SUBSTITUTE([.A256];8;&quot;&quot;)));[.B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7]);-LEN(SUBSTITUTE([.A257];1;&quot;&quot;)));[.B257])" office:value-type="float" office:value="0">
            <text:p>0</text:p>
          </table:table-cell>
          <table:table-cell table:formula="of:=PRODUCT(SUM(LEN([.A257]);-LEN(SUBSTITUTE([.A257];2;&quot;&quot;)));[.B257])" office:value-type="float" office:value="1">
            <text:p>1</text:p>
          </table:table-cell>
          <table:table-cell table:formula="of:=PRODUCT(SUM(LEN([.A257]);-LEN(SUBSTITUTE([.A257];3;&quot;&quot;)));[.B257])" office:value-type="float" office:value="1">
            <text:p>1</text:p>
          </table:table-cell>
          <table:table-cell table:formula="of:=PRODUCT(SUM(LEN([.A257]);-LEN(SUBSTITUTE([.A257];4;&quot;&quot;)));[.B257])" office:value-type="float" office:value="0">
            <text:p>0</text:p>
          </table:table-cell>
          <table:table-cell table:formula="of:=PRODUCT(SUM(LEN([.A257]);-LEN(SUBSTITUTE([.A257];5;&quot;&quot;)));[.B257])" office:value-type="float" office:value="1">
            <text:p>1</text:p>
          </table:table-cell>
          <table:table-cell table:formula="of:=PRODUCT(SUM(LEN([.A257]);-LEN(SUBSTITUTE([.A257];6;&quot;&quot;)));[.B257])" office:value-type="float" office:value="0">
            <text:p>0</text:p>
          </table:table-cell>
          <table:table-cell table:formula="of:=PRODUCT(SUM(LEN([.A257]);-LEN(SUBSTITUTE([.A257];7;&quot;&quot;)));[.B257])" office:value-type="float" office:value="1">
            <text:p>1</text:p>
          </table:table-cell>
          <table:table-cell table:formula="of:=PRODUCT(SUM(LEN([.A257]);-LEN(SUBSTITUTE([.A257];8;&quot;&quot;)));[.B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8]);-LEN(SUBSTITUTE([.A258];1;&quot;&quot;)));[.B258])" office:value-type="float" office:value="1">
            <text:p>1</text:p>
          </table:table-cell>
          <table:table-cell table:formula="of:=PRODUCT(SUM(LEN([.A258]);-LEN(SUBSTITUTE([.A258];2;&quot;&quot;)));[.B258])" office:value-type="float" office:value="0">
            <text:p>0</text:p>
          </table:table-cell>
          <table:table-cell table:formula="of:=PRODUCT(SUM(LEN([.A258]);-LEN(SUBSTITUTE([.A258];3;&quot;&quot;)));[.B258])" office:value-type="float" office:value="1">
            <text:p>1</text:p>
          </table:table-cell>
          <table:table-cell table:formula="of:=PRODUCT(SUM(LEN([.A258]);-LEN(SUBSTITUTE([.A258];4;&quot;&quot;)));[.B258])" office:value-type="float" office:value="1">
            <text:p>1</text:p>
          </table:table-cell>
          <table:table-cell table:formula="of:=PRODUCT(SUM(LEN([.A258]);-LEN(SUBSTITUTE([.A258];5;&quot;&quot;)));[.B258])" office:value-type="float" office:value="1">
            <text:p>1</text:p>
          </table:table-cell>
          <table:table-cell table:formula="of:=PRODUCT(SUM(LEN([.A258]);-LEN(SUBSTITUTE([.A258];6;&quot;&quot;)));[.B258])" office:value-type="float" office:value="0">
            <text:p>0</text:p>
          </table:table-cell>
          <table:table-cell table:formula="of:=PRODUCT(SUM(LEN([.A258]);-LEN(SUBSTITUTE([.A258];7;&quot;&quot;)));[.B258])" office:value-type="float" office:value="0">
            <text:p>0</text:p>
          </table:table-cell>
          <table:table-cell table:formula="of:=PRODUCT(SUM(LEN([.A258]);-LEN(SUBSTITUTE([.A258];8;&quot;&quot;)));[.B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9]);-LEN(SUBSTITUTE([.A259];1;&quot;&quot;)));[.B259])" office:value-type="float" office:value="1">
            <text:p>1</text:p>
          </table:table-cell>
          <table:table-cell table:formula="of:=PRODUCT(SUM(LEN([.A259]);-LEN(SUBSTITUTE([.A259];2;&quot;&quot;)));[.B259])" office:value-type="float" office:value="1">
            <text:p>1</text:p>
          </table:table-cell>
          <table:table-cell table:formula="of:=PRODUCT(SUM(LEN([.A259]);-LEN(SUBSTITUTE([.A259];3;&quot;&quot;)));[.B259])" office:value-type="float" office:value="1">
            <text:p>1</text:p>
          </table:table-cell>
          <table:table-cell table:formula="of:=PRODUCT(SUM(LEN([.A259]);-LEN(SUBSTITUTE([.A259];4;&quot;&quot;)));[.B259])" office:value-type="float" office:value="0">
            <text:p>0</text:p>
          </table:table-cell>
          <table:table-cell table:formula="of:=PRODUCT(SUM(LEN([.A259]);-LEN(SUBSTITUTE([.A259];5;&quot;&quot;)));[.B259])" office:value-type="float" office:value="0">
            <text:p>0</text:p>
          </table:table-cell>
          <table:table-cell table:formula="of:=PRODUCT(SUM(LEN([.A259]);-LEN(SUBSTITUTE([.A259];6;&quot;&quot;)));[.B259])" office:value-type="float" office:value="1">
            <text:p>1</text:p>
          </table:table-cell>
          <table:table-cell table:formula="of:=PRODUCT(SUM(LEN([.A259]);-LEN(SUBSTITUTE([.A259];7;&quot;&quot;)));[.B259])" office:value-type="float" office:value="0">
            <text:p>0</text:p>
          </table:table-cell>
          <table:table-cell table:formula="of:=PRODUCT(SUM(LEN([.A259]);-LEN(SUBSTITUTE([.A259];8;&quot;&quot;)));[.B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0]);-LEN(SUBSTITUTE([.A260];1;&quot;&quot;)));[.B260])" office:value-type="float" office:value="0">
            <text:p>0</text:p>
          </table:table-cell>
          <table:table-cell table:formula="of:=PRODUCT(SUM(LEN([.A260]);-LEN(SUBSTITUTE([.A260];2;&quot;&quot;)));[.B260])" office:value-type="float" office:value="0">
            <text:p>0</text:p>
          </table:table-cell>
          <table:table-cell table:formula="of:=PRODUCT(SUM(LEN([.A260]);-LEN(SUBSTITUTE([.A260];3;&quot;&quot;)));[.B260])" office:value-type="float" office:value="1">
            <text:p>1</text:p>
          </table:table-cell>
          <table:table-cell table:formula="of:=PRODUCT(SUM(LEN([.A260]);-LEN(SUBSTITUTE([.A260];4;&quot;&quot;)));[.B260])" office:value-type="float" office:value="1">
            <text:p>1</text:p>
          </table:table-cell>
          <table:table-cell table:formula="of:=PRODUCT(SUM(LEN([.A260]);-LEN(SUBSTITUTE([.A260];5;&quot;&quot;)));[.B260])" office:value-type="float" office:value="2">
            <text:p>2</text:p>
          </table:table-cell>
          <table:table-cell table:formula="of:=PRODUCT(SUM(LEN([.A260]);-LEN(SUBSTITUTE([.A260];6;&quot;&quot;)));[.B260])" office:value-type="float" office:value="0">
            <text:p>0</text:p>
          </table:table-cell>
          <table:table-cell table:formula="of:=PRODUCT(SUM(LEN([.A260]);-LEN(SUBSTITUTE([.A260];7;&quot;&quot;)));[.B260])" office:value-type="float" office:value="0">
            <text:p>0</text:p>
          </table:table-cell>
          <table:table-cell table:formula="of:=PRODUCT(SUM(LEN([.A260]);-LEN(SUBSTITUTE([.A260];8;&quot;&quot;)));[.B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1]);-LEN(SUBSTITUTE([.A261];1;&quot;&quot;)));[.B261])" office:value-type="float" office:value="0">
            <text:p>0</text:p>
          </table:table-cell>
          <table:table-cell table:formula="of:=PRODUCT(SUM(LEN([.A261]);-LEN(SUBSTITUTE([.A261];2;&quot;&quot;)));[.B261])" office:value-type="float" office:value="0">
            <text:p>0</text:p>
          </table:table-cell>
          <table:table-cell table:formula="of:=PRODUCT(SUM(LEN([.A261]);-LEN(SUBSTITUTE([.A261];3;&quot;&quot;)));[.B261])" office:value-type="float" office:value="1">
            <text:p>1</text:p>
          </table:table-cell>
          <table:table-cell table:formula="of:=PRODUCT(SUM(LEN([.A261]);-LEN(SUBSTITUTE([.A261];4;&quot;&quot;)));[.B261])" office:value-type="float" office:value="1">
            <text:p>1</text:p>
          </table:table-cell>
          <table:table-cell table:formula="of:=PRODUCT(SUM(LEN([.A261]);-LEN(SUBSTITUTE([.A261];5;&quot;&quot;)));[.B261])" office:value-type="float" office:value="1">
            <text:p>1</text:p>
          </table:table-cell>
          <table:table-cell table:formula="of:=PRODUCT(SUM(LEN([.A261]);-LEN(SUBSTITUTE([.A261];6;&quot;&quot;)));[.B261])" office:value-type="float" office:value="1">
            <text:p>1</text:p>
          </table:table-cell>
          <table:table-cell table:formula="of:=PRODUCT(SUM(LEN([.A261]);-LEN(SUBSTITUTE([.A261];7;&quot;&quot;)));[.B261])" office:value-type="float" office:value="0">
            <text:p>0</text:p>
          </table:table-cell>
          <table:table-cell table:formula="of:=PRODUCT(SUM(LEN([.A261]);-LEN(SUBSTITUTE([.A261];8;&quot;&quot;)));[.B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2]);-LEN(SUBSTITUTE([.A262];1;&quot;&quot;)));[.B262])" office:value-type="float" office:value="1">
            <text:p>1</text:p>
          </table:table-cell>
          <table:table-cell table:formula="of:=PRODUCT(SUM(LEN([.A262]);-LEN(SUBSTITUTE([.A262];2;&quot;&quot;)));[.B262])" office:value-type="float" office:value="2">
            <text:p>2</text:p>
          </table:table-cell>
          <table:table-cell table:formula="of:=PRODUCT(SUM(LEN([.A262]);-LEN(SUBSTITUTE([.A262];3;&quot;&quot;)));[.B262])" office:value-type="float" office:value="1">
            <text:p>1</text:p>
          </table:table-cell>
          <table:table-cell table:formula="of:=PRODUCT(SUM(LEN([.A262]);-LEN(SUBSTITUTE([.A262];4;&quot;&quot;)));[.B262])" office:value-type="float" office:value="0">
            <text:p>0</text:p>
          </table:table-cell>
          <table:table-cell table:formula="of:=PRODUCT(SUM(LEN([.A262]);-LEN(SUBSTITUTE([.A262];5;&quot;&quot;)));[.B262])" office:value-type="float" office:value="0">
            <text:p>0</text:p>
          </table:table-cell>
          <table:table-cell table:formula="of:=PRODUCT(SUM(LEN([.A262]);-LEN(SUBSTITUTE([.A262];6;&quot;&quot;)));[.B262])" office:value-type="float" office:value="0">
            <text:p>0</text:p>
          </table:table-cell>
          <table:table-cell table:formula="of:=PRODUCT(SUM(LEN([.A262]);-LEN(SUBSTITUTE([.A262];7;&quot;&quot;)));[.B262])" office:value-type="float" office:value="0">
            <text:p>0</text:p>
          </table:table-cell>
          <table:table-cell table:formula="of:=PRODUCT(SUM(LEN([.A262]);-LEN(SUBSTITUTE([.A262];8;&quot;&quot;)));[.B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3]);-LEN(SUBSTITUTE([.A263];1;&quot;&quot;)));[.B263])" office:value-type="float" office:value="0">
            <text:p>0</text:p>
          </table:table-cell>
          <table:table-cell table:formula="of:=PRODUCT(SUM(LEN([.A263]);-LEN(SUBSTITUTE([.A263];2;&quot;&quot;)));[.B263])" office:value-type="float" office:value="1">
            <text:p>1</text:p>
          </table:table-cell>
          <table:table-cell table:formula="of:=PRODUCT(SUM(LEN([.A263]);-LEN(SUBSTITUTE([.A263];3;&quot;&quot;)));[.B263])" office:value-type="float" office:value="1">
            <text:p>1</text:p>
          </table:table-cell>
          <table:table-cell table:formula="of:=PRODUCT(SUM(LEN([.A263]);-LEN(SUBSTITUTE([.A263];4;&quot;&quot;)));[.B263])" office:value-type="float" office:value="0">
            <text:p>0</text:p>
          </table:table-cell>
          <table:table-cell table:formula="of:=PRODUCT(SUM(LEN([.A263]);-LEN(SUBSTITUTE([.A263];5;&quot;&quot;)));[.B263])" office:value-type="float" office:value="0">
            <text:p>0</text:p>
          </table:table-cell>
          <table:table-cell table:formula="of:=PRODUCT(SUM(LEN([.A263]);-LEN(SUBSTITUTE([.A263];6;&quot;&quot;)));[.B263])" office:value-type="float" office:value="1">
            <text:p>1</text:p>
          </table:table-cell>
          <table:table-cell table:formula="of:=PRODUCT(SUM(LEN([.A263]);-LEN(SUBSTITUTE([.A263];7;&quot;&quot;)));[.B263])" office:value-type="float" office:value="1">
            <text:p>1</text:p>
          </table:table-cell>
          <table:table-cell table:formula="of:=PRODUCT(SUM(LEN([.A263]);-LEN(SUBSTITUTE([.A263];8;&quot;&quot;)));[.B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4]);-LEN(SUBSTITUTE([.A264];1;&quot;&quot;)));[.B264])" office:value-type="float" office:value="0">
            <text:p>0</text:p>
          </table:table-cell>
          <table:table-cell table:formula="of:=PRODUCT(SUM(LEN([.A264]);-LEN(SUBSTITUTE([.A264];2;&quot;&quot;)));[.B264])" office:value-type="float" office:value="0">
            <text:p>0</text:p>
          </table:table-cell>
          <table:table-cell table:formula="of:=PRODUCT(SUM(LEN([.A264]);-LEN(SUBSTITUTE([.A264];3;&quot;&quot;)));[.B264])" office:value-type="float" office:value="1">
            <text:p>1</text:p>
          </table:table-cell>
          <table:table-cell table:formula="of:=PRODUCT(SUM(LEN([.A264]);-LEN(SUBSTITUTE([.A264];4;&quot;&quot;)));[.B264])" office:value-type="float" office:value="0">
            <text:p>0</text:p>
          </table:table-cell>
          <table:table-cell table:formula="of:=PRODUCT(SUM(LEN([.A264]);-LEN(SUBSTITUTE([.A264];5;&quot;&quot;)));[.B264])" office:value-type="float" office:value="0">
            <text:p>0</text:p>
          </table:table-cell>
          <table:table-cell table:formula="of:=PRODUCT(SUM(LEN([.A264]);-LEN(SUBSTITUTE([.A264];6;&quot;&quot;)));[.B264])" office:value-type="float" office:value="0">
            <text:p>0</text:p>
          </table:table-cell>
          <table:table-cell table:formula="of:=PRODUCT(SUM(LEN([.A264]);-LEN(SUBSTITUTE([.A264];7;&quot;&quot;)));[.B264])" office:value-type="float" office:value="1">
            <text:p>1</text:p>
          </table:table-cell>
          <table:table-cell table:formula="of:=PRODUCT(SUM(LEN([.A264]);-LEN(SUBSTITUTE([.A264];8;&quot;&quot;)));[.B26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5]);-LEN(SUBSTITUTE([.A265];1;&quot;&quot;)));[.B265])" office:value-type="float" office:value="0">
            <text:p>0</text:p>
          </table:table-cell>
          <table:table-cell table:formula="of:=PRODUCT(SUM(LEN([.A265]);-LEN(SUBSTITUTE([.A265];2;&quot;&quot;)));[.B265])" office:value-type="float" office:value="0">
            <text:p>0</text:p>
          </table:table-cell>
          <table:table-cell table:formula="of:=PRODUCT(SUM(LEN([.A265]);-LEN(SUBSTITUTE([.A265];3;&quot;&quot;)));[.B265])" office:value-type="float" office:value="0">
            <text:p>0</text:p>
          </table:table-cell>
          <table:table-cell table:formula="of:=PRODUCT(SUM(LEN([.A265]);-LEN(SUBSTITUTE([.A265];4;&quot;&quot;)));[.B265])" office:value-type="float" office:value="3">
            <text:p>3</text:p>
          </table:table-cell>
          <table:table-cell table:formula="of:=PRODUCT(SUM(LEN([.A265]);-LEN(SUBSTITUTE([.A265];5;&quot;&quot;)));[.B265])" office:value-type="float" office:value="0">
            <text:p>0</text:p>
          </table:table-cell>
          <table:table-cell table:formula="of:=PRODUCT(SUM(LEN([.A265]);-LEN(SUBSTITUTE([.A265];6;&quot;&quot;)));[.B265])" office:value-type="float" office:value="0">
            <text:p>0</text:p>
          </table:table-cell>
          <table:table-cell table:formula="of:=PRODUCT(SUM(LEN([.A265]);-LEN(SUBSTITUTE([.A265];7;&quot;&quot;)));[.B265])" office:value-type="float" office:value="0">
            <text:p>0</text:p>
          </table:table-cell>
          <table:table-cell table:formula="of:=PRODUCT(SUM(LEN([.A265]);-LEN(SUBSTITUTE([.A265];8;&quot;&quot;)));[.B26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6]);-LEN(SUBSTITUTE([.A266];1;&quot;&quot;)));[.B266])" office:value-type="float" office:value="0">
            <text:p>0</text:p>
          </table:table-cell>
          <table:table-cell table:formula="of:=PRODUCT(SUM(LEN([.A266]);-LEN(SUBSTITUTE([.A266];2;&quot;&quot;)));[.B266])" office:value-type="float" office:value="0">
            <text:p>0</text:p>
          </table:table-cell>
          <table:table-cell table:formula="of:=PRODUCT(SUM(LEN([.A266]);-LEN(SUBSTITUTE([.A266];3;&quot;&quot;)));[.B266])" office:value-type="float" office:value="1">
            <text:p>1</text:p>
          </table:table-cell>
          <table:table-cell table:formula="of:=PRODUCT(SUM(LEN([.A266]);-LEN(SUBSTITUTE([.A266];4;&quot;&quot;)));[.B266])" office:value-type="float" office:value="0">
            <text:p>0</text:p>
          </table:table-cell>
          <table:table-cell table:formula="of:=PRODUCT(SUM(LEN([.A266]);-LEN(SUBSTITUTE([.A266];5;&quot;&quot;)));[.B266])" office:value-type="float" office:value="0">
            <text:p>0</text:p>
          </table:table-cell>
          <table:table-cell table:formula="of:=PRODUCT(SUM(LEN([.A266]);-LEN(SUBSTITUTE([.A266];6;&quot;&quot;)));[.B266])" office:value-type="float" office:value="1">
            <text:p>1</text:p>
          </table:table-cell>
          <table:table-cell table:formula="of:=PRODUCT(SUM(LEN([.A266]);-LEN(SUBSTITUTE([.A266];7;&quot;&quot;)));[.B266])" office:value-type="float" office:value="1">
            <text:p>1</text:p>
          </table:table-cell>
          <table:table-cell table:formula="of:=PRODUCT(SUM(LEN([.A266]);-LEN(SUBSTITUTE([.A266];8;&quot;&quot;)));[.B26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7]);-LEN(SUBSTITUTE([.A267];1;&quot;&quot;)));[.B267])" office:value-type="float" office:value="0">
            <text:p>0</text:p>
          </table:table-cell>
          <table:table-cell table:formula="of:=PRODUCT(SUM(LEN([.A267]);-LEN(SUBSTITUTE([.A267];2;&quot;&quot;)));[.B267])" office:value-type="float" office:value="0">
            <text:p>0</text:p>
          </table:table-cell>
          <table:table-cell table:formula="of:=PRODUCT(SUM(LEN([.A267]);-LEN(SUBSTITUTE([.A267];3;&quot;&quot;)));[.B267])" office:value-type="float" office:value="1">
            <text:p>1</text:p>
          </table:table-cell>
          <table:table-cell table:formula="of:=PRODUCT(SUM(LEN([.A267]);-LEN(SUBSTITUTE([.A267];4;&quot;&quot;)));[.B267])" office:value-type="float" office:value="0">
            <text:p>0</text:p>
          </table:table-cell>
          <table:table-cell table:formula="of:=PRODUCT(SUM(LEN([.A267]);-LEN(SUBSTITUTE([.A267];5;&quot;&quot;)));[.B267])" office:value-type="float" office:value="0">
            <text:p>0</text:p>
          </table:table-cell>
          <table:table-cell table:formula="of:=PRODUCT(SUM(LEN([.A267]);-LEN(SUBSTITUTE([.A267];6;&quot;&quot;)));[.B267])" office:value-type="float" office:value="0">
            <text:p>0</text:p>
          </table:table-cell>
          <table:table-cell table:formula="of:=PRODUCT(SUM(LEN([.A267]);-LEN(SUBSTITUTE([.A267];7;&quot;&quot;)));[.B267])" office:value-type="float" office:value="1">
            <text:p>1</text:p>
          </table:table-cell>
          <table:table-cell table:formula="of:=PRODUCT(SUM(LEN([.A267]);-LEN(SUBSTITUTE([.A267];8;&quot;&quot;)));[.B26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8]);-LEN(SUBSTITUTE([.A268];1;&quot;&quot;)));[.B268])" office:value-type="float" office:value="1">
            <text:p>1</text:p>
          </table:table-cell>
          <table:table-cell table:formula="of:=PRODUCT(SUM(LEN([.A268]);-LEN(SUBSTITUTE([.A268];2;&quot;&quot;)));[.B268])" office:value-type="float" office:value="1">
            <text:p>1</text:p>
          </table:table-cell>
          <table:table-cell table:formula="of:=PRODUCT(SUM(LEN([.A268]);-LEN(SUBSTITUTE([.A268];3;&quot;&quot;)));[.B268])" office:value-type="float" office:value="0">
            <text:p>0</text:p>
          </table:table-cell>
          <table:table-cell table:formula="of:=PRODUCT(SUM(LEN([.A268]);-LEN(SUBSTITUTE([.A268];4;&quot;&quot;)));[.B268])" office:value-type="float" office:value="0">
            <text:p>0</text:p>
          </table:table-cell>
          <table:table-cell table:formula="of:=PRODUCT(SUM(LEN([.A268]);-LEN(SUBSTITUTE([.A268];5;&quot;&quot;)));[.B268])" office:value-type="float" office:value="0">
            <text:p>0</text:p>
          </table:table-cell>
          <table:table-cell table:formula="of:=PRODUCT(SUM(LEN([.A268]);-LEN(SUBSTITUTE([.A268];6;&quot;&quot;)));[.B268])" office:value-type="float" office:value="0">
            <text:p>0</text:p>
          </table:table-cell>
          <table:table-cell table:formula="of:=PRODUCT(SUM(LEN([.A268]);-LEN(SUBSTITUTE([.A268];7;&quot;&quot;)));[.B268])" office:value-type="float" office:value="0">
            <text:p>0</text:p>
          </table:table-cell>
          <table:table-cell table:formula="of:=PRODUCT(SUM(LEN([.A268]);-LEN(SUBSTITUTE([.A268];8;&quot;&quot;)));[.B26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9]);-LEN(SUBSTITUTE([.A269];1;&quot;&quot;)));[.B269])" office:value-type="float" office:value="0">
            <text:p>0</text:p>
          </table:table-cell>
          <table:table-cell table:formula="of:=PRODUCT(SUM(LEN([.A269]);-LEN(SUBSTITUTE([.A269];2;&quot;&quot;)));[.B269])" office:value-type="float" office:value="0">
            <text:p>0</text:p>
          </table:table-cell>
          <table:table-cell table:formula="of:=PRODUCT(SUM(LEN([.A269]);-LEN(SUBSTITUTE([.A269];3;&quot;&quot;)));[.B269])" office:value-type="float" office:value="0">
            <text:p>0</text:p>
          </table:table-cell>
          <table:table-cell table:formula="of:=PRODUCT(SUM(LEN([.A269]);-LEN(SUBSTITUTE([.A269];4;&quot;&quot;)));[.B269])" office:value-type="float" office:value="0">
            <text:p>0</text:p>
          </table:table-cell>
          <table:table-cell table:formula="of:=PRODUCT(SUM(LEN([.A269]);-LEN(SUBSTITUTE([.A269];5;&quot;&quot;)));[.B269])" office:value-type="float" office:value="0">
            <text:p>0</text:p>
          </table:table-cell>
          <table:table-cell table:formula="of:=PRODUCT(SUM(LEN([.A269]);-LEN(SUBSTITUTE([.A269];6;&quot;&quot;)));[.B269])" office:value-type="float" office:value="1">
            <text:p>1</text:p>
          </table:table-cell>
          <table:table-cell table:formula="of:=PRODUCT(SUM(LEN([.A269]);-LEN(SUBSTITUTE([.A269];7;&quot;&quot;)));[.B269])" office:value-type="float" office:value="2">
            <text:p>2</text:p>
          </table:table-cell>
          <table:table-cell table:formula="of:=PRODUCT(SUM(LEN([.A269]);-LEN(SUBSTITUTE([.A269];8;&quot;&quot;)));[.B26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0]);-LEN(SUBSTITUTE([.A270];1;&quot;&quot;)));[.B270])" office:value-type="float" office:value="0">
            <text:p>0</text:p>
          </table:table-cell>
          <table:table-cell table:formula="of:=PRODUCT(SUM(LEN([.A270]);-LEN(SUBSTITUTE([.A270];2;&quot;&quot;)));[.B270])" office:value-type="float" office:value="0">
            <text:p>0</text:p>
          </table:table-cell>
          <table:table-cell table:formula="of:=PRODUCT(SUM(LEN([.A270]);-LEN(SUBSTITUTE([.A270];3;&quot;&quot;)));[.B270])" office:value-type="float" office:value="0">
            <text:p>0</text:p>
          </table:table-cell>
          <table:table-cell table:formula="of:=PRODUCT(SUM(LEN([.A270]);-LEN(SUBSTITUTE([.A270];4;&quot;&quot;)));[.B270])" office:value-type="float" office:value="0">
            <text:p>0</text:p>
          </table:table-cell>
          <table:table-cell table:formula="of:=PRODUCT(SUM(LEN([.A270]);-LEN(SUBSTITUTE([.A270];5;&quot;&quot;)));[.B270])" office:value-type="float" office:value="0">
            <text:p>0</text:p>
          </table:table-cell>
          <table:table-cell table:formula="of:=PRODUCT(SUM(LEN([.A270]);-LEN(SUBSTITUTE([.A270];6;&quot;&quot;)));[.B270])" office:value-type="float" office:value="0">
            <text:p>0</text:p>
          </table:table-cell>
          <table:table-cell table:formula="of:=PRODUCT(SUM(LEN([.A270]);-LEN(SUBSTITUTE([.A270];7;&quot;&quot;)));[.B270])" office:value-type="float" office:value="1">
            <text:p>1</text:p>
          </table:table-cell>
          <table:table-cell table:formula="of:=PRODUCT(SUM(LEN([.A270]);-LEN(SUBSTITUTE([.A270];8;&quot;&quot;)));[.B27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1]);-LEN(SUBSTITUTE([.A271];1;&quot;&quot;)));[.B271])" office:value-type="float" office:value="0">
            <text:p>0</text:p>
          </table:table-cell>
          <table:table-cell table:formula="of:=PRODUCT(SUM(LEN([.A271]);-LEN(SUBSTITUTE([.A271];2;&quot;&quot;)));[.B271])" office:value-type="float" office:value="0">
            <text:p>0</text:p>
          </table:table-cell>
          <table:table-cell table:formula="of:=PRODUCT(SUM(LEN([.A271]);-LEN(SUBSTITUTE([.A271];3;&quot;&quot;)));[.B271])" office:value-type="float" office:value="0">
            <text:p>0</text:p>
          </table:table-cell>
          <table:table-cell table:formula="of:=PRODUCT(SUM(LEN([.A271]);-LEN(SUBSTITUTE([.A271];4;&quot;&quot;)));[.B271])" office:value-type="float" office:value="1">
            <text:p>1</text:p>
          </table:table-cell>
          <table:table-cell table:formula="of:=PRODUCT(SUM(LEN([.A271]);-LEN(SUBSTITUTE([.A271];5;&quot;&quot;)));[.B271])" office:value-type="float" office:value="0">
            <text:p>0</text:p>
          </table:table-cell>
          <table:table-cell table:formula="of:=PRODUCT(SUM(LEN([.A271]);-LEN(SUBSTITUTE([.A271];6;&quot;&quot;)));[.B271])" office:value-type="float" office:value="0">
            <text:p>0</text:p>
          </table:table-cell>
          <table:table-cell table:formula="of:=PRODUCT(SUM(LEN([.A271]);-LEN(SUBSTITUTE([.A271];7;&quot;&quot;)));[.B271])" office:value-type="float" office:value="1">
            <text:p>1</text:p>
          </table:table-cell>
          <table:table-cell table:formula="of:=PRODUCT(SUM(LEN([.A271]);-LEN(SUBSTITUTE([.A271];8;&quot;&quot;)));[.B27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2]);-LEN(SUBSTITUTE([.A272];1;&quot;&quot;)));[.B272])" office:value-type="float" office:value="0">
            <text:p>0</text:p>
          </table:table-cell>
          <table:table-cell table:formula="of:=PRODUCT(SUM(LEN([.A272]);-LEN(SUBSTITUTE([.A272];2;&quot;&quot;)));[.B272])" office:value-type="float" office:value="0">
            <text:p>0</text:p>
          </table:table-cell>
          <table:table-cell table:formula="of:=PRODUCT(SUM(LEN([.A272]);-LEN(SUBSTITUTE([.A272];3;&quot;&quot;)));[.B272])" office:value-type="float" office:value="0">
            <text:p>0</text:p>
          </table:table-cell>
          <table:table-cell table:formula="of:=PRODUCT(SUM(LEN([.A272]);-LEN(SUBSTITUTE([.A272];4;&quot;&quot;)));[.B272])" office:value-type="float" office:value="0">
            <text:p>0</text:p>
          </table:table-cell>
          <table:table-cell table:formula="of:=PRODUCT(SUM(LEN([.A272]);-LEN(SUBSTITUTE([.A272];5;&quot;&quot;)));[.B272])" office:value-type="float" office:value="0">
            <text:p>0</text:p>
          </table:table-cell>
          <table:table-cell table:formula="of:=PRODUCT(SUM(LEN([.A272]);-LEN(SUBSTITUTE([.A272];6;&quot;&quot;)));[.B272])" office:value-type="float" office:value="0">
            <text:p>0</text:p>
          </table:table-cell>
          <table:table-cell table:formula="of:=PRODUCT(SUM(LEN([.A272]);-LEN(SUBSTITUTE([.A272];7;&quot;&quot;)));[.B272])" office:value-type="float" office:value="3">
            <text:p>3</text:p>
          </table:table-cell>
          <table:table-cell table:formula="of:=PRODUCT(SUM(LEN([.A272]);-LEN(SUBSTITUTE([.A272];8;&quot;&quot;)));[.B27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3]);-LEN(SUBSTITUTE([.A273];1;&quot;&quot;)));[.B273])" office:value-type="float" office:value="1">
            <text:p>1</text:p>
          </table:table-cell>
          <table:table-cell table:formula="of:=PRODUCT(SUM(LEN([.A273]);-LEN(SUBSTITUTE([.A273];2;&quot;&quot;)));[.B273])" office:value-type="float" office:value="1">
            <text:p>1</text:p>
          </table:table-cell>
          <table:table-cell table:formula="of:=PRODUCT(SUM(LEN([.A273]);-LEN(SUBSTITUTE([.A273];3;&quot;&quot;)));[.B273])" office:value-type="float" office:value="0">
            <text:p>0</text:p>
          </table:table-cell>
          <table:table-cell table:formula="of:=PRODUCT(SUM(LEN([.A273]);-LEN(SUBSTITUTE([.A273];4;&quot;&quot;)));[.B273])" office:value-type="float" office:value="0">
            <text:p>0</text:p>
          </table:table-cell>
          <table:table-cell table:formula="of:=PRODUCT(SUM(LEN([.A273]);-LEN(SUBSTITUTE([.A273];5;&quot;&quot;)));[.B273])" office:value-type="float" office:value="0">
            <text:p>0</text:p>
          </table:table-cell>
          <table:table-cell table:formula="of:=PRODUCT(SUM(LEN([.A273]);-LEN(SUBSTITUTE([.A273];6;&quot;&quot;)));[.B273])" office:value-type="float" office:value="1">
            <text:p>1</text:p>
          </table:table-cell>
          <table:table-cell table:formula="of:=PRODUCT(SUM(LEN([.A273]);-LEN(SUBSTITUTE([.A273];7;&quot;&quot;)));[.B273])" office:value-type="float" office:value="0">
            <text:p>0</text:p>
          </table:table-cell>
          <table:table-cell table:formula="of:=PRODUCT(SUM(LEN([.A273]);-LEN(SUBSTITUTE([.A273];8;&quot;&quot;)));[.B27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4]);-LEN(SUBSTITUTE([.A274];1;&quot;&quot;)));[.B274])" office:value-type="float" office:value="0">
            <text:p>0</text:p>
          </table:table-cell>
          <table:table-cell table:formula="of:=PRODUCT(SUM(LEN([.A274]);-LEN(SUBSTITUTE([.A274];2;&quot;&quot;)));[.B274])" office:value-type="float" office:value="0">
            <text:p>0</text:p>
          </table:table-cell>
          <table:table-cell table:formula="of:=PRODUCT(SUM(LEN([.A274]);-LEN(SUBSTITUTE([.A274];3;&quot;&quot;)));[.B274])" office:value-type="float" office:value="0">
            <text:p>0</text:p>
          </table:table-cell>
          <table:table-cell table:formula="of:=PRODUCT(SUM(LEN([.A274]);-LEN(SUBSTITUTE([.A274];4;&quot;&quot;)));[.B274])" office:value-type="float" office:value="1">
            <text:p>1</text:p>
          </table:table-cell>
          <table:table-cell table:formula="of:=PRODUCT(SUM(LEN([.A274]);-LEN(SUBSTITUTE([.A274];5;&quot;&quot;)));[.B274])" office:value-type="float" office:value="0">
            <text:p>0</text:p>
          </table:table-cell>
          <table:table-cell table:formula="of:=PRODUCT(SUM(LEN([.A274]);-LEN(SUBSTITUTE([.A274];6;&quot;&quot;)));[.B274])" office:value-type="float" office:value="0">
            <text:p>0</text:p>
          </table:table-cell>
          <table:table-cell table:formula="of:=PRODUCT(SUM(LEN([.A274]);-LEN(SUBSTITUTE([.A274];7;&quot;&quot;)));[.B274])" office:value-type="float" office:value="0">
            <text:p>0</text:p>
          </table:table-cell>
          <table:table-cell table:formula="of:=PRODUCT(SUM(LEN([.A274]);-LEN(SUBSTITUTE([.A274];8;&quot;&quot;)));[.B27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5]);-LEN(SUBSTITUTE([.A275];1;&quot;&quot;)));[.B275])" office:value-type="float" office:value="0">
            <text:p>0</text:p>
          </table:table-cell>
          <table:table-cell table:formula="of:=PRODUCT(SUM(LEN([.A275]);-LEN(SUBSTITUTE([.A275];2;&quot;&quot;)));[.B275])" office:value-type="float" office:value="0">
            <text:p>0</text:p>
          </table:table-cell>
          <table:table-cell table:formula="of:=PRODUCT(SUM(LEN([.A275]);-LEN(SUBSTITUTE([.A275];3;&quot;&quot;)));[.B275])" office:value-type="float" office:value="0">
            <text:p>0</text:p>
          </table:table-cell>
          <table:table-cell table:formula="of:=PRODUCT(SUM(LEN([.A275]);-LEN(SUBSTITUTE([.A275];4;&quot;&quot;)));[.B275])" office:value-type="float" office:value="1">
            <text:p>1</text:p>
          </table:table-cell>
          <table:table-cell table:formula="of:=PRODUCT(SUM(LEN([.A275]);-LEN(SUBSTITUTE([.A275];5;&quot;&quot;)));[.B275])" office:value-type="float" office:value="2">
            <text:p>2</text:p>
          </table:table-cell>
          <table:table-cell table:formula="of:=PRODUCT(SUM(LEN([.A275]);-LEN(SUBSTITUTE([.A275];6;&quot;&quot;)));[.B275])" office:value-type="float" office:value="0">
            <text:p>0</text:p>
          </table:table-cell>
          <table:table-cell table:formula="of:=PRODUCT(SUM(LEN([.A275]);-LEN(SUBSTITUTE([.A275];7;&quot;&quot;)));[.B275])" office:value-type="float" office:value="0">
            <text:p>0</text:p>
          </table:table-cell>
          <table:table-cell table:formula="of:=PRODUCT(SUM(LEN([.A275]);-LEN(SUBSTITUTE([.A275];8;&quot;&quot;)));[.B27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6]);-LEN(SUBSTITUTE([.A276];1;&quot;&quot;)));[.B276])" office:value-type="float" office:value="0">
            <text:p>0</text:p>
          </table:table-cell>
          <table:table-cell table:formula="of:=PRODUCT(SUM(LEN([.A276]);-LEN(SUBSTITUTE([.A276];2;&quot;&quot;)));[.B276])" office:value-type="float" office:value="0">
            <text:p>0</text:p>
          </table:table-cell>
          <table:table-cell table:formula="of:=PRODUCT(SUM(LEN([.A276]);-LEN(SUBSTITUTE([.A276];3;&quot;&quot;)));[.B276])" office:value-type="float" office:value="0">
            <text:p>0</text:p>
          </table:table-cell>
          <table:table-cell table:formula="of:=PRODUCT(SUM(LEN([.A276]);-LEN(SUBSTITUTE([.A276];4;&quot;&quot;)));[.B276])" office:value-type="float" office:value="1">
            <text:p>1</text:p>
          </table:table-cell>
          <table:table-cell table:formula="of:=PRODUCT(SUM(LEN([.A276]);-LEN(SUBSTITUTE([.A276];5;&quot;&quot;)));[.B276])" office:value-type="float" office:value="0">
            <text:p>0</text:p>
          </table:table-cell>
          <table:table-cell table:formula="of:=PRODUCT(SUM(LEN([.A276]);-LEN(SUBSTITUTE([.A276];6;&quot;&quot;)));[.B276])" office:value-type="float" office:value="0">
            <text:p>0</text:p>
          </table:table-cell>
          <table:table-cell table:formula="of:=PRODUCT(SUM(LEN([.A276]);-LEN(SUBSTITUTE([.A276];7;&quot;&quot;)));[.B276])" office:value-type="float" office:value="0">
            <text:p>0</text:p>
          </table:table-cell>
          <table:table-cell table:formula="of:=PRODUCT(SUM(LEN([.A276]);-LEN(SUBSTITUTE([.A276];8;&quot;&quot;)));[.B276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7]);-LEN(SUBSTITUTE([.A277];1;&quot;&quot;)));[.B277])" office:value-type="float" office:value="0">
            <text:p>0</text:p>
          </table:table-cell>
          <table:table-cell table:formula="of:=PRODUCT(SUM(LEN([.A277]);-LEN(SUBSTITUTE([.A277];2;&quot;&quot;)));[.B277])" office:value-type="float" office:value="0">
            <text:p>0</text:p>
          </table:table-cell>
          <table:table-cell table:formula="of:=PRODUCT(SUM(LEN([.A277]);-LEN(SUBSTITUTE([.A277];3;&quot;&quot;)));[.B277])" office:value-type="float" office:value="0">
            <text:p>0</text:p>
          </table:table-cell>
          <table:table-cell table:formula="of:=PRODUCT(SUM(LEN([.A277]);-LEN(SUBSTITUTE([.A277];4;&quot;&quot;)));[.B277])" office:value-type="float" office:value="0">
            <text:p>0</text:p>
          </table:table-cell>
          <table:table-cell table:formula="of:=PRODUCT(SUM(LEN([.A277]);-LEN(SUBSTITUTE([.A277];5;&quot;&quot;)));[.B277])" office:value-type="float" office:value="2">
            <text:p>2</text:p>
          </table:table-cell>
          <table:table-cell table:formula="of:=PRODUCT(SUM(LEN([.A277]);-LEN(SUBSTITUTE([.A277];6;&quot;&quot;)));[.B277])" office:value-type="float" office:value="1">
            <text:p>1</text:p>
          </table:table-cell>
          <table:table-cell table:formula="of:=PRODUCT(SUM(LEN([.A277]);-LEN(SUBSTITUTE([.A277];7;&quot;&quot;)));[.B277])" office:value-type="float" office:value="0">
            <text:p>0</text:p>
          </table:table-cell>
          <table:table-cell table:formula="of:=PRODUCT(SUM(LEN([.A277]);-LEN(SUBSTITUTE([.A277];8;&quot;&quot;)));[.B27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8]);-LEN(SUBSTITUTE([.A278];1;&quot;&quot;)));[.B278])" office:value-type="float" office:value="0">
            <text:p>0</text:p>
          </table:table-cell>
          <table:table-cell table:formula="of:=PRODUCT(SUM(LEN([.A278]);-LEN(SUBSTITUTE([.A278];2;&quot;&quot;)));[.B278])" office:value-type="float" office:value="0">
            <text:p>0</text:p>
          </table:table-cell>
          <table:table-cell table:formula="of:=PRODUCT(SUM(LEN([.A278]);-LEN(SUBSTITUTE([.A278];3;&quot;&quot;)));[.B278])" office:value-type="float" office:value="2">
            <text:p>2</text:p>
          </table:table-cell>
          <table:table-cell table:formula="of:=PRODUCT(SUM(LEN([.A278]);-LEN(SUBSTITUTE([.A278];4;&quot;&quot;)));[.B278])" office:value-type="float" office:value="0">
            <text:p>0</text:p>
          </table:table-cell>
          <table:table-cell table:formula="of:=PRODUCT(SUM(LEN([.A278]);-LEN(SUBSTITUTE([.A278];5;&quot;&quot;)));[.B278])" office:value-type="float" office:value="0">
            <text:p>0</text:p>
          </table:table-cell>
          <table:table-cell table:formula="of:=PRODUCT(SUM(LEN([.A278]);-LEN(SUBSTITUTE([.A278];6;&quot;&quot;)));[.B278])" office:value-type="float" office:value="0">
            <text:p>0</text:p>
          </table:table-cell>
          <table:table-cell table:formula="of:=PRODUCT(SUM(LEN([.A278]);-LEN(SUBSTITUTE([.A278];7;&quot;&quot;)));[.B278])" office:value-type="float" office:value="1">
            <text:p>1</text:p>
          </table:table-cell>
          <table:table-cell table:formula="of:=PRODUCT(SUM(LEN([.A278]);-LEN(SUBSTITUTE([.A278];8;&quot;&quot;)));[.B27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9]);-LEN(SUBSTITUTE([.A279];1;&quot;&quot;)));[.B279])" office:value-type="float" office:value="0">
            <text:p>0</text:p>
          </table:table-cell>
          <table:table-cell table:formula="of:=PRODUCT(SUM(LEN([.A279]);-LEN(SUBSTITUTE([.A279];2;&quot;&quot;)));[.B279])" office:value-type="float" office:value="3">
            <text:p>3</text:p>
          </table:table-cell>
          <table:table-cell table:formula="of:=PRODUCT(SUM(LEN([.A279]);-LEN(SUBSTITUTE([.A279];3;&quot;&quot;)));[.B279])" office:value-type="float" office:value="0">
            <text:p>0</text:p>
          </table:table-cell>
          <table:table-cell table:formula="of:=PRODUCT(SUM(LEN([.A279]);-LEN(SUBSTITUTE([.A279];4;&quot;&quot;)));[.B279])" office:value-type="float" office:value="0">
            <text:p>0</text:p>
          </table:table-cell>
          <table:table-cell table:formula="of:=PRODUCT(SUM(LEN([.A279]);-LEN(SUBSTITUTE([.A279];5;&quot;&quot;)));[.B279])" office:value-type="float" office:value="0">
            <text:p>0</text:p>
          </table:table-cell>
          <table:table-cell table:formula="of:=PRODUCT(SUM(LEN([.A279]);-LEN(SUBSTITUTE([.A279];6;&quot;&quot;)));[.B279])" office:value-type="float" office:value="0">
            <text:p>0</text:p>
          </table:table-cell>
          <table:table-cell table:formula="of:=PRODUCT(SUM(LEN([.A279]);-LEN(SUBSTITUTE([.A279];7;&quot;&quot;)));[.B279])" office:value-type="float" office:value="0">
            <text:p>0</text:p>
          </table:table-cell>
          <table:table-cell table:formula="of:=PRODUCT(SUM(LEN([.A279]);-LEN(SUBSTITUTE([.A279];8;&quot;&quot;)));[.B27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0]);-LEN(SUBSTITUTE([.A280];1;&quot;&quot;)));[.B280])" office:value-type="float" office:value="1">
            <text:p>1</text:p>
          </table:table-cell>
          <table:table-cell table:formula="of:=PRODUCT(SUM(LEN([.A280]);-LEN(SUBSTITUTE([.A280];2;&quot;&quot;)));[.B280])" office:value-type="float" office:value="0">
            <text:p>0</text:p>
          </table:table-cell>
          <table:table-cell table:formula="of:=PRODUCT(SUM(LEN([.A280]);-LEN(SUBSTITUTE([.A280];3;&quot;&quot;)));[.B280])" office:value-type="float" office:value="0">
            <text:p>0</text:p>
          </table:table-cell>
          <table:table-cell table:formula="of:=PRODUCT(SUM(LEN([.A280]);-LEN(SUBSTITUTE([.A280];4;&quot;&quot;)));[.B280])" office:value-type="float" office:value="0">
            <text:p>0</text:p>
          </table:table-cell>
          <table:table-cell table:formula="of:=PRODUCT(SUM(LEN([.A280]);-LEN(SUBSTITUTE([.A280];5;&quot;&quot;)));[.B280])" office:value-type="float" office:value="1">
            <text:p>1</text:p>
          </table:table-cell>
          <table:table-cell table:formula="of:=PRODUCT(SUM(LEN([.A280]);-LEN(SUBSTITUTE([.A280];6;&quot;&quot;)));[.B280])" office:value-type="float" office:value="0">
            <text:p>0</text:p>
          </table:table-cell>
          <table:table-cell table:formula="of:=PRODUCT(SUM(LEN([.A280]);-LEN(SUBSTITUTE([.A280];7;&quot;&quot;)));[.B280])" office:value-type="float" office:value="0">
            <text:p>0</text:p>
          </table:table-cell>
          <table:table-cell table:formula="of:=PRODUCT(SUM(LEN([.A280]);-LEN(SUBSTITUTE([.A280];8;&quot;&quot;)));[.B28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1]);-LEN(SUBSTITUTE([.A281];1;&quot;&quot;)));[.B281])" office:value-type="float" office:value="0">
            <text:p>0</text:p>
          </table:table-cell>
          <table:table-cell table:formula="of:=PRODUCT(SUM(LEN([.A281]);-LEN(SUBSTITUTE([.A281];2;&quot;&quot;)));[.B281])" office:value-type="float" office:value="0">
            <text:p>0</text:p>
          </table:table-cell>
          <table:table-cell table:formula="of:=PRODUCT(SUM(LEN([.A281]);-LEN(SUBSTITUTE([.A281];3;&quot;&quot;)));[.B281])" office:value-type="float" office:value="0">
            <text:p>0</text:p>
          </table:table-cell>
          <table:table-cell table:formula="of:=PRODUCT(SUM(LEN([.A281]);-LEN(SUBSTITUTE([.A281];4;&quot;&quot;)));[.B281])" office:value-type="float" office:value="0">
            <text:p>0</text:p>
          </table:table-cell>
          <table:table-cell table:formula="of:=PRODUCT(SUM(LEN([.A281]);-LEN(SUBSTITUTE([.A281];5;&quot;&quot;)));[.B281])" office:value-type="float" office:value="0">
            <text:p>0</text:p>
          </table:table-cell>
          <table:table-cell table:formula="of:=PRODUCT(SUM(LEN([.A281]);-LEN(SUBSTITUTE([.A281];6;&quot;&quot;)));[.B281])" office:value-type="float" office:value="0">
            <text:p>0</text:p>
          </table:table-cell>
          <table:table-cell table:formula="of:=PRODUCT(SUM(LEN([.A281]);-LEN(SUBSTITUTE([.A281];7;&quot;&quot;)));[.B281])" office:value-type="float" office:value="1">
            <text:p>1</text:p>
          </table:table-cell>
          <table:table-cell table:formula="of:=PRODUCT(SUM(LEN([.A281]);-LEN(SUBSTITUTE([.A281];8;&quot;&quot;)));[.B28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2]);-LEN(SUBSTITUTE([.A282];1;&quot;&quot;)));[.B282])" office:value-type="float" office:value="1">
            <text:p>1</text:p>
          </table:table-cell>
          <table:table-cell table:formula="of:=PRODUCT(SUM(LEN([.A282]);-LEN(SUBSTITUTE([.A282];2;&quot;&quot;)));[.B282])" office:value-type="float" office:value="0">
            <text:p>0</text:p>
          </table:table-cell>
          <table:table-cell table:formula="of:=PRODUCT(SUM(LEN([.A282]);-LEN(SUBSTITUTE([.A282];3;&quot;&quot;)));[.B282])" office:value-type="float" office:value="0">
            <text:p>0</text:p>
          </table:table-cell>
          <table:table-cell table:formula="of:=PRODUCT(SUM(LEN([.A282]);-LEN(SUBSTITUTE([.A282];4;&quot;&quot;)));[.B282])" office:value-type="float" office:value="0">
            <text:p>0</text:p>
          </table:table-cell>
          <table:table-cell table:formula="of:=PRODUCT(SUM(LEN([.A282]);-LEN(SUBSTITUTE([.A282];5;&quot;&quot;)));[.B282])" office:value-type="float" office:value="0">
            <text:p>0</text:p>
          </table:table-cell>
          <table:table-cell table:formula="of:=PRODUCT(SUM(LEN([.A282]);-LEN(SUBSTITUTE([.A282];6;&quot;&quot;)));[.B282])" office:value-type="float" office:value="0">
            <text:p>0</text:p>
          </table:table-cell>
          <table:table-cell table:formula="of:=PRODUCT(SUM(LEN([.A282]);-LEN(SUBSTITUTE([.A282];7;&quot;&quot;)));[.B282])" office:value-type="float" office:value="0">
            <text:p>0</text:p>
          </table:table-cell>
          <table:table-cell table:formula="of:=PRODUCT(SUM(LEN([.A282]);-LEN(SUBSTITUTE([.A282];8;&quot;&quot;)));[.B28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3]);-LEN(SUBSTITUTE([.A283];1;&quot;&quot;)));[.B283])" office:value-type="float" office:value="0">
            <text:p>0</text:p>
          </table:table-cell>
          <table:table-cell table:formula="of:=PRODUCT(SUM(LEN([.A283]);-LEN(SUBSTITUTE([.A283];2;&quot;&quot;)));[.B283])" office:value-type="float" office:value="0">
            <text:p>0</text:p>
          </table:table-cell>
          <table:table-cell table:formula="of:=PRODUCT(SUM(LEN([.A283]);-LEN(SUBSTITUTE([.A283];3;&quot;&quot;)));[.B283])" office:value-type="float" office:value="0">
            <text:p>0</text:p>
          </table:table-cell>
          <table:table-cell table:formula="of:=PRODUCT(SUM(LEN([.A283]);-LEN(SUBSTITUTE([.A283];4;&quot;&quot;)));[.B283])" office:value-type="float" office:value="1">
            <text:p>1</text:p>
          </table:table-cell>
          <table:table-cell table:formula="of:=PRODUCT(SUM(LEN([.A283]);-LEN(SUBSTITUTE([.A283];5;&quot;&quot;)));[.B283])" office:value-type="float" office:value="1">
            <text:p>1</text:p>
          </table:table-cell>
          <table:table-cell table:formula="of:=PRODUCT(SUM(LEN([.A283]);-LEN(SUBSTITUTE([.A283];6;&quot;&quot;)));[.B283])" office:value-type="float" office:value="1">
            <text:p>1</text:p>
          </table:table-cell>
          <table:table-cell table:formula="of:=PRODUCT(SUM(LEN([.A283]);-LEN(SUBSTITUTE([.A283];7;&quot;&quot;)));[.B283])" office:value-type="float" office:value="0">
            <text:p>0</text:p>
          </table:table-cell>
          <table:table-cell table:formula="of:=PRODUCT(SUM(LEN([.A283]);-LEN(SUBSTITUTE([.A283];8;&quot;&quot;)));[.B28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4]);-LEN(SUBSTITUTE([.A284];1;&quot;&quot;)));[.B284])" office:value-type="float" office:value="1">
            <text:p>1</text:p>
          </table:table-cell>
          <table:table-cell table:formula="of:=PRODUCT(SUM(LEN([.A284]);-LEN(SUBSTITUTE([.A284];2;&quot;&quot;)));[.B284])" office:value-type="float" office:value="2">
            <text:p>2</text:p>
          </table:table-cell>
          <table:table-cell table:formula="of:=PRODUCT(SUM(LEN([.A284]);-LEN(SUBSTITUTE([.A284];3;&quot;&quot;)));[.B284])" office:value-type="float" office:value="0">
            <text:p>0</text:p>
          </table:table-cell>
          <table:table-cell table:formula="of:=PRODUCT(SUM(LEN([.A284]);-LEN(SUBSTITUTE([.A284];4;&quot;&quot;)));[.B284])" office:value-type="float" office:value="0">
            <text:p>0</text:p>
          </table:table-cell>
          <table:table-cell table:formula="of:=PRODUCT(SUM(LEN([.A284]);-LEN(SUBSTITUTE([.A284];5;&quot;&quot;)));[.B284])" office:value-type="float" office:value="0">
            <text:p>0</text:p>
          </table:table-cell>
          <table:table-cell table:formula="of:=PRODUCT(SUM(LEN([.A284]);-LEN(SUBSTITUTE([.A284];6;&quot;&quot;)));[.B284])" office:value-type="float" office:value="0">
            <text:p>0</text:p>
          </table:table-cell>
          <table:table-cell table:formula="of:=PRODUCT(SUM(LEN([.A284]);-LEN(SUBSTITUTE([.A284];7;&quot;&quot;)));[.B284])" office:value-type="float" office:value="0">
            <text:p>0</text:p>
          </table:table-cell>
          <table:table-cell table:formula="of:=PRODUCT(SUM(LEN([.A284]);-LEN(SUBSTITUTE([.A284];8;&quot;&quot;)));[.B28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5]);-LEN(SUBSTITUTE([.A285];1;&quot;&quot;)));[.B285])" office:value-type="float" office:value="1">
            <text:p>1</text:p>
          </table:table-cell>
          <table:table-cell table:formula="of:=PRODUCT(SUM(LEN([.A285]);-LEN(SUBSTITUTE([.A285];2;&quot;&quot;)));[.B285])" office:value-type="float" office:value="1">
            <text:p>1</text:p>
          </table:table-cell>
          <table:table-cell table:formula="of:=PRODUCT(SUM(LEN([.A285]);-LEN(SUBSTITUTE([.A285];3;&quot;&quot;)));[.B285])" office:value-type="float" office:value="0">
            <text:p>0</text:p>
          </table:table-cell>
          <table:table-cell table:formula="of:=PRODUCT(SUM(LEN([.A285]);-LEN(SUBSTITUTE([.A285];4;&quot;&quot;)));[.B285])" office:value-type="float" office:value="1">
            <text:p>1</text:p>
          </table:table-cell>
          <table:table-cell table:formula="of:=PRODUCT(SUM(LEN([.A285]);-LEN(SUBSTITUTE([.A285];5;&quot;&quot;)));[.B285])" office:value-type="float" office:value="0">
            <text:p>0</text:p>
          </table:table-cell>
          <table:table-cell table:formula="of:=PRODUCT(SUM(LEN([.A285]);-LEN(SUBSTITUTE([.A285];6;&quot;&quot;)));[.B285])" office:value-type="float" office:value="0">
            <text:p>0</text:p>
          </table:table-cell>
          <table:table-cell table:formula="of:=PRODUCT(SUM(LEN([.A285]);-LEN(SUBSTITUTE([.A285];7;&quot;&quot;)));[.B285])" office:value-type="float" office:value="0">
            <text:p>0</text:p>
          </table:table-cell>
          <table:table-cell table:formula="of:=PRODUCT(SUM(LEN([.A285]);-LEN(SUBSTITUTE([.A285];8;&quot;&quot;)));[.B28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6]);-LEN(SUBSTITUTE([.A286];1;&quot;&quot;)));[.B286])" office:value-type="float" office:value="1">
            <text:p>1</text:p>
          </table:table-cell>
          <table:table-cell table:formula="of:=PRODUCT(SUM(LEN([.A286]);-LEN(SUBSTITUTE([.A286];2;&quot;&quot;)));[.B286])" office:value-type="float" office:value="0">
            <text:p>0</text:p>
          </table:table-cell>
          <table:table-cell table:formula="of:=PRODUCT(SUM(LEN([.A286]);-LEN(SUBSTITUTE([.A286];3;&quot;&quot;)));[.B286])" office:value-type="float" office:value="0">
            <text:p>0</text:p>
          </table:table-cell>
          <table:table-cell table:formula="of:=PRODUCT(SUM(LEN([.A286]);-LEN(SUBSTITUTE([.A286];4;&quot;&quot;)));[.B286])" office:value-type="float" office:value="1">
            <text:p>1</text:p>
          </table:table-cell>
          <table:table-cell table:formula="of:=PRODUCT(SUM(LEN([.A286]);-LEN(SUBSTITUTE([.A286];5;&quot;&quot;)));[.B286])" office:value-type="float" office:value="0">
            <text:p>0</text:p>
          </table:table-cell>
          <table:table-cell table:formula="of:=PRODUCT(SUM(LEN([.A286]);-LEN(SUBSTITUTE([.A286];6;&quot;&quot;)));[.B286])" office:value-type="float" office:value="0">
            <text:p>0</text:p>
          </table:table-cell>
          <table:table-cell table:formula="of:=PRODUCT(SUM(LEN([.A286]);-LEN(SUBSTITUTE([.A286];7;&quot;&quot;)));[.B286])" office:value-type="float" office:value="1">
            <text:p>1</text:p>
          </table:table-cell>
          <table:table-cell table:formula="of:=PRODUCT(SUM(LEN([.A286]);-LEN(SUBSTITUTE([.A286];8;&quot;&quot;)));[.B28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7]);-LEN(SUBSTITUTE([.A287];1;&quot;&quot;)));[.B287])" office:value-type="float" office:value="0">
            <text:p>0</text:p>
          </table:table-cell>
          <table:table-cell table:formula="of:=PRODUCT(SUM(LEN([.A287]);-LEN(SUBSTITUTE([.A287];2;&quot;&quot;)));[.B287])" office:value-type="float" office:value="1">
            <text:p>1</text:p>
          </table:table-cell>
          <table:table-cell table:formula="of:=PRODUCT(SUM(LEN([.A287]);-LEN(SUBSTITUTE([.A287];3;&quot;&quot;)));[.B287])" office:value-type="float" office:value="1">
            <text:p>1</text:p>
          </table:table-cell>
          <table:table-cell table:formula="of:=PRODUCT(SUM(LEN([.A287]);-LEN(SUBSTITUTE([.A287];4;&quot;&quot;)));[.B287])" office:value-type="float" office:value="0">
            <text:p>0</text:p>
          </table:table-cell>
          <table:table-cell table:formula="of:=PRODUCT(SUM(LEN([.A287]);-LEN(SUBSTITUTE([.A287];5;&quot;&quot;)));[.B287])" office:value-type="float" office:value="0">
            <text:p>0</text:p>
          </table:table-cell>
          <table:table-cell table:formula="of:=PRODUCT(SUM(LEN([.A287]);-LEN(SUBSTITUTE([.A287];6;&quot;&quot;)));[.B287])" office:value-type="float" office:value="0">
            <text:p>0</text:p>
          </table:table-cell>
          <table:table-cell table:formula="of:=PRODUCT(SUM(LEN([.A287]);-LEN(SUBSTITUTE([.A287];7;&quot;&quot;)));[.B287])" office:value-type="float" office:value="0">
            <text:p>0</text:p>
          </table:table-cell>
          <table:table-cell table:formula="of:=PRODUCT(SUM(LEN([.A287]);-LEN(SUBSTITUTE([.A287];8;&quot;&quot;)));[.B28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8]);-LEN(SUBSTITUTE([.A288];1;&quot;&quot;)));[.B288])" office:value-type="float" office:value="0">
            <text:p>0</text:p>
          </table:table-cell>
          <table:table-cell table:formula="of:=PRODUCT(SUM(LEN([.A288]);-LEN(SUBSTITUTE([.A288];2;&quot;&quot;)));[.B288])" office:value-type="float" office:value="0">
            <text:p>0</text:p>
          </table:table-cell>
          <table:table-cell table:formula="of:=PRODUCT(SUM(LEN([.A288]);-LEN(SUBSTITUTE([.A288];3;&quot;&quot;)));[.B288])" office:value-type="float" office:value="0">
            <text:p>0</text:p>
          </table:table-cell>
          <table:table-cell table:formula="of:=PRODUCT(SUM(LEN([.A288]);-LEN(SUBSTITUTE([.A288];4;&quot;&quot;)));[.B288])" office:value-type="float" office:value="2">
            <text:p>2</text:p>
          </table:table-cell>
          <table:table-cell table:formula="of:=PRODUCT(SUM(LEN([.A288]);-LEN(SUBSTITUTE([.A288];5;&quot;&quot;)));[.B288])" office:value-type="float" office:value="0">
            <text:p>0</text:p>
          </table:table-cell>
          <table:table-cell table:formula="of:=PRODUCT(SUM(LEN([.A288]);-LEN(SUBSTITUTE([.A288];6;&quot;&quot;)));[.B288])" office:value-type="float" office:value="0">
            <text:p>0</text:p>
          </table:table-cell>
          <table:table-cell table:formula="of:=PRODUCT(SUM(LEN([.A288]);-LEN(SUBSTITUTE([.A288];7;&quot;&quot;)));[.B288])" office:value-type="float" office:value="0">
            <text:p>0</text:p>
          </table:table-cell>
          <table:table-cell table:formula="of:=PRODUCT(SUM(LEN([.A288]);-LEN(SUBSTITUTE([.A288];8;&quot;&quot;)));[.B28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9]);-LEN(SUBSTITUTE([.A289];1;&quot;&quot;)));[.B289])" office:value-type="float" office:value="0">
            <text:p>0</text:p>
          </table:table-cell>
          <table:table-cell table:formula="of:=PRODUCT(SUM(LEN([.A289]);-LEN(SUBSTITUTE([.A289];2;&quot;&quot;)));[.B289])" office:value-type="float" office:value="0">
            <text:p>0</text:p>
          </table:table-cell>
          <table:table-cell table:formula="of:=PRODUCT(SUM(LEN([.A289]);-LEN(SUBSTITUTE([.A289];3;&quot;&quot;)));[.B289])" office:value-type="float" office:value="0">
            <text:p>0</text:p>
          </table:table-cell>
          <table:table-cell table:formula="of:=PRODUCT(SUM(LEN([.A289]);-LEN(SUBSTITUTE([.A289];4;&quot;&quot;)));[.B289])" office:value-type="float" office:value="1">
            <text:p>1</text:p>
          </table:table-cell>
          <table:table-cell table:formula="of:=PRODUCT(SUM(LEN([.A289]);-LEN(SUBSTITUTE([.A289];5;&quot;&quot;)));[.B289])" office:value-type="float" office:value="0">
            <text:p>0</text:p>
          </table:table-cell>
          <table:table-cell table:formula="of:=PRODUCT(SUM(LEN([.A289]);-LEN(SUBSTITUTE([.A289];6;&quot;&quot;)));[.B289])" office:value-type="float" office:value="0">
            <text:p>0</text:p>
          </table:table-cell>
          <table:table-cell table:formula="of:=PRODUCT(SUM(LEN([.A289]);-LEN(SUBSTITUTE([.A289];7;&quot;&quot;)));[.B289])" office:value-type="float" office:value="1">
            <text:p>1</text:p>
          </table:table-cell>
          <table:table-cell table:formula="of:=PRODUCT(SUM(LEN([.A289]);-LEN(SUBSTITUTE([.A289];8;&quot;&quot;)));[.B28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0]);-LEN(SUBSTITUTE([.A290];1;&quot;&quot;)));[.B290])" office:value-type="float" office:value="0">
            <text:p>0</text:p>
          </table:table-cell>
          <table:table-cell table:formula="of:=PRODUCT(SUM(LEN([.A290]);-LEN(SUBSTITUTE([.A290];2;&quot;&quot;)));[.B290])" office:value-type="float" office:value="0">
            <text:p>0</text:p>
          </table:table-cell>
          <table:table-cell table:formula="of:=PRODUCT(SUM(LEN([.A290]);-LEN(SUBSTITUTE([.A290];3;&quot;&quot;)));[.B290])" office:value-type="float" office:value="0">
            <text:p>0</text:p>
          </table:table-cell>
          <table:table-cell table:formula="of:=PRODUCT(SUM(LEN([.A290]);-LEN(SUBSTITUTE([.A290];4;&quot;&quot;)));[.B290])" office:value-type="float" office:value="0">
            <text:p>0</text:p>
          </table:table-cell>
          <table:table-cell table:formula="of:=PRODUCT(SUM(LEN([.A290]);-LEN(SUBSTITUTE([.A290];5;&quot;&quot;)));[.B290])" office:value-type="float" office:value="0">
            <text:p>0</text:p>
          </table:table-cell>
          <table:table-cell table:formula="of:=PRODUCT(SUM(LEN([.A290]);-LEN(SUBSTITUTE([.A290];6;&quot;&quot;)));[.B290])" office:value-type="float" office:value="0">
            <text:p>0</text:p>
          </table:table-cell>
          <table:table-cell table:formula="of:=PRODUCT(SUM(LEN([.A290]);-LEN(SUBSTITUTE([.A290];7;&quot;&quot;)));[.B290])" office:value-type="float" office:value="2">
            <text:p>2</text:p>
          </table:table-cell>
          <table:table-cell table:formula="of:=PRODUCT(SUM(LEN([.A290]);-LEN(SUBSTITUTE([.A290];8;&quot;&quot;)));[.B29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1]);-LEN(SUBSTITUTE([.A291];1;&quot;&quot;)));[.B291])" office:value-type="float" office:value="0">
            <text:p>0</text:p>
          </table:table-cell>
          <table:table-cell table:formula="of:=PRODUCT(SUM(LEN([.A291]);-LEN(SUBSTITUTE([.A291];2;&quot;&quot;)));[.B291])" office:value-type="float" office:value="1">
            <text:p>1</text:p>
          </table:table-cell>
          <table:table-cell table:formula="of:=PRODUCT(SUM(LEN([.A291]);-LEN(SUBSTITUTE([.A291];3;&quot;&quot;)));[.B291])" office:value-type="float" office:value="1">
            <text:p>1</text:p>
          </table:table-cell>
          <table:table-cell table:formula="of:=PRODUCT(SUM(LEN([.A291]);-LEN(SUBSTITUTE([.A291];4;&quot;&quot;)));[.B291])" office:value-type="float" office:value="1">
            <text:p>1</text:p>
          </table:table-cell>
          <table:table-cell table:formula="of:=PRODUCT(SUM(LEN([.A291]);-LEN(SUBSTITUTE([.A291];5;&quot;&quot;)));[.B291])" office:value-type="float" office:value="0">
            <text:p>0</text:p>
          </table:table-cell>
          <table:table-cell table:formula="of:=PRODUCT(SUM(LEN([.A291]);-LEN(SUBSTITUTE([.A291];6;&quot;&quot;)));[.B291])" office:value-type="float" office:value="0">
            <text:p>0</text:p>
          </table:table-cell>
          <table:table-cell table:formula="of:=PRODUCT(SUM(LEN([.A291]);-LEN(SUBSTITUTE([.A291];7;&quot;&quot;)));[.B291])" office:value-type="float" office:value="0">
            <text:p>0</text:p>
          </table:table-cell>
          <table:table-cell table:formula="of:=PRODUCT(SUM(LEN([.A291]);-LEN(SUBSTITUTE([.A291];8;&quot;&quot;)));[.B29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2]);-LEN(SUBSTITUTE([.A292];1;&quot;&quot;)));[.B292])" office:value-type="float" office:value="0">
            <text:p>0</text:p>
          </table:table-cell>
          <table:table-cell table:formula="of:=PRODUCT(SUM(LEN([.A292]);-LEN(SUBSTITUTE([.A292];2;&quot;&quot;)));[.B292])" office:value-type="float" office:value="0">
            <text:p>0</text:p>
          </table:table-cell>
          <table:table-cell table:formula="of:=PRODUCT(SUM(LEN([.A292]);-LEN(SUBSTITUTE([.A292];3;&quot;&quot;)));[.B292])" office:value-type="float" office:value="1">
            <text:p>1</text:p>
          </table:table-cell>
          <table:table-cell table:formula="of:=PRODUCT(SUM(LEN([.A292]);-LEN(SUBSTITUTE([.A292];4;&quot;&quot;)));[.B292])" office:value-type="float" office:value="0">
            <text:p>0</text:p>
          </table:table-cell>
          <table:table-cell table:formula="of:=PRODUCT(SUM(LEN([.A292]);-LEN(SUBSTITUTE([.A292];5;&quot;&quot;)));[.B292])" office:value-type="float" office:value="0">
            <text:p>0</text:p>
          </table:table-cell>
          <table:table-cell table:formula="of:=PRODUCT(SUM(LEN([.A292]);-LEN(SUBSTITUTE([.A292];6;&quot;&quot;)));[.B292])" office:value-type="float" office:value="0">
            <text:p>0</text:p>
          </table:table-cell>
          <table:table-cell table:formula="of:=PRODUCT(SUM(LEN([.A292]);-LEN(SUBSTITUTE([.A292];7;&quot;&quot;)));[.B292])" office:value-type="float" office:value="1">
            <text:p>1</text:p>
          </table:table-cell>
          <table:table-cell table:formula="of:=PRODUCT(SUM(LEN([.A292]);-LEN(SUBSTITUTE([.A292];8;&quot;&quot;)));[.B29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3]);-LEN(SUBSTITUTE([.A293];1;&quot;&quot;)));[.B293])" office:value-type="float" office:value="0">
            <text:p>0</text:p>
          </table:table-cell>
          <table:table-cell table:formula="of:=PRODUCT(SUM(LEN([.A293]);-LEN(SUBSTITUTE([.A293];2;&quot;&quot;)));[.B293])" office:value-type="float" office:value="1">
            <text:p>1</text:p>
          </table:table-cell>
          <table:table-cell table:formula="of:=PRODUCT(SUM(LEN([.A293]);-LEN(SUBSTITUTE([.A293];3;&quot;&quot;)));[.B293])" office:value-type="float" office:value="0">
            <text:p>0</text:p>
          </table:table-cell>
          <table:table-cell table:formula="of:=PRODUCT(SUM(LEN([.A293]);-LEN(SUBSTITUTE([.A293];4;&quot;&quot;)));[.B293])" office:value-type="float" office:value="0">
            <text:p>0</text:p>
          </table:table-cell>
          <table:table-cell table:formula="of:=PRODUCT(SUM(LEN([.A293]);-LEN(SUBSTITUTE([.A293];5;&quot;&quot;)));[.B293])" office:value-type="float" office:value="0">
            <text:p>0</text:p>
          </table:table-cell>
          <table:table-cell table:formula="of:=PRODUCT(SUM(LEN([.A293]);-LEN(SUBSTITUTE([.A293];6;&quot;&quot;)));[.B293])" office:value-type="float" office:value="1">
            <text:p>1</text:p>
          </table:table-cell>
          <table:table-cell table:formula="of:=PRODUCT(SUM(LEN([.A293]);-LEN(SUBSTITUTE([.A293];7;&quot;&quot;)));[.B293])" office:value-type="float" office:value="1">
            <text:p>1</text:p>
          </table:table-cell>
          <table:table-cell table:formula="of:=PRODUCT(SUM(LEN([.A293]);-LEN(SUBSTITUTE([.A293];8;&quot;&quot;)));[.B29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4]);-LEN(SUBSTITUTE([.A294];1;&quot;&quot;)));[.B294])" office:value-type="float" office:value="0">
            <text:p>0</text:p>
          </table:table-cell>
          <table:table-cell table:formula="of:=PRODUCT(SUM(LEN([.A294]);-LEN(SUBSTITUTE([.A294];2;&quot;&quot;)));[.B294])" office:value-type="float" office:value="0">
            <text:p>0</text:p>
          </table:table-cell>
          <table:table-cell table:formula="of:=PRODUCT(SUM(LEN([.A294]);-LEN(SUBSTITUTE([.A294];3;&quot;&quot;)));[.B294])" office:value-type="float" office:value="1">
            <text:p>1</text:p>
          </table:table-cell>
          <table:table-cell table:formula="of:=PRODUCT(SUM(LEN([.A294]);-LEN(SUBSTITUTE([.A294];4;&quot;&quot;)));[.B294])" office:value-type="float" office:value="1">
            <text:p>1</text:p>
          </table:table-cell>
          <table:table-cell table:formula="of:=PRODUCT(SUM(LEN([.A294]);-LEN(SUBSTITUTE([.A294];5;&quot;&quot;)));[.B294])" office:value-type="float" office:value="0">
            <text:p>0</text:p>
          </table:table-cell>
          <table:table-cell table:formula="of:=PRODUCT(SUM(LEN([.A294]);-LEN(SUBSTITUTE([.A294];6;&quot;&quot;)));[.B294])" office:value-type="float" office:value="0">
            <text:p>0</text:p>
          </table:table-cell>
          <table:table-cell table:formula="of:=PRODUCT(SUM(LEN([.A294]);-LEN(SUBSTITUTE([.A294];7;&quot;&quot;)));[.B294])" office:value-type="float" office:value="1">
            <text:p>1</text:p>
          </table:table-cell>
          <table:table-cell table:formula="of:=PRODUCT(SUM(LEN([.A294]);-LEN(SUBSTITUTE([.A294];8;&quot;&quot;)));[.B29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5]);-LEN(SUBSTITUTE([.A295];1;&quot;&quot;)));[.B295])" office:value-type="float" office:value="0">
            <text:p>0</text:p>
          </table:table-cell>
          <table:table-cell table:formula="of:=PRODUCT(SUM(LEN([.A295]);-LEN(SUBSTITUTE([.A295];2;&quot;&quot;)));[.B295])" office:value-type="float" office:value="0">
            <text:p>0</text:p>
          </table:table-cell>
          <table:table-cell table:formula="of:=PRODUCT(SUM(LEN([.A295]);-LEN(SUBSTITUTE([.A295];3;&quot;&quot;)));[.B295])" office:value-type="float" office:value="1">
            <text:p>1</text:p>
          </table:table-cell>
          <table:table-cell table:formula="of:=PRODUCT(SUM(LEN([.A295]);-LEN(SUBSTITUTE([.A295];4;&quot;&quot;)));[.B295])" office:value-type="float" office:value="1">
            <text:p>1</text:p>
          </table:table-cell>
          <table:table-cell table:formula="of:=PRODUCT(SUM(LEN([.A295]);-LEN(SUBSTITUTE([.A295];5;&quot;&quot;)));[.B295])" office:value-type="float" office:value="1">
            <text:p>1</text:p>
          </table:table-cell>
          <table:table-cell table:formula="of:=PRODUCT(SUM(LEN([.A295]);-LEN(SUBSTITUTE([.A295];6;&quot;&quot;)));[.B295])" office:value-type="float" office:value="0">
            <text:p>0</text:p>
          </table:table-cell>
          <table:table-cell table:formula="of:=PRODUCT(SUM(LEN([.A295]);-LEN(SUBSTITUTE([.A295];7;&quot;&quot;)));[.B295])" office:value-type="float" office:value="0">
            <text:p>0</text:p>
          </table:table-cell>
          <table:table-cell table:formula="of:=PRODUCT(SUM(LEN([.A295]);-LEN(SUBSTITUTE([.A295];8;&quot;&quot;)));[.B29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6]);-LEN(SUBSTITUTE([.A296];1;&quot;&quot;)));[.B296])" office:value-type="float" office:value="0">
            <text:p>0</text:p>
          </table:table-cell>
          <table:table-cell table:formula="of:=PRODUCT(SUM(LEN([.A296]);-LEN(SUBSTITUTE([.A296];2;&quot;&quot;)));[.B296])" office:value-type="float" office:value="1">
            <text:p>1</text:p>
          </table:table-cell>
          <table:table-cell table:formula="of:=PRODUCT(SUM(LEN([.A296]);-LEN(SUBSTITUTE([.A296];3;&quot;&quot;)));[.B296])" office:value-type="float" office:value="1">
            <text:p>1</text:p>
          </table:table-cell>
          <table:table-cell table:formula="of:=PRODUCT(SUM(LEN([.A296]);-LEN(SUBSTITUTE([.A296];4;&quot;&quot;)));[.B296])" office:value-type="float" office:value="0">
            <text:p>0</text:p>
          </table:table-cell>
          <table:table-cell table:formula="of:=PRODUCT(SUM(LEN([.A296]);-LEN(SUBSTITUTE([.A296];5;&quot;&quot;)));[.B296])" office:value-type="float" office:value="0">
            <text:p>0</text:p>
          </table:table-cell>
          <table:table-cell table:formula="of:=PRODUCT(SUM(LEN([.A296]);-LEN(SUBSTITUTE([.A296];6;&quot;&quot;)));[.B296])" office:value-type="float" office:value="0">
            <text:p>0</text:p>
          </table:table-cell>
          <table:table-cell table:formula="of:=PRODUCT(SUM(LEN([.A296]);-LEN(SUBSTITUTE([.A296];7;&quot;&quot;)));[.B296])" office:value-type="float" office:value="1">
            <text:p>1</text:p>
          </table:table-cell>
          <table:table-cell table:formula="of:=PRODUCT(SUM(LEN([.A296]);-LEN(SUBSTITUTE([.A296];8;&quot;&quot;)));[.B29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7]);-LEN(SUBSTITUTE([.A297];1;&quot;&quot;)));[.B297])" office:value-type="float" office:value="1">
            <text:p>1</text:p>
          </table:table-cell>
          <table:table-cell table:formula="of:=PRODUCT(SUM(LEN([.A297]);-LEN(SUBSTITUTE([.A297];2;&quot;&quot;)));[.B297])" office:value-type="float" office:value="0">
            <text:p>0</text:p>
          </table:table-cell>
          <table:table-cell table:formula="of:=PRODUCT(SUM(LEN([.A297]);-LEN(SUBSTITUTE([.A297];3;&quot;&quot;)));[.B297])" office:value-type="float" office:value="0">
            <text:p>0</text:p>
          </table:table-cell>
          <table:table-cell table:formula="of:=PRODUCT(SUM(LEN([.A297]);-LEN(SUBSTITUTE([.A297];4;&quot;&quot;)));[.B297])" office:value-type="float" office:value="0">
            <text:p>0</text:p>
          </table:table-cell>
          <table:table-cell table:formula="of:=PRODUCT(SUM(LEN([.A297]);-LEN(SUBSTITUTE([.A297];5;&quot;&quot;)));[.B297])" office:value-type="float" office:value="1">
            <text:p>1</text:p>
          </table:table-cell>
          <table:table-cell table:formula="of:=PRODUCT(SUM(LEN([.A297]);-LEN(SUBSTITUTE([.A297];6;&quot;&quot;)));[.B297])" office:value-type="float" office:value="0">
            <text:p>0</text:p>
          </table:table-cell>
          <table:table-cell table:formula="of:=PRODUCT(SUM(LEN([.A297]);-LEN(SUBSTITUTE([.A297];7;&quot;&quot;)));[.B297])" office:value-type="float" office:value="0">
            <text:p>0</text:p>
          </table:table-cell>
          <table:table-cell table:formula="of:=PRODUCT(SUM(LEN([.A297]);-LEN(SUBSTITUTE([.A297];8;&quot;&quot;)));[.B29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8]);-LEN(SUBSTITUTE([.A298];1;&quot;&quot;)));[.B298])" office:value-type="float" office:value="1">
            <text:p>1</text:p>
          </table:table-cell>
          <table:table-cell table:formula="of:=PRODUCT(SUM(LEN([.A298]);-LEN(SUBSTITUTE([.A298];2;&quot;&quot;)));[.B298])" office:value-type="float" office:value="1">
            <text:p>1</text:p>
          </table:table-cell>
          <table:table-cell table:formula="of:=PRODUCT(SUM(LEN([.A298]);-LEN(SUBSTITUTE([.A298];3;&quot;&quot;)));[.B298])" office:value-type="float" office:value="1">
            <text:p>1</text:p>
          </table:table-cell>
          <table:table-cell table:formula="of:=PRODUCT(SUM(LEN([.A298]);-LEN(SUBSTITUTE([.A298];4;&quot;&quot;)));[.B298])" office:value-type="float" office:value="0">
            <text:p>0</text:p>
          </table:table-cell>
          <table:table-cell table:formula="of:=PRODUCT(SUM(LEN([.A298]);-LEN(SUBSTITUTE([.A298];5;&quot;&quot;)));[.B298])" office:value-type="float" office:value="0">
            <text:p>0</text:p>
          </table:table-cell>
          <table:table-cell table:formula="of:=PRODUCT(SUM(LEN([.A298]);-LEN(SUBSTITUTE([.A298];6;&quot;&quot;)));[.B298])" office:value-type="float" office:value="0">
            <text:p>0</text:p>
          </table:table-cell>
          <table:table-cell table:formula="of:=PRODUCT(SUM(LEN([.A298]);-LEN(SUBSTITUTE([.A298];7;&quot;&quot;)));[.B298])" office:value-type="float" office:value="0">
            <text:p>0</text:p>
          </table:table-cell>
          <table:table-cell table:formula="of:=PRODUCT(SUM(LEN([.A298]);-LEN(SUBSTITUTE([.A298];8;&quot;&quot;)));[.B29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9]);-LEN(SUBSTITUTE([.A299];1;&quot;&quot;)));[.B299])" office:value-type="float" office:value="1">
            <text:p>1</text:p>
          </table:table-cell>
          <table:table-cell table:formula="of:=PRODUCT(SUM(LEN([.A299]);-LEN(SUBSTITUTE([.A299];2;&quot;&quot;)));[.B299])" office:value-type="float" office:value="0">
            <text:p>0</text:p>
          </table:table-cell>
          <table:table-cell table:formula="of:=PRODUCT(SUM(LEN([.A299]);-LEN(SUBSTITUTE([.A299];3;&quot;&quot;)));[.B299])" office:value-type="float" office:value="0">
            <text:p>0</text:p>
          </table:table-cell>
          <table:table-cell table:formula="of:=PRODUCT(SUM(LEN([.A299]);-LEN(SUBSTITUTE([.A299];4;&quot;&quot;)));[.B299])" office:value-type="float" office:value="1">
            <text:p>1</text:p>
          </table:table-cell>
          <table:table-cell table:formula="of:=PRODUCT(SUM(LEN([.A299]);-LEN(SUBSTITUTE([.A299];5;&quot;&quot;)));[.B299])" office:value-type="float" office:value="1">
            <text:p>1</text:p>
          </table:table-cell>
          <table:table-cell table:formula="of:=PRODUCT(SUM(LEN([.A299]);-LEN(SUBSTITUTE([.A299];6;&quot;&quot;)));[.B299])" office:value-type="float" office:value="0">
            <text:p>0</text:p>
          </table:table-cell>
          <table:table-cell table:formula="of:=PRODUCT(SUM(LEN([.A299]);-LEN(SUBSTITUTE([.A299];7;&quot;&quot;)));[.B299])" office:value-type="float" office:value="0">
            <text:p>0</text:p>
          </table:table-cell>
          <table:table-cell table:formula="of:=PRODUCT(SUM(LEN([.A299]);-LEN(SUBSTITUTE([.A299];8;&quot;&quot;)));[.B29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0]);-LEN(SUBSTITUTE([.A300];1;&quot;&quot;)));[.B300])" office:value-type="float" office:value="0">
            <text:p>0</text:p>
          </table:table-cell>
          <table:table-cell table:formula="of:=PRODUCT(SUM(LEN([.A300]);-LEN(SUBSTITUTE([.A300];2;&quot;&quot;)));[.B300])" office:value-type="float" office:value="0">
            <text:p>0</text:p>
          </table:table-cell>
          <table:table-cell table:formula="of:=PRODUCT(SUM(LEN([.A300]);-LEN(SUBSTITUTE([.A300];3;&quot;&quot;)));[.B300])" office:value-type="float" office:value="1">
            <text:p>1</text:p>
          </table:table-cell>
          <table:table-cell table:formula="of:=PRODUCT(SUM(LEN([.A300]);-LEN(SUBSTITUTE([.A300];4;&quot;&quot;)));[.B300])" office:value-type="float" office:value="0">
            <text:p>0</text:p>
          </table:table-cell>
          <table:table-cell table:formula="of:=PRODUCT(SUM(LEN([.A300]);-LEN(SUBSTITUTE([.A300];5;&quot;&quot;)));[.B300])" office:value-type="float" office:value="1">
            <text:p>1</text:p>
          </table:table-cell>
          <table:table-cell table:formula="of:=PRODUCT(SUM(LEN([.A300]);-LEN(SUBSTITUTE([.A300];6;&quot;&quot;)));[.B300])" office:value-type="float" office:value="0">
            <text:p>0</text:p>
          </table:table-cell>
          <table:table-cell table:formula="of:=PRODUCT(SUM(LEN([.A300]);-LEN(SUBSTITUTE([.A300];7;&quot;&quot;)));[.B300])" office:value-type="float" office:value="2">
            <text:p>2</text:p>
          </table:table-cell>
          <table:table-cell table:formula="of:=PRODUCT(SUM(LEN([.A300]);-LEN(SUBSTITUTE([.A300];8;&quot;&quot;)));[.B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1]);-LEN(SUBSTITUTE([.A301];1;&quot;&quot;)));[.B301])" office:value-type="float" office:value="2">
            <text:p>2</text:p>
          </table:table-cell>
          <table:table-cell table:formula="of:=PRODUCT(SUM(LEN([.A301]);-LEN(SUBSTITUTE([.A301];2;&quot;&quot;)));[.B301])" office:value-type="float" office:value="0">
            <text:p>0</text:p>
          </table:table-cell>
          <table:table-cell table:formula="of:=PRODUCT(SUM(LEN([.A301]);-LEN(SUBSTITUTE([.A301];3;&quot;&quot;)));[.B301])" office:value-type="float" office:value="0">
            <text:p>0</text:p>
          </table:table-cell>
          <table:table-cell table:formula="of:=PRODUCT(SUM(LEN([.A301]);-LEN(SUBSTITUTE([.A301];4;&quot;&quot;)));[.B301])" office:value-type="float" office:value="0">
            <text:p>0</text:p>
          </table:table-cell>
          <table:table-cell table:formula="of:=PRODUCT(SUM(LEN([.A301]);-LEN(SUBSTITUTE([.A301];5;&quot;&quot;)));[.B301])" office:value-type="float" office:value="2">
            <text:p>2</text:p>
          </table:table-cell>
          <table:table-cell table:formula="of:=PRODUCT(SUM(LEN([.A301]);-LEN(SUBSTITUTE([.A301];6;&quot;&quot;)));[.B301])" office:value-type="float" office:value="0">
            <text:p>0</text:p>
          </table:table-cell>
          <table:table-cell table:formula="of:=PRODUCT(SUM(LEN([.A301]);-LEN(SUBSTITUTE([.A301];7;&quot;&quot;)));[.B301])" office:value-type="float" office:value="0">
            <text:p>0</text:p>
          </table:table-cell>
          <table:table-cell table:formula="of:=PRODUCT(SUM(LEN([.A301]);-LEN(SUBSTITUTE([.A301];8;&quot;&quot;)));[.B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2]);-LEN(SUBSTITUTE([.A302];1;&quot;&quot;)));[.B302])" office:value-type="float" office:value="2">
            <text:p>2</text:p>
          </table:table-cell>
          <table:table-cell table:formula="of:=PRODUCT(SUM(LEN([.A302]);-LEN(SUBSTITUTE([.A302];2;&quot;&quot;)));[.B302])" office:value-type="float" office:value="0">
            <text:p>0</text:p>
          </table:table-cell>
          <table:table-cell table:formula="of:=PRODUCT(SUM(LEN([.A302]);-LEN(SUBSTITUTE([.A302];3;&quot;&quot;)));[.B302])" office:value-type="float" office:value="0">
            <text:p>0</text:p>
          </table:table-cell>
          <table:table-cell table:formula="of:=PRODUCT(SUM(LEN([.A302]);-LEN(SUBSTITUTE([.A302];4;&quot;&quot;)));[.B302])" office:value-type="float" office:value="0">
            <text:p>0</text:p>
          </table:table-cell>
          <table:table-cell table:formula="of:=PRODUCT(SUM(LEN([.A302]);-LEN(SUBSTITUTE([.A302];5;&quot;&quot;)));[.B302])" office:value-type="float" office:value="1">
            <text:p>1</text:p>
          </table:table-cell>
          <table:table-cell table:formula="of:=PRODUCT(SUM(LEN([.A302]);-LEN(SUBSTITUTE([.A302];6;&quot;&quot;)));[.B302])" office:value-type="float" office:value="0">
            <text:p>0</text:p>
          </table:table-cell>
          <table:table-cell table:formula="of:=PRODUCT(SUM(LEN([.A302]);-LEN(SUBSTITUTE([.A302];7;&quot;&quot;)));[.B302])" office:value-type="float" office:value="0">
            <text:p>0</text:p>
          </table:table-cell>
          <table:table-cell table:formula="of:=PRODUCT(SUM(LEN([.A302]);-LEN(SUBSTITUTE([.A302];8;&quot;&quot;)));[.B30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3]);-LEN(SUBSTITUTE([.A303];1;&quot;&quot;)));[.B303])" office:value-type="float" office:value="0">
            <text:p>0</text:p>
          </table:table-cell>
          <table:table-cell table:formula="of:=PRODUCT(SUM(LEN([.A303]);-LEN(SUBSTITUTE([.A303];2;&quot;&quot;)));[.B303])" office:value-type="float" office:value="0">
            <text:p>0</text:p>
          </table:table-cell>
          <table:table-cell table:formula="of:=PRODUCT(SUM(LEN([.A303]);-LEN(SUBSTITUTE([.A303];3;&quot;&quot;)));[.B303])" office:value-type="float" office:value="0">
            <text:p>0</text:p>
          </table:table-cell>
          <table:table-cell table:formula="of:=PRODUCT(SUM(LEN([.A303]);-LEN(SUBSTITUTE([.A303];4;&quot;&quot;)));[.B303])" office:value-type="float" office:value="3">
            <text:p>3</text:p>
          </table:table-cell>
          <table:table-cell table:formula="of:=PRODUCT(SUM(LEN([.A303]);-LEN(SUBSTITUTE([.A303];5;&quot;&quot;)));[.B303])" office:value-type="float" office:value="1">
            <text:p>1</text:p>
          </table:table-cell>
          <table:table-cell table:formula="of:=PRODUCT(SUM(LEN([.A303]);-LEN(SUBSTITUTE([.A303];6;&quot;&quot;)));[.B303])" office:value-type="float" office:value="0">
            <text:p>0</text:p>
          </table:table-cell>
          <table:table-cell table:formula="of:=PRODUCT(SUM(LEN([.A303]);-LEN(SUBSTITUTE([.A303];7;&quot;&quot;)));[.B303])" office:value-type="float" office:value="0">
            <text:p>0</text:p>
          </table:table-cell>
          <table:table-cell table:formula="of:=PRODUCT(SUM(LEN([.A303]);-LEN(SUBSTITUTE([.A303];8;&quot;&quot;)));[.B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4]);-LEN(SUBSTITUTE([.A304];1;&quot;&quot;)));[.B304])" office:value-type="float" office:value="1">
            <text:p>1</text:p>
          </table:table-cell>
          <table:table-cell table:formula="of:=PRODUCT(SUM(LEN([.A304]);-LEN(SUBSTITUTE([.A304];2;&quot;&quot;)));[.B304])" office:value-type="float" office:value="1">
            <text:p>1</text:p>
          </table:table-cell>
          <table:table-cell table:formula="of:=PRODUCT(SUM(LEN([.A304]);-LEN(SUBSTITUTE([.A304];3;&quot;&quot;)));[.B304])" office:value-type="float" office:value="0">
            <text:p>0</text:p>
          </table:table-cell>
          <table:table-cell table:formula="of:=PRODUCT(SUM(LEN([.A304]);-LEN(SUBSTITUTE([.A304];4;&quot;&quot;)));[.B304])" office:value-type="float" office:value="0">
            <text:p>0</text:p>
          </table:table-cell>
          <table:table-cell table:formula="of:=PRODUCT(SUM(LEN([.A304]);-LEN(SUBSTITUTE([.A304];5;&quot;&quot;)));[.B304])" office:value-type="float" office:value="2">
            <text:p>2</text:p>
          </table:table-cell>
          <table:table-cell table:formula="of:=PRODUCT(SUM(LEN([.A304]);-LEN(SUBSTITUTE([.A304];6;&quot;&quot;)));[.B304])" office:value-type="float" office:value="0">
            <text:p>0</text:p>
          </table:table-cell>
          <table:table-cell table:formula="of:=PRODUCT(SUM(LEN([.A304]);-LEN(SUBSTITUTE([.A304];7;&quot;&quot;)));[.B304])" office:value-type="float" office:value="0">
            <text:p>0</text:p>
          </table:table-cell>
          <table:table-cell table:formula="of:=PRODUCT(SUM(LEN([.A304]);-LEN(SUBSTITUTE([.A304];8;&quot;&quot;)));[.B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5]);-LEN(SUBSTITUTE([.A305];1;&quot;&quot;)));[.B305])" office:value-type="float" office:value="1">
            <text:p>1</text:p>
          </table:table-cell>
          <table:table-cell table:formula="of:=PRODUCT(SUM(LEN([.A305]);-LEN(SUBSTITUTE([.A305];2;&quot;&quot;)));[.B305])" office:value-type="float" office:value="2">
            <text:p>2</text:p>
          </table:table-cell>
          <table:table-cell table:formula="of:=PRODUCT(SUM(LEN([.A305]);-LEN(SUBSTITUTE([.A305];3;&quot;&quot;)));[.B305])" office:value-type="float" office:value="0">
            <text:p>0</text:p>
          </table:table-cell>
          <table:table-cell table:formula="of:=PRODUCT(SUM(LEN([.A305]);-LEN(SUBSTITUTE([.A305];4;&quot;&quot;)));[.B305])" office:value-type="float" office:value="0">
            <text:p>0</text:p>
          </table:table-cell>
          <table:table-cell table:formula="of:=PRODUCT(SUM(LEN([.A305]);-LEN(SUBSTITUTE([.A305];5;&quot;&quot;)));[.B305])" office:value-type="float" office:value="1">
            <text:p>1</text:p>
          </table:table-cell>
          <table:table-cell table:formula="of:=PRODUCT(SUM(LEN([.A305]);-LEN(SUBSTITUTE([.A305];6;&quot;&quot;)));[.B305])" office:value-type="float" office:value="0">
            <text:p>0</text:p>
          </table:table-cell>
          <table:table-cell table:formula="of:=PRODUCT(SUM(LEN([.A305]);-LEN(SUBSTITUTE([.A305];7;&quot;&quot;)));[.B305])" office:value-type="float" office:value="0">
            <text:p>0</text:p>
          </table:table-cell>
          <table:table-cell table:formula="of:=PRODUCT(SUM(LEN([.A305]);-LEN(SUBSTITUTE([.A305];8;&quot;&quot;)));[.B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6]);-LEN(SUBSTITUTE([.A306];1;&quot;&quot;)));[.B306])" office:value-type="float" office:value="1">
            <text:p>1</text:p>
          </table:table-cell>
          <table:table-cell table:formula="of:=PRODUCT(SUM(LEN([.A306]);-LEN(SUBSTITUTE([.A306];2;&quot;&quot;)));[.B306])" office:value-type="float" office:value="0">
            <text:p>0</text:p>
          </table:table-cell>
          <table:table-cell table:formula="of:=PRODUCT(SUM(LEN([.A306]);-LEN(SUBSTITUTE([.A306];3;&quot;&quot;)));[.B306])" office:value-type="float" office:value="0">
            <text:p>0</text:p>
          </table:table-cell>
          <table:table-cell table:formula="of:=PRODUCT(SUM(LEN([.A306]);-LEN(SUBSTITUTE([.A306];4;&quot;&quot;)));[.B306])" office:value-type="float" office:value="1">
            <text:p>1</text:p>
          </table:table-cell>
          <table:table-cell table:formula="of:=PRODUCT(SUM(LEN([.A306]);-LEN(SUBSTITUTE([.A306];5;&quot;&quot;)));[.B306])" office:value-type="float" office:value="2">
            <text:p>2</text:p>
          </table:table-cell>
          <table:table-cell table:formula="of:=PRODUCT(SUM(LEN([.A306]);-LEN(SUBSTITUTE([.A306];6;&quot;&quot;)));[.B306])" office:value-type="float" office:value="0">
            <text:p>0</text:p>
          </table:table-cell>
          <table:table-cell table:formula="of:=PRODUCT(SUM(LEN([.A306]);-LEN(SUBSTITUTE([.A306];7;&quot;&quot;)));[.B306])" office:value-type="float" office:value="0">
            <text:p>0</text:p>
          </table:table-cell>
          <table:table-cell table:formula="of:=PRODUCT(SUM(LEN([.A306]);-LEN(SUBSTITUTE([.A306];8;&quot;&quot;)));[.B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7]);-LEN(SUBSTITUTE([.A307];1;&quot;&quot;)));[.B307])" office:value-type="float" office:value="0">
            <text:p>0</text:p>
          </table:table-cell>
          <table:table-cell table:formula="of:=PRODUCT(SUM(LEN([.A307]);-LEN(SUBSTITUTE([.A307];2;&quot;&quot;)));[.B307])" office:value-type="float" office:value="1">
            <text:p>1</text:p>
          </table:table-cell>
          <table:table-cell table:formula="of:=PRODUCT(SUM(LEN([.A307]);-LEN(SUBSTITUTE([.A307];3;&quot;&quot;)));[.B307])" office:value-type="float" office:value="0">
            <text:p>0</text:p>
          </table:table-cell>
          <table:table-cell table:formula="of:=PRODUCT(SUM(LEN([.A307]);-LEN(SUBSTITUTE([.A307];4;&quot;&quot;)));[.B307])" office:value-type="float" office:value="1">
            <text:p>1</text:p>
          </table:table-cell>
          <table:table-cell table:formula="of:=PRODUCT(SUM(LEN([.A307]);-LEN(SUBSTITUTE([.A307];5;&quot;&quot;)));[.B307])" office:value-type="float" office:value="1">
            <text:p>1</text:p>
          </table:table-cell>
          <table:table-cell table:formula="of:=PRODUCT(SUM(LEN([.A307]);-LEN(SUBSTITUTE([.A307];6;&quot;&quot;)));[.B307])" office:value-type="float" office:value="0">
            <text:p>0</text:p>
          </table:table-cell>
          <table:table-cell table:formula="of:=PRODUCT(SUM(LEN([.A307]);-LEN(SUBSTITUTE([.A307];7;&quot;&quot;)));[.B307])" office:value-type="float" office:value="0">
            <text:p>0</text:p>
          </table:table-cell>
          <table:table-cell table:formula="of:=PRODUCT(SUM(LEN([.A307]);-LEN(SUBSTITUTE([.A307];8;&quot;&quot;)));[.B30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8]);-LEN(SUBSTITUTE([.A308];1;&quot;&quot;)));[.B308])" office:value-type="float" office:value="0">
            <text:p>0</text:p>
          </table:table-cell>
          <table:table-cell table:formula="of:=PRODUCT(SUM(LEN([.A308]);-LEN(SUBSTITUTE([.A308];2;&quot;&quot;)));[.B308])" office:value-type="float" office:value="1">
            <text:p>1</text:p>
          </table:table-cell>
          <table:table-cell table:formula="of:=PRODUCT(SUM(LEN([.A308]);-LEN(SUBSTITUTE([.A308];3;&quot;&quot;)));[.B308])" office:value-type="float" office:value="0">
            <text:p>0</text:p>
          </table:table-cell>
          <table:table-cell table:formula="of:=PRODUCT(SUM(LEN([.A308]);-LEN(SUBSTITUTE([.A308];4;&quot;&quot;)));[.B308])" office:value-type="float" office:value="2">
            <text:p>2</text:p>
          </table:table-cell>
          <table:table-cell table:formula="of:=PRODUCT(SUM(LEN([.A308]);-LEN(SUBSTITUTE([.A308];5;&quot;&quot;)));[.B308])" office:value-type="float" office:value="1">
            <text:p>1</text:p>
          </table:table-cell>
          <table:table-cell table:formula="of:=PRODUCT(SUM(LEN([.A308]);-LEN(SUBSTITUTE([.A308];6;&quot;&quot;)));[.B308])" office:value-type="float" office:value="0">
            <text:p>0</text:p>
          </table:table-cell>
          <table:table-cell table:formula="of:=PRODUCT(SUM(LEN([.A308]);-LEN(SUBSTITUTE([.A308];7;&quot;&quot;)));[.B308])" office:value-type="float" office:value="0">
            <text:p>0</text:p>
          </table:table-cell>
          <table:table-cell table:formula="of:=PRODUCT(SUM(LEN([.A308]);-LEN(SUBSTITUTE([.A308];8;&quot;&quot;)));[.B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9]);-LEN(SUBSTITUTE([.A309];1;&quot;&quot;)));[.B309])" office:value-type="float" office:value="0">
            <text:p>0</text:p>
          </table:table-cell>
          <table:table-cell table:formula="of:=PRODUCT(SUM(LEN([.A309]);-LEN(SUBSTITUTE([.A309];2;&quot;&quot;)));[.B309])" office:value-type="float" office:value="0">
            <text:p>0</text:p>
          </table:table-cell>
          <table:table-cell table:formula="of:=PRODUCT(SUM(LEN([.A309]);-LEN(SUBSTITUTE([.A309];3;&quot;&quot;)));[.B309])" office:value-type="float" office:value="0">
            <text:p>0</text:p>
          </table:table-cell>
          <table:table-cell table:formula="of:=PRODUCT(SUM(LEN([.A309]);-LEN(SUBSTITUTE([.A309];4;&quot;&quot;)));[.B309])" office:value-type="float" office:value="0">
            <text:p>0</text:p>
          </table:table-cell>
          <table:table-cell table:formula="of:=PRODUCT(SUM(LEN([.A309]);-LEN(SUBSTITUTE([.A309];5;&quot;&quot;)));[.B309])" office:value-type="float" office:value="3">
            <text:p>3</text:p>
          </table:table-cell>
          <table:table-cell table:formula="of:=PRODUCT(SUM(LEN([.A309]);-LEN(SUBSTITUTE([.A309];6;&quot;&quot;)));[.B309])" office:value-type="float" office:value="1">
            <text:p>1</text:p>
          </table:table-cell>
          <table:table-cell table:formula="of:=PRODUCT(SUM(LEN([.A309]);-LEN(SUBSTITUTE([.A309];7;&quot;&quot;)));[.B309])" office:value-type="float" office:value="0">
            <text:p>0</text:p>
          </table:table-cell>
          <table:table-cell table:formula="of:=PRODUCT(SUM(LEN([.A309]);-LEN(SUBSTITUTE([.A309];8;&quot;&quot;)));[.B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0]);-LEN(SUBSTITUTE([.A310];1;&quot;&quot;)));[.B310])" office:value-type="float" office:value="0">
            <text:p>0</text:p>
          </table:table-cell>
          <table:table-cell table:formula="of:=PRODUCT(SUM(LEN([.A310]);-LEN(SUBSTITUTE([.A310];2;&quot;&quot;)));[.B310])" office:value-type="float" office:value="0">
            <text:p>0</text:p>
          </table:table-cell>
          <table:table-cell table:formula="of:=PRODUCT(SUM(LEN([.A310]);-LEN(SUBSTITUTE([.A310];3;&quot;&quot;)));[.B310])" office:value-type="float" office:value="0">
            <text:p>0</text:p>
          </table:table-cell>
          <table:table-cell table:formula="of:=PRODUCT(SUM(LEN([.A310]);-LEN(SUBSTITUTE([.A310];4;&quot;&quot;)));[.B310])" office:value-type="float" office:value="0">
            <text:p>0</text:p>
          </table:table-cell>
          <table:table-cell table:formula="of:=PRODUCT(SUM(LEN([.A310]);-LEN(SUBSTITUTE([.A310];5;&quot;&quot;)));[.B310])" office:value-type="float" office:value="2">
            <text:p>2</text:p>
          </table:table-cell>
          <table:table-cell table:formula="of:=PRODUCT(SUM(LEN([.A310]);-LEN(SUBSTITUTE([.A310];6;&quot;&quot;)));[.B310])" office:value-type="float" office:value="0">
            <text:p>0</text:p>
          </table:table-cell>
          <table:table-cell table:formula="of:=PRODUCT(SUM(LEN([.A310]);-LEN(SUBSTITUTE([.A310];7;&quot;&quot;)));[.B310])" office:value-type="float" office:value="0">
            <text:p>0</text:p>
          </table:table-cell>
          <table:table-cell table:formula="of:=PRODUCT(SUM(LEN([.A310]);-LEN(SUBSTITUTE([.A310];8;&quot;&quot;)));[.B31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1]);-LEN(SUBSTITUTE([.A311];1;&quot;&quot;)));[.B311])" office:value-type="float" office:value="1">
            <text:p>1</text:p>
          </table:table-cell>
          <table:table-cell table:formula="of:=PRODUCT(SUM(LEN([.A311]);-LEN(SUBSTITUTE([.A311];2;&quot;&quot;)));[.B311])" office:value-type="float" office:value="2">
            <text:p>2</text:p>
          </table:table-cell>
          <table:table-cell table:formula="of:=PRODUCT(SUM(LEN([.A311]);-LEN(SUBSTITUTE([.A311];3;&quot;&quot;)));[.B311])" office:value-type="float" office:value="0">
            <text:p>0</text:p>
          </table:table-cell>
          <table:table-cell table:formula="of:=PRODUCT(SUM(LEN([.A311]);-LEN(SUBSTITUTE([.A311];4;&quot;&quot;)));[.B311])" office:value-type="float" office:value="0">
            <text:p>0</text:p>
          </table:table-cell>
          <table:table-cell table:formula="of:=PRODUCT(SUM(LEN([.A311]);-LEN(SUBSTITUTE([.A311];5;&quot;&quot;)));[.B311])" office:value-type="float" office:value="1">
            <text:p>1</text:p>
          </table:table-cell>
          <table:table-cell table:formula="of:=PRODUCT(SUM(LEN([.A311]);-LEN(SUBSTITUTE([.A311];6;&quot;&quot;)));[.B311])" office:value-type="float" office:value="0">
            <text:p>0</text:p>
          </table:table-cell>
          <table:table-cell table:formula="of:=PRODUCT(SUM(LEN([.A311]);-LEN(SUBSTITUTE([.A311];7;&quot;&quot;)));[.B311])" office:value-type="float" office:value="0">
            <text:p>0</text:p>
          </table:table-cell>
          <table:table-cell table:formula="of:=PRODUCT(SUM(LEN([.A311]);-LEN(SUBSTITUTE([.A311];8;&quot;&quot;)));[.B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2]);-LEN(SUBSTITUTE([.A312];1;&quot;&quot;)));[.B312])" office:value-type="float" office:value="0">
            <text:p>0</text:p>
          </table:table-cell>
          <table:table-cell table:formula="of:=PRODUCT(SUM(LEN([.A312]);-LEN(SUBSTITUTE([.A312];2;&quot;&quot;)));[.B312])" office:value-type="float" office:value="0">
            <text:p>0</text:p>
          </table:table-cell>
          <table:table-cell table:formula="of:=PRODUCT(SUM(LEN([.A312]);-LEN(SUBSTITUTE([.A312];3;&quot;&quot;)));[.B312])" office:value-type="float" office:value="0">
            <text:p>0</text:p>
          </table:table-cell>
          <table:table-cell table:formula="of:=PRODUCT(SUM(LEN([.A312]);-LEN(SUBSTITUTE([.A312];4;&quot;&quot;)));[.B312])" office:value-type="float" office:value="0">
            <text:p>0</text:p>
          </table:table-cell>
          <table:table-cell table:formula="of:=PRODUCT(SUM(LEN([.A312]);-LEN(SUBSTITUTE([.A312];5;&quot;&quot;)));[.B312])" office:value-type="float" office:value="2">
            <text:p>2</text:p>
          </table:table-cell>
          <table:table-cell table:formula="of:=PRODUCT(SUM(LEN([.A312]);-LEN(SUBSTITUTE([.A312];6;&quot;&quot;)));[.B312])" office:value-type="float" office:value="1">
            <text:p>1</text:p>
          </table:table-cell>
          <table:table-cell table:formula="of:=PRODUCT(SUM(LEN([.A312]);-LEN(SUBSTITUTE([.A312];7;&quot;&quot;)));[.B312])" office:value-type="float" office:value="1">
            <text:p>1</text:p>
          </table:table-cell>
          <table:table-cell table:formula="of:=PRODUCT(SUM(LEN([.A312]);-LEN(SUBSTITUTE([.A312];8;&quot;&quot;)));[.B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3]);-LEN(SUBSTITUTE([.A313];1;&quot;&quot;)));[.B313])" office:value-type="float" office:value="0">
            <text:p>0</text:p>
          </table:table-cell>
          <table:table-cell table:formula="of:=PRODUCT(SUM(LEN([.A313]);-LEN(SUBSTITUTE([.A313];2;&quot;&quot;)));[.B313])" office:value-type="float" office:value="0">
            <text:p>0</text:p>
          </table:table-cell>
          <table:table-cell table:formula="of:=PRODUCT(SUM(LEN([.A313]);-LEN(SUBSTITUTE([.A313];3;&quot;&quot;)));[.B313])" office:value-type="float" office:value="0">
            <text:p>0</text:p>
          </table:table-cell>
          <table:table-cell table:formula="of:=PRODUCT(SUM(LEN([.A313]);-LEN(SUBSTITUTE([.A313];4;&quot;&quot;)));[.B313])" office:value-type="float" office:value="0">
            <text:p>0</text:p>
          </table:table-cell>
          <table:table-cell table:formula="of:=PRODUCT(SUM(LEN([.A313]);-LEN(SUBSTITUTE([.A313];5;&quot;&quot;)));[.B313])" office:value-type="float" office:value="1">
            <text:p>1</text:p>
          </table:table-cell>
          <table:table-cell table:formula="of:=PRODUCT(SUM(LEN([.A313]);-LEN(SUBSTITUTE([.A313];6;&quot;&quot;)));[.B313])" office:value-type="float" office:value="1">
            <text:p>1</text:p>
          </table:table-cell>
          <table:table-cell table:formula="of:=PRODUCT(SUM(LEN([.A313]);-LEN(SUBSTITUTE([.A313];7;&quot;&quot;)));[.B313])" office:value-type="float" office:value="2">
            <text:p>2</text:p>
          </table:table-cell>
          <table:table-cell table:formula="of:=PRODUCT(SUM(LEN([.A313]);-LEN(SUBSTITUTE([.A313];8;&quot;&quot;)));[.B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4]);-LEN(SUBSTITUTE([.A314];1;&quot;&quot;)));[.B314])" office:value-type="float" office:value="0">
            <text:p>0</text:p>
          </table:table-cell>
          <table:table-cell table:formula="of:=PRODUCT(SUM(LEN([.A314]);-LEN(SUBSTITUTE([.A314];2;&quot;&quot;)));[.B314])" office:value-type="float" office:value="0">
            <text:p>0</text:p>
          </table:table-cell>
          <table:table-cell table:formula="of:=PRODUCT(SUM(LEN([.A314]);-LEN(SUBSTITUTE([.A314];3;&quot;&quot;)));[.B314])" office:value-type="float" office:value="0">
            <text:p>0</text:p>
          </table:table-cell>
          <table:table-cell table:formula="of:=PRODUCT(SUM(LEN([.A314]);-LEN(SUBSTITUTE([.A314];4;&quot;&quot;)));[.B314])" office:value-type="float" office:value="1">
            <text:p>1</text:p>
          </table:table-cell>
          <table:table-cell table:formula="of:=PRODUCT(SUM(LEN([.A314]);-LEN(SUBSTITUTE([.A314];5;&quot;&quot;)));[.B314])" office:value-type="float" office:value="1">
            <text:p>1</text:p>
          </table:table-cell>
          <table:table-cell table:formula="of:=PRODUCT(SUM(LEN([.A314]);-LEN(SUBSTITUTE([.A314];6;&quot;&quot;)));[.B314])" office:value-type="float" office:value="0">
            <text:p>0</text:p>
          </table:table-cell>
          <table:table-cell table:formula="of:=PRODUCT(SUM(LEN([.A314]);-LEN(SUBSTITUTE([.A314];7;&quot;&quot;)));[.B314])" office:value-type="float" office:value="2">
            <text:p>2</text:p>
          </table:table-cell>
          <table:table-cell table:formula="of:=PRODUCT(SUM(LEN([.A314]);-LEN(SUBSTITUTE([.A314];8;&quot;&quot;)));[.B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5]);-LEN(SUBSTITUTE([.A315];1;&quot;&quot;)));[.B315])" office:value-type="float" office:value="0">
            <text:p>0</text:p>
          </table:table-cell>
          <table:table-cell table:formula="of:=PRODUCT(SUM(LEN([.A315]);-LEN(SUBSTITUTE([.A315];2;&quot;&quot;)));[.B315])" office:value-type="float" office:value="0">
            <text:p>0</text:p>
          </table:table-cell>
          <table:table-cell table:formula="of:=PRODUCT(SUM(LEN([.A315]);-LEN(SUBSTITUTE([.A315];3;&quot;&quot;)));[.B315])" office:value-type="float" office:value="0">
            <text:p>0</text:p>
          </table:table-cell>
          <table:table-cell table:formula="of:=PRODUCT(SUM(LEN([.A315]);-LEN(SUBSTITUTE([.A315];4;&quot;&quot;)));[.B315])" office:value-type="float" office:value="1">
            <text:p>1</text:p>
          </table:table-cell>
          <table:table-cell table:formula="of:=PRODUCT(SUM(LEN([.A315]);-LEN(SUBSTITUTE([.A315];5;&quot;&quot;)));[.B315])" office:value-type="float" office:value="1">
            <text:p>1</text:p>
          </table:table-cell>
          <table:table-cell table:formula="of:=PRODUCT(SUM(LEN([.A315]);-LEN(SUBSTITUTE([.A315];6;&quot;&quot;)));[.B315])" office:value-type="float" office:value="1">
            <text:p>1</text:p>
          </table:table-cell>
          <table:table-cell table:formula="of:=PRODUCT(SUM(LEN([.A315]);-LEN(SUBSTITUTE([.A315];7;&quot;&quot;)));[.B315])" office:value-type="float" office:value="1">
            <text:p>1</text:p>
          </table:table-cell>
          <table:table-cell table:formula="of:=PRODUCT(SUM(LEN([.A315]);-LEN(SUBSTITUTE([.A315];8;&quot;&quot;)));[.B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6]);-LEN(SUBSTITUTE([.A316];1;&quot;&quot;)));[.B316])" office:value-type="float" office:value="1">
            <text:p>1</text:p>
          </table:table-cell>
          <table:table-cell table:formula="of:=PRODUCT(SUM(LEN([.A316]);-LEN(SUBSTITUTE([.A316];2;&quot;&quot;)));[.B316])" office:value-type="float" office:value="0">
            <text:p>0</text:p>
          </table:table-cell>
          <table:table-cell table:formula="of:=PRODUCT(SUM(LEN([.A316]);-LEN(SUBSTITUTE([.A316];3;&quot;&quot;)));[.B316])" office:value-type="float" office:value="0">
            <text:p>0</text:p>
          </table:table-cell>
          <table:table-cell table:formula="of:=PRODUCT(SUM(LEN([.A316]);-LEN(SUBSTITUTE([.A316];4;&quot;&quot;)));[.B316])" office:value-type="float" office:value="1">
            <text:p>1</text:p>
          </table:table-cell>
          <table:table-cell table:formula="of:=PRODUCT(SUM(LEN([.A316]);-LEN(SUBSTITUTE([.A316];5;&quot;&quot;)));[.B316])" office:value-type="float" office:value="1">
            <text:p>1</text:p>
          </table:table-cell>
          <table:table-cell table:formula="of:=PRODUCT(SUM(LEN([.A316]);-LEN(SUBSTITUTE([.A316];6;&quot;&quot;)));[.B316])" office:value-type="float" office:value="1">
            <text:p>1</text:p>
          </table:table-cell>
          <table:table-cell table:formula="of:=PRODUCT(SUM(LEN([.A316]);-LEN(SUBSTITUTE([.A316];7;&quot;&quot;)));[.B316])" office:value-type="float" office:value="0">
            <text:p>0</text:p>
          </table:table-cell>
          <table:table-cell table:formula="of:=PRODUCT(SUM(LEN([.A316]);-LEN(SUBSTITUTE([.A316];8;&quot;&quot;)));[.B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7]);-LEN(SUBSTITUTE([.A317];1;&quot;&quot;)));[.B317])" office:value-type="float" office:value="0">
            <text:p>0</text:p>
          </table:table-cell>
          <table:table-cell table:formula="of:=PRODUCT(SUM(LEN([.A317]);-LEN(SUBSTITUTE([.A317];2;&quot;&quot;)));[.B317])" office:value-type="float" office:value="0">
            <text:p>0</text:p>
          </table:table-cell>
          <table:table-cell table:formula="of:=PRODUCT(SUM(LEN([.A317]);-LEN(SUBSTITUTE([.A317];3;&quot;&quot;)));[.B317])" office:value-type="float" office:value="0">
            <text:p>0</text:p>
          </table:table-cell>
          <table:table-cell table:formula="of:=PRODUCT(SUM(LEN([.A317]);-LEN(SUBSTITUTE([.A317];4;&quot;&quot;)));[.B317])" office:value-type="float" office:value="1">
            <text:p>1</text:p>
          </table:table-cell>
          <table:table-cell table:formula="of:=PRODUCT(SUM(LEN([.A317]);-LEN(SUBSTITUTE([.A317];5;&quot;&quot;)));[.B317])" office:value-type="float" office:value="3">
            <text:p>3</text:p>
          </table:table-cell>
          <table:table-cell table:formula="of:=PRODUCT(SUM(LEN([.A317]);-LEN(SUBSTITUTE([.A317];6;&quot;&quot;)));[.B317])" office:value-type="float" office:value="0">
            <text:p>0</text:p>
          </table:table-cell>
          <table:table-cell table:formula="of:=PRODUCT(SUM(LEN([.A317]);-LEN(SUBSTITUTE([.A317];7;&quot;&quot;)));[.B317])" office:value-type="float" office:value="0">
            <text:p>0</text:p>
          </table:table-cell>
          <table:table-cell table:formula="of:=PRODUCT(SUM(LEN([.A317]);-LEN(SUBSTITUTE([.A317];8;&quot;&quot;)));[.B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8]);-LEN(SUBSTITUTE([.A318];1;&quot;&quot;)));[.B318])" office:value-type="float" office:value="0">
            <text:p>0</text:p>
          </table:table-cell>
          <table:table-cell table:formula="of:=PRODUCT(SUM(LEN([.A318]);-LEN(SUBSTITUTE([.A318];2;&quot;&quot;)));[.B318])" office:value-type="float" office:value="0">
            <text:p>0</text:p>
          </table:table-cell>
          <table:table-cell table:formula="of:=PRODUCT(SUM(LEN([.A318]);-LEN(SUBSTITUTE([.A318];3;&quot;&quot;)));[.B318])" office:value-type="float" office:value="1">
            <text:p>1</text:p>
          </table:table-cell>
          <table:table-cell table:formula="of:=PRODUCT(SUM(LEN([.A318]);-LEN(SUBSTITUTE([.A318];4;&quot;&quot;)));[.B318])" office:value-type="float" office:value="0">
            <text:p>0</text:p>
          </table:table-cell>
          <table:table-cell table:formula="of:=PRODUCT(SUM(LEN([.A318]);-LEN(SUBSTITUTE([.A318];5;&quot;&quot;)));[.B318])" office:value-type="float" office:value="1">
            <text:p>1</text:p>
          </table:table-cell>
          <table:table-cell table:formula="of:=PRODUCT(SUM(LEN([.A318]);-LEN(SUBSTITUTE([.A318];6;&quot;&quot;)));[.B318])" office:value-type="float" office:value="1">
            <text:p>1</text:p>
          </table:table-cell>
          <table:table-cell table:formula="of:=PRODUCT(SUM(LEN([.A318]);-LEN(SUBSTITUTE([.A318];7;&quot;&quot;)));[.B318])" office:value-type="float" office:value="1">
            <text:p>1</text:p>
          </table:table-cell>
          <table:table-cell table:formula="of:=PRODUCT(SUM(LEN([.A318]);-LEN(SUBSTITUTE([.A318];8;&quot;&quot;)));[.B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9]);-LEN(SUBSTITUTE([.A319];1;&quot;&quot;)));[.B319])" office:value-type="float" office:value="1">
            <text:p>1</text:p>
          </table:table-cell>
          <table:table-cell table:formula="of:=PRODUCT(SUM(LEN([.A319]);-LEN(SUBSTITUTE([.A319];2;&quot;&quot;)));[.B319])" office:value-type="float" office:value="1">
            <text:p>1</text:p>
          </table:table-cell>
          <table:table-cell table:formula="of:=PRODUCT(SUM(LEN([.A319]);-LEN(SUBSTITUTE([.A319];3;&quot;&quot;)));[.B319])" office:value-type="float" office:value="0">
            <text:p>0</text:p>
          </table:table-cell>
          <table:table-cell table:formula="of:=PRODUCT(SUM(LEN([.A319]);-LEN(SUBSTITUTE([.A319];4;&quot;&quot;)));[.B319])" office:value-type="float" office:value="0">
            <text:p>0</text:p>
          </table:table-cell>
          <table:table-cell table:formula="of:=PRODUCT(SUM(LEN([.A319]);-LEN(SUBSTITUTE([.A319];5;&quot;&quot;)));[.B319])" office:value-type="float" office:value="1">
            <text:p>1</text:p>
          </table:table-cell>
          <table:table-cell table:formula="of:=PRODUCT(SUM(LEN([.A319]);-LEN(SUBSTITUTE([.A319];6;&quot;&quot;)));[.B319])" office:value-type="float" office:value="0">
            <text:p>0</text:p>
          </table:table-cell>
          <table:table-cell table:formula="of:=PRODUCT(SUM(LEN([.A319]);-LEN(SUBSTITUTE([.A319];7;&quot;&quot;)));[.B319])" office:value-type="float" office:value="0">
            <text:p>0</text:p>
          </table:table-cell>
          <table:table-cell table:formula="of:=PRODUCT(SUM(LEN([.A319]);-LEN(SUBSTITUTE([.A319];8;&quot;&quot;)));[.B31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0]);-LEN(SUBSTITUTE([.A320];1;&quot;&quot;)));[.B320])" office:value-type="float" office:value="1">
            <text:p>1</text:p>
          </table:table-cell>
          <table:table-cell table:formula="of:=PRODUCT(SUM(LEN([.A320]);-LEN(SUBSTITUTE([.A320];2;&quot;&quot;)));[.B320])" office:value-type="float" office:value="0">
            <text:p>0</text:p>
          </table:table-cell>
          <table:table-cell table:formula="of:=PRODUCT(SUM(LEN([.A320]);-LEN(SUBSTITUTE([.A320];3;&quot;&quot;)));[.B320])" office:value-type="float" office:value="0">
            <text:p>0</text:p>
          </table:table-cell>
          <table:table-cell table:formula="of:=PRODUCT(SUM(LEN([.A320]);-LEN(SUBSTITUTE([.A320];4;&quot;&quot;)));[.B320])" office:value-type="float" office:value="1">
            <text:p>1</text:p>
          </table:table-cell>
          <table:table-cell table:formula="of:=PRODUCT(SUM(LEN([.A320]);-LEN(SUBSTITUTE([.A320];5;&quot;&quot;)));[.B320])" office:value-type="float" office:value="1">
            <text:p>1</text:p>
          </table:table-cell>
          <table:table-cell table:formula="of:=PRODUCT(SUM(LEN([.A320]);-LEN(SUBSTITUTE([.A320];6;&quot;&quot;)));[.B320])" office:value-type="float" office:value="0">
            <text:p>0</text:p>
          </table:table-cell>
          <table:table-cell table:formula="of:=PRODUCT(SUM(LEN([.A320]);-LEN(SUBSTITUTE([.A320];7;&quot;&quot;)));[.B320])" office:value-type="float" office:value="0">
            <text:p>0</text:p>
          </table:table-cell>
          <table:table-cell table:formula="of:=PRODUCT(SUM(LEN([.A320]);-LEN(SUBSTITUTE([.A320];8;&quot;&quot;)));[.B32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1]);-LEN(SUBSTITUTE([.A321];1;&quot;&quot;)));[.B321])" office:value-type="float" office:value="1">
            <text:p>1</text:p>
          </table:table-cell>
          <table:table-cell table:formula="of:=PRODUCT(SUM(LEN([.A321]);-LEN(SUBSTITUTE([.A321];2;&quot;&quot;)));[.B321])" office:value-type="float" office:value="0">
            <text:p>0</text:p>
          </table:table-cell>
          <table:table-cell table:formula="of:=PRODUCT(SUM(LEN([.A321]);-LEN(SUBSTITUTE([.A321];3;&quot;&quot;)));[.B321])" office:value-type="float" office:value="0">
            <text:p>0</text:p>
          </table:table-cell>
          <table:table-cell table:formula="of:=PRODUCT(SUM(LEN([.A321]);-LEN(SUBSTITUTE([.A321];4;&quot;&quot;)));[.B321])" office:value-type="float" office:value="0">
            <text:p>0</text:p>
          </table:table-cell>
          <table:table-cell table:formula="of:=PRODUCT(SUM(LEN([.A321]);-LEN(SUBSTITUTE([.A321];5;&quot;&quot;)));[.B321])" office:value-type="float" office:value="2">
            <text:p>2</text:p>
          </table:table-cell>
          <table:table-cell table:formula="of:=PRODUCT(SUM(LEN([.A321]);-LEN(SUBSTITUTE([.A321];6;&quot;&quot;)));[.B321])" office:value-type="float" office:value="0">
            <text:p>0</text:p>
          </table:table-cell>
          <table:table-cell table:formula="of:=PRODUCT(SUM(LEN([.A321]);-LEN(SUBSTITUTE([.A321];7;&quot;&quot;)));[.B321])" office:value-type="float" office:value="0">
            <text:p>0</text:p>
          </table:table-cell>
          <table:table-cell table:formula="of:=PRODUCT(SUM(LEN([.A321]);-LEN(SUBSTITUTE([.A321];8;&quot;&quot;)));[.B32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2]);-LEN(SUBSTITUTE([.A322];1;&quot;&quot;)));[.B322])" office:value-type="float" office:value="1">
            <text:p>1</text:p>
          </table:table-cell>
          <table:table-cell table:formula="of:=PRODUCT(SUM(LEN([.A322]);-LEN(SUBSTITUTE([.A322];2;&quot;&quot;)));[.B322])" office:value-type="float" office:value="0">
            <text:p>0</text:p>
          </table:table-cell>
          <table:table-cell table:formula="of:=PRODUCT(SUM(LEN([.A322]);-LEN(SUBSTITUTE([.A322];3;&quot;&quot;)));[.B322])" office:value-type="float" office:value="0">
            <text:p>0</text:p>
          </table:table-cell>
          <table:table-cell table:formula="of:=PRODUCT(SUM(LEN([.A322]);-LEN(SUBSTITUTE([.A322];4;&quot;&quot;)));[.B322])" office:value-type="float" office:value="1">
            <text:p>1</text:p>
          </table:table-cell>
          <table:table-cell table:formula="of:=PRODUCT(SUM(LEN([.A322]);-LEN(SUBSTITUTE([.A322];5;&quot;&quot;)));[.B322])" office:value-type="float" office:value="2">
            <text:p>2</text:p>
          </table:table-cell>
          <table:table-cell table:formula="of:=PRODUCT(SUM(LEN([.A322]);-LEN(SUBSTITUTE([.A322];6;&quot;&quot;)));[.B322])" office:value-type="float" office:value="0">
            <text:p>0</text:p>
          </table:table-cell>
          <table:table-cell table:formula="of:=PRODUCT(SUM(LEN([.A322]);-LEN(SUBSTITUTE([.A322];7;&quot;&quot;)));[.B322])" office:value-type="float" office:value="0">
            <text:p>0</text:p>
          </table:table-cell>
          <table:table-cell table:formula="of:=PRODUCT(SUM(LEN([.A322]);-LEN(SUBSTITUTE([.A322];8;&quot;&quot;)));[.B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3]);-LEN(SUBSTITUTE([.A323];1;&quot;&quot;)));[.B323])" office:value-type="float" office:value="1">
            <text:p>1</text:p>
          </table:table-cell>
          <table:table-cell table:formula="of:=PRODUCT(SUM(LEN([.A323]);-LEN(SUBSTITUTE([.A323];2;&quot;&quot;)));[.B323])" office:value-type="float" office:value="0">
            <text:p>0</text:p>
          </table:table-cell>
          <table:table-cell table:formula="of:=PRODUCT(SUM(LEN([.A323]);-LEN(SUBSTITUTE([.A323];3;&quot;&quot;)));[.B323])" office:value-type="float" office:value="0">
            <text:p>0</text:p>
          </table:table-cell>
          <table:table-cell table:formula="of:=PRODUCT(SUM(LEN([.A323]);-LEN(SUBSTITUTE([.A323];4;&quot;&quot;)));[.B323])" office:value-type="float" office:value="0">
            <text:p>0</text:p>
          </table:table-cell>
          <table:table-cell table:formula="of:=PRODUCT(SUM(LEN([.A323]);-LEN(SUBSTITUTE([.A323];5;&quot;&quot;)));[.B323])" office:value-type="float" office:value="2">
            <text:p>2</text:p>
          </table:table-cell>
          <table:table-cell table:formula="of:=PRODUCT(SUM(LEN([.A323]);-LEN(SUBSTITUTE([.A323];6;&quot;&quot;)));[.B323])" office:value-type="float" office:value="0">
            <text:p>0</text:p>
          </table:table-cell>
          <table:table-cell table:formula="of:=PRODUCT(SUM(LEN([.A323]);-LEN(SUBSTITUTE([.A323];7;&quot;&quot;)));[.B323])" office:value-type="float" office:value="0">
            <text:p>0</text:p>
          </table:table-cell>
          <table:table-cell table:formula="of:=PRODUCT(SUM(LEN([.A323]);-LEN(SUBSTITUTE([.A323];8;&quot;&quot;)));[.B32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4]);-LEN(SUBSTITUTE([.A324];1;&quot;&quot;)));[.B324])" office:value-type="float" office:value="0">
            <text:p>0</text:p>
          </table:table-cell>
          <table:table-cell table:formula="of:=PRODUCT(SUM(LEN([.A324]);-LEN(SUBSTITUTE([.A324];2;&quot;&quot;)));[.B324])" office:value-type="float" office:value="0">
            <text:p>0</text:p>
          </table:table-cell>
          <table:table-cell table:formula="of:=PRODUCT(SUM(LEN([.A324]);-LEN(SUBSTITUTE([.A324];3;&quot;&quot;)));[.B324])" office:value-type="float" office:value="0">
            <text:p>0</text:p>
          </table:table-cell>
          <table:table-cell table:formula="of:=PRODUCT(SUM(LEN([.A324]);-LEN(SUBSTITUTE([.A324];4;&quot;&quot;)));[.B324])" office:value-type="float" office:value="1">
            <text:p>1</text:p>
          </table:table-cell>
          <table:table-cell table:formula="of:=PRODUCT(SUM(LEN([.A324]);-LEN(SUBSTITUTE([.A324];5;&quot;&quot;)));[.B324])" office:value-type="float" office:value="2">
            <text:p>2</text:p>
          </table:table-cell>
          <table:table-cell table:formula="of:=PRODUCT(SUM(LEN([.A324]);-LEN(SUBSTITUTE([.A324];6;&quot;&quot;)));[.B324])" office:value-type="float" office:value="1">
            <text:p>1</text:p>
          </table:table-cell>
          <table:table-cell table:formula="of:=PRODUCT(SUM(LEN([.A324]);-LEN(SUBSTITUTE([.A324];7;&quot;&quot;)));[.B324])" office:value-type="float" office:value="0">
            <text:p>0</text:p>
          </table:table-cell>
          <table:table-cell table:formula="of:=PRODUCT(SUM(LEN([.A324]);-LEN(SUBSTITUTE([.A324];8;&quot;&quot;)));[.B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5]);-LEN(SUBSTITUTE([.A325];1;&quot;&quot;)));[.B325])" office:value-type="float" office:value="0">
            <text:p>0</text:p>
          </table:table-cell>
          <table:table-cell table:formula="of:=PRODUCT(SUM(LEN([.A325]);-LEN(SUBSTITUTE([.A325];2;&quot;&quot;)));[.B325])" office:value-type="float" office:value="0">
            <text:p>0</text:p>
          </table:table-cell>
          <table:table-cell table:formula="of:=PRODUCT(SUM(LEN([.A325]);-LEN(SUBSTITUTE([.A325];3;&quot;&quot;)));[.B325])" office:value-type="float" office:value="0">
            <text:p>0</text:p>
          </table:table-cell>
          <table:table-cell table:formula="of:=PRODUCT(SUM(LEN([.A325]);-LEN(SUBSTITUTE([.A325];4;&quot;&quot;)));[.B325])" office:value-type="float" office:value="1">
            <text:p>1</text:p>
          </table:table-cell>
          <table:table-cell table:formula="of:=PRODUCT(SUM(LEN([.A325]);-LEN(SUBSTITUTE([.A325];5;&quot;&quot;)));[.B325])" office:value-type="float" office:value="0">
            <text:p>0</text:p>
          </table:table-cell>
          <table:table-cell table:formula="of:=PRODUCT(SUM(LEN([.A325]);-LEN(SUBSTITUTE([.A325];6;&quot;&quot;)));[.B325])" office:value-type="float" office:value="0">
            <text:p>0</text:p>
          </table:table-cell>
          <table:table-cell table:formula="of:=PRODUCT(SUM(LEN([.A325]);-LEN(SUBSTITUTE([.A325];7;&quot;&quot;)));[.B325])" office:value-type="float" office:value="3">
            <text:p>3</text:p>
          </table:table-cell>
          <table:table-cell table:formula="of:=PRODUCT(SUM(LEN([.A325]);-LEN(SUBSTITUTE([.A325];8;&quot;&quot;)));[.B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6]);-LEN(SUBSTITUTE([.A326];1;&quot;&quot;)));[.B326])" office:value-type="float" office:value="0">
            <text:p>0</text:p>
          </table:table-cell>
          <table:table-cell table:formula="of:=PRODUCT(SUM(LEN([.A326]);-LEN(SUBSTITUTE([.A326];2;&quot;&quot;)));[.B326])" office:value-type="float" office:value="0">
            <text:p>0</text:p>
          </table:table-cell>
          <table:table-cell table:formula="of:=PRODUCT(SUM(LEN([.A326]);-LEN(SUBSTITUTE([.A326];3;&quot;&quot;)));[.B326])" office:value-type="float" office:value="0">
            <text:p>0</text:p>
          </table:table-cell>
          <table:table-cell table:formula="of:=PRODUCT(SUM(LEN([.A326]);-LEN(SUBSTITUTE([.A326];4;&quot;&quot;)));[.B326])" office:value-type="float" office:value="3">
            <text:p>3</text:p>
          </table:table-cell>
          <table:table-cell table:formula="of:=PRODUCT(SUM(LEN([.A326]);-LEN(SUBSTITUTE([.A326];5;&quot;&quot;)));[.B326])" office:value-type="float" office:value="0">
            <text:p>0</text:p>
          </table:table-cell>
          <table:table-cell table:formula="of:=PRODUCT(SUM(LEN([.A326]);-LEN(SUBSTITUTE([.A326];6;&quot;&quot;)));[.B326])" office:value-type="float" office:value="0">
            <text:p>0</text:p>
          </table:table-cell>
          <table:table-cell table:formula="of:=PRODUCT(SUM(LEN([.A326]);-LEN(SUBSTITUTE([.A326];7;&quot;&quot;)));[.B326])" office:value-type="float" office:value="0">
            <text:p>0</text:p>
          </table:table-cell>
          <table:table-cell table:formula="of:=PRODUCT(SUM(LEN([.A326]);-LEN(SUBSTITUTE([.A326];8;&quot;&quot;)));[.B32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7]);-LEN(SUBSTITUTE([.A327];1;&quot;&quot;)));[.B327])" office:value-type="float" office:value="1">
            <text:p>1</text:p>
          </table:table-cell>
          <table:table-cell table:formula="of:=PRODUCT(SUM(LEN([.A327]);-LEN(SUBSTITUTE([.A327];2;&quot;&quot;)));[.B327])" office:value-type="float" office:value="0">
            <text:p>0</text:p>
          </table:table-cell>
          <table:table-cell table:formula="of:=PRODUCT(SUM(LEN([.A327]);-LEN(SUBSTITUTE([.A327];3;&quot;&quot;)));[.B327])" office:value-type="float" office:value="0">
            <text:p>0</text:p>
          </table:table-cell>
          <table:table-cell table:formula="of:=PRODUCT(SUM(LEN([.A327]);-LEN(SUBSTITUTE([.A327];4;&quot;&quot;)));[.B327])" office:value-type="float" office:value="1">
            <text:p>1</text:p>
          </table:table-cell>
          <table:table-cell table:formula="of:=PRODUCT(SUM(LEN([.A327]);-LEN(SUBSTITUTE([.A327];5;&quot;&quot;)));[.B327])" office:value-type="float" office:value="0">
            <text:p>0</text:p>
          </table:table-cell>
          <table:table-cell table:formula="of:=PRODUCT(SUM(LEN([.A327]);-LEN(SUBSTITUTE([.A327];6;&quot;&quot;)));[.B327])" office:value-type="float" office:value="0">
            <text:p>0</text:p>
          </table:table-cell>
          <table:table-cell table:formula="of:=PRODUCT(SUM(LEN([.A327]);-LEN(SUBSTITUTE([.A327];7;&quot;&quot;)));[.B327])" office:value-type="float" office:value="0">
            <text:p>0</text:p>
          </table:table-cell>
          <table:table-cell table:formula="of:=PRODUCT(SUM(LEN([.A327]);-LEN(SUBSTITUTE([.A327];8;&quot;&quot;)));[.B32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8]);-LEN(SUBSTITUTE([.A328];1;&quot;&quot;)));[.B328])" office:value-type="float" office:value="1">
            <text:p>1</text:p>
          </table:table-cell>
          <table:table-cell table:formula="of:=PRODUCT(SUM(LEN([.A328]);-LEN(SUBSTITUTE([.A328];2;&quot;&quot;)));[.B328])" office:value-type="float" office:value="0">
            <text:p>0</text:p>
          </table:table-cell>
          <table:table-cell table:formula="of:=PRODUCT(SUM(LEN([.A328]);-LEN(SUBSTITUTE([.A328];3;&quot;&quot;)));[.B328])" office:value-type="float" office:value="0">
            <text:p>0</text:p>
          </table:table-cell>
          <table:table-cell table:formula="of:=PRODUCT(SUM(LEN([.A328]);-LEN(SUBSTITUTE([.A328];4;&quot;&quot;)));[.B328])" office:value-type="float" office:value="1">
            <text:p>1</text:p>
          </table:table-cell>
          <table:table-cell table:formula="of:=PRODUCT(SUM(LEN([.A328]);-LEN(SUBSTITUTE([.A328];5;&quot;&quot;)));[.B328])" office:value-type="float" office:value="1">
            <text:p>1</text:p>
          </table:table-cell>
          <table:table-cell table:formula="of:=PRODUCT(SUM(LEN([.A328]);-LEN(SUBSTITUTE([.A328];6;&quot;&quot;)));[.B328])" office:value-type="float" office:value="0">
            <text:p>0</text:p>
          </table:table-cell>
          <table:table-cell table:formula="of:=PRODUCT(SUM(LEN([.A328]);-LEN(SUBSTITUTE([.A328];7;&quot;&quot;)));[.B328])" office:value-type="float" office:value="0">
            <text:p>0</text:p>
          </table:table-cell>
          <table:table-cell table:formula="of:=PRODUCT(SUM(LEN([.A328]);-LEN(SUBSTITUTE([.A328];8;&quot;&quot;)));[.B32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9]);-LEN(SUBSTITUTE([.A329];1;&quot;&quot;)));[.B329])" office:value-type="float" office:value="1">
            <text:p>1</text:p>
          </table:table-cell>
          <table:table-cell table:formula="of:=PRODUCT(SUM(LEN([.A329]);-LEN(SUBSTITUTE([.A329];2;&quot;&quot;)));[.B329])" office:value-type="float" office:value="0">
            <text:p>0</text:p>
          </table:table-cell>
          <table:table-cell table:formula="of:=PRODUCT(SUM(LEN([.A329]);-LEN(SUBSTITUTE([.A329];3;&quot;&quot;)));[.B329])" office:value-type="float" office:value="0">
            <text:p>0</text:p>
          </table:table-cell>
          <table:table-cell table:formula="of:=PRODUCT(SUM(LEN([.A329]);-LEN(SUBSTITUTE([.A329];4;&quot;&quot;)));[.B329])" office:value-type="float" office:value="1">
            <text:p>1</text:p>
          </table:table-cell>
          <table:table-cell table:formula="of:=PRODUCT(SUM(LEN([.A329]);-LEN(SUBSTITUTE([.A329];5;&quot;&quot;)));[.B329])" office:value-type="float" office:value="0">
            <text:p>0</text:p>
          </table:table-cell>
          <table:table-cell table:formula="of:=PRODUCT(SUM(LEN([.A329]);-LEN(SUBSTITUTE([.A329];6;&quot;&quot;)));[.B329])" office:value-type="float" office:value="0">
            <text:p>0</text:p>
          </table:table-cell>
          <table:table-cell table:formula="of:=PRODUCT(SUM(LEN([.A329]);-LEN(SUBSTITUTE([.A329];7;&quot;&quot;)));[.B329])" office:value-type="float" office:value="0">
            <text:p>0</text:p>
          </table:table-cell>
          <table:table-cell table:formula="of:=PRODUCT(SUM(LEN([.A329]);-LEN(SUBSTITUTE([.A329];8;&quot;&quot;)));[.B32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0]);-LEN(SUBSTITUTE([.A330];1;&quot;&quot;)));[.B330])" office:value-type="float" office:value="0">
            <text:p>0</text:p>
          </table:table-cell>
          <table:table-cell table:formula="of:=PRODUCT(SUM(LEN([.A330]);-LEN(SUBSTITUTE([.A330];2;&quot;&quot;)));[.B330])" office:value-type="float" office:value="1">
            <text:p>1</text:p>
          </table:table-cell>
          <table:table-cell table:formula="of:=PRODUCT(SUM(LEN([.A330]);-LEN(SUBSTITUTE([.A330];3;&quot;&quot;)));[.B330])" office:value-type="float" office:value="1">
            <text:p>1</text:p>
          </table:table-cell>
          <table:table-cell table:formula="of:=PRODUCT(SUM(LEN([.A330]);-LEN(SUBSTITUTE([.A330];4;&quot;&quot;)));[.B330])" office:value-type="float" office:value="1">
            <text:p>1</text:p>
          </table:table-cell>
          <table:table-cell table:formula="of:=PRODUCT(SUM(LEN([.A330]);-LEN(SUBSTITUTE([.A330];5;&quot;&quot;)));[.B330])" office:value-type="float" office:value="0">
            <text:p>0</text:p>
          </table:table-cell>
          <table:table-cell table:formula="of:=PRODUCT(SUM(LEN([.A330]);-LEN(SUBSTITUTE([.A330];6;&quot;&quot;)));[.B330])" office:value-type="float" office:value="1">
            <text:p>1</text:p>
          </table:table-cell>
          <table:table-cell table:formula="of:=PRODUCT(SUM(LEN([.A330]);-LEN(SUBSTITUTE([.A330];7;&quot;&quot;)));[.B330])" office:value-type="float" office:value="0">
            <text:p>0</text:p>
          </table:table-cell>
          <table:table-cell table:formula="of:=PRODUCT(SUM(LEN([.A330]);-LEN(SUBSTITUTE([.A330];8;&quot;&quot;)));[.B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1]);-LEN(SUBSTITUTE([.A331];1;&quot;&quot;)));[.B331])" office:value-type="float" office:value="2">
            <text:p>2</text:p>
          </table:table-cell>
          <table:table-cell table:formula="of:=PRODUCT(SUM(LEN([.A331]);-LEN(SUBSTITUTE([.A331];2;&quot;&quot;)));[.B331])" office:value-type="float" office:value="0">
            <text:p>0</text:p>
          </table:table-cell>
          <table:table-cell table:formula="of:=PRODUCT(SUM(LEN([.A331]);-LEN(SUBSTITUTE([.A331];3;&quot;&quot;)));[.B331])" office:value-type="float" office:value="0">
            <text:p>0</text:p>
          </table:table-cell>
          <table:table-cell table:formula="of:=PRODUCT(SUM(LEN([.A331]);-LEN(SUBSTITUTE([.A331];4;&quot;&quot;)));[.B331])" office:value-type="float" office:value="1">
            <text:p>1</text:p>
          </table:table-cell>
          <table:table-cell table:formula="of:=PRODUCT(SUM(LEN([.A331]);-LEN(SUBSTITUTE([.A331];5;&quot;&quot;)));[.B331])" office:value-type="float" office:value="0">
            <text:p>0</text:p>
          </table:table-cell>
          <table:table-cell table:formula="of:=PRODUCT(SUM(LEN([.A331]);-LEN(SUBSTITUTE([.A331];6;&quot;&quot;)));[.B331])" office:value-type="float" office:value="0">
            <text:p>0</text:p>
          </table:table-cell>
          <table:table-cell table:formula="of:=PRODUCT(SUM(LEN([.A331]);-LEN(SUBSTITUTE([.A331];7;&quot;&quot;)));[.B331])" office:value-type="float" office:value="0">
            <text:p>0</text:p>
          </table:table-cell>
          <table:table-cell table:formula="of:=PRODUCT(SUM(LEN([.A331]);-LEN(SUBSTITUTE([.A331];8;&quot;&quot;)));[.B33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2]);-LEN(SUBSTITUTE([.A332];1;&quot;&quot;)));[.B332])" office:value-type="float" office:value="0">
            <text:p>0</text:p>
          </table:table-cell>
          <table:table-cell table:formula="of:=PRODUCT(SUM(LEN([.A332]);-LEN(SUBSTITUTE([.A332];2;&quot;&quot;)));[.B332])" office:value-type="float" office:value="0">
            <text:p>0</text:p>
          </table:table-cell>
          <table:table-cell table:formula="of:=PRODUCT(SUM(LEN([.A332]);-LEN(SUBSTITUTE([.A332];3;&quot;&quot;)));[.B332])" office:value-type="float" office:value="2">
            <text:p>2</text:p>
          </table:table-cell>
          <table:table-cell table:formula="of:=PRODUCT(SUM(LEN([.A332]);-LEN(SUBSTITUTE([.A332];4;&quot;&quot;)));[.B332])" office:value-type="float" office:value="2">
            <text:p>2</text:p>
          </table:table-cell>
          <table:table-cell table:formula="of:=PRODUCT(SUM(LEN([.A332]);-LEN(SUBSTITUTE([.A332];5;&quot;&quot;)));[.B332])" office:value-type="float" office:value="0">
            <text:p>0</text:p>
          </table:table-cell>
          <table:table-cell table:formula="of:=PRODUCT(SUM(LEN([.A332]);-LEN(SUBSTITUTE([.A332];6;&quot;&quot;)));[.B332])" office:value-type="float" office:value="0">
            <text:p>0</text:p>
          </table:table-cell>
          <table:table-cell table:formula="of:=PRODUCT(SUM(LEN([.A332]);-LEN(SUBSTITUTE([.A332];7;&quot;&quot;)));[.B332])" office:value-type="float" office:value="0">
            <text:p>0</text:p>
          </table:table-cell>
          <table:table-cell table:formula="of:=PRODUCT(SUM(LEN([.A332]);-LEN(SUBSTITUTE([.A332];8;&quot;&quot;)));[.B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3]);-LEN(SUBSTITUTE([.A333];1;&quot;&quot;)));[.B333])" office:value-type="float" office:value="1">
            <text:p>1</text:p>
          </table:table-cell>
          <table:table-cell table:formula="of:=PRODUCT(SUM(LEN([.A333]);-LEN(SUBSTITUTE([.A333];2;&quot;&quot;)));[.B333])" office:value-type="float" office:value="1">
            <text:p>1</text:p>
          </table:table-cell>
          <table:table-cell table:formula="of:=PRODUCT(SUM(LEN([.A333]);-LEN(SUBSTITUTE([.A333];3;&quot;&quot;)));[.B333])" office:value-type="float" office:value="0">
            <text:p>0</text:p>
          </table:table-cell>
          <table:table-cell table:formula="of:=PRODUCT(SUM(LEN([.A333]);-LEN(SUBSTITUTE([.A333];4;&quot;&quot;)));[.B333])" office:value-type="float" office:value="1">
            <text:p>1</text:p>
          </table:table-cell>
          <table:table-cell table:formula="of:=PRODUCT(SUM(LEN([.A333]);-LEN(SUBSTITUTE([.A333];5;&quot;&quot;)));[.B333])" office:value-type="float" office:value="0">
            <text:p>0</text:p>
          </table:table-cell>
          <table:table-cell table:formula="of:=PRODUCT(SUM(LEN([.A333]);-LEN(SUBSTITUTE([.A333];6;&quot;&quot;)));[.B333])" office:value-type="float" office:value="0">
            <text:p>0</text:p>
          </table:table-cell>
          <table:table-cell table:formula="of:=PRODUCT(SUM(LEN([.A333]);-LEN(SUBSTITUTE([.A333];7;&quot;&quot;)));[.B333])" office:value-type="float" office:value="0">
            <text:p>0</text:p>
          </table:table-cell>
          <table:table-cell table:formula="of:=PRODUCT(SUM(LEN([.A333]);-LEN(SUBSTITUTE([.A333];8;&quot;&quot;)));[.B33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4]);-LEN(SUBSTITUTE([.A334];1;&quot;&quot;)));[.B334])" office:value-type="float" office:value="0">
            <text:p>0</text:p>
          </table:table-cell>
          <table:table-cell table:formula="of:=PRODUCT(SUM(LEN([.A334]);-LEN(SUBSTITUTE([.A334];2;&quot;&quot;)));[.B334])" office:value-type="float" office:value="0">
            <text:p>0</text:p>
          </table:table-cell>
          <table:table-cell table:formula="of:=PRODUCT(SUM(LEN([.A334]);-LEN(SUBSTITUTE([.A334];3;&quot;&quot;)));[.B334])" office:value-type="float" office:value="1">
            <text:p>1</text:p>
          </table:table-cell>
          <table:table-cell table:formula="of:=PRODUCT(SUM(LEN([.A334]);-LEN(SUBSTITUTE([.A334];4;&quot;&quot;)));[.B334])" office:value-type="float" office:value="2">
            <text:p>2</text:p>
          </table:table-cell>
          <table:table-cell table:formula="of:=PRODUCT(SUM(LEN([.A334]);-LEN(SUBSTITUTE([.A334];5;&quot;&quot;)));[.B334])" office:value-type="float" office:value="0">
            <text:p>0</text:p>
          </table:table-cell>
          <table:table-cell table:formula="of:=PRODUCT(SUM(LEN([.A334]);-LEN(SUBSTITUTE([.A334];6;&quot;&quot;)));[.B334])" office:value-type="float" office:value="0">
            <text:p>0</text:p>
          </table:table-cell>
          <table:table-cell table:formula="of:=PRODUCT(SUM(LEN([.A334]);-LEN(SUBSTITUTE([.A334];7;&quot;&quot;)));[.B334])" office:value-type="float" office:value="0">
            <text:p>0</text:p>
          </table:table-cell>
          <table:table-cell table:formula="of:=PRODUCT(SUM(LEN([.A334]);-LEN(SUBSTITUTE([.A334];8;&quot;&quot;)));[.B33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5]);-LEN(SUBSTITUTE([.A335];1;&quot;&quot;)));[.B335])" office:value-type="float" office:value="0">
            <text:p>0</text:p>
          </table:table-cell>
          <table:table-cell table:formula="of:=PRODUCT(SUM(LEN([.A335]);-LEN(SUBSTITUTE([.A335];2;&quot;&quot;)));[.B335])" office:value-type="float" office:value="1">
            <text:p>1</text:p>
          </table:table-cell>
          <table:table-cell table:formula="of:=PRODUCT(SUM(LEN([.A335]);-LEN(SUBSTITUTE([.A335];3;&quot;&quot;)));[.B335])" office:value-type="float" office:value="1">
            <text:p>1</text:p>
          </table:table-cell>
          <table:table-cell table:formula="of:=PRODUCT(SUM(LEN([.A335]);-LEN(SUBSTITUTE([.A335];4;&quot;&quot;)));[.B335])" office:value-type="float" office:value="1">
            <text:p>1</text:p>
          </table:table-cell>
          <table:table-cell table:formula="of:=PRODUCT(SUM(LEN([.A335]);-LEN(SUBSTITUTE([.A335];5;&quot;&quot;)));[.B335])" office:value-type="float" office:value="0">
            <text:p>0</text:p>
          </table:table-cell>
          <table:table-cell table:formula="of:=PRODUCT(SUM(LEN([.A335]);-LEN(SUBSTITUTE([.A335];6;&quot;&quot;)));[.B335])" office:value-type="float" office:value="1">
            <text:p>1</text:p>
          </table:table-cell>
          <table:table-cell table:formula="of:=PRODUCT(SUM(LEN([.A335]);-LEN(SUBSTITUTE([.A335];7;&quot;&quot;)));[.B335])" office:value-type="float" office:value="0">
            <text:p>0</text:p>
          </table:table-cell>
          <table:table-cell table:formula="of:=PRODUCT(SUM(LEN([.A335]);-LEN(SUBSTITUTE([.A335];8;&quot;&quot;)));[.B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6]);-LEN(SUBSTITUTE([.A336];1;&quot;&quot;)));[.B336])" office:value-type="float" office:value="1">
            <text:p>1</text:p>
          </table:table-cell>
          <table:table-cell table:formula="of:=PRODUCT(SUM(LEN([.A336]);-LEN(SUBSTITUTE([.A336];2;&quot;&quot;)));[.B336])" office:value-type="float" office:value="0">
            <text:p>0</text:p>
          </table:table-cell>
          <table:table-cell table:formula="of:=PRODUCT(SUM(LEN([.A336]);-LEN(SUBSTITUTE([.A336];3;&quot;&quot;)));[.B336])" office:value-type="float" office:value="1">
            <text:p>1</text:p>
          </table:table-cell>
          <table:table-cell table:formula="of:=PRODUCT(SUM(LEN([.A336]);-LEN(SUBSTITUTE([.A336];4;&quot;&quot;)));[.B336])" office:value-type="float" office:value="1">
            <text:p>1</text:p>
          </table:table-cell>
          <table:table-cell table:formula="of:=PRODUCT(SUM(LEN([.A336]);-LEN(SUBSTITUTE([.A336];5;&quot;&quot;)));[.B336])" office:value-type="float" office:value="0">
            <text:p>0</text:p>
          </table:table-cell>
          <table:table-cell table:formula="of:=PRODUCT(SUM(LEN([.A336]);-LEN(SUBSTITUTE([.A336];6;&quot;&quot;)));[.B336])" office:value-type="float" office:value="0">
            <text:p>0</text:p>
          </table:table-cell>
          <table:table-cell table:formula="of:=PRODUCT(SUM(LEN([.A336]);-LEN(SUBSTITUTE([.A336];7;&quot;&quot;)));[.B336])" office:value-type="float" office:value="0">
            <text:p>0</text:p>
          </table:table-cell>
          <table:table-cell table:formula="of:=PRODUCT(SUM(LEN([.A336]);-LEN(SUBSTITUTE([.A336];8;&quot;&quot;)));[.B33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7]);-LEN(SUBSTITUTE([.A337];1;&quot;&quot;)));[.B337])" office:value-type="float" office:value="0">
            <text:p>0</text:p>
          </table:table-cell>
          <table:table-cell table:formula="of:=PRODUCT(SUM(LEN([.A337]);-LEN(SUBSTITUTE([.A337];2;&quot;&quot;)));[.B337])" office:value-type="float" office:value="0">
            <text:p>0</text:p>
          </table:table-cell>
          <table:table-cell table:formula="of:=PRODUCT(SUM(LEN([.A337]);-LEN(SUBSTITUTE([.A337];3;&quot;&quot;)));[.B337])" office:value-type="float" office:value="0">
            <text:p>0</text:p>
          </table:table-cell>
          <table:table-cell table:formula="of:=PRODUCT(SUM(LEN([.A337]);-LEN(SUBSTITUTE([.A337];4;&quot;&quot;)));[.B337])" office:value-type="float" office:value="3">
            <text:p>3</text:p>
          </table:table-cell>
          <table:table-cell table:formula="of:=PRODUCT(SUM(LEN([.A337]);-LEN(SUBSTITUTE([.A337];5;&quot;&quot;)));[.B337])" office:value-type="float" office:value="1">
            <text:p>1</text:p>
          </table:table-cell>
          <table:table-cell table:formula="of:=PRODUCT(SUM(LEN([.A337]);-LEN(SUBSTITUTE([.A337];6;&quot;&quot;)));[.B337])" office:value-type="float" office:value="0">
            <text:p>0</text:p>
          </table:table-cell>
          <table:table-cell table:formula="of:=PRODUCT(SUM(LEN([.A337]);-LEN(SUBSTITUTE([.A337];7;&quot;&quot;)));[.B337])" office:value-type="float" office:value="0">
            <text:p>0</text:p>
          </table:table-cell>
          <table:table-cell table:formula="of:=PRODUCT(SUM(LEN([.A337]);-LEN(SUBSTITUTE([.A337];8;&quot;&quot;)));[.B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8]);-LEN(SUBSTITUTE([.A338];1;&quot;&quot;)));[.B338])" office:value-type="float" office:value="0">
            <text:p>0</text:p>
          </table:table-cell>
          <table:table-cell table:formula="of:=PRODUCT(SUM(LEN([.A338]);-LEN(SUBSTITUTE([.A338];2;&quot;&quot;)));[.B338])" office:value-type="float" office:value="0">
            <text:p>0</text:p>
          </table:table-cell>
          <table:table-cell table:formula="of:=PRODUCT(SUM(LEN([.A338]);-LEN(SUBSTITUTE([.A338];3;&quot;&quot;)));[.B338])" office:value-type="float" office:value="1">
            <text:p>1</text:p>
          </table:table-cell>
          <table:table-cell table:formula="of:=PRODUCT(SUM(LEN([.A338]);-LEN(SUBSTITUTE([.A338];4;&quot;&quot;)));[.B338])" office:value-type="float" office:value="3">
            <text:p>3</text:p>
          </table:table-cell>
          <table:table-cell table:formula="of:=PRODUCT(SUM(LEN([.A338]);-LEN(SUBSTITUTE([.A338];5;&quot;&quot;)));[.B338])" office:value-type="float" office:value="0">
            <text:p>0</text:p>
          </table:table-cell>
          <table:table-cell table:formula="of:=PRODUCT(SUM(LEN([.A338]);-LEN(SUBSTITUTE([.A338];6;&quot;&quot;)));[.B338])" office:value-type="float" office:value="0">
            <text:p>0</text:p>
          </table:table-cell>
          <table:table-cell table:formula="of:=PRODUCT(SUM(LEN([.A338]);-LEN(SUBSTITUTE([.A338];7;&quot;&quot;)));[.B338])" office:value-type="float" office:value="0">
            <text:p>0</text:p>
          </table:table-cell>
          <table:table-cell table:formula="of:=PRODUCT(SUM(LEN([.A338]);-LEN(SUBSTITUTE([.A338];8;&quot;&quot;)));[.B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9]);-LEN(SUBSTITUTE([.A339];1;&quot;&quot;)));[.B339])" office:value-type="float" office:value="0">
            <text:p>0</text:p>
          </table:table-cell>
          <table:table-cell table:formula="of:=PRODUCT(SUM(LEN([.A339]);-LEN(SUBSTITUTE([.A339];2;&quot;&quot;)));[.B339])" office:value-type="float" office:value="0">
            <text:p>0</text:p>
          </table:table-cell>
          <table:table-cell table:formula="of:=PRODUCT(SUM(LEN([.A339]);-LEN(SUBSTITUTE([.A339];3;&quot;&quot;)));[.B339])" office:value-type="float" office:value="0">
            <text:p>0</text:p>
          </table:table-cell>
          <table:table-cell table:formula="of:=PRODUCT(SUM(LEN([.A339]);-LEN(SUBSTITUTE([.A339];4;&quot;&quot;)));[.B339])" office:value-type="float" office:value="1">
            <text:p>1</text:p>
          </table:table-cell>
          <table:table-cell table:formula="of:=PRODUCT(SUM(LEN([.A339]);-LEN(SUBSTITUTE([.A339];5;&quot;&quot;)));[.B339])" office:value-type="float" office:value="1">
            <text:p>1</text:p>
          </table:table-cell>
          <table:table-cell table:formula="of:=PRODUCT(SUM(LEN([.A339]);-LEN(SUBSTITUTE([.A339];6;&quot;&quot;)));[.B339])" office:value-type="float" office:value="2">
            <text:p>2</text:p>
          </table:table-cell>
          <table:table-cell table:formula="of:=PRODUCT(SUM(LEN([.A339]);-LEN(SUBSTITUTE([.A339];7;&quot;&quot;)));[.B339])" office:value-type="float" office:value="0">
            <text:p>0</text:p>
          </table:table-cell>
          <table:table-cell table:formula="of:=PRODUCT(SUM(LEN([.A339]);-LEN(SUBSTITUTE([.A339];8;&quot;&quot;)));[.B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0]);-LEN(SUBSTITUTE([.A340];1;&quot;&quot;)));[.B340])" office:value-type="float" office:value="0">
            <text:p>0</text:p>
          </table:table-cell>
          <table:table-cell table:formula="of:=PRODUCT(SUM(LEN([.A340]);-LEN(SUBSTITUTE([.A340];2;&quot;&quot;)));[.B340])" office:value-type="float" office:value="0">
            <text:p>0</text:p>
          </table:table-cell>
          <table:table-cell table:formula="of:=PRODUCT(SUM(LEN([.A340]);-LEN(SUBSTITUTE([.A340];3;&quot;&quot;)));[.B340])" office:value-type="float" office:value="0">
            <text:p>0</text:p>
          </table:table-cell>
          <table:table-cell table:formula="of:=PRODUCT(SUM(LEN([.A340]);-LEN(SUBSTITUTE([.A340];4;&quot;&quot;)));[.B340])" office:value-type="float" office:value="3">
            <text:p>3</text:p>
          </table:table-cell>
          <table:table-cell table:formula="of:=PRODUCT(SUM(LEN([.A340]);-LEN(SUBSTITUTE([.A340];5;&quot;&quot;)));[.B340])" office:value-type="float" office:value="0">
            <text:p>0</text:p>
          </table:table-cell>
          <table:table-cell table:formula="of:=PRODUCT(SUM(LEN([.A340]);-LEN(SUBSTITUTE([.A340];6;&quot;&quot;)));[.B340])" office:value-type="float" office:value="0">
            <text:p>0</text:p>
          </table:table-cell>
          <table:table-cell table:formula="of:=PRODUCT(SUM(LEN([.A340]);-LEN(SUBSTITUTE([.A340];7;&quot;&quot;)));[.B340])" office:value-type="float" office:value="0">
            <text:p>0</text:p>
          </table:table-cell>
          <table:table-cell table:formula="of:=PRODUCT(SUM(LEN([.A340]);-LEN(SUBSTITUTE([.A340];8;&quot;&quot;)));[.B34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1]);-LEN(SUBSTITUTE([.A341];1;&quot;&quot;)));[.B341])" office:value-type="float" office:value="0">
            <text:p>0</text:p>
          </table:table-cell>
          <table:table-cell table:formula="of:=PRODUCT(SUM(LEN([.A341]);-LEN(SUBSTITUTE([.A341];2;&quot;&quot;)));[.B341])" office:value-type="float" office:value="0">
            <text:p>0</text:p>
          </table:table-cell>
          <table:table-cell table:formula="of:=PRODUCT(SUM(LEN([.A341]);-LEN(SUBSTITUTE([.A341];3;&quot;&quot;)));[.B341])" office:value-type="float" office:value="0">
            <text:p>0</text:p>
          </table:table-cell>
          <table:table-cell table:formula="of:=PRODUCT(SUM(LEN([.A341]);-LEN(SUBSTITUTE([.A341];4;&quot;&quot;)));[.B341])" office:value-type="float" office:value="1">
            <text:p>1</text:p>
          </table:table-cell>
          <table:table-cell table:formula="of:=PRODUCT(SUM(LEN([.A341]);-LEN(SUBSTITUTE([.A341];5;&quot;&quot;)));[.B341])" office:value-type="float" office:value="0">
            <text:p>0</text:p>
          </table:table-cell>
          <table:table-cell table:formula="of:=PRODUCT(SUM(LEN([.A341]);-LEN(SUBSTITUTE([.A341];6;&quot;&quot;)));[.B341])" office:value-type="float" office:value="1">
            <text:p>1</text:p>
          </table:table-cell>
          <table:table-cell table:formula="of:=PRODUCT(SUM(LEN([.A341]);-LEN(SUBSTITUTE([.A341];7;&quot;&quot;)));[.B341])" office:value-type="float" office:value="1">
            <text:p>1</text:p>
          </table:table-cell>
          <table:table-cell table:formula="of:=PRODUCT(SUM(LEN([.A341]);-LEN(SUBSTITUTE([.A341];8;&quot;&quot;)));[.B34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2]);-LEN(SUBSTITUTE([.A342];1;&quot;&quot;)));[.B342])" office:value-type="float" office:value="0">
            <text:p>0</text:p>
          </table:table-cell>
          <table:table-cell table:formula="of:=PRODUCT(SUM(LEN([.A342]);-LEN(SUBSTITUTE([.A342];2;&quot;&quot;)));[.B342])" office:value-type="float" office:value="0">
            <text:p>0</text:p>
          </table:table-cell>
          <table:table-cell table:formula="of:=PRODUCT(SUM(LEN([.A342]);-LEN(SUBSTITUTE([.A342];3;&quot;&quot;)));[.B342])" office:value-type="float" office:value="0">
            <text:p>0</text:p>
          </table:table-cell>
          <table:table-cell table:formula="of:=PRODUCT(SUM(LEN([.A342]);-LEN(SUBSTITUTE([.A342];4;&quot;&quot;)));[.B342])" office:value-type="float" office:value="1">
            <text:p>1</text:p>
          </table:table-cell>
          <table:table-cell table:formula="of:=PRODUCT(SUM(LEN([.A342]);-LEN(SUBSTITUTE([.A342];5;&quot;&quot;)));[.B342])" office:value-type="float" office:value="0">
            <text:p>0</text:p>
          </table:table-cell>
          <table:table-cell table:formula="of:=PRODUCT(SUM(LEN([.A342]);-LEN(SUBSTITUTE([.A342];6;&quot;&quot;)));[.B342])" office:value-type="float" office:value="1">
            <text:p>1</text:p>
          </table:table-cell>
          <table:table-cell table:formula="of:=PRODUCT(SUM(LEN([.A342]);-LEN(SUBSTITUTE([.A342];7;&quot;&quot;)));[.B342])" office:value-type="float" office:value="2">
            <text:p>2</text:p>
          </table:table-cell>
          <table:table-cell table:formula="of:=PRODUCT(SUM(LEN([.A342]);-LEN(SUBSTITUTE([.A342];8;&quot;&quot;)));[.B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3]);-LEN(SUBSTITUTE([.A343];1;&quot;&quot;)));[.B343])" office:value-type="float" office:value="0">
            <text:p>0</text:p>
          </table:table-cell>
          <table:table-cell table:formula="of:=PRODUCT(SUM(LEN([.A343]);-LEN(SUBSTITUTE([.A343];2;&quot;&quot;)));[.B343])" office:value-type="float" office:value="0">
            <text:p>0</text:p>
          </table:table-cell>
          <table:table-cell table:formula="of:=PRODUCT(SUM(LEN([.A343]);-LEN(SUBSTITUTE([.A343];3;&quot;&quot;)));[.B343])" office:value-type="float" office:value="2">
            <text:p>2</text:p>
          </table:table-cell>
          <table:table-cell table:formula="of:=PRODUCT(SUM(LEN([.A343]);-LEN(SUBSTITUTE([.A343];4;&quot;&quot;)));[.B343])" office:value-type="float" office:value="2">
            <text:p>2</text:p>
          </table:table-cell>
          <table:table-cell table:formula="of:=PRODUCT(SUM(LEN([.A343]);-LEN(SUBSTITUTE([.A343];5;&quot;&quot;)));[.B343])" office:value-type="float" office:value="0">
            <text:p>0</text:p>
          </table:table-cell>
          <table:table-cell table:formula="of:=PRODUCT(SUM(LEN([.A343]);-LEN(SUBSTITUTE([.A343];6;&quot;&quot;)));[.B343])" office:value-type="float" office:value="0">
            <text:p>0</text:p>
          </table:table-cell>
          <table:table-cell table:formula="of:=PRODUCT(SUM(LEN([.A343]);-LEN(SUBSTITUTE([.A343];7;&quot;&quot;)));[.B343])" office:value-type="float" office:value="0">
            <text:p>0</text:p>
          </table:table-cell>
          <table:table-cell table:formula="of:=PRODUCT(SUM(LEN([.A343]);-LEN(SUBSTITUTE([.A343];8;&quot;&quot;)));[.B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4]);-LEN(SUBSTITUTE([.A344];1;&quot;&quot;)));[.B344])" office:value-type="float" office:value="1">
            <text:p>1</text:p>
          </table:table-cell>
          <table:table-cell table:formula="of:=PRODUCT(SUM(LEN([.A344]);-LEN(SUBSTITUTE([.A344];2;&quot;&quot;)));[.B344])" office:value-type="float" office:value="1">
            <text:p>1</text:p>
          </table:table-cell>
          <table:table-cell table:formula="of:=PRODUCT(SUM(LEN([.A344]);-LEN(SUBSTITUTE([.A344];3;&quot;&quot;)));[.B344])" office:value-type="float" office:value="0">
            <text:p>0</text:p>
          </table:table-cell>
          <table:table-cell table:formula="of:=PRODUCT(SUM(LEN([.A344]);-LEN(SUBSTITUTE([.A344];4;&quot;&quot;)));[.B344])" office:value-type="float" office:value="1">
            <text:p>1</text:p>
          </table:table-cell>
          <table:table-cell table:formula="of:=PRODUCT(SUM(LEN([.A344]);-LEN(SUBSTITUTE([.A344];5;&quot;&quot;)));[.B344])" office:value-type="float" office:value="0">
            <text:p>0</text:p>
          </table:table-cell>
          <table:table-cell table:formula="of:=PRODUCT(SUM(LEN([.A344]);-LEN(SUBSTITUTE([.A344];6;&quot;&quot;)));[.B344])" office:value-type="float" office:value="1">
            <text:p>1</text:p>
          </table:table-cell>
          <table:table-cell table:formula="of:=PRODUCT(SUM(LEN([.A344]);-LEN(SUBSTITUTE([.A344];7;&quot;&quot;)));[.B344])" office:value-type="float" office:value="0">
            <text:p>0</text:p>
          </table:table-cell>
          <table:table-cell table:formula="of:=PRODUCT(SUM(LEN([.A344]);-LEN(SUBSTITUTE([.A344];8;&quot;&quot;)));[.B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5]);-LEN(SUBSTITUTE([.A345];1;&quot;&quot;)));[.B345])" office:value-type="float" office:value="0">
            <text:p>0</text:p>
          </table:table-cell>
          <table:table-cell table:formula="of:=PRODUCT(SUM(LEN([.A345]);-LEN(SUBSTITUTE([.A345];2;&quot;&quot;)));[.B345])" office:value-type="float" office:value="0">
            <text:p>0</text:p>
          </table:table-cell>
          <table:table-cell table:formula="of:=PRODUCT(SUM(LEN([.A345]);-LEN(SUBSTITUTE([.A345];3;&quot;&quot;)));[.B345])" office:value-type="float" office:value="1">
            <text:p>1</text:p>
          </table:table-cell>
          <table:table-cell table:formula="of:=PRODUCT(SUM(LEN([.A345]);-LEN(SUBSTITUTE([.A345];4;&quot;&quot;)));[.B345])" office:value-type="float" office:value="3">
            <text:p>3</text:p>
          </table:table-cell>
          <table:table-cell table:formula="of:=PRODUCT(SUM(LEN([.A345]);-LEN(SUBSTITUTE([.A345];5;&quot;&quot;)));[.B345])" office:value-type="float" office:value="0">
            <text:p>0</text:p>
          </table:table-cell>
          <table:table-cell table:formula="of:=PRODUCT(SUM(LEN([.A345]);-LEN(SUBSTITUTE([.A345];6;&quot;&quot;)));[.B345])" office:value-type="float" office:value="0">
            <text:p>0</text:p>
          </table:table-cell>
          <table:table-cell table:formula="of:=PRODUCT(SUM(LEN([.A345]);-LEN(SUBSTITUTE([.A345];7;&quot;&quot;)));[.B345])" office:value-type="float" office:value="0">
            <text:p>0</text:p>
          </table:table-cell>
          <table:table-cell table:formula="of:=PRODUCT(SUM(LEN([.A345]);-LEN(SUBSTITUTE([.A345];8;&quot;&quot;)));[.B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6]);-LEN(SUBSTITUTE([.A346];1;&quot;&quot;)));[.B346])" office:value-type="float" office:value="0">
            <text:p>0</text:p>
          </table:table-cell>
          <table:table-cell table:formula="of:=PRODUCT(SUM(LEN([.A346]);-LEN(SUBSTITUTE([.A346];2;&quot;&quot;)));[.B346])" office:value-type="float" office:value="0">
            <text:p>0</text:p>
          </table:table-cell>
          <table:table-cell table:formula="of:=PRODUCT(SUM(LEN([.A346]);-LEN(SUBSTITUTE([.A346];3;&quot;&quot;)));[.B346])" office:value-type="float" office:value="1">
            <text:p>1</text:p>
          </table:table-cell>
          <table:table-cell table:formula="of:=PRODUCT(SUM(LEN([.A346]);-LEN(SUBSTITUTE([.A346];4;&quot;&quot;)));[.B346])" office:value-type="float" office:value="1">
            <text:p>1</text:p>
          </table:table-cell>
          <table:table-cell table:formula="of:=PRODUCT(SUM(LEN([.A346]);-LEN(SUBSTITUTE([.A346];5;&quot;&quot;)));[.B346])" office:value-type="float" office:value="0">
            <text:p>0</text:p>
          </table:table-cell>
          <table:table-cell table:formula="of:=PRODUCT(SUM(LEN([.A346]);-LEN(SUBSTITUTE([.A346];6;&quot;&quot;)));[.B346])" office:value-type="float" office:value="0">
            <text:p>0</text:p>
          </table:table-cell>
          <table:table-cell table:formula="of:=PRODUCT(SUM(LEN([.A346]);-LEN(SUBSTITUTE([.A346];7;&quot;&quot;)));[.B346])" office:value-type="float" office:value="0">
            <text:p>0</text:p>
          </table:table-cell>
          <table:table-cell table:formula="of:=PRODUCT(SUM(LEN([.A346]);-LEN(SUBSTITUTE([.A346];8;&quot;&quot;)));[.B34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7]);-LEN(SUBSTITUTE([.A347];1;&quot;&quot;)));[.B347])" office:value-type="float" office:value="0">
            <text:p>0</text:p>
          </table:table-cell>
          <table:table-cell table:formula="of:=PRODUCT(SUM(LEN([.A347]);-LEN(SUBSTITUTE([.A347];2;&quot;&quot;)));[.B347])" office:value-type="float" office:value="1">
            <text:p>1</text:p>
          </table:table-cell>
          <table:table-cell table:formula="of:=PRODUCT(SUM(LEN([.A347]);-LEN(SUBSTITUTE([.A347];3;&quot;&quot;)));[.B347])" office:value-type="float" office:value="2">
            <text:p>2</text:p>
          </table:table-cell>
          <table:table-cell table:formula="of:=PRODUCT(SUM(LEN([.A347]);-LEN(SUBSTITUTE([.A347];4;&quot;&quot;)));[.B347])" office:value-type="float" office:value="1">
            <text:p>1</text:p>
          </table:table-cell>
          <table:table-cell table:formula="of:=PRODUCT(SUM(LEN([.A347]);-LEN(SUBSTITUTE([.A347];5;&quot;&quot;)));[.B347])" office:value-type="float" office:value="0">
            <text:p>0</text:p>
          </table:table-cell>
          <table:table-cell table:formula="of:=PRODUCT(SUM(LEN([.A347]);-LEN(SUBSTITUTE([.A347];6;&quot;&quot;)));[.B347])" office:value-type="float" office:value="0">
            <text:p>0</text:p>
          </table:table-cell>
          <table:table-cell table:formula="of:=PRODUCT(SUM(LEN([.A347]);-LEN(SUBSTITUTE([.A347];7;&quot;&quot;)));[.B347])" office:value-type="float" office:value="0">
            <text:p>0</text:p>
          </table:table-cell>
          <table:table-cell table:formula="of:=PRODUCT(SUM(LEN([.A347]);-LEN(SUBSTITUTE([.A347];8;&quot;&quot;)));[.B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8]);-LEN(SUBSTITUTE([.A348];1;&quot;&quot;)));[.B348])" office:value-type="float" office:value="0">
            <text:p>0</text:p>
          </table:table-cell>
          <table:table-cell table:formula="of:=PRODUCT(SUM(LEN([.A348]);-LEN(SUBSTITUTE([.A348];2;&quot;&quot;)));[.B348])" office:value-type="float" office:value="1">
            <text:p>1</text:p>
          </table:table-cell>
          <table:table-cell table:formula="of:=PRODUCT(SUM(LEN([.A348]);-LEN(SUBSTITUTE([.A348];3;&quot;&quot;)));[.B348])" office:value-type="float" office:value="0">
            <text:p>0</text:p>
          </table:table-cell>
          <table:table-cell table:formula="of:=PRODUCT(SUM(LEN([.A348]);-LEN(SUBSTITUTE([.A348];4;&quot;&quot;)));[.B348])" office:value-type="float" office:value="1">
            <text:p>1</text:p>
          </table:table-cell>
          <table:table-cell table:formula="of:=PRODUCT(SUM(LEN([.A348]);-LEN(SUBSTITUTE([.A348];5;&quot;&quot;)));[.B348])" office:value-type="float" office:value="0">
            <text:p>0</text:p>
          </table:table-cell>
          <table:table-cell table:formula="of:=PRODUCT(SUM(LEN([.A348]);-LEN(SUBSTITUTE([.A348];6;&quot;&quot;)));[.B348])" office:value-type="float" office:value="0">
            <text:p>0</text:p>
          </table:table-cell>
          <table:table-cell table:formula="of:=PRODUCT(SUM(LEN([.A348]);-LEN(SUBSTITUTE([.A348];7;&quot;&quot;)));[.B348])" office:value-type="float" office:value="1">
            <text:p>1</text:p>
          </table:table-cell>
          <table:table-cell table:formula="of:=PRODUCT(SUM(LEN([.A348]);-LEN(SUBSTITUTE([.A348];8;&quot;&quot;)));[.B34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9]);-LEN(SUBSTITUTE([.A349];1;&quot;&quot;)));[.B349])" office:value-type="float" office:value="0">
            <text:p>0</text:p>
          </table:table-cell>
          <table:table-cell table:formula="of:=PRODUCT(SUM(LEN([.A349]);-LEN(SUBSTITUTE([.A349];2;&quot;&quot;)));[.B349])" office:value-type="float" office:value="0">
            <text:p>0</text:p>
          </table:table-cell>
          <table:table-cell table:formula="of:=PRODUCT(SUM(LEN([.A349]);-LEN(SUBSTITUTE([.A349];3;&quot;&quot;)));[.B349])" office:value-type="float" office:value="1">
            <text:p>1</text:p>
          </table:table-cell>
          <table:table-cell table:formula="of:=PRODUCT(SUM(LEN([.A349]);-LEN(SUBSTITUTE([.A349];4;&quot;&quot;)));[.B349])" office:value-type="float" office:value="1">
            <text:p>1</text:p>
          </table:table-cell>
          <table:table-cell table:formula="of:=PRODUCT(SUM(LEN([.A349]);-LEN(SUBSTITUTE([.A349];5;&quot;&quot;)));[.B349])" office:value-type="float" office:value="0">
            <text:p>0</text:p>
          </table:table-cell>
          <table:table-cell table:formula="of:=PRODUCT(SUM(LEN([.A349]);-LEN(SUBSTITUTE([.A349];6;&quot;&quot;)));[.B349])" office:value-type="float" office:value="0">
            <text:p>0</text:p>
          </table:table-cell>
          <table:table-cell table:formula="of:=PRODUCT(SUM(LEN([.A349]);-LEN(SUBSTITUTE([.A349];7;&quot;&quot;)));[.B349])" office:value-type="float" office:value="1">
            <text:p>1</text:p>
          </table:table-cell>
          <table:table-cell table:formula="of:=PRODUCT(SUM(LEN([.A349]);-LEN(SUBSTITUTE([.A349];8;&quot;&quot;)));[.B34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0]);-LEN(SUBSTITUTE([.A350];1;&quot;&quot;)));[.B350])" office:value-type="float" office:value="0">
            <text:p>0</text:p>
          </table:table-cell>
          <table:table-cell table:formula="of:=PRODUCT(SUM(LEN([.A350]);-LEN(SUBSTITUTE([.A350];2;&quot;&quot;)));[.B350])" office:value-type="float" office:value="0">
            <text:p>0</text:p>
          </table:table-cell>
          <table:table-cell table:formula="of:=PRODUCT(SUM(LEN([.A350]);-LEN(SUBSTITUTE([.A350];3;&quot;&quot;)));[.B350])" office:value-type="float" office:value="0">
            <text:p>0</text:p>
          </table:table-cell>
          <table:table-cell table:formula="of:=PRODUCT(SUM(LEN([.A350]);-LEN(SUBSTITUTE([.A350];4;&quot;&quot;)));[.B350])" office:value-type="float" office:value="2">
            <text:p>2</text:p>
          </table:table-cell>
          <table:table-cell table:formula="of:=PRODUCT(SUM(LEN([.A350]);-LEN(SUBSTITUTE([.A350];5;&quot;&quot;)));[.B350])" office:value-type="float" office:value="1">
            <text:p>1</text:p>
          </table:table-cell>
          <table:table-cell table:formula="of:=PRODUCT(SUM(LEN([.A350]);-LEN(SUBSTITUTE([.A350];6;&quot;&quot;)));[.B350])" office:value-type="float" office:value="0">
            <text:p>0</text:p>
          </table:table-cell>
          <table:table-cell table:formula="of:=PRODUCT(SUM(LEN([.A350]);-LEN(SUBSTITUTE([.A350];7;&quot;&quot;)));[.B350])" office:value-type="float" office:value="1">
            <text:p>1</text:p>
          </table:table-cell>
          <table:table-cell table:formula="of:=PRODUCT(SUM(LEN([.A350]);-LEN(SUBSTITUTE([.A350];8;&quot;&quot;)));[.B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1]);-LEN(SUBSTITUTE([.A351];1;&quot;&quot;)));[.B351])" office:value-type="float" office:value="0">
            <text:p>0</text:p>
          </table:table-cell>
          <table:table-cell table:formula="of:=PRODUCT(SUM(LEN([.A351]);-LEN(SUBSTITUTE([.A351];2;&quot;&quot;)));[.B351])" office:value-type="float" office:value="0">
            <text:p>0</text:p>
          </table:table-cell>
          <table:table-cell table:formula="of:=PRODUCT(SUM(LEN([.A351]);-LEN(SUBSTITUTE([.A351];3;&quot;&quot;)));[.B351])" office:value-type="float" office:value="2">
            <text:p>2</text:p>
          </table:table-cell>
          <table:table-cell table:formula="of:=PRODUCT(SUM(LEN([.A351]);-LEN(SUBSTITUTE([.A351];4;&quot;&quot;)));[.B351])" office:value-type="float" office:value="1">
            <text:p>1</text:p>
          </table:table-cell>
          <table:table-cell table:formula="of:=PRODUCT(SUM(LEN([.A351]);-LEN(SUBSTITUTE([.A351];5;&quot;&quot;)));[.B351])" office:value-type="float" office:value="0">
            <text:p>0</text:p>
          </table:table-cell>
          <table:table-cell table:formula="of:=PRODUCT(SUM(LEN([.A351]);-LEN(SUBSTITUTE([.A351];6;&quot;&quot;)));[.B351])" office:value-type="float" office:value="0">
            <text:p>0</text:p>
          </table:table-cell>
          <table:table-cell table:formula="of:=PRODUCT(SUM(LEN([.A351]);-LEN(SUBSTITUTE([.A351];7;&quot;&quot;)));[.B351])" office:value-type="float" office:value="1">
            <text:p>1</text:p>
          </table:table-cell>
          <table:table-cell table:formula="of:=PRODUCT(SUM(LEN([.A351]);-LEN(SUBSTITUTE([.A351];8;&quot;&quot;)));[.B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2]);-LEN(SUBSTITUTE([.A352];1;&quot;&quot;)));[.B352])" office:value-type="float" office:value="0">
            <text:p>0</text:p>
          </table:table-cell>
          <table:table-cell table:formula="of:=PRODUCT(SUM(LEN([.A352]);-LEN(SUBSTITUTE([.A352];2;&quot;&quot;)));[.B352])" office:value-type="float" office:value="0">
            <text:p>0</text:p>
          </table:table-cell>
          <table:table-cell table:formula="of:=PRODUCT(SUM(LEN([.A352]);-LEN(SUBSTITUTE([.A352];3;&quot;&quot;)));[.B352])" office:value-type="float" office:value="0">
            <text:p>0</text:p>
          </table:table-cell>
          <table:table-cell table:formula="of:=PRODUCT(SUM(LEN([.A352]);-LEN(SUBSTITUTE([.A352];4;&quot;&quot;)));[.B352])" office:value-type="float" office:value="3">
            <text:p>3</text:p>
          </table:table-cell>
          <table:table-cell table:formula="of:=PRODUCT(SUM(LEN([.A352]);-LEN(SUBSTITUTE([.A352];5;&quot;&quot;)));[.B352])" office:value-type="float" office:value="1">
            <text:p>1</text:p>
          </table:table-cell>
          <table:table-cell table:formula="of:=PRODUCT(SUM(LEN([.A352]);-LEN(SUBSTITUTE([.A352];6;&quot;&quot;)));[.B352])" office:value-type="float" office:value="0">
            <text:p>0</text:p>
          </table:table-cell>
          <table:table-cell table:formula="of:=PRODUCT(SUM(LEN([.A352]);-LEN(SUBSTITUTE([.A352];7;&quot;&quot;)));[.B352])" office:value-type="float" office:value="0">
            <text:p>0</text:p>
          </table:table-cell>
          <table:table-cell table:formula="of:=PRODUCT(SUM(LEN([.A352]);-LEN(SUBSTITUTE([.A352];8;&quot;&quot;)));[.B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3]);-LEN(SUBSTITUTE([.A353];1;&quot;&quot;)));[.B353])" office:value-type="float" office:value="1">
            <text:p>1</text:p>
          </table:table-cell>
          <table:table-cell table:formula="of:=PRODUCT(SUM(LEN([.A353]);-LEN(SUBSTITUTE([.A353];2;&quot;&quot;)));[.B353])" office:value-type="float" office:value="0">
            <text:p>0</text:p>
          </table:table-cell>
          <table:table-cell table:formula="of:=PRODUCT(SUM(LEN([.A353]);-LEN(SUBSTITUTE([.A353];3;&quot;&quot;)));[.B353])" office:value-type="float" office:value="0">
            <text:p>0</text:p>
          </table:table-cell>
          <table:table-cell table:formula="of:=PRODUCT(SUM(LEN([.A353]);-LEN(SUBSTITUTE([.A353];4;&quot;&quot;)));[.B353])" office:value-type="float" office:value="1">
            <text:p>1</text:p>
          </table:table-cell>
          <table:table-cell table:formula="of:=PRODUCT(SUM(LEN([.A353]);-LEN(SUBSTITUTE([.A353];5;&quot;&quot;)));[.B353])" office:value-type="float" office:value="1">
            <text:p>1</text:p>
          </table:table-cell>
          <table:table-cell table:formula="of:=PRODUCT(SUM(LEN([.A353]);-LEN(SUBSTITUTE([.A353];6;&quot;&quot;)));[.B353])" office:value-type="float" office:value="1">
            <text:p>1</text:p>
          </table:table-cell>
          <table:table-cell table:formula="of:=PRODUCT(SUM(LEN([.A353]);-LEN(SUBSTITUTE([.A353];7;&quot;&quot;)));[.B353])" office:value-type="float" office:value="0">
            <text:p>0</text:p>
          </table:table-cell>
          <table:table-cell table:formula="of:=PRODUCT(SUM(LEN([.A353]);-LEN(SUBSTITUTE([.A353];8;&quot;&quot;)));[.B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4]);-LEN(SUBSTITUTE([.A354];1;&quot;&quot;)));[.B354])" office:value-type="float" office:value="0">
            <text:p>0</text:p>
          </table:table-cell>
          <table:table-cell table:formula="of:=PRODUCT(SUM(LEN([.A354]);-LEN(SUBSTITUTE([.A354];2;&quot;&quot;)));[.B354])" office:value-type="float" office:value="0">
            <text:p>0</text:p>
          </table:table-cell>
          <table:table-cell table:formula="of:=PRODUCT(SUM(LEN([.A354]);-LEN(SUBSTITUTE([.A354];3;&quot;&quot;)));[.B354])" office:value-type="float" office:value="0">
            <text:p>0</text:p>
          </table:table-cell>
          <table:table-cell table:formula="of:=PRODUCT(SUM(LEN([.A354]);-LEN(SUBSTITUTE([.A354];4;&quot;&quot;)));[.B354])" office:value-type="float" office:value="1">
            <text:p>1</text:p>
          </table:table-cell>
          <table:table-cell table:formula="of:=PRODUCT(SUM(LEN([.A354]);-LEN(SUBSTITUTE([.A354];5;&quot;&quot;)));[.B354])" office:value-type="float" office:value="2">
            <text:p>2</text:p>
          </table:table-cell>
          <table:table-cell table:formula="of:=PRODUCT(SUM(LEN([.A354]);-LEN(SUBSTITUTE([.A354];6;&quot;&quot;)));[.B354])" office:value-type="float" office:value="1">
            <text:p>1</text:p>
          </table:table-cell>
          <table:table-cell table:formula="of:=PRODUCT(SUM(LEN([.A354]);-LEN(SUBSTITUTE([.A354];7;&quot;&quot;)));[.B354])" office:value-type="float" office:value="0">
            <text:p>0</text:p>
          </table:table-cell>
          <table:table-cell table:formula="of:=PRODUCT(SUM(LEN([.A354]);-LEN(SUBSTITUTE([.A354];8;&quot;&quot;)));[.B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5]);-LEN(SUBSTITUTE([.A355];1;&quot;&quot;)));[.B355])" office:value-type="float" office:value="2">
            <text:p>2</text:p>
          </table:table-cell>
          <table:table-cell table:formula="of:=PRODUCT(SUM(LEN([.A355]);-LEN(SUBSTITUTE([.A355];2;&quot;&quot;)));[.B355])" office:value-type="float" office:value="0">
            <text:p>0</text:p>
          </table:table-cell>
          <table:table-cell table:formula="of:=PRODUCT(SUM(LEN([.A355]);-LEN(SUBSTITUTE([.A355];3;&quot;&quot;)));[.B355])" office:value-type="float" office:value="0">
            <text:p>0</text:p>
          </table:table-cell>
          <table:table-cell table:formula="of:=PRODUCT(SUM(LEN([.A355]);-LEN(SUBSTITUTE([.A355];4;&quot;&quot;)));[.B355])" office:value-type="float" office:value="1">
            <text:p>1</text:p>
          </table:table-cell>
          <table:table-cell table:formula="of:=PRODUCT(SUM(LEN([.A355]);-LEN(SUBSTITUTE([.A355];5;&quot;&quot;)));[.B355])" office:value-type="float" office:value="1">
            <text:p>1</text:p>
          </table:table-cell>
          <table:table-cell table:formula="of:=PRODUCT(SUM(LEN([.A355]);-LEN(SUBSTITUTE([.A355];6;&quot;&quot;)));[.B355])" office:value-type="float" office:value="0">
            <text:p>0</text:p>
          </table:table-cell>
          <table:table-cell table:formula="of:=PRODUCT(SUM(LEN([.A355]);-LEN(SUBSTITUTE([.A355];7;&quot;&quot;)));[.B355])" office:value-type="float" office:value="0">
            <text:p>0</text:p>
          </table:table-cell>
          <table:table-cell table:formula="of:=PRODUCT(SUM(LEN([.A355]);-LEN(SUBSTITUTE([.A355];8;&quot;&quot;)));[.B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6]);-LEN(SUBSTITUTE([.A356];1;&quot;&quot;)));[.B356])" office:value-type="float" office:value="2">
            <text:p>2</text:p>
          </table:table-cell>
          <table:table-cell table:formula="of:=PRODUCT(SUM(LEN([.A356]);-LEN(SUBSTITUTE([.A356];2;&quot;&quot;)));[.B356])" office:value-type="float" office:value="0">
            <text:p>0</text:p>
          </table:table-cell>
          <table:table-cell table:formula="of:=PRODUCT(SUM(LEN([.A356]);-LEN(SUBSTITUTE([.A356];3;&quot;&quot;)));[.B356])" office:value-type="float" office:value="0">
            <text:p>0</text:p>
          </table:table-cell>
          <table:table-cell table:formula="of:=PRODUCT(SUM(LEN([.A356]);-LEN(SUBSTITUTE([.A356];4;&quot;&quot;)));[.B356])" office:value-type="float" office:value="0">
            <text:p>0</text:p>
          </table:table-cell>
          <table:table-cell table:formula="of:=PRODUCT(SUM(LEN([.A356]);-LEN(SUBSTITUTE([.A356];5;&quot;&quot;)));[.B356])" office:value-type="float" office:value="2">
            <text:p>2</text:p>
          </table:table-cell>
          <table:table-cell table:formula="of:=PRODUCT(SUM(LEN([.A356]);-LEN(SUBSTITUTE([.A356];6;&quot;&quot;)));[.B356])" office:value-type="float" office:value="0">
            <text:p>0</text:p>
          </table:table-cell>
          <table:table-cell table:formula="of:=PRODUCT(SUM(LEN([.A356]);-LEN(SUBSTITUTE([.A356];7;&quot;&quot;)));[.B356])" office:value-type="float" office:value="0">
            <text:p>0</text:p>
          </table:table-cell>
          <table:table-cell table:formula="of:=PRODUCT(SUM(LEN([.A356]);-LEN(SUBSTITUTE([.A356];8;&quot;&quot;)));[.B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7]);-LEN(SUBSTITUTE([.A357];1;&quot;&quot;)));[.B357])" office:value-type="float" office:value="1">
            <text:p>1</text:p>
          </table:table-cell>
          <table:table-cell table:formula="of:=PRODUCT(SUM(LEN([.A357]);-LEN(SUBSTITUTE([.A357];2;&quot;&quot;)));[.B357])" office:value-type="float" office:value="0">
            <text:p>0</text:p>
          </table:table-cell>
          <table:table-cell table:formula="of:=PRODUCT(SUM(LEN([.A357]);-LEN(SUBSTITUTE([.A357];3;&quot;&quot;)));[.B357])" office:value-type="float" office:value="0">
            <text:p>0</text:p>
          </table:table-cell>
          <table:table-cell table:formula="of:=PRODUCT(SUM(LEN([.A357]);-LEN(SUBSTITUTE([.A357];4;&quot;&quot;)));[.B357])" office:value-type="float" office:value="0">
            <text:p>0</text:p>
          </table:table-cell>
          <table:table-cell table:formula="of:=PRODUCT(SUM(LEN([.A357]);-LEN(SUBSTITUTE([.A357];5;&quot;&quot;)));[.B357])" office:value-type="float" office:value="1">
            <text:p>1</text:p>
          </table:table-cell>
          <table:table-cell table:formula="of:=PRODUCT(SUM(LEN([.A357]);-LEN(SUBSTITUTE([.A357];6;&quot;&quot;)));[.B357])" office:value-type="float" office:value="1">
            <text:p>1</text:p>
          </table:table-cell>
          <table:table-cell table:formula="of:=PRODUCT(SUM(LEN([.A357]);-LEN(SUBSTITUTE([.A357];7;&quot;&quot;)));[.B357])" office:value-type="float" office:value="0">
            <text:p>0</text:p>
          </table:table-cell>
          <table:table-cell table:formula="of:=PRODUCT(SUM(LEN([.A357]);-LEN(SUBSTITUTE([.A357];8;&quot;&quot;)));[.B35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8]);-LEN(SUBSTITUTE([.A358];1;&quot;&quot;)));[.B358])" office:value-type="float" office:value="1">
            <text:p>1</text:p>
          </table:table-cell>
          <table:table-cell table:formula="of:=PRODUCT(SUM(LEN([.A358]);-LEN(SUBSTITUTE([.A358];2;&quot;&quot;)));[.B358])" office:value-type="float" office:value="2">
            <text:p>2</text:p>
          </table:table-cell>
          <table:table-cell table:formula="of:=PRODUCT(SUM(LEN([.A358]);-LEN(SUBSTITUTE([.A358];3;&quot;&quot;)));[.B358])" office:value-type="float" office:value="0">
            <text:p>0</text:p>
          </table:table-cell>
          <table:table-cell table:formula="of:=PRODUCT(SUM(LEN([.A358]);-LEN(SUBSTITUTE([.A358];4;&quot;&quot;)));[.B358])" office:value-type="float" office:value="0">
            <text:p>0</text:p>
          </table:table-cell>
          <table:table-cell table:formula="of:=PRODUCT(SUM(LEN([.A358]);-LEN(SUBSTITUTE([.A358];5;&quot;&quot;)));[.B358])" office:value-type="float" office:value="0">
            <text:p>0</text:p>
          </table:table-cell>
          <table:table-cell table:formula="of:=PRODUCT(SUM(LEN([.A358]);-LEN(SUBSTITUTE([.A358];6;&quot;&quot;)));[.B358])" office:value-type="float" office:value="1">
            <text:p>1</text:p>
          </table:table-cell>
          <table:table-cell table:formula="of:=PRODUCT(SUM(LEN([.A358]);-LEN(SUBSTITUTE([.A358];7;&quot;&quot;)));[.B358])" office:value-type="float" office:value="0">
            <text:p>0</text:p>
          </table:table-cell>
          <table:table-cell table:formula="of:=PRODUCT(SUM(LEN([.A358]);-LEN(SUBSTITUTE([.A358];8;&quot;&quot;)));[.B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9]);-LEN(SUBSTITUTE([.A359];1;&quot;&quot;)));[.B359])" office:value-type="float" office:value="1">
            <text:p>1</text:p>
          </table:table-cell>
          <table:table-cell table:formula="of:=PRODUCT(SUM(LEN([.A359]);-LEN(SUBSTITUTE([.A359];2;&quot;&quot;)));[.B359])" office:value-type="float" office:value="0">
            <text:p>0</text:p>
          </table:table-cell>
          <table:table-cell table:formula="of:=PRODUCT(SUM(LEN([.A359]);-LEN(SUBSTITUTE([.A359];3;&quot;&quot;)));[.B359])" office:value-type="float" office:value="0">
            <text:p>0</text:p>
          </table:table-cell>
          <table:table-cell table:formula="of:=PRODUCT(SUM(LEN([.A359]);-LEN(SUBSTITUTE([.A359];4;&quot;&quot;)));[.B359])" office:value-type="float" office:value="0">
            <text:p>0</text:p>
          </table:table-cell>
          <table:table-cell table:formula="of:=PRODUCT(SUM(LEN([.A359]);-LEN(SUBSTITUTE([.A359];5;&quot;&quot;)));[.B359])" office:value-type="float" office:value="2">
            <text:p>2</text:p>
          </table:table-cell>
          <table:table-cell table:formula="of:=PRODUCT(SUM(LEN([.A359]);-LEN(SUBSTITUTE([.A359];6;&quot;&quot;)));[.B359])" office:value-type="float" office:value="0">
            <text:p>0</text:p>
          </table:table-cell>
          <table:table-cell table:formula="of:=PRODUCT(SUM(LEN([.A359]);-LEN(SUBSTITUTE([.A359];7;&quot;&quot;)));[.B359])" office:value-type="float" office:value="0">
            <text:p>0</text:p>
          </table:table-cell>
          <table:table-cell table:formula="of:=PRODUCT(SUM(LEN([.A359]);-LEN(SUBSTITUTE([.A359];8;&quot;&quot;)));[.B35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0]);-LEN(SUBSTITUTE([.A360];1;&quot;&quot;)));[.B360])" office:value-type="float" office:value="1">
            <text:p>1</text:p>
          </table:table-cell>
          <table:table-cell table:formula="of:=PRODUCT(SUM(LEN([.A360]);-LEN(SUBSTITUTE([.A360];2;&quot;&quot;)));[.B360])" office:value-type="float" office:value="1">
            <text:p>1</text:p>
          </table:table-cell>
          <table:table-cell table:formula="of:=PRODUCT(SUM(LEN([.A360]);-LEN(SUBSTITUTE([.A360];3;&quot;&quot;)));[.B360])" office:value-type="float" office:value="1">
            <text:p>1</text:p>
          </table:table-cell>
          <table:table-cell table:formula="of:=PRODUCT(SUM(LEN([.A360]);-LEN(SUBSTITUTE([.A360];4;&quot;&quot;)));[.B360])" office:value-type="float" office:value="0">
            <text:p>0</text:p>
          </table:table-cell>
          <table:table-cell table:formula="of:=PRODUCT(SUM(LEN([.A360]);-LEN(SUBSTITUTE([.A360];5;&quot;&quot;)));[.B360])" office:value-type="float" office:value="0">
            <text:p>0</text:p>
          </table:table-cell>
          <table:table-cell table:formula="of:=PRODUCT(SUM(LEN([.A360]);-LEN(SUBSTITUTE([.A360];6;&quot;&quot;)));[.B360])" office:value-type="float" office:value="0">
            <text:p>0</text:p>
          </table:table-cell>
          <table:table-cell table:formula="of:=PRODUCT(SUM(LEN([.A360]);-LEN(SUBSTITUTE([.A360];7;&quot;&quot;)));[.B360])" office:value-type="float" office:value="1">
            <text:p>1</text:p>
          </table:table-cell>
          <table:table-cell table:formula="of:=PRODUCT(SUM(LEN([.A360]);-LEN(SUBSTITUTE([.A360];8;&quot;&quot;)));[.B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1]);-LEN(SUBSTITUTE([.A361];1;&quot;&quot;)));[.B361])" office:value-type="float" office:value="1">
            <text:p>1</text:p>
          </table:table-cell>
          <table:table-cell table:formula="of:=PRODUCT(SUM(LEN([.A361]);-LEN(SUBSTITUTE([.A361];2;&quot;&quot;)));[.B361])" office:value-type="float" office:value="0">
            <text:p>0</text:p>
          </table:table-cell>
          <table:table-cell table:formula="of:=PRODUCT(SUM(LEN([.A361]);-LEN(SUBSTITUTE([.A361];3;&quot;&quot;)));[.B361])" office:value-type="float" office:value="0">
            <text:p>0</text:p>
          </table:table-cell>
          <table:table-cell table:formula="of:=PRODUCT(SUM(LEN([.A361]);-LEN(SUBSTITUTE([.A361];4;&quot;&quot;)));[.B361])" office:value-type="float" office:value="1">
            <text:p>1</text:p>
          </table:table-cell>
          <table:table-cell table:formula="of:=PRODUCT(SUM(LEN([.A361]);-LEN(SUBSTITUTE([.A361];5;&quot;&quot;)));[.B361])" office:value-type="float" office:value="0">
            <text:p>0</text:p>
          </table:table-cell>
          <table:table-cell table:formula="of:=PRODUCT(SUM(LEN([.A361]);-LEN(SUBSTITUTE([.A361];6;&quot;&quot;)));[.B361])" office:value-type="float" office:value="0">
            <text:p>0</text:p>
          </table:table-cell>
          <table:table-cell table:formula="of:=PRODUCT(SUM(LEN([.A361]);-LEN(SUBSTITUTE([.A361];7;&quot;&quot;)));[.B361])" office:value-type="float" office:value="0">
            <text:p>0</text:p>
          </table:table-cell>
          <table:table-cell table:formula="of:=PRODUCT(SUM(LEN([.A361]);-LEN(SUBSTITUTE([.A361];8;&quot;&quot;)));[.B36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2]);-LEN(SUBSTITUTE([.A362];1;&quot;&quot;)));[.B362])" office:value-type="float" office:value="1">
            <text:p>1</text:p>
          </table:table-cell>
          <table:table-cell table:formula="of:=PRODUCT(SUM(LEN([.A362]);-LEN(SUBSTITUTE([.A362];2;&quot;&quot;)));[.B362])" office:value-type="float" office:value="2">
            <text:p>2</text:p>
          </table:table-cell>
          <table:table-cell table:formula="of:=PRODUCT(SUM(LEN([.A362]);-LEN(SUBSTITUTE([.A362];3;&quot;&quot;)));[.B362])" office:value-type="float" office:value="0">
            <text:p>0</text:p>
          </table:table-cell>
          <table:table-cell table:formula="of:=PRODUCT(SUM(LEN([.A362]);-LEN(SUBSTITUTE([.A362];4;&quot;&quot;)));[.B362])" office:value-type="float" office:value="0">
            <text:p>0</text:p>
          </table:table-cell>
          <table:table-cell table:formula="of:=PRODUCT(SUM(LEN([.A362]);-LEN(SUBSTITUTE([.A362];5;&quot;&quot;)));[.B362])" office:value-type="float" office:value="1">
            <text:p>1</text:p>
          </table:table-cell>
          <table:table-cell table:formula="of:=PRODUCT(SUM(LEN([.A362]);-LEN(SUBSTITUTE([.A362];6;&quot;&quot;)));[.B362])" office:value-type="float" office:value="0">
            <text:p>0</text:p>
          </table:table-cell>
          <table:table-cell table:formula="of:=PRODUCT(SUM(LEN([.A362]);-LEN(SUBSTITUTE([.A362];7;&quot;&quot;)));[.B362])" office:value-type="float" office:value="0">
            <text:p>0</text:p>
          </table:table-cell>
          <table:table-cell table:formula="of:=PRODUCT(SUM(LEN([.A362]);-LEN(SUBSTITUTE([.A362];8;&quot;&quot;)));[.B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3]);-LEN(SUBSTITUTE([.A363];1;&quot;&quot;)));[.B363])" office:value-type="float" office:value="2">
            <text:p>2</text:p>
          </table:table-cell>
          <table:table-cell table:formula="of:=PRODUCT(SUM(LEN([.A363]);-LEN(SUBSTITUTE([.A363];2;&quot;&quot;)));[.B363])" office:value-type="float" office:value="0">
            <text:p>0</text:p>
          </table:table-cell>
          <table:table-cell table:formula="of:=PRODUCT(SUM(LEN([.A363]);-LEN(SUBSTITUTE([.A363];3;&quot;&quot;)));[.B363])" office:value-type="float" office:value="0">
            <text:p>0</text:p>
          </table:table-cell>
          <table:table-cell table:formula="of:=PRODUCT(SUM(LEN([.A363]);-LEN(SUBSTITUTE([.A363];4;&quot;&quot;)));[.B363])" office:value-type="float" office:value="0">
            <text:p>0</text:p>
          </table:table-cell>
          <table:table-cell table:formula="of:=PRODUCT(SUM(LEN([.A363]);-LEN(SUBSTITUTE([.A363];5;&quot;&quot;)));[.B363])" office:value-type="float" office:value="0">
            <text:p>0</text:p>
          </table:table-cell>
          <table:table-cell table:formula="of:=PRODUCT(SUM(LEN([.A363]);-LEN(SUBSTITUTE([.A363];6;&quot;&quot;)));[.B363])" office:value-type="float" office:value="0">
            <text:p>0</text:p>
          </table:table-cell>
          <table:table-cell table:formula="of:=PRODUCT(SUM(LEN([.A363]);-LEN(SUBSTITUTE([.A363];7;&quot;&quot;)));[.B363])" office:value-type="float" office:value="0">
            <text:p>0</text:p>
          </table:table-cell>
          <table:table-cell table:formula="of:=PRODUCT(SUM(LEN([.A363]);-LEN(SUBSTITUTE([.A363];8;&quot;&quot;)));[.B36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4]);-LEN(SUBSTITUTE([.A364];1;&quot;&quot;)));[.B364])" office:value-type="float" office:value="1">
            <text:p>1</text:p>
          </table:table-cell>
          <table:table-cell table:formula="of:=PRODUCT(SUM(LEN([.A364]);-LEN(SUBSTITUTE([.A364];2;&quot;&quot;)));[.B364])" office:value-type="float" office:value="1">
            <text:p>1</text:p>
          </table:table-cell>
          <table:table-cell table:formula="of:=PRODUCT(SUM(LEN([.A364]);-LEN(SUBSTITUTE([.A364];3;&quot;&quot;)));[.B364])" office:value-type="float" office:value="0">
            <text:p>0</text:p>
          </table:table-cell>
          <table:table-cell table:formula="of:=PRODUCT(SUM(LEN([.A364]);-LEN(SUBSTITUTE([.A364];4;&quot;&quot;)));[.B364])" office:value-type="float" office:value="0">
            <text:p>0</text:p>
          </table:table-cell>
          <table:table-cell table:formula="of:=PRODUCT(SUM(LEN([.A364]);-LEN(SUBSTITUTE([.A364];5;&quot;&quot;)));[.B364])" office:value-type="float" office:value="0">
            <text:p>0</text:p>
          </table:table-cell>
          <table:table-cell table:formula="of:=PRODUCT(SUM(LEN([.A364]);-LEN(SUBSTITUTE([.A364];6;&quot;&quot;)));[.B364])" office:value-type="float" office:value="0">
            <text:p>0</text:p>
          </table:table-cell>
          <table:table-cell table:formula="of:=PRODUCT(SUM(LEN([.A364]);-LEN(SUBSTITUTE([.A364];7;&quot;&quot;)));[.B364])" office:value-type="float" office:value="0">
            <text:p>0</text:p>
          </table:table-cell>
          <table:table-cell table:formula="of:=PRODUCT(SUM(LEN([.A364]);-LEN(SUBSTITUTE([.A364];8;&quot;&quot;)));[.B36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5]);-LEN(SUBSTITUTE([.A365];1;&quot;&quot;)));[.B365])" office:value-type="float" office:value="1">
            <text:p>1</text:p>
          </table:table-cell>
          <table:table-cell table:formula="of:=PRODUCT(SUM(LEN([.A365]);-LEN(SUBSTITUTE([.A365];2;&quot;&quot;)));[.B365])" office:value-type="float" office:value="0">
            <text:p>0</text:p>
          </table:table-cell>
          <table:table-cell table:formula="of:=PRODUCT(SUM(LEN([.A365]);-LEN(SUBSTITUTE([.A365];3;&quot;&quot;)));[.B365])" office:value-type="float" office:value="0">
            <text:p>0</text:p>
          </table:table-cell>
          <table:table-cell table:formula="of:=PRODUCT(SUM(LEN([.A365]);-LEN(SUBSTITUTE([.A365];4;&quot;&quot;)));[.B365])" office:value-type="float" office:value="1">
            <text:p>1</text:p>
          </table:table-cell>
          <table:table-cell table:formula="of:=PRODUCT(SUM(LEN([.A365]);-LEN(SUBSTITUTE([.A365];5;&quot;&quot;)));[.B365])" office:value-type="float" office:value="2">
            <text:p>2</text:p>
          </table:table-cell>
          <table:table-cell table:formula="of:=PRODUCT(SUM(LEN([.A365]);-LEN(SUBSTITUTE([.A365];6;&quot;&quot;)));[.B365])" office:value-type="float" office:value="0">
            <text:p>0</text:p>
          </table:table-cell>
          <table:table-cell table:formula="of:=PRODUCT(SUM(LEN([.A365]);-LEN(SUBSTITUTE([.A365];7;&quot;&quot;)));[.B365])" office:value-type="float" office:value="0">
            <text:p>0</text:p>
          </table:table-cell>
          <table:table-cell table:formula="of:=PRODUCT(SUM(LEN([.A365]);-LEN(SUBSTITUTE([.A365];8;&quot;&quot;)));[.B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6]);-LEN(SUBSTITUTE([.A366];1;&quot;&quot;)));[.B366])" office:value-type="float" office:value="1">
            <text:p>1</text:p>
          </table:table-cell>
          <table:table-cell table:formula="of:=PRODUCT(SUM(LEN([.A366]);-LEN(SUBSTITUTE([.A366];2;&quot;&quot;)));[.B366])" office:value-type="float" office:value="0">
            <text:p>0</text:p>
          </table:table-cell>
          <table:table-cell table:formula="of:=PRODUCT(SUM(LEN([.A366]);-LEN(SUBSTITUTE([.A366];3;&quot;&quot;)));[.B366])" office:value-type="float" office:value="1">
            <text:p>1</text:p>
          </table:table-cell>
          <table:table-cell table:formula="of:=PRODUCT(SUM(LEN([.A366]);-LEN(SUBSTITUTE([.A366];4;&quot;&quot;)));[.B366])" office:value-type="float" office:value="0">
            <text:p>0</text:p>
          </table:table-cell>
          <table:table-cell table:formula="of:=PRODUCT(SUM(LEN([.A366]);-LEN(SUBSTITUTE([.A366];5;&quot;&quot;)));[.B366])" office:value-type="float" office:value="0">
            <text:p>0</text:p>
          </table:table-cell>
          <table:table-cell table:formula="of:=PRODUCT(SUM(LEN([.A366]);-LEN(SUBSTITUTE([.A366];6;&quot;&quot;)));[.B366])" office:value-type="float" office:value="0">
            <text:p>0</text:p>
          </table:table-cell>
          <table:table-cell table:formula="of:=PRODUCT(SUM(LEN([.A366]);-LEN(SUBSTITUTE([.A366];7;&quot;&quot;)));[.B366])" office:value-type="float" office:value="1">
            <text:p>1</text:p>
          </table:table-cell>
          <table:table-cell table:formula="of:=PRODUCT(SUM(LEN([.A366]);-LEN(SUBSTITUTE([.A366];8;&quot;&quot;)));[.B36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7]);-LEN(SUBSTITUTE([.A367];1;&quot;&quot;)));[.B367])" office:value-type="float" office:value="1">
            <text:p>1</text:p>
          </table:table-cell>
          <table:table-cell table:formula="of:=PRODUCT(SUM(LEN([.A367]);-LEN(SUBSTITUTE([.A367];2;&quot;&quot;)));[.B367])" office:value-type="float" office:value="0">
            <text:p>0</text:p>
          </table:table-cell>
          <table:table-cell table:formula="of:=PRODUCT(SUM(LEN([.A367]);-LEN(SUBSTITUTE([.A367];3;&quot;&quot;)));[.B367])" office:value-type="float" office:value="0">
            <text:p>0</text:p>
          </table:table-cell>
          <table:table-cell table:formula="of:=PRODUCT(SUM(LEN([.A367]);-LEN(SUBSTITUTE([.A367];4;&quot;&quot;)));[.B367])" office:value-type="float" office:value="0">
            <text:p>0</text:p>
          </table:table-cell>
          <table:table-cell table:formula="of:=PRODUCT(SUM(LEN([.A367]);-LEN(SUBSTITUTE([.A367];5;&quot;&quot;)));[.B367])" office:value-type="float" office:value="0">
            <text:p>0</text:p>
          </table:table-cell>
          <table:table-cell table:formula="of:=PRODUCT(SUM(LEN([.A367]);-LEN(SUBSTITUTE([.A367];6;&quot;&quot;)));[.B367])" office:value-type="float" office:value="0">
            <text:p>0</text:p>
          </table:table-cell>
          <table:table-cell table:formula="of:=PRODUCT(SUM(LEN([.A367]);-LEN(SUBSTITUTE([.A367];7;&quot;&quot;)));[.B367])" office:value-type="float" office:value="2">
            <text:p>2</text:p>
          </table:table-cell>
          <table:table-cell table:formula="of:=PRODUCT(SUM(LEN([.A367]);-LEN(SUBSTITUTE([.A367];8;&quot;&quot;)));[.B36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8]);-LEN(SUBSTITUTE([.A368];1;&quot;&quot;)));[.B368])" office:value-type="float" office:value="1">
            <text:p>1</text:p>
          </table:table-cell>
          <table:table-cell table:formula="of:=PRODUCT(SUM(LEN([.A368]);-LEN(SUBSTITUTE([.A368];2;&quot;&quot;)));[.B368])" office:value-type="float" office:value="0">
            <text:p>0</text:p>
          </table:table-cell>
          <table:table-cell table:formula="of:=PRODUCT(SUM(LEN([.A368]);-LEN(SUBSTITUTE([.A368];3;&quot;&quot;)));[.B368])" office:value-type="float" office:value="1">
            <text:p>1</text:p>
          </table:table-cell>
          <table:table-cell table:formula="of:=PRODUCT(SUM(LEN([.A368]);-LEN(SUBSTITUTE([.A368];4;&quot;&quot;)));[.B368])" office:value-type="float" office:value="1">
            <text:p>1</text:p>
          </table:table-cell>
          <table:table-cell table:formula="of:=PRODUCT(SUM(LEN([.A368]);-LEN(SUBSTITUTE([.A368];5;&quot;&quot;)));[.B368])" office:value-type="float" office:value="1">
            <text:p>1</text:p>
          </table:table-cell>
          <table:table-cell table:formula="of:=PRODUCT(SUM(LEN([.A368]);-LEN(SUBSTITUTE([.A368];6;&quot;&quot;)));[.B368])" office:value-type="float" office:value="0">
            <text:p>0</text:p>
          </table:table-cell>
          <table:table-cell table:formula="of:=PRODUCT(SUM(LEN([.A368]);-LEN(SUBSTITUTE([.A368];7;&quot;&quot;)));[.B368])" office:value-type="float" office:value="0">
            <text:p>0</text:p>
          </table:table-cell>
          <table:table-cell table:formula="of:=PRODUCT(SUM(LEN([.A368]);-LEN(SUBSTITUTE([.A368];8;&quot;&quot;)));[.B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9]);-LEN(SUBSTITUTE([.A369];1;&quot;&quot;)));[.B369])" office:value-type="float" office:value="2">
            <text:p>2</text:p>
          </table:table-cell>
          <table:table-cell table:formula="of:=PRODUCT(SUM(LEN([.A369]);-LEN(SUBSTITUTE([.A369];2;&quot;&quot;)));[.B369])" office:value-type="float" office:value="1">
            <text:p>1</text:p>
          </table:table-cell>
          <table:table-cell table:formula="of:=PRODUCT(SUM(LEN([.A369]);-LEN(SUBSTITUTE([.A369];3;&quot;&quot;)));[.B369])" office:value-type="float" office:value="0">
            <text:p>0</text:p>
          </table:table-cell>
          <table:table-cell table:formula="of:=PRODUCT(SUM(LEN([.A369]);-LEN(SUBSTITUTE([.A369];4;&quot;&quot;)));[.B369])" office:value-type="float" office:value="0">
            <text:p>0</text:p>
          </table:table-cell>
          <table:table-cell table:formula="of:=PRODUCT(SUM(LEN([.A369]);-LEN(SUBSTITUTE([.A369];5;&quot;&quot;)));[.B369])" office:value-type="float" office:value="0">
            <text:p>0</text:p>
          </table:table-cell>
          <table:table-cell table:formula="of:=PRODUCT(SUM(LEN([.A369]);-LEN(SUBSTITUTE([.A369];6;&quot;&quot;)));[.B369])" office:value-type="float" office:value="1">
            <text:p>1</text:p>
          </table:table-cell>
          <table:table-cell table:formula="of:=PRODUCT(SUM(LEN([.A369]);-LEN(SUBSTITUTE([.A369];7;&quot;&quot;)));[.B369])" office:value-type="float" office:value="0">
            <text:p>0</text:p>
          </table:table-cell>
          <table:table-cell table:formula="of:=PRODUCT(SUM(LEN([.A369]);-LEN(SUBSTITUTE([.A369];8;&quot;&quot;)));[.B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0]);-LEN(SUBSTITUTE([.A370];1;&quot;&quot;)));[.B370])" office:value-type="float" office:value="1">
            <text:p>1</text:p>
          </table:table-cell>
          <table:table-cell table:formula="of:=PRODUCT(SUM(LEN([.A370]);-LEN(SUBSTITUTE([.A370];2;&quot;&quot;)));[.B370])" office:value-type="float" office:value="1">
            <text:p>1</text:p>
          </table:table-cell>
          <table:table-cell table:formula="of:=PRODUCT(SUM(LEN([.A370]);-LEN(SUBSTITUTE([.A370];3;&quot;&quot;)));[.B370])" office:value-type="float" office:value="1">
            <text:p>1</text:p>
          </table:table-cell>
          <table:table-cell table:formula="of:=PRODUCT(SUM(LEN([.A370]);-LEN(SUBSTITUTE([.A370];4;&quot;&quot;)));[.B370])" office:value-type="float" office:value="0">
            <text:p>0</text:p>
          </table:table-cell>
          <table:table-cell table:formula="of:=PRODUCT(SUM(LEN([.A370]);-LEN(SUBSTITUTE([.A370];5;&quot;&quot;)));[.B370])" office:value-type="float" office:value="0">
            <text:p>0</text:p>
          </table:table-cell>
          <table:table-cell table:formula="of:=PRODUCT(SUM(LEN([.A370]);-LEN(SUBSTITUTE([.A370];6;&quot;&quot;)));[.B370])" office:value-type="float" office:value="0">
            <text:p>0</text:p>
          </table:table-cell>
          <table:table-cell table:formula="of:=PRODUCT(SUM(LEN([.A370]);-LEN(SUBSTITUTE([.A370];7;&quot;&quot;)));[.B370])" office:value-type="float" office:value="0">
            <text:p>0</text:p>
          </table:table-cell>
          <table:table-cell table:formula="of:=PRODUCT(SUM(LEN([.A370]);-LEN(SUBSTITUTE([.A370];8;&quot;&quot;)));[.B37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1]);-LEN(SUBSTITUTE([.A371];1;&quot;&quot;)));[.B371])" office:value-type="float" office:value="1">
            <text:p>1</text:p>
          </table:table-cell>
          <table:table-cell table:formula="of:=PRODUCT(SUM(LEN([.A371]);-LEN(SUBSTITUTE([.A371];2;&quot;&quot;)));[.B371])" office:value-type="float" office:value="1">
            <text:p>1</text:p>
          </table:table-cell>
          <table:table-cell table:formula="of:=PRODUCT(SUM(LEN([.A371]);-LEN(SUBSTITUTE([.A371];3;&quot;&quot;)));[.B371])" office:value-type="float" office:value="0">
            <text:p>0</text:p>
          </table:table-cell>
          <table:table-cell table:formula="of:=PRODUCT(SUM(LEN([.A371]);-LEN(SUBSTITUTE([.A371];4;&quot;&quot;)));[.B371])" office:value-type="float" office:value="1">
            <text:p>1</text:p>
          </table:table-cell>
          <table:table-cell table:formula="of:=PRODUCT(SUM(LEN([.A371]);-LEN(SUBSTITUTE([.A371];5;&quot;&quot;)));[.B371])" office:value-type="float" office:value="1">
            <text:p>1</text:p>
          </table:table-cell>
          <table:table-cell table:formula="of:=PRODUCT(SUM(LEN([.A371]);-LEN(SUBSTITUTE([.A371];6;&quot;&quot;)));[.B371])" office:value-type="float" office:value="0">
            <text:p>0</text:p>
          </table:table-cell>
          <table:table-cell table:formula="of:=PRODUCT(SUM(LEN([.A371]);-LEN(SUBSTITUTE([.A371];7;&quot;&quot;)));[.B371])" office:value-type="float" office:value="0">
            <text:p>0</text:p>
          </table:table-cell>
          <table:table-cell table:formula="of:=PRODUCT(SUM(LEN([.A371]);-LEN(SUBSTITUTE([.A371];8;&quot;&quot;)));[.B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2]);-LEN(SUBSTITUTE([.A372];1;&quot;&quot;)));[.B372])" office:value-type="float" office:value="1">
            <text:p>1</text:p>
          </table:table-cell>
          <table:table-cell table:formula="of:=PRODUCT(SUM(LEN([.A372]);-LEN(SUBSTITUTE([.A372];2;&quot;&quot;)));[.B372])" office:value-type="float" office:value="0">
            <text:p>0</text:p>
          </table:table-cell>
          <table:table-cell table:formula="of:=PRODUCT(SUM(LEN([.A372]);-LEN(SUBSTITUTE([.A372];3;&quot;&quot;)));[.B372])" office:value-type="float" office:value="1">
            <text:p>1</text:p>
          </table:table-cell>
          <table:table-cell table:formula="of:=PRODUCT(SUM(LEN([.A372]);-LEN(SUBSTITUTE([.A372];4;&quot;&quot;)));[.B372])" office:value-type="float" office:value="1">
            <text:p>1</text:p>
          </table:table-cell>
          <table:table-cell table:formula="of:=PRODUCT(SUM(LEN([.A372]);-LEN(SUBSTITUTE([.A372];5;&quot;&quot;)));[.B372])" office:value-type="float" office:value="0">
            <text:p>0</text:p>
          </table:table-cell>
          <table:table-cell table:formula="of:=PRODUCT(SUM(LEN([.A372]);-LEN(SUBSTITUTE([.A372];6;&quot;&quot;)));[.B372])" office:value-type="float" office:value="0">
            <text:p>0</text:p>
          </table:table-cell>
          <table:table-cell table:formula="of:=PRODUCT(SUM(LEN([.A372]);-LEN(SUBSTITUTE([.A372];7;&quot;&quot;)));[.B372])" office:value-type="float" office:value="1">
            <text:p>1</text:p>
          </table:table-cell>
          <table:table-cell table:formula="of:=PRODUCT(SUM(LEN([.A372]);-LEN(SUBSTITUTE([.A372];8;&quot;&quot;)));[.B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3]);-LEN(SUBSTITUTE([.A373];1;&quot;&quot;)));[.B373])" office:value-type="float" office:value="1">
            <text:p>1</text:p>
          </table:table-cell>
          <table:table-cell table:formula="of:=PRODUCT(SUM(LEN([.A373]);-LEN(SUBSTITUTE([.A373];2;&quot;&quot;)));[.B373])" office:value-type="float" office:value="0">
            <text:p>0</text:p>
          </table:table-cell>
          <table:table-cell table:formula="of:=PRODUCT(SUM(LEN([.A373]);-LEN(SUBSTITUTE([.A373];3;&quot;&quot;)));[.B373])" office:value-type="float" office:value="0">
            <text:p>0</text:p>
          </table:table-cell>
          <table:table-cell table:formula="of:=PRODUCT(SUM(LEN([.A373]);-LEN(SUBSTITUTE([.A373];4;&quot;&quot;)));[.B373])" office:value-type="float" office:value="0">
            <text:p>0</text:p>
          </table:table-cell>
          <table:table-cell table:formula="of:=PRODUCT(SUM(LEN([.A373]);-LEN(SUBSTITUTE([.A373];5;&quot;&quot;)));[.B373])" office:value-type="float" office:value="3">
            <text:p>3</text:p>
          </table:table-cell>
          <table:table-cell table:formula="of:=PRODUCT(SUM(LEN([.A373]);-LEN(SUBSTITUTE([.A373];6;&quot;&quot;)));[.B373])" office:value-type="float" office:value="0">
            <text:p>0</text:p>
          </table:table-cell>
          <table:table-cell table:formula="of:=PRODUCT(SUM(LEN([.A373]);-LEN(SUBSTITUTE([.A373];7;&quot;&quot;)));[.B373])" office:value-type="float" office:value="0">
            <text:p>0</text:p>
          </table:table-cell>
          <table:table-cell table:formula="of:=PRODUCT(SUM(LEN([.A373]);-LEN(SUBSTITUTE([.A373];8;&quot;&quot;)));[.B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4]);-LEN(SUBSTITUTE([.A374];1;&quot;&quot;)));[.B374])" office:value-type="float" office:value="1">
            <text:p>1</text:p>
          </table:table-cell>
          <table:table-cell table:formula="of:=PRODUCT(SUM(LEN([.A374]);-LEN(SUBSTITUTE([.A374];2;&quot;&quot;)));[.B374])" office:value-type="float" office:value="0">
            <text:p>0</text:p>
          </table:table-cell>
          <table:table-cell table:formula="of:=PRODUCT(SUM(LEN([.A374]);-LEN(SUBSTITUTE([.A374];3;&quot;&quot;)));[.B374])" office:value-type="float" office:value="0">
            <text:p>0</text:p>
          </table:table-cell>
          <table:table-cell table:formula="of:=PRODUCT(SUM(LEN([.A374]);-LEN(SUBSTITUTE([.A374];4;&quot;&quot;)));[.B374])" office:value-type="float" office:value="0">
            <text:p>0</text:p>
          </table:table-cell>
          <table:table-cell table:formula="of:=PRODUCT(SUM(LEN([.A374]);-LEN(SUBSTITUTE([.A374];5;&quot;&quot;)));[.B374])" office:value-type="float" office:value="0">
            <text:p>0</text:p>
          </table:table-cell>
          <table:table-cell table:formula="of:=PRODUCT(SUM(LEN([.A374]);-LEN(SUBSTITUTE([.A374];6;&quot;&quot;)));[.B374])" office:value-type="float" office:value="1">
            <text:p>1</text:p>
          </table:table-cell>
          <table:table-cell table:formula="of:=PRODUCT(SUM(LEN([.A374]);-LEN(SUBSTITUTE([.A374];7;&quot;&quot;)));[.B374])" office:value-type="float" office:value="1">
            <text:p>1</text:p>
          </table:table-cell>
          <table:table-cell table:formula="of:=PRODUCT(SUM(LEN([.A374]);-LEN(SUBSTITUTE([.A374];8;&quot;&quot;)));[.B37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5]);-LEN(SUBSTITUTE([.A375];1;&quot;&quot;)));[.B375])" office:value-type="float" office:value="2">
            <text:p>2</text:p>
          </table:table-cell>
          <table:table-cell table:formula="of:=PRODUCT(SUM(LEN([.A375]);-LEN(SUBSTITUTE([.A375];2;&quot;&quot;)));[.B375])" office:value-type="float" office:value="0">
            <text:p>0</text:p>
          </table:table-cell>
          <table:table-cell table:formula="of:=PRODUCT(SUM(LEN([.A375]);-LEN(SUBSTITUTE([.A375];3;&quot;&quot;)));[.B375])" office:value-type="float" office:value="0">
            <text:p>0</text:p>
          </table:table-cell>
          <table:table-cell table:formula="of:=PRODUCT(SUM(LEN([.A375]);-LEN(SUBSTITUTE([.A375];4;&quot;&quot;)));[.B375])" office:value-type="float" office:value="0">
            <text:p>0</text:p>
          </table:table-cell>
          <table:table-cell table:formula="of:=PRODUCT(SUM(LEN([.A375]);-LEN(SUBSTITUTE([.A375];5;&quot;&quot;)));[.B375])" office:value-type="float" office:value="1">
            <text:p>1</text:p>
          </table:table-cell>
          <table:table-cell table:formula="of:=PRODUCT(SUM(LEN([.A375]);-LEN(SUBSTITUTE([.A375];6;&quot;&quot;)));[.B375])" office:value-type="float" office:value="1">
            <text:p>1</text:p>
          </table:table-cell>
          <table:table-cell table:formula="of:=PRODUCT(SUM(LEN([.A375]);-LEN(SUBSTITUTE([.A375];7;&quot;&quot;)));[.B375])" office:value-type="float" office:value="0">
            <text:p>0</text:p>
          </table:table-cell>
          <table:table-cell table:formula="of:=PRODUCT(SUM(LEN([.A375]);-LEN(SUBSTITUTE([.A375];8;&quot;&quot;)));[.B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6]);-LEN(SUBSTITUTE([.A376];1;&quot;&quot;)));[.B376])" office:value-type="float" office:value="1">
            <text:p>1</text:p>
          </table:table-cell>
          <table:table-cell table:formula="of:=PRODUCT(SUM(LEN([.A376]);-LEN(SUBSTITUTE([.A376];2;&quot;&quot;)));[.B376])" office:value-type="float" office:value="0">
            <text:p>0</text:p>
          </table:table-cell>
          <table:table-cell table:formula="of:=PRODUCT(SUM(LEN([.A376]);-LEN(SUBSTITUTE([.A376];3;&quot;&quot;)));[.B376])" office:value-type="float" office:value="0">
            <text:p>0</text:p>
          </table:table-cell>
          <table:table-cell table:formula="of:=PRODUCT(SUM(LEN([.A376]);-LEN(SUBSTITUTE([.A376];4;&quot;&quot;)));[.B376])" office:value-type="float" office:value="0">
            <text:p>0</text:p>
          </table:table-cell>
          <table:table-cell table:formula="of:=PRODUCT(SUM(LEN([.A376]);-LEN(SUBSTITUTE([.A376];5;&quot;&quot;)));[.B376])" office:value-type="float" office:value="2">
            <text:p>2</text:p>
          </table:table-cell>
          <table:table-cell table:formula="of:=PRODUCT(SUM(LEN([.A376]);-LEN(SUBSTITUTE([.A376];6;&quot;&quot;)));[.B376])" office:value-type="float" office:value="1">
            <text:p>1</text:p>
          </table:table-cell>
          <table:table-cell table:formula="of:=PRODUCT(SUM(LEN([.A376]);-LEN(SUBSTITUTE([.A376];7;&quot;&quot;)));[.B376])" office:value-type="float" office:value="0">
            <text:p>0</text:p>
          </table:table-cell>
          <table:table-cell table:formula="of:=PRODUCT(SUM(LEN([.A376]);-LEN(SUBSTITUTE([.A376];8;&quot;&quot;)));[.B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7]);-LEN(SUBSTITUTE([.A377];1;&quot;&quot;)));[.B377])" office:value-type="float" office:value="1">
            <text:p>1</text:p>
          </table:table-cell>
          <table:table-cell table:formula="of:=PRODUCT(SUM(LEN([.A377]);-LEN(SUBSTITUTE([.A377];2;&quot;&quot;)));[.B377])" office:value-type="float" office:value="1">
            <text:p>1</text:p>
          </table:table-cell>
          <table:table-cell table:formula="of:=PRODUCT(SUM(LEN([.A377]);-LEN(SUBSTITUTE([.A377];3;&quot;&quot;)));[.B377])" office:value-type="float" office:value="0">
            <text:p>0</text:p>
          </table:table-cell>
          <table:table-cell table:formula="of:=PRODUCT(SUM(LEN([.A377]);-LEN(SUBSTITUTE([.A377];4;&quot;&quot;)));[.B377])" office:value-type="float" office:value="0">
            <text:p>0</text:p>
          </table:table-cell>
          <table:table-cell table:formula="of:=PRODUCT(SUM(LEN([.A377]);-LEN(SUBSTITUTE([.A377];5;&quot;&quot;)));[.B377])" office:value-type="float" office:value="0">
            <text:p>0</text:p>
          </table:table-cell>
          <table:table-cell table:formula="of:=PRODUCT(SUM(LEN([.A377]);-LEN(SUBSTITUTE([.A377];6;&quot;&quot;)));[.B377])" office:value-type="float" office:value="0">
            <text:p>0</text:p>
          </table:table-cell>
          <table:table-cell table:formula="of:=PRODUCT(SUM(LEN([.A377]);-LEN(SUBSTITUTE([.A377];7;&quot;&quot;)));[.B377])" office:value-type="float" office:value="0">
            <text:p>0</text:p>
          </table:table-cell>
          <table:table-cell table:formula="of:=PRODUCT(SUM(LEN([.A377]);-LEN(SUBSTITUTE([.A377];8;&quot;&quot;)));[.B37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8]);-LEN(SUBSTITUTE([.A378];1;&quot;&quot;)));[.B378])" office:value-type="float" office:value="2">
            <text:p>2</text:p>
          </table:table-cell>
          <table:table-cell table:formula="of:=PRODUCT(SUM(LEN([.A378]);-LEN(SUBSTITUTE([.A378];2;&quot;&quot;)));[.B378])" office:value-type="float" office:value="0">
            <text:p>0</text:p>
          </table:table-cell>
          <table:table-cell table:formula="of:=PRODUCT(SUM(LEN([.A378]);-LEN(SUBSTITUTE([.A378];3;&quot;&quot;)));[.B378])" office:value-type="float" office:value="0">
            <text:p>0</text:p>
          </table:table-cell>
          <table:table-cell table:formula="of:=PRODUCT(SUM(LEN([.A378]);-LEN(SUBSTITUTE([.A378];4;&quot;&quot;)));[.B378])" office:value-type="float" office:value="1">
            <text:p>1</text:p>
          </table:table-cell>
          <table:table-cell table:formula="of:=PRODUCT(SUM(LEN([.A378]);-LEN(SUBSTITUTE([.A378];5;&quot;&quot;)));[.B378])" office:value-type="float" office:value="0">
            <text:p>0</text:p>
          </table:table-cell>
          <table:table-cell table:formula="of:=PRODUCT(SUM(LEN([.A378]);-LEN(SUBSTITUTE([.A378];6;&quot;&quot;)));[.B378])" office:value-type="float" office:value="0">
            <text:p>0</text:p>
          </table:table-cell>
          <table:table-cell table:formula="of:=PRODUCT(SUM(LEN([.A378]);-LEN(SUBSTITUTE([.A378];7;&quot;&quot;)));[.B378])" office:value-type="float" office:value="0">
            <text:p>0</text:p>
          </table:table-cell>
          <table:table-cell table:formula="of:=PRODUCT(SUM(LEN([.A378]);-LEN(SUBSTITUTE([.A378];8;&quot;&quot;)));[.B37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9]);-LEN(SUBSTITUTE([.A379];1;&quot;&quot;)));[.B379])" office:value-type="float" office:value="2">
            <text:p>2</text:p>
          </table:table-cell>
          <table:table-cell table:formula="of:=PRODUCT(SUM(LEN([.A379]);-LEN(SUBSTITUTE([.A379];2;&quot;&quot;)));[.B379])" office:value-type="float" office:value="0">
            <text:p>0</text:p>
          </table:table-cell>
          <table:table-cell table:formula="of:=PRODUCT(SUM(LEN([.A379]);-LEN(SUBSTITUTE([.A379];3;&quot;&quot;)));[.B379])" office:value-type="float" office:value="0">
            <text:p>0</text:p>
          </table:table-cell>
          <table:table-cell table:formula="of:=PRODUCT(SUM(LEN([.A379]);-LEN(SUBSTITUTE([.A379];4;&quot;&quot;)));[.B379])" office:value-type="float" office:value="0">
            <text:p>0</text:p>
          </table:table-cell>
          <table:table-cell table:formula="of:=PRODUCT(SUM(LEN([.A379]);-LEN(SUBSTITUTE([.A379];5;&quot;&quot;)));[.B379])" office:value-type="float" office:value="2">
            <text:p>2</text:p>
          </table:table-cell>
          <table:table-cell table:formula="of:=PRODUCT(SUM(LEN([.A379]);-LEN(SUBSTITUTE([.A379];6;&quot;&quot;)));[.B379])" office:value-type="float" office:value="0">
            <text:p>0</text:p>
          </table:table-cell>
          <table:table-cell table:formula="of:=PRODUCT(SUM(LEN([.A379]);-LEN(SUBSTITUTE([.A379];7;&quot;&quot;)));[.B379])" office:value-type="float" office:value="0">
            <text:p>0</text:p>
          </table:table-cell>
          <table:table-cell table:formula="of:=PRODUCT(SUM(LEN([.A379]);-LEN(SUBSTITUTE([.A379];8;&quot;&quot;)));[.B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0]);-LEN(SUBSTITUTE([.A380];1;&quot;&quot;)));[.B380])" office:value-type="float" office:value="2">
            <text:p>2</text:p>
          </table:table-cell>
          <table:table-cell table:formula="of:=PRODUCT(SUM(LEN([.A380]);-LEN(SUBSTITUTE([.A380];2;&quot;&quot;)));[.B380])" office:value-type="float" office:value="1">
            <text:p>1</text:p>
          </table:table-cell>
          <table:table-cell table:formula="of:=PRODUCT(SUM(LEN([.A380]);-LEN(SUBSTITUTE([.A380];3;&quot;&quot;)));[.B380])" office:value-type="float" office:value="0">
            <text:p>0</text:p>
          </table:table-cell>
          <table:table-cell table:formula="of:=PRODUCT(SUM(LEN([.A380]);-LEN(SUBSTITUTE([.A380];4;&quot;&quot;)));[.B380])" office:value-type="float" office:value="0">
            <text:p>0</text:p>
          </table:table-cell>
          <table:table-cell table:formula="of:=PRODUCT(SUM(LEN([.A380]);-LEN(SUBSTITUTE([.A380];5;&quot;&quot;)));[.B380])" office:value-type="float" office:value="0">
            <text:p>0</text:p>
          </table:table-cell>
          <table:table-cell table:formula="of:=PRODUCT(SUM(LEN([.A380]);-LEN(SUBSTITUTE([.A380];6;&quot;&quot;)));[.B380])" office:value-type="float" office:value="1">
            <text:p>1</text:p>
          </table:table-cell>
          <table:table-cell table:formula="of:=PRODUCT(SUM(LEN([.A380]);-LEN(SUBSTITUTE([.A380];7;&quot;&quot;)));[.B380])" office:value-type="float" office:value="0">
            <text:p>0</text:p>
          </table:table-cell>
          <table:table-cell table:formula="of:=PRODUCT(SUM(LEN([.A380]);-LEN(SUBSTITUTE([.A380];8;&quot;&quot;)));[.B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1]);-LEN(SUBSTITUTE([.A381];1;&quot;&quot;)));[.B381])" office:value-type="float" office:value="1">
            <text:p>1</text:p>
          </table:table-cell>
          <table:table-cell table:formula="of:=PRODUCT(SUM(LEN([.A381]);-LEN(SUBSTITUTE([.A381];2;&quot;&quot;)));[.B381])" office:value-type="float" office:value="0">
            <text:p>0</text:p>
          </table:table-cell>
          <table:table-cell table:formula="of:=PRODUCT(SUM(LEN([.A381]);-LEN(SUBSTITUTE([.A381];3;&quot;&quot;)));[.B381])" office:value-type="float" office:value="1">
            <text:p>1</text:p>
          </table:table-cell>
          <table:table-cell table:formula="of:=PRODUCT(SUM(LEN([.A381]);-LEN(SUBSTITUTE([.A381];4;&quot;&quot;)));[.B381])" office:value-type="float" office:value="0">
            <text:p>0</text:p>
          </table:table-cell>
          <table:table-cell table:formula="of:=PRODUCT(SUM(LEN([.A381]);-LEN(SUBSTITUTE([.A381];5;&quot;&quot;)));[.B381])" office:value-type="float" office:value="1">
            <text:p>1</text:p>
          </table:table-cell>
          <table:table-cell table:formula="of:=PRODUCT(SUM(LEN([.A381]);-LEN(SUBSTITUTE([.A381];6;&quot;&quot;)));[.B381])" office:value-type="float" office:value="1">
            <text:p>1</text:p>
          </table:table-cell>
          <table:table-cell table:formula="of:=PRODUCT(SUM(LEN([.A381]);-LEN(SUBSTITUTE([.A381];7;&quot;&quot;)));[.B381])" office:value-type="float" office:value="0">
            <text:p>0</text:p>
          </table:table-cell>
          <table:table-cell table:formula="of:=PRODUCT(SUM(LEN([.A381]);-LEN(SUBSTITUTE([.A381];8;&quot;&quot;)));[.B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2]);-LEN(SUBSTITUTE([.A382];1;&quot;&quot;)));[.B382])" office:value-type="float" office:value="0">
            <text:p>0</text:p>
          </table:table-cell>
          <table:table-cell table:formula="of:=PRODUCT(SUM(LEN([.A382]);-LEN(SUBSTITUTE([.A382];2;&quot;&quot;)));[.B382])" office:value-type="float" office:value="1">
            <text:p>1</text:p>
          </table:table-cell>
          <table:table-cell table:formula="of:=PRODUCT(SUM(LEN([.A382]);-LEN(SUBSTITUTE([.A382];3;&quot;&quot;)));[.B382])" office:value-type="float" office:value="0">
            <text:p>0</text:p>
          </table:table-cell>
          <table:table-cell table:formula="of:=PRODUCT(SUM(LEN([.A382]);-LEN(SUBSTITUTE([.A382];4;&quot;&quot;)));[.B382])" office:value-type="float" office:value="0">
            <text:p>0</text:p>
          </table:table-cell>
          <table:table-cell table:formula="of:=PRODUCT(SUM(LEN([.A382]);-LEN(SUBSTITUTE([.A382];5;&quot;&quot;)));[.B382])" office:value-type="float" office:value="0">
            <text:p>0</text:p>
          </table:table-cell>
          <table:table-cell table:formula="of:=PRODUCT(SUM(LEN([.A382]);-LEN(SUBSTITUTE([.A382];6;&quot;&quot;)));[.B382])" office:value-type="float" office:value="1">
            <text:p>1</text:p>
          </table:table-cell>
          <table:table-cell table:formula="of:=PRODUCT(SUM(LEN([.A382]);-LEN(SUBSTITUTE([.A382];7;&quot;&quot;)));[.B382])" office:value-type="float" office:value="2">
            <text:p>2</text:p>
          </table:table-cell>
          <table:table-cell table:formula="of:=PRODUCT(SUM(LEN([.A382]);-LEN(SUBSTITUTE([.A382];8;&quot;&quot;)));[.B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3]);-LEN(SUBSTITUTE([.A383];1;&quot;&quot;)));[.B383])" office:value-type="float" office:value="0">
            <text:p>0</text:p>
          </table:table-cell>
          <table:table-cell table:formula="of:=PRODUCT(SUM(LEN([.A383]);-LEN(SUBSTITUTE([.A383];2;&quot;&quot;)));[.B383])" office:value-type="float" office:value="2">
            <text:p>2</text:p>
          </table:table-cell>
          <table:table-cell table:formula="of:=PRODUCT(SUM(LEN([.A383]);-LEN(SUBSTITUTE([.A383];3;&quot;&quot;)));[.B383])" office:value-type="float" office:value="0">
            <text:p>0</text:p>
          </table:table-cell>
          <table:table-cell table:formula="of:=PRODUCT(SUM(LEN([.A383]);-LEN(SUBSTITUTE([.A383];4;&quot;&quot;)));[.B383])" office:value-type="float" office:value="0">
            <text:p>0</text:p>
          </table:table-cell>
          <table:table-cell table:formula="of:=PRODUCT(SUM(LEN([.A383]);-LEN(SUBSTITUTE([.A383];5;&quot;&quot;)));[.B383])" office:value-type="float" office:value="0">
            <text:p>0</text:p>
          </table:table-cell>
          <table:table-cell table:formula="of:=PRODUCT(SUM(LEN([.A383]);-LEN(SUBSTITUTE([.A383];6;&quot;&quot;)));[.B383])" office:value-type="float" office:value="1">
            <text:p>1</text:p>
          </table:table-cell>
          <table:table-cell table:formula="of:=PRODUCT(SUM(LEN([.A383]);-LEN(SUBSTITUTE([.A383];7;&quot;&quot;)));[.B383])" office:value-type="float" office:value="0">
            <text:p>0</text:p>
          </table:table-cell>
          <table:table-cell table:formula="of:=PRODUCT(SUM(LEN([.A383]);-LEN(SUBSTITUTE([.A383];8;&quot;&quot;)));[.B38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4]);-LEN(SUBSTITUTE([.A384];1;&quot;&quot;)));[.B384])" office:value-type="float" office:value="0">
            <text:p>0</text:p>
          </table:table-cell>
          <table:table-cell table:formula="of:=PRODUCT(SUM(LEN([.A384]);-LEN(SUBSTITUTE([.A384];2;&quot;&quot;)));[.B384])" office:value-type="float" office:value="0">
            <text:p>0</text:p>
          </table:table-cell>
          <table:table-cell table:formula="of:=PRODUCT(SUM(LEN([.A384]);-LEN(SUBSTITUTE([.A384];3;&quot;&quot;)));[.B384])" office:value-type="float" office:value="0">
            <text:p>0</text:p>
          </table:table-cell>
          <table:table-cell table:formula="of:=PRODUCT(SUM(LEN([.A384]);-LEN(SUBSTITUTE([.A384];4;&quot;&quot;)));[.B384])" office:value-type="float" office:value="0">
            <text:p>0</text:p>
          </table:table-cell>
          <table:table-cell table:formula="of:=PRODUCT(SUM(LEN([.A384]);-LEN(SUBSTITUTE([.A384];5;&quot;&quot;)));[.B384])" office:value-type="float" office:value="1">
            <text:p>1</text:p>
          </table:table-cell>
          <table:table-cell table:formula="of:=PRODUCT(SUM(LEN([.A384]);-LEN(SUBSTITUTE([.A384];6;&quot;&quot;)));[.B384])" office:value-type="float" office:value="3">
            <text:p>3</text:p>
          </table:table-cell>
          <table:table-cell table:formula="of:=PRODUCT(SUM(LEN([.A384]);-LEN(SUBSTITUTE([.A384];7;&quot;&quot;)));[.B384])" office:value-type="float" office:value="0">
            <text:p>0</text:p>
          </table:table-cell>
          <table:table-cell table:formula="of:=PRODUCT(SUM(LEN([.A384]);-LEN(SUBSTITUTE([.A384];8;&quot;&quot;)));[.B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5]);-LEN(SUBSTITUTE([.A385];1;&quot;&quot;)));[.B385])" office:value-type="float" office:value="1">
            <text:p>1</text:p>
          </table:table-cell>
          <table:table-cell table:formula="of:=PRODUCT(SUM(LEN([.A385]);-LEN(SUBSTITUTE([.A385];2;&quot;&quot;)));[.B385])" office:value-type="float" office:value="1">
            <text:p>1</text:p>
          </table:table-cell>
          <table:table-cell table:formula="of:=PRODUCT(SUM(LEN([.A385]);-LEN(SUBSTITUTE([.A385];3;&quot;&quot;)));[.B385])" office:value-type="float" office:value="0">
            <text:p>0</text:p>
          </table:table-cell>
          <table:table-cell table:formula="of:=PRODUCT(SUM(LEN([.A385]);-LEN(SUBSTITUTE([.A385];4;&quot;&quot;)));[.B385])" office:value-type="float" office:value="0">
            <text:p>0</text:p>
          </table:table-cell>
          <table:table-cell table:formula="of:=PRODUCT(SUM(LEN([.A385]);-LEN(SUBSTITUTE([.A385];5;&quot;&quot;)));[.B385])" office:value-type="float" office:value="0">
            <text:p>0</text:p>
          </table:table-cell>
          <table:table-cell table:formula="of:=PRODUCT(SUM(LEN([.A385]);-LEN(SUBSTITUTE([.A385];6;&quot;&quot;)));[.B385])" office:value-type="float" office:value="2">
            <text:p>2</text:p>
          </table:table-cell>
          <table:table-cell table:formula="of:=PRODUCT(SUM(LEN([.A385]);-LEN(SUBSTITUTE([.A385];7;&quot;&quot;)));[.B385])" office:value-type="float" office:value="0">
            <text:p>0</text:p>
          </table:table-cell>
          <table:table-cell table:formula="of:=PRODUCT(SUM(LEN([.A385]);-LEN(SUBSTITUTE([.A385];8;&quot;&quot;)));[.B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6]);-LEN(SUBSTITUTE([.A386];1;&quot;&quot;)));[.B386])" office:value-type="float" office:value="0">
            <text:p>0</text:p>
          </table:table-cell>
          <table:table-cell table:formula="of:=PRODUCT(SUM(LEN([.A386]);-LEN(SUBSTITUTE([.A386];2;&quot;&quot;)));[.B386])" office:value-type="float" office:value="0">
            <text:p>0</text:p>
          </table:table-cell>
          <table:table-cell table:formula="of:=PRODUCT(SUM(LEN([.A386]);-LEN(SUBSTITUTE([.A386];3;&quot;&quot;)));[.B386])" office:value-type="float" office:value="0">
            <text:p>0</text:p>
          </table:table-cell>
          <table:table-cell table:formula="of:=PRODUCT(SUM(LEN([.A386]);-LEN(SUBSTITUTE([.A386];4;&quot;&quot;)));[.B386])" office:value-type="float" office:value="1">
            <text:p>1</text:p>
          </table:table-cell>
          <table:table-cell table:formula="of:=PRODUCT(SUM(LEN([.A386]);-LEN(SUBSTITUTE([.A386];5;&quot;&quot;)));[.B386])" office:value-type="float" office:value="0">
            <text:p>0</text:p>
          </table:table-cell>
          <table:table-cell table:formula="of:=PRODUCT(SUM(LEN([.A386]);-LEN(SUBSTITUTE([.A386];6;&quot;&quot;)));[.B386])" office:value-type="float" office:value="1">
            <text:p>1</text:p>
          </table:table-cell>
          <table:table-cell table:formula="of:=PRODUCT(SUM(LEN([.A386]);-LEN(SUBSTITUTE([.A386];7;&quot;&quot;)));[.B386])" office:value-type="float" office:value="2">
            <text:p>2</text:p>
          </table:table-cell>
          <table:table-cell table:formula="of:=PRODUCT(SUM(LEN([.A386]);-LEN(SUBSTITUTE([.A386];8;&quot;&quot;)));[.B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7]);-LEN(SUBSTITUTE([.A387];1;&quot;&quot;)));[.B387])" office:value-type="float" office:value="0">
            <text:p>0</text:p>
          </table:table-cell>
          <table:table-cell table:formula="of:=PRODUCT(SUM(LEN([.A387]);-LEN(SUBSTITUTE([.A387];2;&quot;&quot;)));[.B387])" office:value-type="float" office:value="1">
            <text:p>1</text:p>
          </table:table-cell>
          <table:table-cell table:formula="of:=PRODUCT(SUM(LEN([.A387]);-LEN(SUBSTITUTE([.A387];3;&quot;&quot;)));[.B387])" office:value-type="float" office:value="1">
            <text:p>1</text:p>
          </table:table-cell>
          <table:table-cell table:formula="of:=PRODUCT(SUM(LEN([.A387]);-LEN(SUBSTITUTE([.A387];4;&quot;&quot;)));[.B387])" office:value-type="float" office:value="0">
            <text:p>0</text:p>
          </table:table-cell>
          <table:table-cell table:formula="of:=PRODUCT(SUM(LEN([.A387]);-LEN(SUBSTITUTE([.A387];5;&quot;&quot;)));[.B387])" office:value-type="float" office:value="1">
            <text:p>1</text:p>
          </table:table-cell>
          <table:table-cell table:formula="of:=PRODUCT(SUM(LEN([.A387]);-LEN(SUBSTITUTE([.A387];6;&quot;&quot;)));[.B387])" office:value-type="float" office:value="1">
            <text:p>1</text:p>
          </table:table-cell>
          <table:table-cell table:formula="of:=PRODUCT(SUM(LEN([.A387]);-LEN(SUBSTITUTE([.A387];7;&quot;&quot;)));[.B387])" office:value-type="float" office:value="0">
            <text:p>0</text:p>
          </table:table-cell>
          <table:table-cell table:formula="of:=PRODUCT(SUM(LEN([.A387]);-LEN(SUBSTITUTE([.A387];8;&quot;&quot;)));[.B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8]);-LEN(SUBSTITUTE([.A388];1;&quot;&quot;)));[.B388])" office:value-type="float" office:value="1">
            <text:p>1</text:p>
          </table:table-cell>
          <table:table-cell table:formula="of:=PRODUCT(SUM(LEN([.A388]);-LEN(SUBSTITUTE([.A388];2;&quot;&quot;)));[.B388])" office:value-type="float" office:value="0">
            <text:p>0</text:p>
          </table:table-cell>
          <table:table-cell table:formula="of:=PRODUCT(SUM(LEN([.A388]);-LEN(SUBSTITUTE([.A388];3;&quot;&quot;)));[.B388])" office:value-type="float" office:value="0">
            <text:p>0</text:p>
          </table:table-cell>
          <table:table-cell table:formula="of:=PRODUCT(SUM(LEN([.A388]);-LEN(SUBSTITUTE([.A388];4;&quot;&quot;)));[.B388])" office:value-type="float" office:value="0">
            <text:p>0</text:p>
          </table:table-cell>
          <table:table-cell table:formula="of:=PRODUCT(SUM(LEN([.A388]);-LEN(SUBSTITUTE([.A388];5;&quot;&quot;)));[.B388])" office:value-type="float" office:value="0">
            <text:p>0</text:p>
          </table:table-cell>
          <table:table-cell table:formula="of:=PRODUCT(SUM(LEN([.A388]);-LEN(SUBSTITUTE([.A388];6;&quot;&quot;)));[.B388])" office:value-type="float" office:value="1">
            <text:p>1</text:p>
          </table:table-cell>
          <table:table-cell table:formula="of:=PRODUCT(SUM(LEN([.A388]);-LEN(SUBSTITUTE([.A388];7;&quot;&quot;)));[.B388])" office:value-type="float" office:value="1">
            <text:p>1</text:p>
          </table:table-cell>
          <table:table-cell table:formula="of:=PRODUCT(SUM(LEN([.A388]);-LEN(SUBSTITUTE([.A388];8;&quot;&quot;)));[.B38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9]);-LEN(SUBSTITUTE([.A389];1;&quot;&quot;)));[.B389])" office:value-type="float" office:value="0">
            <text:p>0</text:p>
          </table:table-cell>
          <table:table-cell table:formula="of:=PRODUCT(SUM(LEN([.A389]);-LEN(SUBSTITUTE([.A389];2;&quot;&quot;)));[.B389])" office:value-type="float" office:value="1">
            <text:p>1</text:p>
          </table:table-cell>
          <table:table-cell table:formula="of:=PRODUCT(SUM(LEN([.A389]);-LEN(SUBSTITUTE([.A389];3;&quot;&quot;)));[.B389])" office:value-type="float" office:value="1">
            <text:p>1</text:p>
          </table:table-cell>
          <table:table-cell table:formula="of:=PRODUCT(SUM(LEN([.A389]);-LEN(SUBSTITUTE([.A389];4;&quot;&quot;)));[.B389])" office:value-type="float" office:value="0">
            <text:p>0</text:p>
          </table:table-cell>
          <table:table-cell table:formula="of:=PRODUCT(SUM(LEN([.A389]);-LEN(SUBSTITUTE([.A389];5;&quot;&quot;)));[.B389])" office:value-type="float" office:value="0">
            <text:p>0</text:p>
          </table:table-cell>
          <table:table-cell table:formula="of:=PRODUCT(SUM(LEN([.A389]);-LEN(SUBSTITUTE([.A389];6;&quot;&quot;)));[.B389])" office:value-type="float" office:value="1">
            <text:p>1</text:p>
          </table:table-cell>
          <table:table-cell table:formula="of:=PRODUCT(SUM(LEN([.A389]);-LEN(SUBSTITUTE([.A389];7;&quot;&quot;)));[.B389])" office:value-type="float" office:value="1">
            <text:p>1</text:p>
          </table:table-cell>
          <table:table-cell table:formula="of:=PRODUCT(SUM(LEN([.A389]);-LEN(SUBSTITUTE([.A389];8;&quot;&quot;)));[.B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0]);-LEN(SUBSTITUTE([.A390];1;&quot;&quot;)));[.B390])" office:value-type="float" office:value="0">
            <text:p>0</text:p>
          </table:table-cell>
          <table:table-cell table:formula="of:=PRODUCT(SUM(LEN([.A390]);-LEN(SUBSTITUTE([.A390];2;&quot;&quot;)));[.B390])" office:value-type="float" office:value="0">
            <text:p>0</text:p>
          </table:table-cell>
          <table:table-cell table:formula="of:=PRODUCT(SUM(LEN([.A390]);-LEN(SUBSTITUTE([.A390];3;&quot;&quot;)));[.B390])" office:value-type="float" office:value="0">
            <text:p>0</text:p>
          </table:table-cell>
          <table:table-cell table:formula="of:=PRODUCT(SUM(LEN([.A390]);-LEN(SUBSTITUTE([.A390];4;&quot;&quot;)));[.B390])" office:value-type="float" office:value="1">
            <text:p>1</text:p>
          </table:table-cell>
          <table:table-cell table:formula="of:=PRODUCT(SUM(LEN([.A390]);-LEN(SUBSTITUTE([.A390];5;&quot;&quot;)));[.B390])" office:value-type="float" office:value="0">
            <text:p>0</text:p>
          </table:table-cell>
          <table:table-cell table:formula="of:=PRODUCT(SUM(LEN([.A390]);-LEN(SUBSTITUTE([.A390];6;&quot;&quot;)));[.B390])" office:value-type="float" office:value="2">
            <text:p>2</text:p>
          </table:table-cell>
          <table:table-cell table:formula="of:=PRODUCT(SUM(LEN([.A390]);-LEN(SUBSTITUTE([.A390];7;&quot;&quot;)));[.B390])" office:value-type="float" office:value="1">
            <text:p>1</text:p>
          </table:table-cell>
          <table:table-cell table:formula="of:=PRODUCT(SUM(LEN([.A390]);-LEN(SUBSTITUTE([.A390];8;&quot;&quot;)));[.B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1]);-LEN(SUBSTITUTE([.A391];1;&quot;&quot;)));[.B391])" office:value-type="float" office:value="0">
            <text:p>0</text:p>
          </table:table-cell>
          <table:table-cell table:formula="of:=PRODUCT(SUM(LEN([.A391]);-LEN(SUBSTITUTE([.A391];2;&quot;&quot;)));[.B391])" office:value-type="float" office:value="0">
            <text:p>0</text:p>
          </table:table-cell>
          <table:table-cell table:formula="of:=PRODUCT(SUM(LEN([.A391]);-LEN(SUBSTITUTE([.A391];3;&quot;&quot;)));[.B391])" office:value-type="float" office:value="1">
            <text:p>1</text:p>
          </table:table-cell>
          <table:table-cell table:formula="of:=PRODUCT(SUM(LEN([.A391]);-LEN(SUBSTITUTE([.A391];4;&quot;&quot;)));[.B391])" office:value-type="float" office:value="0">
            <text:p>0</text:p>
          </table:table-cell>
          <table:table-cell table:formula="of:=PRODUCT(SUM(LEN([.A391]);-LEN(SUBSTITUTE([.A391];5;&quot;&quot;)));[.B391])" office:value-type="float" office:value="0">
            <text:p>0</text:p>
          </table:table-cell>
          <table:table-cell table:formula="of:=PRODUCT(SUM(LEN([.A391]);-LEN(SUBSTITUTE([.A391];6;&quot;&quot;)));[.B391])" office:value-type="float" office:value="1">
            <text:p>1</text:p>
          </table:table-cell>
          <table:table-cell table:formula="of:=PRODUCT(SUM(LEN([.A391]);-LEN(SUBSTITUTE([.A391];7;&quot;&quot;)));[.B391])" office:value-type="float" office:value="2">
            <text:p>2</text:p>
          </table:table-cell>
          <table:table-cell table:formula="of:=PRODUCT(SUM(LEN([.A391]);-LEN(SUBSTITUTE([.A391];8;&quot;&quot;)));[.B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2]);-LEN(SUBSTITUTE([.A392];1;&quot;&quot;)));[.B392])" office:value-type="float" office:value="0">
            <text:p>0</text:p>
          </table:table-cell>
          <table:table-cell table:formula="of:=PRODUCT(SUM(LEN([.A392]);-LEN(SUBSTITUTE([.A392];2;&quot;&quot;)));[.B392])" office:value-type="float" office:value="0">
            <text:p>0</text:p>
          </table:table-cell>
          <table:table-cell table:formula="of:=PRODUCT(SUM(LEN([.A392]);-LEN(SUBSTITUTE([.A392];3;&quot;&quot;)));[.B392])" office:value-type="float" office:value="1">
            <text:p>1</text:p>
          </table:table-cell>
          <table:table-cell table:formula="of:=PRODUCT(SUM(LEN([.A392]);-LEN(SUBSTITUTE([.A392];4;&quot;&quot;)));[.B392])" office:value-type="float" office:value="1">
            <text:p>1</text:p>
          </table:table-cell>
          <table:table-cell table:formula="of:=PRODUCT(SUM(LEN([.A392]);-LEN(SUBSTITUTE([.A392];5;&quot;&quot;)));[.B392])" office:value-type="float" office:value="0">
            <text:p>0</text:p>
          </table:table-cell>
          <table:table-cell table:formula="of:=PRODUCT(SUM(LEN([.A392]);-LEN(SUBSTITUTE([.A392];6;&quot;&quot;)));[.B392])" office:value-type="float" office:value="1">
            <text:p>1</text:p>
          </table:table-cell>
          <table:table-cell table:formula="of:=PRODUCT(SUM(LEN([.A392]);-LEN(SUBSTITUTE([.A392];7;&quot;&quot;)));[.B392])" office:value-type="float" office:value="1">
            <text:p>1</text:p>
          </table:table-cell>
          <table:table-cell table:formula="of:=PRODUCT(SUM(LEN([.A392]);-LEN(SUBSTITUTE([.A392];8;&quot;&quot;)));[.B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3]);-LEN(SUBSTITUTE([.A393];1;&quot;&quot;)));[.B393])" office:value-type="float" office:value="0">
            <text:p>0</text:p>
          </table:table-cell>
          <table:table-cell table:formula="of:=PRODUCT(SUM(LEN([.A393]);-LEN(SUBSTITUTE([.A393];2;&quot;&quot;)));[.B393])" office:value-type="float" office:value="0">
            <text:p>0</text:p>
          </table:table-cell>
          <table:table-cell table:formula="of:=PRODUCT(SUM(LEN([.A393]);-LEN(SUBSTITUTE([.A393];3;&quot;&quot;)));[.B393])" office:value-type="float" office:value="0">
            <text:p>0</text:p>
          </table:table-cell>
          <table:table-cell table:formula="of:=PRODUCT(SUM(LEN([.A393]);-LEN(SUBSTITUTE([.A393];4;&quot;&quot;)));[.B393])" office:value-type="float" office:value="0">
            <text:p>0</text:p>
          </table:table-cell>
          <table:table-cell table:formula="of:=PRODUCT(SUM(LEN([.A393]);-LEN(SUBSTITUTE([.A393];5;&quot;&quot;)));[.B393])" office:value-type="float" office:value="0">
            <text:p>0</text:p>
          </table:table-cell>
          <table:table-cell table:formula="of:=PRODUCT(SUM(LEN([.A393]);-LEN(SUBSTITUTE([.A393];6;&quot;&quot;)));[.B393])" office:value-type="float" office:value="4">
            <text:p>4</text:p>
          </table:table-cell>
          <table:table-cell table:formula="of:=PRODUCT(SUM(LEN([.A393]);-LEN(SUBSTITUTE([.A393];7;&quot;&quot;)));[.B393])" office:value-type="float" office:value="0">
            <text:p>0</text:p>
          </table:table-cell>
          <table:table-cell table:formula="of:=PRODUCT(SUM(LEN([.A393]);-LEN(SUBSTITUTE([.A393];8;&quot;&quot;)));[.B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4]);-LEN(SUBSTITUTE([.A394];1;&quot;&quot;)));[.B394])" office:value-type="float" office:value="0">
            <text:p>0</text:p>
          </table:table-cell>
          <table:table-cell table:formula="of:=PRODUCT(SUM(LEN([.A394]);-LEN(SUBSTITUTE([.A394];2;&quot;&quot;)));[.B394])" office:value-type="float" office:value="1">
            <text:p>1</text:p>
          </table:table-cell>
          <table:table-cell table:formula="of:=PRODUCT(SUM(LEN([.A394]);-LEN(SUBSTITUTE([.A394];3;&quot;&quot;)));[.B394])" office:value-type="float" office:value="1">
            <text:p>1</text:p>
          </table:table-cell>
          <table:table-cell table:formula="of:=PRODUCT(SUM(LEN([.A394]);-LEN(SUBSTITUTE([.A394];4;&quot;&quot;)));[.B394])" office:value-type="float" office:value="1">
            <text:p>1</text:p>
          </table:table-cell>
          <table:table-cell table:formula="of:=PRODUCT(SUM(LEN([.A394]);-LEN(SUBSTITUTE([.A394];5;&quot;&quot;)));[.B394])" office:value-type="float" office:value="0">
            <text:p>0</text:p>
          </table:table-cell>
          <table:table-cell table:formula="of:=PRODUCT(SUM(LEN([.A394]);-LEN(SUBSTITUTE([.A394];6;&quot;&quot;)));[.B394])" office:value-type="float" office:value="1">
            <text:p>1</text:p>
          </table:table-cell>
          <table:table-cell table:formula="of:=PRODUCT(SUM(LEN([.A394]);-LEN(SUBSTITUTE([.A394];7;&quot;&quot;)));[.B394])" office:value-type="float" office:value="0">
            <text:p>0</text:p>
          </table:table-cell>
          <table:table-cell table:formula="of:=PRODUCT(SUM(LEN([.A394]);-LEN(SUBSTITUTE([.A394];8;&quot;&quot;)));[.B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5]);-LEN(SUBSTITUTE([.A395];1;&quot;&quot;)));[.B395])" office:value-type="float" office:value="0">
            <text:p>0</text:p>
          </table:table-cell>
          <table:table-cell table:formula="of:=PRODUCT(SUM(LEN([.A395]);-LEN(SUBSTITUTE([.A395];2;&quot;&quot;)));[.B395])" office:value-type="float" office:value="0">
            <text:p>0</text:p>
          </table:table-cell>
          <table:table-cell table:formula="of:=PRODUCT(SUM(LEN([.A395]);-LEN(SUBSTITUTE([.A395];3;&quot;&quot;)));[.B395])" office:value-type="float" office:value="0">
            <text:p>0</text:p>
          </table:table-cell>
          <table:table-cell table:formula="of:=PRODUCT(SUM(LEN([.A395]);-LEN(SUBSTITUTE([.A395];4;&quot;&quot;)));[.B395])" office:value-type="float" office:value="1">
            <text:p>1</text:p>
          </table:table-cell>
          <table:table-cell table:formula="of:=PRODUCT(SUM(LEN([.A395]);-LEN(SUBSTITUTE([.A395];5;&quot;&quot;)));[.B395])" office:value-type="float" office:value="0">
            <text:p>0</text:p>
          </table:table-cell>
          <table:table-cell table:formula="of:=PRODUCT(SUM(LEN([.A395]);-LEN(SUBSTITUTE([.A395];6;&quot;&quot;)));[.B395])" office:value-type="float" office:value="3">
            <text:p>3</text:p>
          </table:table-cell>
          <table:table-cell table:formula="of:=PRODUCT(SUM(LEN([.A395]);-LEN(SUBSTITUTE([.A395];7;&quot;&quot;)));[.B395])" office:value-type="float" office:value="0">
            <text:p>0</text:p>
          </table:table-cell>
          <table:table-cell table:formula="of:=PRODUCT(SUM(LEN([.A395]);-LEN(SUBSTITUTE([.A395];8;&quot;&quot;)));[.B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6]);-LEN(SUBSTITUTE([.A396];1;&quot;&quot;)));[.B396])" office:value-type="float" office:value="0">
            <text:p>0</text:p>
          </table:table-cell>
          <table:table-cell table:formula="of:=PRODUCT(SUM(LEN([.A396]);-LEN(SUBSTITUTE([.A396];2;&quot;&quot;)));[.B396])" office:value-type="float" office:value="0">
            <text:p>0</text:p>
          </table:table-cell>
          <table:table-cell table:formula="of:=PRODUCT(SUM(LEN([.A396]);-LEN(SUBSTITUTE([.A396];3;&quot;&quot;)));[.B396])" office:value-type="float" office:value="0">
            <text:p>0</text:p>
          </table:table-cell>
          <table:table-cell table:formula="of:=PRODUCT(SUM(LEN([.A396]);-LEN(SUBSTITUTE([.A396];4;&quot;&quot;)));[.B396])" office:value-type="float" office:value="0">
            <text:p>0</text:p>
          </table:table-cell>
          <table:table-cell table:formula="of:=PRODUCT(SUM(LEN([.A396]);-LEN(SUBSTITUTE([.A396];5;&quot;&quot;)));[.B396])" office:value-type="float" office:value="0">
            <text:p>0</text:p>
          </table:table-cell>
          <table:table-cell table:formula="of:=PRODUCT(SUM(LEN([.A396]);-LEN(SUBSTITUTE([.A396];6;&quot;&quot;)));[.B396])" office:value-type="float" office:value="1">
            <text:p>1</text:p>
          </table:table-cell>
          <table:table-cell table:formula="of:=PRODUCT(SUM(LEN([.A396]);-LEN(SUBSTITUTE([.A396];7;&quot;&quot;)));[.B396])" office:value-type="float" office:value="3">
            <text:p>3</text:p>
          </table:table-cell>
          <table:table-cell table:formula="of:=PRODUCT(SUM(LEN([.A396]);-LEN(SUBSTITUTE([.A396];8;&quot;&quot;)));[.B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7]);-LEN(SUBSTITUTE([.A397];1;&quot;&quot;)));[.B397])" office:value-type="float" office:value="1">
            <text:p>1</text:p>
          </table:table-cell>
          <table:table-cell table:formula="of:=PRODUCT(SUM(LEN([.A397]);-LEN(SUBSTITUTE([.A397];2;&quot;&quot;)));[.B397])" office:value-type="float" office:value="1">
            <text:p>1</text:p>
          </table:table-cell>
          <table:table-cell table:formula="of:=PRODUCT(SUM(LEN([.A397]);-LEN(SUBSTITUTE([.A397];3;&quot;&quot;)));[.B397])" office:value-type="float" office:value="0">
            <text:p>0</text:p>
          </table:table-cell>
          <table:table-cell table:formula="of:=PRODUCT(SUM(LEN([.A397]);-LEN(SUBSTITUTE([.A397];4;&quot;&quot;)));[.B397])" office:value-type="float" office:value="0">
            <text:p>0</text:p>
          </table:table-cell>
          <table:table-cell table:formula="of:=PRODUCT(SUM(LEN([.A397]);-LEN(SUBSTITUTE([.A397];5;&quot;&quot;)));[.B397])" office:value-type="float" office:value="0">
            <text:p>0</text:p>
          </table:table-cell>
          <table:table-cell table:formula="of:=PRODUCT(SUM(LEN([.A397]);-LEN(SUBSTITUTE([.A397];6;&quot;&quot;)));[.B397])" office:value-type="float" office:value="1">
            <text:p>1</text:p>
          </table:table-cell>
          <table:table-cell table:formula="of:=PRODUCT(SUM(LEN([.A397]);-LEN(SUBSTITUTE([.A397];7;&quot;&quot;)));[.B397])" office:value-type="float" office:value="1">
            <text:p>1</text:p>
          </table:table-cell>
          <table:table-cell table:formula="of:=PRODUCT(SUM(LEN([.A397]);-LEN(SUBSTITUTE([.A397];8;&quot;&quot;)));[.B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8]);-LEN(SUBSTITUTE([.A398];1;&quot;&quot;)));[.B398])" office:value-type="float" office:value="0">
            <text:p>0</text:p>
          </table:table-cell>
          <table:table-cell table:formula="of:=PRODUCT(SUM(LEN([.A398]);-LEN(SUBSTITUTE([.A398];2;&quot;&quot;)));[.B398])" office:value-type="float" office:value="0">
            <text:p>0</text:p>
          </table:table-cell>
          <table:table-cell table:formula="of:=PRODUCT(SUM(LEN([.A398]);-LEN(SUBSTITUTE([.A398];3;&quot;&quot;)));[.B398])" office:value-type="float" office:value="0">
            <text:p>0</text:p>
          </table:table-cell>
          <table:table-cell table:formula="of:=PRODUCT(SUM(LEN([.A398]);-LEN(SUBSTITUTE([.A398];4;&quot;&quot;)));[.B398])" office:value-type="float" office:value="0">
            <text:p>0</text:p>
          </table:table-cell>
          <table:table-cell table:formula="of:=PRODUCT(SUM(LEN([.A398]);-LEN(SUBSTITUTE([.A398];5;&quot;&quot;)));[.B398])" office:value-type="float" office:value="0">
            <text:p>0</text:p>
          </table:table-cell>
          <table:table-cell table:formula="of:=PRODUCT(SUM(LEN([.A398]);-LEN(SUBSTITUTE([.A398];6;&quot;&quot;)));[.B398])" office:value-type="float" office:value="1">
            <text:p>1</text:p>
          </table:table-cell>
          <table:table-cell table:formula="of:=PRODUCT(SUM(LEN([.A398]);-LEN(SUBSTITUTE([.A398];7;&quot;&quot;)));[.B398])" office:value-type="float" office:value="2">
            <text:p>2</text:p>
          </table:table-cell>
          <table:table-cell table:formula="of:=PRODUCT(SUM(LEN([.A398]);-LEN(SUBSTITUTE([.A398];8;&quot;&quot;)));[.B39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9]);-LEN(SUBSTITUTE([.A399];1;&quot;&quot;)));[.B399])" office:value-type="float" office:value="0">
            <text:p>0</text:p>
          </table:table-cell>
          <table:table-cell table:formula="of:=PRODUCT(SUM(LEN([.A399]);-LEN(SUBSTITUTE([.A399];2;&quot;&quot;)));[.B399])" office:value-type="float" office:value="0">
            <text:p>0</text:p>
          </table:table-cell>
          <table:table-cell table:formula="of:=PRODUCT(SUM(LEN([.A399]);-LEN(SUBSTITUTE([.A399];3;&quot;&quot;)));[.B399])" office:value-type="float" office:value="0">
            <text:p>0</text:p>
          </table:table-cell>
          <table:table-cell table:formula="of:=PRODUCT(SUM(LEN([.A399]);-LEN(SUBSTITUTE([.A399];4;&quot;&quot;)));[.B399])" office:value-type="float" office:value="0">
            <text:p>0</text:p>
          </table:table-cell>
          <table:table-cell table:formula="of:=PRODUCT(SUM(LEN([.A399]);-LEN(SUBSTITUTE([.A399];5;&quot;&quot;)));[.B399])" office:value-type="float" office:value="2">
            <text:p>2</text:p>
          </table:table-cell>
          <table:table-cell table:formula="of:=PRODUCT(SUM(LEN([.A399]);-LEN(SUBSTITUTE([.A399];6;&quot;&quot;)));[.B399])" office:value-type="float" office:value="2">
            <text:p>2</text:p>
          </table:table-cell>
          <table:table-cell table:formula="of:=PRODUCT(SUM(LEN([.A399]);-LEN(SUBSTITUTE([.A399];7;&quot;&quot;)));[.B399])" office:value-type="float" office:value="0">
            <text:p>0</text:p>
          </table:table-cell>
          <table:table-cell table:formula="of:=PRODUCT(SUM(LEN([.A399]);-LEN(SUBSTITUTE([.A399];8;&quot;&quot;)));[.B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0]);-LEN(SUBSTITUTE([.A400];1;&quot;&quot;)));[.B400])" office:value-type="float" office:value="0">
            <text:p>0</text:p>
          </table:table-cell>
          <table:table-cell table:formula="of:=PRODUCT(SUM(LEN([.A400]);-LEN(SUBSTITUTE([.A400];2;&quot;&quot;)));[.B400])" office:value-type="float" office:value="0">
            <text:p>0</text:p>
          </table:table-cell>
          <table:table-cell table:formula="of:=PRODUCT(SUM(LEN([.A400]);-LEN(SUBSTITUTE([.A400];3;&quot;&quot;)));[.B400])" office:value-type="float" office:value="1">
            <text:p>1</text:p>
          </table:table-cell>
          <table:table-cell table:formula="of:=PRODUCT(SUM(LEN([.A400]);-LEN(SUBSTITUTE([.A400];4;&quot;&quot;)));[.B400])" office:value-type="float" office:value="1">
            <text:p>1</text:p>
          </table:table-cell>
          <table:table-cell table:formula="of:=PRODUCT(SUM(LEN([.A400]);-LEN(SUBSTITUTE([.A400];5;&quot;&quot;)));[.B400])" office:value-type="float" office:value="0">
            <text:p>0</text:p>
          </table:table-cell>
          <table:table-cell table:formula="of:=PRODUCT(SUM(LEN([.A400]);-LEN(SUBSTITUTE([.A400];6;&quot;&quot;)));[.B400])" office:value-type="float" office:value="1">
            <text:p>1</text:p>
          </table:table-cell>
          <table:table-cell table:formula="of:=PRODUCT(SUM(LEN([.A400]);-LEN(SUBSTITUTE([.A400];7;&quot;&quot;)));[.B400])" office:value-type="float" office:value="1">
            <text:p>1</text:p>
          </table:table-cell>
          <table:table-cell table:formula="of:=PRODUCT(SUM(LEN([.A400]);-LEN(SUBSTITUTE([.A400];8;&quot;&quot;)));[.B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1]);-LEN(SUBSTITUTE([.A401];1;&quot;&quot;)));[.B401])" office:value-type="float" office:value="0">
            <text:p>0</text:p>
          </table:table-cell>
          <table:table-cell table:formula="of:=PRODUCT(SUM(LEN([.A401]);-LEN(SUBSTITUTE([.A401];2;&quot;&quot;)));[.B401])" office:value-type="float" office:value="0">
            <text:p>0</text:p>
          </table:table-cell>
          <table:table-cell table:formula="of:=PRODUCT(SUM(LEN([.A401]);-LEN(SUBSTITUTE([.A401];3;&quot;&quot;)));[.B401])" office:value-type="float" office:value="1">
            <text:p>1</text:p>
          </table:table-cell>
          <table:table-cell table:formula="of:=PRODUCT(SUM(LEN([.A401]);-LEN(SUBSTITUTE([.A401];4;&quot;&quot;)));[.B401])" office:value-type="float" office:value="1">
            <text:p>1</text:p>
          </table:table-cell>
          <table:table-cell table:formula="of:=PRODUCT(SUM(LEN([.A401]);-LEN(SUBSTITUTE([.A401];5;&quot;&quot;)));[.B401])" office:value-type="float" office:value="1">
            <text:p>1</text:p>
          </table:table-cell>
          <table:table-cell table:formula="of:=PRODUCT(SUM(LEN([.A401]);-LEN(SUBSTITUTE([.A401];6;&quot;&quot;)));[.B401])" office:value-type="float" office:value="1">
            <text:p>1</text:p>
          </table:table-cell>
          <table:table-cell table:formula="of:=PRODUCT(SUM(LEN([.A401]);-LEN(SUBSTITUTE([.A401];7;&quot;&quot;)));[.B401])" office:value-type="float" office:value="0">
            <text:p>0</text:p>
          </table:table-cell>
          <table:table-cell table:formula="of:=PRODUCT(SUM(LEN([.A401]);-LEN(SUBSTITUTE([.A401];8;&quot;&quot;)));[.B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2]);-LEN(SUBSTITUTE([.A402];1;&quot;&quot;)));[.B402])" office:value-type="float" office:value="0">
            <text:p>0</text:p>
          </table:table-cell>
          <table:table-cell table:formula="of:=PRODUCT(SUM(LEN([.A402]);-LEN(SUBSTITUTE([.A402];2;&quot;&quot;)));[.B402])" office:value-type="float" office:value="0">
            <text:p>0</text:p>
          </table:table-cell>
          <table:table-cell table:formula="of:=PRODUCT(SUM(LEN([.A402]);-LEN(SUBSTITUTE([.A402];3;&quot;&quot;)));[.B402])" office:value-type="float" office:value="0">
            <text:p>0</text:p>
          </table:table-cell>
          <table:table-cell table:formula="of:=PRODUCT(SUM(LEN([.A402]);-LEN(SUBSTITUTE([.A402];4;&quot;&quot;)));[.B402])" office:value-type="float" office:value="0">
            <text:p>0</text:p>
          </table:table-cell>
          <table:table-cell table:formula="of:=PRODUCT(SUM(LEN([.A402]);-LEN(SUBSTITUTE([.A402];5;&quot;&quot;)));[.B402])" office:value-type="float" office:value="1">
            <text:p>1</text:p>
          </table:table-cell>
          <table:table-cell table:formula="of:=PRODUCT(SUM(LEN([.A402]);-LEN(SUBSTITUTE([.A402];6;&quot;&quot;)));[.B402])" office:value-type="float" office:value="1">
            <text:p>1</text:p>
          </table:table-cell>
          <table:table-cell table:formula="of:=PRODUCT(SUM(LEN([.A402]);-LEN(SUBSTITUTE([.A402];7;&quot;&quot;)));[.B402])" office:value-type="float" office:value="0">
            <text:p>0</text:p>
          </table:table-cell>
          <table:table-cell table:formula="of:=PRODUCT(SUM(LEN([.A402]);-LEN(SUBSTITUTE([.A402];8;&quot;&quot;)));[.B40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3]);-LEN(SUBSTITUTE([.A403];1;&quot;&quot;)));[.B403])" office:value-type="float" office:value="1">
            <text:p>1</text:p>
          </table:table-cell>
          <table:table-cell table:formula="of:=PRODUCT(SUM(LEN([.A403]);-LEN(SUBSTITUTE([.A403];2;&quot;&quot;)));[.B403])" office:value-type="float" office:value="1">
            <text:p>1</text:p>
          </table:table-cell>
          <table:table-cell table:formula="of:=PRODUCT(SUM(LEN([.A403]);-LEN(SUBSTITUTE([.A403];3;&quot;&quot;)));[.B403])" office:value-type="float" office:value="0">
            <text:p>0</text:p>
          </table:table-cell>
          <table:table-cell table:formula="of:=PRODUCT(SUM(LEN([.A403]);-LEN(SUBSTITUTE([.A403];4;&quot;&quot;)));[.B403])" office:value-type="float" office:value="0">
            <text:p>0</text:p>
          </table:table-cell>
          <table:table-cell table:formula="of:=PRODUCT(SUM(LEN([.A403]);-LEN(SUBSTITUTE([.A403];5;&quot;&quot;)));[.B403])" office:value-type="float" office:value="1">
            <text:p>1</text:p>
          </table:table-cell>
          <table:table-cell table:formula="of:=PRODUCT(SUM(LEN([.A403]);-LEN(SUBSTITUTE([.A403];6;&quot;&quot;)));[.B403])" office:value-type="float" office:value="1">
            <text:p>1</text:p>
          </table:table-cell>
          <table:table-cell table:formula="of:=PRODUCT(SUM(LEN([.A403]);-LEN(SUBSTITUTE([.A403];7;&quot;&quot;)));[.B403])" office:value-type="float" office:value="0">
            <text:p>0</text:p>
          </table:table-cell>
          <table:table-cell table:formula="of:=PRODUCT(SUM(LEN([.A403]);-LEN(SUBSTITUTE([.A403];8;&quot;&quot;)));[.B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4]);-LEN(SUBSTITUTE([.A404];1;&quot;&quot;)));[.B404])" office:value-type="float" office:value="0">
            <text:p>0</text:p>
          </table:table-cell>
          <table:table-cell table:formula="of:=PRODUCT(SUM(LEN([.A404]);-LEN(SUBSTITUTE([.A404];2;&quot;&quot;)));[.B404])" office:value-type="float" office:value="1">
            <text:p>1</text:p>
          </table:table-cell>
          <table:table-cell table:formula="of:=PRODUCT(SUM(LEN([.A404]);-LEN(SUBSTITUTE([.A404];3;&quot;&quot;)));[.B404])" office:value-type="float" office:value="1">
            <text:p>1</text:p>
          </table:table-cell>
          <table:table-cell table:formula="of:=PRODUCT(SUM(LEN([.A404]);-LEN(SUBSTITUTE([.A404];4;&quot;&quot;)));[.B404])" office:value-type="float" office:value="1">
            <text:p>1</text:p>
          </table:table-cell>
          <table:table-cell table:formula="of:=PRODUCT(SUM(LEN([.A404]);-LEN(SUBSTITUTE([.A404];5;&quot;&quot;)));[.B404])" office:value-type="float" office:value="0">
            <text:p>0</text:p>
          </table:table-cell>
          <table:table-cell table:formula="of:=PRODUCT(SUM(LEN([.A404]);-LEN(SUBSTITUTE([.A404];6;&quot;&quot;)));[.B404])" office:value-type="float" office:value="1">
            <text:p>1</text:p>
          </table:table-cell>
          <table:table-cell table:formula="of:=PRODUCT(SUM(LEN([.A404]);-LEN(SUBSTITUTE([.A404];7;&quot;&quot;)));[.B404])" office:value-type="float" office:value="0">
            <text:p>0</text:p>
          </table:table-cell>
          <table:table-cell table:formula="of:=PRODUCT(SUM(LEN([.A404]);-LEN(SUBSTITUTE([.A404];8;&quot;&quot;)));[.B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5]);-LEN(SUBSTITUTE([.A405];1;&quot;&quot;)));[.B405])" office:value-type="float" office:value="0">
            <text:p>0</text:p>
          </table:table-cell>
          <table:table-cell table:formula="of:=PRODUCT(SUM(LEN([.A405]);-LEN(SUBSTITUTE([.A405];2;&quot;&quot;)));[.B405])" office:value-type="float" office:value="0">
            <text:p>0</text:p>
          </table:table-cell>
          <table:table-cell table:formula="of:=PRODUCT(SUM(LEN([.A405]);-LEN(SUBSTITUTE([.A405];3;&quot;&quot;)));[.B405])" office:value-type="float" office:value="1">
            <text:p>1</text:p>
          </table:table-cell>
          <table:table-cell table:formula="of:=PRODUCT(SUM(LEN([.A405]);-LEN(SUBSTITUTE([.A405];4;&quot;&quot;)));[.B405])" office:value-type="float" office:value="1">
            <text:p>1</text:p>
          </table:table-cell>
          <table:table-cell table:formula="of:=PRODUCT(SUM(LEN([.A405]);-LEN(SUBSTITUTE([.A405];5;&quot;&quot;)));[.B405])" office:value-type="float" office:value="0">
            <text:p>0</text:p>
          </table:table-cell>
          <table:table-cell table:formula="of:=PRODUCT(SUM(LEN([.A405]);-LEN(SUBSTITUTE([.A405];6;&quot;&quot;)));[.B405])" office:value-type="float" office:value="1">
            <text:p>1</text:p>
          </table:table-cell>
          <table:table-cell table:formula="of:=PRODUCT(SUM(LEN([.A405]);-LEN(SUBSTITUTE([.A405];7;&quot;&quot;)));[.B405])" office:value-type="float" office:value="0">
            <text:p>0</text:p>
          </table:table-cell>
          <table:table-cell table:formula="of:=PRODUCT(SUM(LEN([.A405]);-LEN(SUBSTITUTE([.A405];8;&quot;&quot;)));[.B40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6]);-LEN(SUBSTITUTE([.A406];1;&quot;&quot;)));[.B406])" office:value-type="float" office:value="0">
            <text:p>0</text:p>
          </table:table-cell>
          <table:table-cell table:formula="of:=PRODUCT(SUM(LEN([.A406]);-LEN(SUBSTITUTE([.A406];2;&quot;&quot;)));[.B406])" office:value-type="float" office:value="2">
            <text:p>2</text:p>
          </table:table-cell>
          <table:table-cell table:formula="of:=PRODUCT(SUM(LEN([.A406]);-LEN(SUBSTITUTE([.A406];3;&quot;&quot;)));[.B406])" office:value-type="float" office:value="0">
            <text:p>0</text:p>
          </table:table-cell>
          <table:table-cell table:formula="of:=PRODUCT(SUM(LEN([.A406]);-LEN(SUBSTITUTE([.A406];4;&quot;&quot;)));[.B406])" office:value-type="float" office:value="0">
            <text:p>0</text:p>
          </table:table-cell>
          <table:table-cell table:formula="of:=PRODUCT(SUM(LEN([.A406]);-LEN(SUBSTITUTE([.A406];5;&quot;&quot;)));[.B406])" office:value-type="float" office:value="0">
            <text:p>0</text:p>
          </table:table-cell>
          <table:table-cell table:formula="of:=PRODUCT(SUM(LEN([.A406]);-LEN(SUBSTITUTE([.A406];6;&quot;&quot;)));[.B406])" office:value-type="float" office:value="1">
            <text:p>1</text:p>
          </table:table-cell>
          <table:table-cell table:formula="of:=PRODUCT(SUM(LEN([.A406]);-LEN(SUBSTITUTE([.A406];7;&quot;&quot;)));[.B406])" office:value-type="float" office:value="1">
            <text:p>1</text:p>
          </table:table-cell>
          <table:table-cell table:formula="of:=PRODUCT(SUM(LEN([.A406]);-LEN(SUBSTITUTE([.A406];8;&quot;&quot;)));[.B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7]);-LEN(SUBSTITUTE([.A407];1;&quot;&quot;)));[.B407])" office:value-type="float" office:value="0">
            <text:p>0</text:p>
          </table:table-cell>
          <table:table-cell table:formula="of:=PRODUCT(SUM(LEN([.A407]);-LEN(SUBSTITUTE([.A407];2;&quot;&quot;)));[.B407])" office:value-type="float" office:value="2">
            <text:p>2</text:p>
          </table:table-cell>
          <table:table-cell table:formula="of:=PRODUCT(SUM(LEN([.A407]);-LEN(SUBSTITUTE([.A407];3;&quot;&quot;)));[.B407])" office:value-type="float" office:value="1">
            <text:p>1</text:p>
          </table:table-cell>
          <table:table-cell table:formula="of:=PRODUCT(SUM(LEN([.A407]);-LEN(SUBSTITUTE([.A407];4;&quot;&quot;)));[.B407])" office:value-type="float" office:value="0">
            <text:p>0</text:p>
          </table:table-cell>
          <table:table-cell table:formula="of:=PRODUCT(SUM(LEN([.A407]);-LEN(SUBSTITUTE([.A407];5;&quot;&quot;)));[.B407])" office:value-type="float" office:value="0">
            <text:p>0</text:p>
          </table:table-cell>
          <table:table-cell table:formula="of:=PRODUCT(SUM(LEN([.A407]);-LEN(SUBSTITUTE([.A407];6;&quot;&quot;)));[.B407])" office:value-type="float" office:value="1">
            <text:p>1</text:p>
          </table:table-cell>
          <table:table-cell table:formula="of:=PRODUCT(SUM(LEN([.A407]);-LEN(SUBSTITUTE([.A407];7;&quot;&quot;)));[.B407])" office:value-type="float" office:value="0">
            <text:p>0</text:p>
          </table:table-cell>
          <table:table-cell table:formula="of:=PRODUCT(SUM(LEN([.A407]);-LEN(SUBSTITUTE([.A407];8;&quot;&quot;)));[.B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8]);-LEN(SUBSTITUTE([.A408];1;&quot;&quot;)));[.B408])" office:value-type="float" office:value="0">
            <text:p>0</text:p>
          </table:table-cell>
          <table:table-cell table:formula="of:=PRODUCT(SUM(LEN([.A408]);-LEN(SUBSTITUTE([.A408];2;&quot;&quot;)));[.B408])" office:value-type="float" office:value="1">
            <text:p>1</text:p>
          </table:table-cell>
          <table:table-cell table:formula="of:=PRODUCT(SUM(LEN([.A408]);-LEN(SUBSTITUTE([.A408];3;&quot;&quot;)));[.B408])" office:value-type="float" office:value="1">
            <text:p>1</text:p>
          </table:table-cell>
          <table:table-cell table:formula="of:=PRODUCT(SUM(LEN([.A408]);-LEN(SUBSTITUTE([.A408];4;&quot;&quot;)));[.B408])" office:value-type="float" office:value="0">
            <text:p>0</text:p>
          </table:table-cell>
          <table:table-cell table:formula="of:=PRODUCT(SUM(LEN([.A408]);-LEN(SUBSTITUTE([.A408];5;&quot;&quot;)));[.B408])" office:value-type="float" office:value="0">
            <text:p>0</text:p>
          </table:table-cell>
          <table:table-cell table:formula="of:=PRODUCT(SUM(LEN([.A408]);-LEN(SUBSTITUTE([.A408];6;&quot;&quot;)));[.B408])" office:value-type="float" office:value="1">
            <text:p>1</text:p>
          </table:table-cell>
          <table:table-cell table:formula="of:=PRODUCT(SUM(LEN([.A408]);-LEN(SUBSTITUTE([.A408];7;&quot;&quot;)));[.B408])" office:value-type="float" office:value="1">
            <text:p>1</text:p>
          </table:table-cell>
          <table:table-cell table:formula="of:=PRODUCT(SUM(LEN([.A408]);-LEN(SUBSTITUTE([.A408];8;&quot;&quot;)));[.B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9]);-LEN(SUBSTITUTE([.A409];1;&quot;&quot;)));[.B409])" office:value-type="float" office:value="0">
            <text:p>0</text:p>
          </table:table-cell>
          <table:table-cell table:formula="of:=PRODUCT(SUM(LEN([.A409]);-LEN(SUBSTITUTE([.A409];2;&quot;&quot;)));[.B409])" office:value-type="float" office:value="0">
            <text:p>0</text:p>
          </table:table-cell>
          <table:table-cell table:formula="of:=PRODUCT(SUM(LEN([.A409]);-LEN(SUBSTITUTE([.A409];3;&quot;&quot;)));[.B409])" office:value-type="float" office:value="1">
            <text:p>1</text:p>
          </table:table-cell>
          <table:table-cell table:formula="of:=PRODUCT(SUM(LEN([.A409]);-LEN(SUBSTITUTE([.A409];4;&quot;&quot;)));[.B409])" office:value-type="float" office:value="0">
            <text:p>0</text:p>
          </table:table-cell>
          <table:table-cell table:formula="of:=PRODUCT(SUM(LEN([.A409]);-LEN(SUBSTITUTE([.A409];5;&quot;&quot;)));[.B409])" office:value-type="float" office:value="0">
            <text:p>0</text:p>
          </table:table-cell>
          <table:table-cell table:formula="of:=PRODUCT(SUM(LEN([.A409]);-LEN(SUBSTITUTE([.A409];6;&quot;&quot;)));[.B409])" office:value-type="float" office:value="1">
            <text:p>1</text:p>
          </table:table-cell>
          <table:table-cell table:formula="of:=PRODUCT(SUM(LEN([.A409]);-LEN(SUBSTITUTE([.A409];7;&quot;&quot;)));[.B409])" office:value-type="float" office:value="1">
            <text:p>1</text:p>
          </table:table-cell>
          <table:table-cell table:formula="of:=PRODUCT(SUM(LEN([.A409]);-LEN(SUBSTITUTE([.A409];8;&quot;&quot;)));[.B40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0]);-LEN(SUBSTITUTE([.A410];1;&quot;&quot;)));[.B410])" office:value-type="float" office:value="1">
            <text:p>1</text:p>
          </table:table-cell>
          <table:table-cell table:formula="of:=PRODUCT(SUM(LEN([.A410]);-LEN(SUBSTITUTE([.A410];2;&quot;&quot;)));[.B410])" office:value-type="float" office:value="0">
            <text:p>0</text:p>
          </table:table-cell>
          <table:table-cell table:formula="of:=PRODUCT(SUM(LEN([.A410]);-LEN(SUBSTITUTE([.A410];3;&quot;&quot;)));[.B410])" office:value-type="float" office:value="0">
            <text:p>0</text:p>
          </table:table-cell>
          <table:table-cell table:formula="of:=PRODUCT(SUM(LEN([.A410]);-LEN(SUBSTITUTE([.A410];4;&quot;&quot;)));[.B410])" office:value-type="float" office:value="0">
            <text:p>0</text:p>
          </table:table-cell>
          <table:table-cell table:formula="of:=PRODUCT(SUM(LEN([.A410]);-LEN(SUBSTITUTE([.A410];5;&quot;&quot;)));[.B410])" office:value-type="float" office:value="2">
            <text:p>2</text:p>
          </table:table-cell>
          <table:table-cell table:formula="of:=PRODUCT(SUM(LEN([.A410]);-LEN(SUBSTITUTE([.A410];6;&quot;&quot;)));[.B410])" office:value-type="float" office:value="1">
            <text:p>1</text:p>
          </table:table-cell>
          <table:table-cell table:formula="of:=PRODUCT(SUM(LEN([.A410]);-LEN(SUBSTITUTE([.A410];7;&quot;&quot;)));[.B410])" office:value-type="float" office:value="0">
            <text:p>0</text:p>
          </table:table-cell>
          <table:table-cell table:formula="of:=PRODUCT(SUM(LEN([.A410]);-LEN(SUBSTITUTE([.A410];8;&quot;&quot;)));[.B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1]);-LEN(SUBSTITUTE([.A411];1;&quot;&quot;)));[.B411])" office:value-type="float" office:value="0">
            <text:p>0</text:p>
          </table:table-cell>
          <table:table-cell table:formula="of:=PRODUCT(SUM(LEN([.A411]);-LEN(SUBSTITUTE([.A411];2;&quot;&quot;)));[.B411])" office:value-type="float" office:value="0">
            <text:p>0</text:p>
          </table:table-cell>
          <table:table-cell table:formula="of:=PRODUCT(SUM(LEN([.A411]);-LEN(SUBSTITUTE([.A411];3;&quot;&quot;)));[.B411])" office:value-type="float" office:value="0">
            <text:p>0</text:p>
          </table:table-cell>
          <table:table-cell table:formula="of:=PRODUCT(SUM(LEN([.A411]);-LEN(SUBSTITUTE([.A411];4;&quot;&quot;)));[.B411])" office:value-type="float" office:value="1">
            <text:p>1</text:p>
          </table:table-cell>
          <table:table-cell table:formula="of:=PRODUCT(SUM(LEN([.A411]);-LEN(SUBSTITUTE([.A411];5;&quot;&quot;)));[.B411])" office:value-type="float" office:value="2">
            <text:p>2</text:p>
          </table:table-cell>
          <table:table-cell table:formula="of:=PRODUCT(SUM(LEN([.A411]);-LEN(SUBSTITUTE([.A411];6;&quot;&quot;)));[.B411])" office:value-type="float" office:value="1">
            <text:p>1</text:p>
          </table:table-cell>
          <table:table-cell table:formula="of:=PRODUCT(SUM(LEN([.A411]);-LEN(SUBSTITUTE([.A411];7;&quot;&quot;)));[.B411])" office:value-type="float" office:value="0">
            <text:p>0</text:p>
          </table:table-cell>
          <table:table-cell table:formula="of:=PRODUCT(SUM(LEN([.A411]);-LEN(SUBSTITUTE([.A411];8;&quot;&quot;)));[.B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2]);-LEN(SUBSTITUTE([.A412];1;&quot;&quot;)));[.B412])" office:value-type="float" office:value="0">
            <text:p>0</text:p>
          </table:table-cell>
          <table:table-cell table:formula="of:=PRODUCT(SUM(LEN([.A412]);-LEN(SUBSTITUTE([.A412];2;&quot;&quot;)));[.B412])" office:value-type="float" office:value="0">
            <text:p>0</text:p>
          </table:table-cell>
          <table:table-cell table:formula="of:=PRODUCT(SUM(LEN([.A412]);-LEN(SUBSTITUTE([.A412];3;&quot;&quot;)));[.B412])" office:value-type="float" office:value="0">
            <text:p>0</text:p>
          </table:table-cell>
          <table:table-cell table:formula="of:=PRODUCT(SUM(LEN([.A412]);-LEN(SUBSTITUTE([.A412];4;&quot;&quot;)));[.B412])" office:value-type="float" office:value="1">
            <text:p>1</text:p>
          </table:table-cell>
          <table:table-cell table:formula="of:=PRODUCT(SUM(LEN([.A412]);-LEN(SUBSTITUTE([.A412];5;&quot;&quot;)));[.B412])" office:value-type="float" office:value="0">
            <text:p>0</text:p>
          </table:table-cell>
          <table:table-cell table:formula="of:=PRODUCT(SUM(LEN([.A412]);-LEN(SUBSTITUTE([.A412];6;&quot;&quot;)));[.B412])" office:value-type="float" office:value="1">
            <text:p>1</text:p>
          </table:table-cell>
          <table:table-cell table:formula="of:=PRODUCT(SUM(LEN([.A412]);-LEN(SUBSTITUTE([.A412];7;&quot;&quot;)));[.B412])" office:value-type="float" office:value="1">
            <text:p>1</text:p>
          </table:table-cell>
          <table:table-cell table:formula="of:=PRODUCT(SUM(LEN([.A412]);-LEN(SUBSTITUTE([.A412];8;&quot;&quot;)));[.B41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3]);-LEN(SUBSTITUTE([.A413];1;&quot;&quot;)));[.B413])" office:value-type="float" office:value="0">
            <text:p>0</text:p>
          </table:table-cell>
          <table:table-cell table:formula="of:=PRODUCT(SUM(LEN([.A413]);-LEN(SUBSTITUTE([.A413];2;&quot;&quot;)));[.B413])" office:value-type="float" office:value="0">
            <text:p>0</text:p>
          </table:table-cell>
          <table:table-cell table:formula="of:=PRODUCT(SUM(LEN([.A413]);-LEN(SUBSTITUTE([.A413];3;&quot;&quot;)));[.B413])" office:value-type="float" office:value="0">
            <text:p>0</text:p>
          </table:table-cell>
          <table:table-cell table:formula="of:=PRODUCT(SUM(LEN([.A413]);-LEN(SUBSTITUTE([.A413];4;&quot;&quot;)));[.B413])" office:value-type="float" office:value="1">
            <text:p>1</text:p>
          </table:table-cell>
          <table:table-cell table:formula="of:=PRODUCT(SUM(LEN([.A413]);-LEN(SUBSTITUTE([.A413];5;&quot;&quot;)));[.B413])" office:value-type="float" office:value="0">
            <text:p>0</text:p>
          </table:table-cell>
          <table:table-cell table:formula="of:=PRODUCT(SUM(LEN([.A413]);-LEN(SUBSTITUTE([.A413];6;&quot;&quot;)));[.B413])" office:value-type="float" office:value="2">
            <text:p>2</text:p>
          </table:table-cell>
          <table:table-cell table:formula="of:=PRODUCT(SUM(LEN([.A413]);-LEN(SUBSTITUTE([.A413];7;&quot;&quot;)));[.B413])" office:value-type="float" office:value="0">
            <text:p>0</text:p>
          </table:table-cell>
          <table:table-cell table:formula="of:=PRODUCT(SUM(LEN([.A413]);-LEN(SUBSTITUTE([.A413];8;&quot;&quot;)));[.B41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4]);-LEN(SUBSTITUTE([.A414];1;&quot;&quot;)));[.B414])" office:value-type="float" office:value="1">
            <text:p>1</text:p>
          </table:table-cell>
          <table:table-cell table:formula="of:=PRODUCT(SUM(LEN([.A414]);-LEN(SUBSTITUTE([.A414];2;&quot;&quot;)));[.B414])" office:value-type="float" office:value="1">
            <text:p>1</text:p>
          </table:table-cell>
          <table:table-cell table:formula="of:=PRODUCT(SUM(LEN([.A414]);-LEN(SUBSTITUTE([.A414];3;&quot;&quot;)));[.B414])" office:value-type="float" office:value="0">
            <text:p>0</text:p>
          </table:table-cell>
          <table:table-cell table:formula="of:=PRODUCT(SUM(LEN([.A414]);-LEN(SUBSTITUTE([.A414];4;&quot;&quot;)));[.B414])" office:value-type="float" office:value="0">
            <text:p>0</text:p>
          </table:table-cell>
          <table:table-cell table:formula="of:=PRODUCT(SUM(LEN([.A414]);-LEN(SUBSTITUTE([.A414];5;&quot;&quot;)));[.B414])" office:value-type="float" office:value="0">
            <text:p>0</text:p>
          </table:table-cell>
          <table:table-cell table:formula="of:=PRODUCT(SUM(LEN([.A414]);-LEN(SUBSTITUTE([.A414];6;&quot;&quot;)));[.B414])" office:value-type="float" office:value="1">
            <text:p>1</text:p>
          </table:table-cell>
          <table:table-cell table:formula="of:=PRODUCT(SUM(LEN([.A414]);-LEN(SUBSTITUTE([.A414];7;&quot;&quot;)));[.B414])" office:value-type="float" office:value="1">
            <text:p>1</text:p>
          </table:table-cell>
          <table:table-cell table:formula="of:=PRODUCT(SUM(LEN([.A414]);-LEN(SUBSTITUTE([.A414];8;&quot;&quot;)));[.B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5]);-LEN(SUBSTITUTE([.A415];1;&quot;&quot;)));[.B415])" office:value-type="float" office:value="0">
            <text:p>0</text:p>
          </table:table-cell>
          <table:table-cell table:formula="of:=PRODUCT(SUM(LEN([.A415]);-LEN(SUBSTITUTE([.A415];2;&quot;&quot;)));[.B415])" office:value-type="float" office:value="2">
            <text:p>2</text:p>
          </table:table-cell>
          <table:table-cell table:formula="of:=PRODUCT(SUM(LEN([.A415]);-LEN(SUBSTITUTE([.A415];3;&quot;&quot;)));[.B415])" office:value-type="float" office:value="0">
            <text:p>0</text:p>
          </table:table-cell>
          <table:table-cell table:formula="of:=PRODUCT(SUM(LEN([.A415]);-LEN(SUBSTITUTE([.A415];4;&quot;&quot;)));[.B415])" office:value-type="float" office:value="0">
            <text:p>0</text:p>
          </table:table-cell>
          <table:table-cell table:formula="of:=PRODUCT(SUM(LEN([.A415]);-LEN(SUBSTITUTE([.A415];5;&quot;&quot;)));[.B415])" office:value-type="float" office:value="0">
            <text:p>0</text:p>
          </table:table-cell>
          <table:table-cell table:formula="of:=PRODUCT(SUM(LEN([.A415]);-LEN(SUBSTITUTE([.A415];6;&quot;&quot;)));[.B415])" office:value-type="float" office:value="2">
            <text:p>2</text:p>
          </table:table-cell>
          <table:table-cell table:formula="of:=PRODUCT(SUM(LEN([.A415]);-LEN(SUBSTITUTE([.A415];7;&quot;&quot;)));[.B415])" office:value-type="float" office:value="0">
            <text:p>0</text:p>
          </table:table-cell>
          <table:table-cell table:formula="of:=PRODUCT(SUM(LEN([.A415]);-LEN(SUBSTITUTE([.A415];8;&quot;&quot;)));[.B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6]);-LEN(SUBSTITUTE([.A416];1;&quot;&quot;)));[.B416])" office:value-type="float" office:value="1">
            <text:p>1</text:p>
          </table:table-cell>
          <table:table-cell table:formula="of:=PRODUCT(SUM(LEN([.A416]);-LEN(SUBSTITUTE([.A416];2;&quot;&quot;)));[.B416])" office:value-type="float" office:value="1">
            <text:p>1</text:p>
          </table:table-cell>
          <table:table-cell table:formula="of:=PRODUCT(SUM(LEN([.A416]);-LEN(SUBSTITUTE([.A416];3;&quot;&quot;)));[.B416])" office:value-type="float" office:value="0">
            <text:p>0</text:p>
          </table:table-cell>
          <table:table-cell table:formula="of:=PRODUCT(SUM(LEN([.A416]);-LEN(SUBSTITUTE([.A416];4;&quot;&quot;)));[.B416])" office:value-type="float" office:value="1">
            <text:p>1</text:p>
          </table:table-cell>
          <table:table-cell table:formula="of:=PRODUCT(SUM(LEN([.A416]);-LEN(SUBSTITUTE([.A416];5;&quot;&quot;)));[.B416])" office:value-type="float" office:value="0">
            <text:p>0</text:p>
          </table:table-cell>
          <table:table-cell table:formula="of:=PRODUCT(SUM(LEN([.A416]);-LEN(SUBSTITUTE([.A416];6;&quot;&quot;)));[.B416])" office:value-type="float" office:value="0">
            <text:p>0</text:p>
          </table:table-cell>
          <table:table-cell table:formula="of:=PRODUCT(SUM(LEN([.A416]);-LEN(SUBSTITUTE([.A416];7;&quot;&quot;)));[.B416])" office:value-type="float" office:value="0">
            <text:p>0</text:p>
          </table:table-cell>
          <table:table-cell table:formula="of:=PRODUCT(SUM(LEN([.A416]);-LEN(SUBSTITUTE([.A416];8;&quot;&quot;)));[.B41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7]);-LEN(SUBSTITUTE([.A417];1;&quot;&quot;)));[.B417])" office:value-type="float" office:value="0">
            <text:p>0</text:p>
          </table:table-cell>
          <table:table-cell table:formula="of:=PRODUCT(SUM(LEN([.A417]);-LEN(SUBSTITUTE([.A417];2;&quot;&quot;)));[.B417])" office:value-type="float" office:value="2">
            <text:p>2</text:p>
          </table:table-cell>
          <table:table-cell table:formula="of:=PRODUCT(SUM(LEN([.A417]);-LEN(SUBSTITUTE([.A417];3;&quot;&quot;)));[.B417])" office:value-type="float" office:value="0">
            <text:p>0</text:p>
          </table:table-cell>
          <table:table-cell table:formula="of:=PRODUCT(SUM(LEN([.A417]);-LEN(SUBSTITUTE([.A417];4;&quot;&quot;)));[.B417])" office:value-type="float" office:value="0">
            <text:p>0</text:p>
          </table:table-cell>
          <table:table-cell table:formula="of:=PRODUCT(SUM(LEN([.A417]);-LEN(SUBSTITUTE([.A417];5;&quot;&quot;)));[.B417])" office:value-type="float" office:value="0">
            <text:p>0</text:p>
          </table:table-cell>
          <table:table-cell table:formula="of:=PRODUCT(SUM(LEN([.A417]);-LEN(SUBSTITUTE([.A417];6;&quot;&quot;)));[.B417])" office:value-type="float" office:value="0">
            <text:p>0</text:p>
          </table:table-cell>
          <table:table-cell table:formula="of:=PRODUCT(SUM(LEN([.A417]);-LEN(SUBSTITUTE([.A417];7;&quot;&quot;)));[.B417])" office:value-type="float" office:value="1">
            <text:p>1</text:p>
          </table:table-cell>
          <table:table-cell table:formula="of:=PRODUCT(SUM(LEN([.A417]);-LEN(SUBSTITUTE([.A417];8;&quot;&quot;)));[.B41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8]);-LEN(SUBSTITUTE([.A418];1;&quot;&quot;)));[.B418])" office:value-type="float" office:value="1">
            <text:p>1</text:p>
          </table:table-cell>
          <table:table-cell table:formula="of:=PRODUCT(SUM(LEN([.A418]);-LEN(SUBSTITUTE([.A418];2;&quot;&quot;)));[.B418])" office:value-type="float" office:value="1">
            <text:p>1</text:p>
          </table:table-cell>
          <table:table-cell table:formula="of:=PRODUCT(SUM(LEN([.A418]);-LEN(SUBSTITUTE([.A418];3;&quot;&quot;)));[.B418])" office:value-type="float" office:value="0">
            <text:p>0</text:p>
          </table:table-cell>
          <table:table-cell table:formula="of:=PRODUCT(SUM(LEN([.A418]);-LEN(SUBSTITUTE([.A418];4;&quot;&quot;)));[.B418])" office:value-type="float" office:value="0">
            <text:p>0</text:p>
          </table:table-cell>
          <table:table-cell table:formula="of:=PRODUCT(SUM(LEN([.A418]);-LEN(SUBSTITUTE([.A418];5;&quot;&quot;)));[.B418])" office:value-type="float" office:value="1">
            <text:p>1</text:p>
          </table:table-cell>
          <table:table-cell table:formula="of:=PRODUCT(SUM(LEN([.A418]);-LEN(SUBSTITUTE([.A418];6;&quot;&quot;)));[.B418])" office:value-type="float" office:value="0">
            <text:p>0</text:p>
          </table:table-cell>
          <table:table-cell table:formula="of:=PRODUCT(SUM(LEN([.A418]);-LEN(SUBSTITUTE([.A418];7;&quot;&quot;)));[.B418])" office:value-type="float" office:value="0">
            <text:p>0</text:p>
          </table:table-cell>
          <table:table-cell table:formula="of:=PRODUCT(SUM(LEN([.A418]);-LEN(SUBSTITUTE([.A418];8;&quot;&quot;)));[.B41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9]);-LEN(SUBSTITUTE([.A419];1;&quot;&quot;)));[.B419])" office:value-type="float" office:value="0">
            <text:p>0</text:p>
          </table:table-cell>
          <table:table-cell table:formula="of:=PRODUCT(SUM(LEN([.A419]);-LEN(SUBSTITUTE([.A419];2;&quot;&quot;)));[.B419])" office:value-type="float" office:value="1">
            <text:p>1</text:p>
          </table:table-cell>
          <table:table-cell table:formula="of:=PRODUCT(SUM(LEN([.A419]);-LEN(SUBSTITUTE([.A419];3;&quot;&quot;)));[.B419])" office:value-type="float" office:value="0">
            <text:p>0</text:p>
          </table:table-cell>
          <table:table-cell table:formula="of:=PRODUCT(SUM(LEN([.A419]);-LEN(SUBSTITUTE([.A419];4;&quot;&quot;)));[.B419])" office:value-type="float" office:value="0">
            <text:p>0</text:p>
          </table:table-cell>
          <table:table-cell table:formula="of:=PRODUCT(SUM(LEN([.A419]);-LEN(SUBSTITUTE([.A419];5;&quot;&quot;)));[.B419])" office:value-type="float" office:value="0">
            <text:p>0</text:p>
          </table:table-cell>
          <table:table-cell table:formula="of:=PRODUCT(SUM(LEN([.A419]);-LEN(SUBSTITUTE([.A419];6;&quot;&quot;)));[.B419])" office:value-type="float" office:value="1">
            <text:p>1</text:p>
          </table:table-cell>
          <table:table-cell table:formula="of:=PRODUCT(SUM(LEN([.A419]);-LEN(SUBSTITUTE([.A419];7;&quot;&quot;)));[.B419])" office:value-type="float" office:value="1">
            <text:p>1</text:p>
          </table:table-cell>
          <table:table-cell table:formula="of:=PRODUCT(SUM(LEN([.A419]);-LEN(SUBSTITUTE([.A419];8;&quot;&quot;)));[.B41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0]);-LEN(SUBSTITUTE([.A420];1;&quot;&quot;)));[.B420])" office:value-type="float" office:value="1">
            <text:p>1</text:p>
          </table:table-cell>
          <table:table-cell table:formula="of:=PRODUCT(SUM(LEN([.A420]);-LEN(SUBSTITUTE([.A420];2;&quot;&quot;)));[.B420])" office:value-type="float" office:value="2">
            <text:p>2</text:p>
          </table:table-cell>
          <table:table-cell table:formula="of:=PRODUCT(SUM(LEN([.A420]);-LEN(SUBSTITUTE([.A420];3;&quot;&quot;)));[.B420])" office:value-type="float" office:value="0">
            <text:p>0</text:p>
          </table:table-cell>
          <table:table-cell table:formula="of:=PRODUCT(SUM(LEN([.A420]);-LEN(SUBSTITUTE([.A420];4;&quot;&quot;)));[.B420])" office:value-type="float" office:value="0">
            <text:p>0</text:p>
          </table:table-cell>
          <table:table-cell table:formula="of:=PRODUCT(SUM(LEN([.A420]);-LEN(SUBSTITUTE([.A420];5;&quot;&quot;)));[.B420])" office:value-type="float" office:value="1">
            <text:p>1</text:p>
          </table:table-cell>
          <table:table-cell table:formula="of:=PRODUCT(SUM(LEN([.A420]);-LEN(SUBSTITUTE([.A420];6;&quot;&quot;)));[.B420])" office:value-type="float" office:value="0">
            <text:p>0</text:p>
          </table:table-cell>
          <table:table-cell table:formula="of:=PRODUCT(SUM(LEN([.A420]);-LEN(SUBSTITUTE([.A420];7;&quot;&quot;)));[.B420])" office:value-type="float" office:value="0">
            <text:p>0</text:p>
          </table:table-cell>
          <table:table-cell table:formula="of:=PRODUCT(SUM(LEN([.A420]);-LEN(SUBSTITUTE([.A420];8;&quot;&quot;)));[.B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1]);-LEN(SUBSTITUTE([.A421];1;&quot;&quot;)));[.B421])" office:value-type="float" office:value="1">
            <text:p>1</text:p>
          </table:table-cell>
          <table:table-cell table:formula="of:=PRODUCT(SUM(LEN([.A421]);-LEN(SUBSTITUTE([.A421];2;&quot;&quot;)));[.B421])" office:value-type="float" office:value="2">
            <text:p>2</text:p>
          </table:table-cell>
          <table:table-cell table:formula="of:=PRODUCT(SUM(LEN([.A421]);-LEN(SUBSTITUTE([.A421];3;&quot;&quot;)));[.B421])" office:value-type="float" office:value="0">
            <text:p>0</text:p>
          </table:table-cell>
          <table:table-cell table:formula="of:=PRODUCT(SUM(LEN([.A421]);-LEN(SUBSTITUTE([.A421];4;&quot;&quot;)));[.B421])" office:value-type="float" office:value="0">
            <text:p>0</text:p>
          </table:table-cell>
          <table:table-cell table:formula="of:=PRODUCT(SUM(LEN([.A421]);-LEN(SUBSTITUTE([.A421];5;&quot;&quot;)));[.B421])" office:value-type="float" office:value="1">
            <text:p>1</text:p>
          </table:table-cell>
          <table:table-cell table:formula="of:=PRODUCT(SUM(LEN([.A421]);-LEN(SUBSTITUTE([.A421];6;&quot;&quot;)));[.B421])" office:value-type="float" office:value="0">
            <text:p>0</text:p>
          </table:table-cell>
          <table:table-cell table:formula="of:=PRODUCT(SUM(LEN([.A421]);-LEN(SUBSTITUTE([.A421];7;&quot;&quot;)));[.B421])" office:value-type="float" office:value="0">
            <text:p>0</text:p>
          </table:table-cell>
          <table:table-cell table:formula="of:=PRODUCT(SUM(LEN([.A421]);-LEN(SUBSTITUTE([.A421];8;&quot;&quot;)));[.B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2]);-LEN(SUBSTITUTE([.A422];1;&quot;&quot;)));[.B422])" office:value-type="float" office:value="2">
            <text:p>2</text:p>
          </table:table-cell>
          <table:table-cell table:formula="of:=PRODUCT(SUM(LEN([.A422]);-LEN(SUBSTITUTE([.A422];2;&quot;&quot;)));[.B422])" office:value-type="float" office:value="1">
            <text:p>1</text:p>
          </table:table-cell>
          <table:table-cell table:formula="of:=PRODUCT(SUM(LEN([.A422]);-LEN(SUBSTITUTE([.A422];3;&quot;&quot;)));[.B422])" office:value-type="float" office:value="0">
            <text:p>0</text:p>
          </table:table-cell>
          <table:table-cell table:formula="of:=PRODUCT(SUM(LEN([.A422]);-LEN(SUBSTITUTE([.A422];4;&quot;&quot;)));[.B422])" office:value-type="float" office:value="0">
            <text:p>0</text:p>
          </table:table-cell>
          <table:table-cell table:formula="of:=PRODUCT(SUM(LEN([.A422]);-LEN(SUBSTITUTE([.A422];5;&quot;&quot;)));[.B422])" office:value-type="float" office:value="1">
            <text:p>1</text:p>
          </table:table-cell>
          <table:table-cell table:formula="of:=PRODUCT(SUM(LEN([.A422]);-LEN(SUBSTITUTE([.A422];6;&quot;&quot;)));[.B422])" office:value-type="float" office:value="0">
            <text:p>0</text:p>
          </table:table-cell>
          <table:table-cell table:formula="of:=PRODUCT(SUM(LEN([.A422]);-LEN(SUBSTITUTE([.A422];7;&quot;&quot;)));[.B422])" office:value-type="float" office:value="0">
            <text:p>0</text:p>
          </table:table-cell>
          <table:table-cell table:formula="of:=PRODUCT(SUM(LEN([.A422]);-LEN(SUBSTITUTE([.A422];8;&quot;&quot;)));[.B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3]);-LEN(SUBSTITUTE([.A423];1;&quot;&quot;)));[.B423])" office:value-type="float" office:value="1">
            <text:p>1</text:p>
          </table:table-cell>
          <table:table-cell table:formula="of:=PRODUCT(SUM(LEN([.A423]);-LEN(SUBSTITUTE([.A423];2;&quot;&quot;)));[.B423])" office:value-type="float" office:value="1">
            <text:p>1</text:p>
          </table:table-cell>
          <table:table-cell table:formula="of:=PRODUCT(SUM(LEN([.A423]);-LEN(SUBSTITUTE([.A423];3;&quot;&quot;)));[.B423])" office:value-type="float" office:value="1">
            <text:p>1</text:p>
          </table:table-cell>
          <table:table-cell table:formula="of:=PRODUCT(SUM(LEN([.A423]);-LEN(SUBSTITUTE([.A423];4;&quot;&quot;)));[.B423])" office:value-type="float" office:value="0">
            <text:p>0</text:p>
          </table:table-cell>
          <table:table-cell table:formula="of:=PRODUCT(SUM(LEN([.A423]);-LEN(SUBSTITUTE([.A423];5;&quot;&quot;)));[.B423])" office:value-type="float" office:value="0">
            <text:p>0</text:p>
          </table:table-cell>
          <table:table-cell table:formula="of:=PRODUCT(SUM(LEN([.A423]);-LEN(SUBSTITUTE([.A423];6;&quot;&quot;)));[.B423])" office:value-type="float" office:value="0">
            <text:p>0</text:p>
          </table:table-cell>
          <table:table-cell table:formula="of:=PRODUCT(SUM(LEN([.A423]);-LEN(SUBSTITUTE([.A423];7;&quot;&quot;)));[.B423])" office:value-type="float" office:value="0">
            <text:p>0</text:p>
          </table:table-cell>
          <table:table-cell table:formula="of:=PRODUCT(SUM(LEN([.A423]);-LEN(SUBSTITUTE([.A423];8;&quot;&quot;)));[.B42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4]);-LEN(SUBSTITUTE([.A424];1;&quot;&quot;)));[.B424])" office:value-type="float" office:value="0">
            <text:p>0</text:p>
          </table:table-cell>
          <table:table-cell table:formula="of:=PRODUCT(SUM(LEN([.A424]);-LEN(SUBSTITUTE([.A424];2;&quot;&quot;)));[.B424])" office:value-type="float" office:value="2">
            <text:p>2</text:p>
          </table:table-cell>
          <table:table-cell table:formula="of:=PRODUCT(SUM(LEN([.A424]);-LEN(SUBSTITUTE([.A424];3;&quot;&quot;)));[.B424])" office:value-type="float" office:value="0">
            <text:p>0</text:p>
          </table:table-cell>
          <table:table-cell table:formula="of:=PRODUCT(SUM(LEN([.A424]);-LEN(SUBSTITUTE([.A424];4;&quot;&quot;)));[.B424])" office:value-type="float" office:value="0">
            <text:p>0</text:p>
          </table:table-cell>
          <table:table-cell table:formula="of:=PRODUCT(SUM(LEN([.A424]);-LEN(SUBSTITUTE([.A424];5;&quot;&quot;)));[.B424])" office:value-type="float" office:value="0">
            <text:p>0</text:p>
          </table:table-cell>
          <table:table-cell table:formula="of:=PRODUCT(SUM(LEN([.A424]);-LEN(SUBSTITUTE([.A424];6;&quot;&quot;)));[.B424])" office:value-type="float" office:value="0">
            <text:p>0</text:p>
          </table:table-cell>
          <table:table-cell table:formula="of:=PRODUCT(SUM(LEN([.A424]);-LEN(SUBSTITUTE([.A424];7;&quot;&quot;)));[.B424])" office:value-type="float" office:value="1">
            <text:p>1</text:p>
          </table:table-cell>
          <table:table-cell table:formula="of:=PRODUCT(SUM(LEN([.A424]);-LEN(SUBSTITUTE([.A424];8;&quot;&quot;)));[.B42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5]);-LEN(SUBSTITUTE([.A425];1;&quot;&quot;)));[.B425])" office:value-type="float" office:value="0">
            <text:p>0</text:p>
          </table:table-cell>
          <table:table-cell table:formula="of:=PRODUCT(SUM(LEN([.A425]);-LEN(SUBSTITUTE([.A425];2;&quot;&quot;)));[.B425])" office:value-type="float" office:value="1">
            <text:p>1</text:p>
          </table:table-cell>
          <table:table-cell table:formula="of:=PRODUCT(SUM(LEN([.A425]);-LEN(SUBSTITUTE([.A425];3;&quot;&quot;)));[.B425])" office:value-type="float" office:value="1">
            <text:p>1</text:p>
          </table:table-cell>
          <table:table-cell table:formula="of:=PRODUCT(SUM(LEN([.A425]);-LEN(SUBSTITUTE([.A425];4;&quot;&quot;)));[.B425])" office:value-type="float" office:value="0">
            <text:p>0</text:p>
          </table:table-cell>
          <table:table-cell table:formula="of:=PRODUCT(SUM(LEN([.A425]);-LEN(SUBSTITUTE([.A425];5;&quot;&quot;)));[.B425])" office:value-type="float" office:value="1">
            <text:p>1</text:p>
          </table:table-cell>
          <table:table-cell table:formula="of:=PRODUCT(SUM(LEN([.A425]);-LEN(SUBSTITUTE([.A425];6;&quot;&quot;)));[.B425])" office:value-type="float" office:value="0">
            <text:p>0</text:p>
          </table:table-cell>
          <table:table-cell table:formula="of:=PRODUCT(SUM(LEN([.A425]);-LEN(SUBSTITUTE([.A425];7;&quot;&quot;)));[.B425])" office:value-type="float" office:value="1">
            <text:p>1</text:p>
          </table:table-cell>
          <table:table-cell table:formula="of:=PRODUCT(SUM(LEN([.A425]);-LEN(SUBSTITUTE([.A425];8;&quot;&quot;)));[.B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6]);-LEN(SUBSTITUTE([.A426];1;&quot;&quot;)));[.B426])" office:value-type="float" office:value="0">
            <text:p>0</text:p>
          </table:table-cell>
          <table:table-cell table:formula="of:=PRODUCT(SUM(LEN([.A426]);-LEN(SUBSTITUTE([.A426];2;&quot;&quot;)));[.B426])" office:value-type="float" office:value="1">
            <text:p>1</text:p>
          </table:table-cell>
          <table:table-cell table:formula="of:=PRODUCT(SUM(LEN([.A426]);-LEN(SUBSTITUTE([.A426];3;&quot;&quot;)));[.B426])" office:value-type="float" office:value="0">
            <text:p>0</text:p>
          </table:table-cell>
          <table:table-cell table:formula="of:=PRODUCT(SUM(LEN([.A426]);-LEN(SUBSTITUTE([.A426];4;&quot;&quot;)));[.B426])" office:value-type="float" office:value="1">
            <text:p>1</text:p>
          </table:table-cell>
          <table:table-cell table:formula="of:=PRODUCT(SUM(LEN([.A426]);-LEN(SUBSTITUTE([.A426];5;&quot;&quot;)));[.B426])" office:value-type="float" office:value="1">
            <text:p>1</text:p>
          </table:table-cell>
          <table:table-cell table:formula="of:=PRODUCT(SUM(LEN([.A426]);-LEN(SUBSTITUTE([.A426];6;&quot;&quot;)));[.B426])" office:value-type="float" office:value="0">
            <text:p>0</text:p>
          </table:table-cell>
          <table:table-cell table:formula="of:=PRODUCT(SUM(LEN([.A426]);-LEN(SUBSTITUTE([.A426];7;&quot;&quot;)));[.B426])" office:value-type="float" office:value="1">
            <text:p>1</text:p>
          </table:table-cell>
          <table:table-cell table:formula="of:=PRODUCT(SUM(LEN([.A426]);-LEN(SUBSTITUTE([.A426];8;&quot;&quot;)));[.B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7]);-LEN(SUBSTITUTE([.A427];1;&quot;&quot;)));[.B427])" office:value-type="float" office:value="0">
            <text:p>0</text:p>
          </table:table-cell>
          <table:table-cell table:formula="of:=PRODUCT(SUM(LEN([.A427]);-LEN(SUBSTITUTE([.A427];2;&quot;&quot;)));[.B427])" office:value-type="float" office:value="1">
            <text:p>1</text:p>
          </table:table-cell>
          <table:table-cell table:formula="of:=PRODUCT(SUM(LEN([.A427]);-LEN(SUBSTITUTE([.A427];3;&quot;&quot;)));[.B427])" office:value-type="float" office:value="2">
            <text:p>2</text:p>
          </table:table-cell>
          <table:table-cell table:formula="of:=PRODUCT(SUM(LEN([.A427]);-LEN(SUBSTITUTE([.A427];4;&quot;&quot;)));[.B427])" office:value-type="float" office:value="0">
            <text:p>0</text:p>
          </table:table-cell>
          <table:table-cell table:formula="of:=PRODUCT(SUM(LEN([.A427]);-LEN(SUBSTITUTE([.A427];5;&quot;&quot;)));[.B427])" office:value-type="float" office:value="0">
            <text:p>0</text:p>
          </table:table-cell>
          <table:table-cell table:formula="of:=PRODUCT(SUM(LEN([.A427]);-LEN(SUBSTITUTE([.A427];6;&quot;&quot;)));[.B427])" office:value-type="float" office:value="0">
            <text:p>0</text:p>
          </table:table-cell>
          <table:table-cell table:formula="of:=PRODUCT(SUM(LEN([.A427]);-LEN(SUBSTITUTE([.A427];7;&quot;&quot;)));[.B427])" office:value-type="float" office:value="0">
            <text:p>0</text:p>
          </table:table-cell>
          <table:table-cell table:formula="of:=PRODUCT(SUM(LEN([.A427]);-LEN(SUBSTITUTE([.A427];8;&quot;&quot;)));[.B42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8]);-LEN(SUBSTITUTE([.A428];1;&quot;&quot;)));[.B428])" office:value-type="float" office:value="1">
            <text:p>1</text:p>
          </table:table-cell>
          <table:table-cell table:formula="of:=PRODUCT(SUM(LEN([.A428]);-LEN(SUBSTITUTE([.A428];2;&quot;&quot;)));[.B428])" office:value-type="float" office:value="1">
            <text:p>1</text:p>
          </table:table-cell>
          <table:table-cell table:formula="of:=PRODUCT(SUM(LEN([.A428]);-LEN(SUBSTITUTE([.A428];3;&quot;&quot;)));[.B428])" office:value-type="float" office:value="1">
            <text:p>1</text:p>
          </table:table-cell>
          <table:table-cell table:formula="of:=PRODUCT(SUM(LEN([.A428]);-LEN(SUBSTITUTE([.A428];4;&quot;&quot;)));[.B428])" office:value-type="float" office:value="0">
            <text:p>0</text:p>
          </table:table-cell>
          <table:table-cell table:formula="of:=PRODUCT(SUM(LEN([.A428]);-LEN(SUBSTITUTE([.A428];5;&quot;&quot;)));[.B428])" office:value-type="float" office:value="0">
            <text:p>0</text:p>
          </table:table-cell>
          <table:table-cell table:formula="of:=PRODUCT(SUM(LEN([.A428]);-LEN(SUBSTITUTE([.A428];6;&quot;&quot;)));[.B428])" office:value-type="float" office:value="0">
            <text:p>0</text:p>
          </table:table-cell>
          <table:table-cell table:formula="of:=PRODUCT(SUM(LEN([.A428]);-LEN(SUBSTITUTE([.A428];7;&quot;&quot;)));[.B428])" office:value-type="float" office:value="1">
            <text:p>1</text:p>
          </table:table-cell>
          <table:table-cell table:formula="of:=PRODUCT(SUM(LEN([.A428]);-LEN(SUBSTITUTE([.A428];8;&quot;&quot;)));[.B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9]);-LEN(SUBSTITUTE([.A429];1;&quot;&quot;)));[.B429])" office:value-type="float" office:value="0">
            <text:p>0</text:p>
          </table:table-cell>
          <table:table-cell table:formula="of:=PRODUCT(SUM(LEN([.A429]);-LEN(SUBSTITUTE([.A429];2;&quot;&quot;)));[.B429])" office:value-type="float" office:value="1">
            <text:p>1</text:p>
          </table:table-cell>
          <table:table-cell table:formula="of:=PRODUCT(SUM(LEN([.A429]);-LEN(SUBSTITUTE([.A429];3;&quot;&quot;)));[.B429])" office:value-type="float" office:value="1">
            <text:p>1</text:p>
          </table:table-cell>
          <table:table-cell table:formula="of:=PRODUCT(SUM(LEN([.A429]);-LEN(SUBSTITUTE([.A429];4;&quot;&quot;)));[.B429])" office:value-type="float" office:value="0">
            <text:p>0</text:p>
          </table:table-cell>
          <table:table-cell table:formula="of:=PRODUCT(SUM(LEN([.A429]);-LEN(SUBSTITUTE([.A429];5;&quot;&quot;)));[.B429])" office:value-type="float" office:value="0">
            <text:p>0</text:p>
          </table:table-cell>
          <table:table-cell table:formula="of:=PRODUCT(SUM(LEN([.A429]);-LEN(SUBSTITUTE([.A429];6;&quot;&quot;)));[.B429])" office:value-type="float" office:value="1">
            <text:p>1</text:p>
          </table:table-cell>
          <table:table-cell table:formula="of:=PRODUCT(SUM(LEN([.A429]);-LEN(SUBSTITUTE([.A429];7;&quot;&quot;)));[.B429])" office:value-type="float" office:value="1">
            <text:p>1</text:p>
          </table:table-cell>
          <table:table-cell table:formula="of:=PRODUCT(SUM(LEN([.A429]);-LEN(SUBSTITUTE([.A429];8;&quot;&quot;)));[.B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0]);-LEN(SUBSTITUTE([.A430];1;&quot;&quot;)));[.B430])" office:value-type="float" office:value="0">
            <text:p>0</text:p>
          </table:table-cell>
          <table:table-cell table:formula="of:=PRODUCT(SUM(LEN([.A430]);-LEN(SUBSTITUTE([.A430];2;&quot;&quot;)));[.B430])" office:value-type="float" office:value="1">
            <text:p>1</text:p>
          </table:table-cell>
          <table:table-cell table:formula="of:=PRODUCT(SUM(LEN([.A430]);-LEN(SUBSTITUTE([.A430];3;&quot;&quot;)));[.B430])" office:value-type="float" office:value="0">
            <text:p>0</text:p>
          </table:table-cell>
          <table:table-cell table:formula="of:=PRODUCT(SUM(LEN([.A430]);-LEN(SUBSTITUTE([.A430];4;&quot;&quot;)));[.B430])" office:value-type="float" office:value="0">
            <text:p>0</text:p>
          </table:table-cell>
          <table:table-cell table:formula="of:=PRODUCT(SUM(LEN([.A430]);-LEN(SUBSTITUTE([.A430];5;&quot;&quot;)));[.B430])" office:value-type="float" office:value="1">
            <text:p>1</text:p>
          </table:table-cell>
          <table:table-cell table:formula="of:=PRODUCT(SUM(LEN([.A430]);-LEN(SUBSTITUTE([.A430];6;&quot;&quot;)));[.B430])" office:value-type="float" office:value="0">
            <text:p>0</text:p>
          </table:table-cell>
          <table:table-cell table:formula="of:=PRODUCT(SUM(LEN([.A430]);-LEN(SUBSTITUTE([.A430];7;&quot;&quot;)));[.B430])" office:value-type="float" office:value="0">
            <text:p>0</text:p>
          </table:table-cell>
          <table:table-cell table:formula="of:=PRODUCT(SUM(LEN([.A430]);-LEN(SUBSTITUTE([.A430];8;&quot;&quot;)));[.B43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1]);-LEN(SUBSTITUTE([.A431];1;&quot;&quot;)));[.B431])" office:value-type="float" office:value="1">
            <text:p>1</text:p>
          </table:table-cell>
          <table:table-cell table:formula="of:=PRODUCT(SUM(LEN([.A431]);-LEN(SUBSTITUTE([.A431];2;&quot;&quot;)));[.B431])" office:value-type="float" office:value="1">
            <text:p>1</text:p>
          </table:table-cell>
          <table:table-cell table:formula="of:=PRODUCT(SUM(LEN([.A431]);-LEN(SUBSTITUTE([.A431];3;&quot;&quot;)));[.B431])" office:value-type="float" office:value="0">
            <text:p>0</text:p>
          </table:table-cell>
          <table:table-cell table:formula="of:=PRODUCT(SUM(LEN([.A431]);-LEN(SUBSTITUTE([.A431];4;&quot;&quot;)));[.B431])" office:value-type="float" office:value="0">
            <text:p>0</text:p>
          </table:table-cell>
          <table:table-cell table:formula="of:=PRODUCT(SUM(LEN([.A431]);-LEN(SUBSTITUTE([.A431];5;&quot;&quot;)));[.B431])" office:value-type="float" office:value="0">
            <text:p>0</text:p>
          </table:table-cell>
          <table:table-cell table:formula="of:=PRODUCT(SUM(LEN([.A431]);-LEN(SUBSTITUTE([.A431];6;&quot;&quot;)));[.B431])" office:value-type="float" office:value="2">
            <text:p>2</text:p>
          </table:table-cell>
          <table:table-cell table:formula="of:=PRODUCT(SUM(LEN([.A431]);-LEN(SUBSTITUTE([.A431];7;&quot;&quot;)));[.B431])" office:value-type="float" office:value="0">
            <text:p>0</text:p>
          </table:table-cell>
          <table:table-cell table:formula="of:=PRODUCT(SUM(LEN([.A431]);-LEN(SUBSTITUTE([.A431];8;&quot;&quot;)));[.B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2]);-LEN(SUBSTITUTE([.A432];1;&quot;&quot;)));[.B432])" office:value-type="float" office:value="0">
            <text:p>0</text:p>
          </table:table-cell>
          <table:table-cell table:formula="of:=PRODUCT(SUM(LEN([.A432]);-LEN(SUBSTITUTE([.A432];2;&quot;&quot;)));[.B432])" office:value-type="float" office:value="2">
            <text:p>2</text:p>
          </table:table-cell>
          <table:table-cell table:formula="of:=PRODUCT(SUM(LEN([.A432]);-LEN(SUBSTITUTE([.A432];3;&quot;&quot;)));[.B432])" office:value-type="float" office:value="0">
            <text:p>0</text:p>
          </table:table-cell>
          <table:table-cell table:formula="of:=PRODUCT(SUM(LEN([.A432]);-LEN(SUBSTITUTE([.A432];4;&quot;&quot;)));[.B432])" office:value-type="float" office:value="0">
            <text:p>0</text:p>
          </table:table-cell>
          <table:table-cell table:formula="of:=PRODUCT(SUM(LEN([.A432]);-LEN(SUBSTITUTE([.A432];5;&quot;&quot;)));[.B432])" office:value-type="float" office:value="0">
            <text:p>0</text:p>
          </table:table-cell>
          <table:table-cell table:formula="of:=PRODUCT(SUM(LEN([.A432]);-LEN(SUBSTITUTE([.A432];6;&quot;&quot;)));[.B432])" office:value-type="float" office:value="1">
            <text:p>1</text:p>
          </table:table-cell>
          <table:table-cell table:formula="of:=PRODUCT(SUM(LEN([.A432]);-LEN(SUBSTITUTE([.A432];7;&quot;&quot;)));[.B432])" office:value-type="float" office:value="1">
            <text:p>1</text:p>
          </table:table-cell>
          <table:table-cell table:formula="of:=PRODUCT(SUM(LEN([.A432]);-LEN(SUBSTITUTE([.A432];8;&quot;&quot;)));[.B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3]);-LEN(SUBSTITUTE([.A433];1;&quot;&quot;)));[.B433])" office:value-type="float" office:value="0">
            <text:p>0</text:p>
          </table:table-cell>
          <table:table-cell table:formula="of:=PRODUCT(SUM(LEN([.A433]);-LEN(SUBSTITUTE([.A433];2;&quot;&quot;)));[.B433])" office:value-type="float" office:value="1">
            <text:p>1</text:p>
          </table:table-cell>
          <table:table-cell table:formula="of:=PRODUCT(SUM(LEN([.A433]);-LEN(SUBSTITUTE([.A433];3;&quot;&quot;)));[.B433])" office:value-type="float" office:value="1">
            <text:p>1</text:p>
          </table:table-cell>
          <table:table-cell table:formula="of:=PRODUCT(SUM(LEN([.A433]);-LEN(SUBSTITUTE([.A433];4;&quot;&quot;)));[.B433])" office:value-type="float" office:value="0">
            <text:p>0</text:p>
          </table:table-cell>
          <table:table-cell table:formula="of:=PRODUCT(SUM(LEN([.A433]);-LEN(SUBSTITUTE([.A433];5;&quot;&quot;)));[.B433])" office:value-type="float" office:value="0">
            <text:p>0</text:p>
          </table:table-cell>
          <table:table-cell table:formula="of:=PRODUCT(SUM(LEN([.A433]);-LEN(SUBSTITUTE([.A433];6;&quot;&quot;)));[.B433])" office:value-type="float" office:value="1">
            <text:p>1</text:p>
          </table:table-cell>
          <table:table-cell table:formula="of:=PRODUCT(SUM(LEN([.A433]);-LEN(SUBSTITUTE([.A433];7;&quot;&quot;)));[.B433])" office:value-type="float" office:value="1">
            <text:p>1</text:p>
          </table:table-cell>
          <table:table-cell table:formula="of:=PRODUCT(SUM(LEN([.A433]);-LEN(SUBSTITUTE([.A433];8;&quot;&quot;)));[.B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4]);-LEN(SUBSTITUTE([.A434];1;&quot;&quot;)));[.B434])" office:value-type="float" office:value="1">
            <text:p>1</text:p>
          </table:table-cell>
          <table:table-cell table:formula="of:=PRODUCT(SUM(LEN([.A434]);-LEN(SUBSTITUTE([.A434];2;&quot;&quot;)));[.B434])" office:value-type="float" office:value="2">
            <text:p>2</text:p>
          </table:table-cell>
          <table:table-cell table:formula="of:=PRODUCT(SUM(LEN([.A434]);-LEN(SUBSTITUTE([.A434];3;&quot;&quot;)));[.B434])" office:value-type="float" office:value="1">
            <text:p>1</text:p>
          </table:table-cell>
          <table:table-cell table:formula="of:=PRODUCT(SUM(LEN([.A434]);-LEN(SUBSTITUTE([.A434];4;&quot;&quot;)));[.B434])" office:value-type="float" office:value="0">
            <text:p>0</text:p>
          </table:table-cell>
          <table:table-cell table:formula="of:=PRODUCT(SUM(LEN([.A434]);-LEN(SUBSTITUTE([.A434];5;&quot;&quot;)));[.B434])" office:value-type="float" office:value="0">
            <text:p>0</text:p>
          </table:table-cell>
          <table:table-cell table:formula="of:=PRODUCT(SUM(LEN([.A434]);-LEN(SUBSTITUTE([.A434];6;&quot;&quot;)));[.B434])" office:value-type="float" office:value="0">
            <text:p>0</text:p>
          </table:table-cell>
          <table:table-cell table:formula="of:=PRODUCT(SUM(LEN([.A434]);-LEN(SUBSTITUTE([.A434];7;&quot;&quot;)));[.B434])" office:value-type="float" office:value="0">
            <text:p>0</text:p>
          </table:table-cell>
          <table:table-cell table:formula="of:=PRODUCT(SUM(LEN([.A434]);-LEN(SUBSTITUTE([.A434];8;&quot;&quot;)));[.B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5]);-LEN(SUBSTITUTE([.A435];1;&quot;&quot;)));[.B435])" office:value-type="float" office:value="0">
            <text:p>0</text:p>
          </table:table-cell>
          <table:table-cell table:formula="of:=PRODUCT(SUM(LEN([.A435]);-LEN(SUBSTITUTE([.A435];2;&quot;&quot;)));[.B435])" office:value-type="float" office:value="2">
            <text:p>2</text:p>
          </table:table-cell>
          <table:table-cell table:formula="of:=PRODUCT(SUM(LEN([.A435]);-LEN(SUBSTITUTE([.A435];3;&quot;&quot;)));[.B435])" office:value-type="float" office:value="1">
            <text:p>1</text:p>
          </table:table-cell>
          <table:table-cell table:formula="of:=PRODUCT(SUM(LEN([.A435]);-LEN(SUBSTITUTE([.A435];4;&quot;&quot;)));[.B435])" office:value-type="float" office:value="0">
            <text:p>0</text:p>
          </table:table-cell>
          <table:table-cell table:formula="of:=PRODUCT(SUM(LEN([.A435]);-LEN(SUBSTITUTE([.A435];5;&quot;&quot;)));[.B435])" office:value-type="float" office:value="0">
            <text:p>0</text:p>
          </table:table-cell>
          <table:table-cell table:formula="of:=PRODUCT(SUM(LEN([.A435]);-LEN(SUBSTITUTE([.A435];6;&quot;&quot;)));[.B435])" office:value-type="float" office:value="0">
            <text:p>0</text:p>
          </table:table-cell>
          <table:table-cell table:formula="of:=PRODUCT(SUM(LEN([.A435]);-LEN(SUBSTITUTE([.A435];7;&quot;&quot;)));[.B435])" office:value-type="float" office:value="0">
            <text:p>0</text:p>
          </table:table-cell>
          <table:table-cell table:formula="of:=PRODUCT(SUM(LEN([.A435]);-LEN(SUBSTITUTE([.A435];8;&quot;&quot;)));[.B43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6]);-LEN(SUBSTITUTE([.A436];1;&quot;&quot;)));[.B436])" office:value-type="float" office:value="1">
            <text:p>1</text:p>
          </table:table-cell>
          <table:table-cell table:formula="of:=PRODUCT(SUM(LEN([.A436]);-LEN(SUBSTITUTE([.A436];2;&quot;&quot;)));[.B436])" office:value-type="float" office:value="1">
            <text:p>1</text:p>
          </table:table-cell>
          <table:table-cell table:formula="of:=PRODUCT(SUM(LEN([.A436]);-LEN(SUBSTITUTE([.A436];3;&quot;&quot;)));[.B436])" office:value-type="float" office:value="1">
            <text:p>1</text:p>
          </table:table-cell>
          <table:table-cell table:formula="of:=PRODUCT(SUM(LEN([.A436]);-LEN(SUBSTITUTE([.A436];4;&quot;&quot;)));[.B436])" office:value-type="float" office:value="1">
            <text:p>1</text:p>
          </table:table-cell>
          <table:table-cell table:formula="of:=PRODUCT(SUM(LEN([.A436]);-LEN(SUBSTITUTE([.A436];5;&quot;&quot;)));[.B436])" office:value-type="float" office:value="0">
            <text:p>0</text:p>
          </table:table-cell>
          <table:table-cell table:formula="of:=PRODUCT(SUM(LEN([.A436]);-LEN(SUBSTITUTE([.A436];6;&quot;&quot;)));[.B436])" office:value-type="float" office:value="0">
            <text:p>0</text:p>
          </table:table-cell>
          <table:table-cell table:formula="of:=PRODUCT(SUM(LEN([.A436]);-LEN(SUBSTITUTE([.A436];7;&quot;&quot;)));[.B436])" office:value-type="float" office:value="0">
            <text:p>0</text:p>
          </table:table-cell>
          <table:table-cell table:formula="of:=PRODUCT(SUM(LEN([.A436]);-LEN(SUBSTITUTE([.A436];8;&quot;&quot;)));[.B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7]);-LEN(SUBSTITUTE([.A437];1;&quot;&quot;)));[.B437])" office:value-type="float" office:value="1">
            <text:p>1</text:p>
          </table:table-cell>
          <table:table-cell table:formula="of:=PRODUCT(SUM(LEN([.A437]);-LEN(SUBSTITUTE([.A437];2;&quot;&quot;)));[.B437])" office:value-type="float" office:value="2">
            <text:p>2</text:p>
          </table:table-cell>
          <table:table-cell table:formula="of:=PRODUCT(SUM(LEN([.A437]);-LEN(SUBSTITUTE([.A437];3;&quot;&quot;)));[.B437])" office:value-type="float" office:value="1">
            <text:p>1</text:p>
          </table:table-cell>
          <table:table-cell table:formula="of:=PRODUCT(SUM(LEN([.A437]);-LEN(SUBSTITUTE([.A437];4;&quot;&quot;)));[.B437])" office:value-type="float" office:value="0">
            <text:p>0</text:p>
          </table:table-cell>
          <table:table-cell table:formula="of:=PRODUCT(SUM(LEN([.A437]);-LEN(SUBSTITUTE([.A437];5;&quot;&quot;)));[.B437])" office:value-type="float" office:value="0">
            <text:p>0</text:p>
          </table:table-cell>
          <table:table-cell table:formula="of:=PRODUCT(SUM(LEN([.A437]);-LEN(SUBSTITUTE([.A437];6;&quot;&quot;)));[.B437])" office:value-type="float" office:value="0">
            <text:p>0</text:p>
          </table:table-cell>
          <table:table-cell table:formula="of:=PRODUCT(SUM(LEN([.A437]);-LEN(SUBSTITUTE([.A437];7;&quot;&quot;)));[.B437])" office:value-type="float" office:value="0">
            <text:p>0</text:p>
          </table:table-cell>
          <table:table-cell table:formula="of:=PRODUCT(SUM(LEN([.A437]);-LEN(SUBSTITUTE([.A437];8;&quot;&quot;)));[.B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8]);-LEN(SUBSTITUTE([.A438];1;&quot;&quot;)));[.B438])" office:value-type="float" office:value="1">
            <text:p>1</text:p>
          </table:table-cell>
          <table:table-cell table:formula="of:=PRODUCT(SUM(LEN([.A438]);-LEN(SUBSTITUTE([.A438];2;&quot;&quot;)));[.B438])" office:value-type="float" office:value="2">
            <text:p>2</text:p>
          </table:table-cell>
          <table:table-cell table:formula="of:=PRODUCT(SUM(LEN([.A438]);-LEN(SUBSTITUTE([.A438];3;&quot;&quot;)));[.B438])" office:value-type="float" office:value="0">
            <text:p>0</text:p>
          </table:table-cell>
          <table:table-cell table:formula="of:=PRODUCT(SUM(LEN([.A438]);-LEN(SUBSTITUTE([.A438];4;&quot;&quot;)));[.B438])" office:value-type="float" office:value="0">
            <text:p>0</text:p>
          </table:table-cell>
          <table:table-cell table:formula="of:=PRODUCT(SUM(LEN([.A438]);-LEN(SUBSTITUTE([.A438];5;&quot;&quot;)));[.B438])" office:value-type="float" office:value="1">
            <text:p>1</text:p>
          </table:table-cell>
          <table:table-cell table:formula="of:=PRODUCT(SUM(LEN([.A438]);-LEN(SUBSTITUTE([.A438];6;&quot;&quot;)));[.B438])" office:value-type="float" office:value="0">
            <text:p>0</text:p>
          </table:table-cell>
          <table:table-cell table:formula="of:=PRODUCT(SUM(LEN([.A438]);-LEN(SUBSTITUTE([.A438];7;&quot;&quot;)));[.B438])" office:value-type="float" office:value="0">
            <text:p>0</text:p>
          </table:table-cell>
          <table:table-cell table:formula="of:=PRODUCT(SUM(LEN([.A438]);-LEN(SUBSTITUTE([.A438];8;&quot;&quot;)));[.B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9]);-LEN(SUBSTITUTE([.A439];1;&quot;&quot;)));[.B439])" office:value-type="float" office:value="0">
            <text:p>0</text:p>
          </table:table-cell>
          <table:table-cell table:formula="of:=PRODUCT(SUM(LEN([.A439]);-LEN(SUBSTITUTE([.A439];2;&quot;&quot;)));[.B439])" office:value-type="float" office:value="2">
            <text:p>2</text:p>
          </table:table-cell>
          <table:table-cell table:formula="of:=PRODUCT(SUM(LEN([.A439]);-LEN(SUBSTITUTE([.A439];3;&quot;&quot;)));[.B439])" office:value-type="float" office:value="1">
            <text:p>1</text:p>
          </table:table-cell>
          <table:table-cell table:formula="of:=PRODUCT(SUM(LEN([.A439]);-LEN(SUBSTITUTE([.A439];4;&quot;&quot;)));[.B439])" office:value-type="float" office:value="1">
            <text:p>1</text:p>
          </table:table-cell>
          <table:table-cell table:formula="of:=PRODUCT(SUM(LEN([.A439]);-LEN(SUBSTITUTE([.A439];5;&quot;&quot;)));[.B439])" office:value-type="float" office:value="0">
            <text:p>0</text:p>
          </table:table-cell>
          <table:table-cell table:formula="of:=PRODUCT(SUM(LEN([.A439]);-LEN(SUBSTITUTE([.A439];6;&quot;&quot;)));[.B439])" office:value-type="float" office:value="0">
            <text:p>0</text:p>
          </table:table-cell>
          <table:table-cell table:formula="of:=PRODUCT(SUM(LEN([.A439]);-LEN(SUBSTITUTE([.A439];7;&quot;&quot;)));[.B439])" office:value-type="float" office:value="0">
            <text:p>0</text:p>
          </table:table-cell>
          <table:table-cell table:formula="of:=PRODUCT(SUM(LEN([.A439]);-LEN(SUBSTITUTE([.A439];8;&quot;&quot;)));[.B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0]);-LEN(SUBSTITUTE([.A440];1;&quot;&quot;)));[.B440])" office:value-type="float" office:value="0">
            <text:p>0</text:p>
          </table:table-cell>
          <table:table-cell table:formula="of:=PRODUCT(SUM(LEN([.A440]);-LEN(SUBSTITUTE([.A440];2;&quot;&quot;)));[.B440])" office:value-type="float" office:value="2">
            <text:p>2</text:p>
          </table:table-cell>
          <table:table-cell table:formula="of:=PRODUCT(SUM(LEN([.A440]);-LEN(SUBSTITUTE([.A440];3;&quot;&quot;)));[.B440])" office:value-type="float" office:value="0">
            <text:p>0</text:p>
          </table:table-cell>
          <table:table-cell table:formula="of:=PRODUCT(SUM(LEN([.A440]);-LEN(SUBSTITUTE([.A440];4;&quot;&quot;)));[.B440])" office:value-type="float" office:value="0">
            <text:p>0</text:p>
          </table:table-cell>
          <table:table-cell table:formula="of:=PRODUCT(SUM(LEN([.A440]);-LEN(SUBSTITUTE([.A440];5;&quot;&quot;)));[.B440])" office:value-type="float" office:value="0">
            <text:p>0</text:p>
          </table:table-cell>
          <table:table-cell table:formula="of:=PRODUCT(SUM(LEN([.A440]);-LEN(SUBSTITUTE([.A440];6;&quot;&quot;)));[.B440])" office:value-type="float" office:value="2">
            <text:p>2</text:p>
          </table:table-cell>
          <table:table-cell table:formula="of:=PRODUCT(SUM(LEN([.A440]);-LEN(SUBSTITUTE([.A440];7;&quot;&quot;)));[.B440])" office:value-type="float" office:value="0">
            <text:p>0</text:p>
          </table:table-cell>
          <table:table-cell table:formula="of:=PRODUCT(SUM(LEN([.A440]);-LEN(SUBSTITUTE([.A440];8;&quot;&quot;)));[.B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1]);-LEN(SUBSTITUTE([.A441];1;&quot;&quot;)));[.B441])" office:value-type="float" office:value="0">
            <text:p>0</text:p>
          </table:table-cell>
          <table:table-cell table:formula="of:=PRODUCT(SUM(LEN([.A441]);-LEN(SUBSTITUTE([.A441];2;&quot;&quot;)));[.B441])" office:value-type="float" office:value="0">
            <text:p>0</text:p>
          </table:table-cell>
          <table:table-cell table:formula="of:=PRODUCT(SUM(LEN([.A441]);-LEN(SUBSTITUTE([.A441];3;&quot;&quot;)));[.B441])" office:value-type="float" office:value="1">
            <text:p>1</text:p>
          </table:table-cell>
          <table:table-cell table:formula="of:=PRODUCT(SUM(LEN([.A441]);-LEN(SUBSTITUTE([.A441];4;&quot;&quot;)));[.B441])" office:value-type="float" office:value="0">
            <text:p>0</text:p>
          </table:table-cell>
          <table:table-cell table:formula="of:=PRODUCT(SUM(LEN([.A441]);-LEN(SUBSTITUTE([.A441];5;&quot;&quot;)));[.B441])" office:value-type="float" office:value="0">
            <text:p>0</text:p>
          </table:table-cell>
          <table:table-cell table:formula="of:=PRODUCT(SUM(LEN([.A441]);-LEN(SUBSTITUTE([.A441];6;&quot;&quot;)));[.B441])" office:value-type="float" office:value="1">
            <text:p>1</text:p>
          </table:table-cell>
          <table:table-cell table:formula="of:=PRODUCT(SUM(LEN([.A441]);-LEN(SUBSTITUTE([.A441];7;&quot;&quot;)));[.B441])" office:value-type="float" office:value="2">
            <text:p>2</text:p>
          </table:table-cell>
          <table:table-cell table:formula="of:=PRODUCT(SUM(LEN([.A441]);-LEN(SUBSTITUTE([.A441];8;&quot;&quot;)));[.B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2]);-LEN(SUBSTITUTE([.A442];1;&quot;&quot;)));[.B442])" office:value-type="float" office:value="0">
            <text:p>0</text:p>
          </table:table-cell>
          <table:table-cell table:formula="of:=PRODUCT(SUM(LEN([.A442]);-LEN(SUBSTITUTE([.A442];2;&quot;&quot;)));[.B442])" office:value-type="float" office:value="0">
            <text:p>0</text:p>
          </table:table-cell>
          <table:table-cell table:formula="of:=PRODUCT(SUM(LEN([.A442]);-LEN(SUBSTITUTE([.A442];3;&quot;&quot;)));[.B442])" office:value-type="float" office:value="1">
            <text:p>1</text:p>
          </table:table-cell>
          <table:table-cell table:formula="of:=PRODUCT(SUM(LEN([.A442]);-LEN(SUBSTITUTE([.A442];4;&quot;&quot;)));[.B442])" office:value-type="float" office:value="0">
            <text:p>0</text:p>
          </table:table-cell>
          <table:table-cell table:formula="of:=PRODUCT(SUM(LEN([.A442]);-LEN(SUBSTITUTE([.A442];5;&quot;&quot;)));[.B442])" office:value-type="float" office:value="0">
            <text:p>0</text:p>
          </table:table-cell>
          <table:table-cell table:formula="of:=PRODUCT(SUM(LEN([.A442]);-LEN(SUBSTITUTE([.A442];6;&quot;&quot;)));[.B442])" office:value-type="float" office:value="0">
            <text:p>0</text:p>
          </table:table-cell>
          <table:table-cell table:formula="of:=PRODUCT(SUM(LEN([.A442]);-LEN(SUBSTITUTE([.A442];7;&quot;&quot;)));[.B442])" office:value-type="float" office:value="2">
            <text:p>2</text:p>
          </table:table-cell>
          <table:table-cell table:formula="of:=PRODUCT(SUM(LEN([.A442]);-LEN(SUBSTITUTE([.A442];8;&quot;&quot;)));[.B44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3]);-LEN(SUBSTITUTE([.A443];1;&quot;&quot;)));[.B443])" office:value-type="float" office:value="0">
            <text:p>0</text:p>
          </table:table-cell>
          <table:table-cell table:formula="of:=PRODUCT(SUM(LEN([.A443]);-LEN(SUBSTITUTE([.A443];2;&quot;&quot;)));[.B443])" office:value-type="float" office:value="1">
            <text:p>1</text:p>
          </table:table-cell>
          <table:table-cell table:formula="of:=PRODUCT(SUM(LEN([.A443]);-LEN(SUBSTITUTE([.A443];3;&quot;&quot;)));[.B443])" office:value-type="float" office:value="0">
            <text:p>0</text:p>
          </table:table-cell>
          <table:table-cell table:formula="of:=PRODUCT(SUM(LEN([.A443]);-LEN(SUBSTITUTE([.A443];4;&quot;&quot;)));[.B443])" office:value-type="float" office:value="0">
            <text:p>0</text:p>
          </table:table-cell>
          <table:table-cell table:formula="of:=PRODUCT(SUM(LEN([.A443]);-LEN(SUBSTITUTE([.A443];5;&quot;&quot;)));[.B443])" office:value-type="float" office:value="0">
            <text:p>0</text:p>
          </table:table-cell>
          <table:table-cell table:formula="of:=PRODUCT(SUM(LEN([.A443]);-LEN(SUBSTITUTE([.A443];6;&quot;&quot;)));[.B443])" office:value-type="float" office:value="0">
            <text:p>0</text:p>
          </table:table-cell>
          <table:table-cell table:formula="of:=PRODUCT(SUM(LEN([.A443]);-LEN(SUBSTITUTE([.A443];7;&quot;&quot;)));[.B443])" office:value-type="float" office:value="2">
            <text:p>2</text:p>
          </table:table-cell>
          <table:table-cell table:formula="of:=PRODUCT(SUM(LEN([.A443]);-LEN(SUBSTITUTE([.A443];8;&quot;&quot;)));[.B44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4]);-LEN(SUBSTITUTE([.A444];1;&quot;&quot;)));[.B444])" office:value-type="float" office:value="0">
            <text:p>0</text:p>
          </table:table-cell>
          <table:table-cell table:formula="of:=PRODUCT(SUM(LEN([.A444]);-LEN(SUBSTITUTE([.A444];2;&quot;&quot;)));[.B444])" office:value-type="float" office:value="2">
            <text:p>2</text:p>
          </table:table-cell>
          <table:table-cell table:formula="of:=PRODUCT(SUM(LEN([.A444]);-LEN(SUBSTITUTE([.A444];3;&quot;&quot;)));[.B444])" office:value-type="float" office:value="1">
            <text:p>1</text:p>
          </table:table-cell>
          <table:table-cell table:formula="of:=PRODUCT(SUM(LEN([.A444]);-LEN(SUBSTITUTE([.A444];4;&quot;&quot;)));[.B444])" office:value-type="float" office:value="0">
            <text:p>0</text:p>
          </table:table-cell>
          <table:table-cell table:formula="of:=PRODUCT(SUM(LEN([.A444]);-LEN(SUBSTITUTE([.A444];5;&quot;&quot;)));[.B444])" office:value-type="float" office:value="0">
            <text:p>0</text:p>
          </table:table-cell>
          <table:table-cell table:formula="of:=PRODUCT(SUM(LEN([.A444]);-LEN(SUBSTITUTE([.A444];6;&quot;&quot;)));[.B444])" office:value-type="float" office:value="0">
            <text:p>0</text:p>
          </table:table-cell>
          <table:table-cell table:formula="of:=PRODUCT(SUM(LEN([.A444]);-LEN(SUBSTITUTE([.A444];7;&quot;&quot;)));[.B444])" office:value-type="float" office:value="1">
            <text:p>1</text:p>
          </table:table-cell>
          <table:table-cell table:formula="of:=PRODUCT(SUM(LEN([.A444]);-LEN(SUBSTITUTE([.A444];8;&quot;&quot;)));[.B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5]);-LEN(SUBSTITUTE([.A445];1;&quot;&quot;)));[.B445])" office:value-type="float" office:value="0">
            <text:p>0</text:p>
          </table:table-cell>
          <table:table-cell table:formula="of:=PRODUCT(SUM(LEN([.A445]);-LEN(SUBSTITUTE([.A445];2;&quot;&quot;)));[.B445])" office:value-type="float" office:value="0">
            <text:p>0</text:p>
          </table:table-cell>
          <table:table-cell table:formula="of:=PRODUCT(SUM(LEN([.A445]);-LEN(SUBSTITUTE([.A445];3;&quot;&quot;)));[.B445])" office:value-type="float" office:value="0">
            <text:p>0</text:p>
          </table:table-cell>
          <table:table-cell table:formula="of:=PRODUCT(SUM(LEN([.A445]);-LEN(SUBSTITUTE([.A445];4;&quot;&quot;)));[.B445])" office:value-type="float" office:value="0">
            <text:p>0</text:p>
          </table:table-cell>
          <table:table-cell table:formula="of:=PRODUCT(SUM(LEN([.A445]);-LEN(SUBSTITUTE([.A445];5;&quot;&quot;)));[.B445])" office:value-type="float" office:value="1">
            <text:p>1</text:p>
          </table:table-cell>
          <table:table-cell table:formula="of:=PRODUCT(SUM(LEN([.A445]);-LEN(SUBSTITUTE([.A445];6;&quot;&quot;)));[.B445])" office:value-type="float" office:value="1">
            <text:p>1</text:p>
          </table:table-cell>
          <table:table-cell table:formula="of:=PRODUCT(SUM(LEN([.A445]);-LEN(SUBSTITUTE([.A445];7;&quot;&quot;)));[.B445])" office:value-type="float" office:value="1">
            <text:p>1</text:p>
          </table:table-cell>
          <table:table-cell table:formula="of:=PRODUCT(SUM(LEN([.A445]);-LEN(SUBSTITUTE([.A445];8;&quot;&quot;)));[.B44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6]);-LEN(SUBSTITUTE([.A446];1;&quot;&quot;)));[.B446])" office:value-type="float" office:value="1">
            <text:p>1</text:p>
          </table:table-cell>
          <table:table-cell table:formula="of:=PRODUCT(SUM(LEN([.A446]);-LEN(SUBSTITUTE([.A446];2;&quot;&quot;)));[.B446])" office:value-type="float" office:value="0">
            <text:p>0</text:p>
          </table:table-cell>
          <table:table-cell table:formula="of:=PRODUCT(SUM(LEN([.A446]);-LEN(SUBSTITUTE([.A446];3;&quot;&quot;)));[.B446])" office:value-type="float" office:value="1">
            <text:p>1</text:p>
          </table:table-cell>
          <table:table-cell table:formula="of:=PRODUCT(SUM(LEN([.A446]);-LEN(SUBSTITUTE([.A446];4;&quot;&quot;)));[.B446])" office:value-type="float" office:value="0">
            <text:p>0</text:p>
          </table:table-cell>
          <table:table-cell table:formula="of:=PRODUCT(SUM(LEN([.A446]);-LEN(SUBSTITUTE([.A446];5;&quot;&quot;)));[.B446])" office:value-type="float" office:value="0">
            <text:p>0</text:p>
          </table:table-cell>
          <table:table-cell table:formula="of:=PRODUCT(SUM(LEN([.A446]);-LEN(SUBSTITUTE([.A446];6;&quot;&quot;)));[.B446])" office:value-type="float" office:value="0">
            <text:p>0</text:p>
          </table:table-cell>
          <table:table-cell table:formula="of:=PRODUCT(SUM(LEN([.A446]);-LEN(SUBSTITUTE([.A446];7;&quot;&quot;)));[.B446])" office:value-type="float" office:value="1">
            <text:p>1</text:p>
          </table:table-cell>
          <table:table-cell table:formula="of:=PRODUCT(SUM(LEN([.A446]);-LEN(SUBSTITUTE([.A446];8;&quot;&quot;)));[.B44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7]);-LEN(SUBSTITUTE([.A447];1;&quot;&quot;)));[.B447])" office:value-type="float" office:value="0">
            <text:p>0</text:p>
          </table:table-cell>
          <table:table-cell table:formula="of:=PRODUCT(SUM(LEN([.A447]);-LEN(SUBSTITUTE([.A447];2;&quot;&quot;)));[.B447])" office:value-type="float" office:value="0">
            <text:p>0</text:p>
          </table:table-cell>
          <table:table-cell table:formula="of:=PRODUCT(SUM(LEN([.A447]);-LEN(SUBSTITUTE([.A447];3;&quot;&quot;)));[.B447])" office:value-type="float" office:value="1">
            <text:p>1</text:p>
          </table:table-cell>
          <table:table-cell table:formula="of:=PRODUCT(SUM(LEN([.A447]);-LEN(SUBSTITUTE([.A447];4;&quot;&quot;)));[.B447])" office:value-type="float" office:value="1">
            <text:p>1</text:p>
          </table:table-cell>
          <table:table-cell table:formula="of:=PRODUCT(SUM(LEN([.A447]);-LEN(SUBSTITUTE([.A447];5;&quot;&quot;)));[.B447])" office:value-type="float" office:value="0">
            <text:p>0</text:p>
          </table:table-cell>
          <table:table-cell table:formula="of:=PRODUCT(SUM(LEN([.A447]);-LEN(SUBSTITUTE([.A447];6;&quot;&quot;)));[.B447])" office:value-type="float" office:value="0">
            <text:p>0</text:p>
          </table:table-cell>
          <table:table-cell table:formula="of:=PRODUCT(SUM(LEN([.A447]);-LEN(SUBSTITUTE([.A447];7;&quot;&quot;)));[.B447])" office:value-type="float" office:value="1">
            <text:p>1</text:p>
          </table:table-cell>
          <table:table-cell table:formula="of:=PRODUCT(SUM(LEN([.A447]);-LEN(SUBSTITUTE([.A447];8;&quot;&quot;)));[.B44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8]);-LEN(SUBSTITUTE([.A448];1;&quot;&quot;)));[.B448])" office:value-type="float" office:value="0">
            <text:p>0</text:p>
          </table:table-cell>
          <table:table-cell table:formula="of:=PRODUCT(SUM(LEN([.A448]);-LEN(SUBSTITUTE([.A448];2;&quot;&quot;)));[.B448])" office:value-type="float" office:value="0">
            <text:p>0</text:p>
          </table:table-cell>
          <table:table-cell table:formula="of:=PRODUCT(SUM(LEN([.A448]);-LEN(SUBSTITUTE([.A448];3;&quot;&quot;)));[.B448])" office:value-type="float" office:value="0">
            <text:p>0</text:p>
          </table:table-cell>
          <table:table-cell table:formula="of:=PRODUCT(SUM(LEN([.A448]);-LEN(SUBSTITUTE([.A448];4;&quot;&quot;)));[.B448])" office:value-type="float" office:value="2">
            <text:p>2</text:p>
          </table:table-cell>
          <table:table-cell table:formula="of:=PRODUCT(SUM(LEN([.A448]);-LEN(SUBSTITUTE([.A448];5;&quot;&quot;)));[.B448])" office:value-type="float" office:value="0">
            <text:p>0</text:p>
          </table:table-cell>
          <table:table-cell table:formula="of:=PRODUCT(SUM(LEN([.A448]);-LEN(SUBSTITUTE([.A448];6;&quot;&quot;)));[.B448])" office:value-type="float" office:value="0">
            <text:p>0</text:p>
          </table:table-cell>
          <table:table-cell table:formula="of:=PRODUCT(SUM(LEN([.A448]);-LEN(SUBSTITUTE([.A448];7;&quot;&quot;)));[.B448])" office:value-type="float" office:value="1">
            <text:p>1</text:p>
          </table:table-cell>
          <table:table-cell table:formula="of:=PRODUCT(SUM(LEN([.A448]);-LEN(SUBSTITUTE([.A448];8;&quot;&quot;)));[.B44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9]);-LEN(SUBSTITUTE([.A449];1;&quot;&quot;)));[.B449])" office:value-type="float" office:value="0">
            <text:p>0</text:p>
          </table:table-cell>
          <table:table-cell table:formula="of:=PRODUCT(SUM(LEN([.A449]);-LEN(SUBSTITUTE([.A449];2;&quot;&quot;)));[.B449])" office:value-type="float" office:value="0">
            <text:p>0</text:p>
          </table:table-cell>
          <table:table-cell table:formula="of:=PRODUCT(SUM(LEN([.A449]);-LEN(SUBSTITUTE([.A449];3;&quot;&quot;)));[.B449])" office:value-type="float" office:value="0">
            <text:p>0</text:p>
          </table:table-cell>
          <table:table-cell table:formula="of:=PRODUCT(SUM(LEN([.A449]);-LEN(SUBSTITUTE([.A449];4;&quot;&quot;)));[.B449])" office:value-type="float" office:value="0">
            <text:p>0</text:p>
          </table:table-cell>
          <table:table-cell table:formula="of:=PRODUCT(SUM(LEN([.A449]);-LEN(SUBSTITUTE([.A449];5;&quot;&quot;)));[.B449])" office:value-type="float" office:value="0">
            <text:p>0</text:p>
          </table:table-cell>
          <table:table-cell table:formula="of:=PRODUCT(SUM(LEN([.A449]);-LEN(SUBSTITUTE([.A449];6;&quot;&quot;)));[.B449])" office:value-type="float" office:value="1">
            <text:p>1</text:p>
          </table:table-cell>
          <table:table-cell table:formula="of:=PRODUCT(SUM(LEN([.A449]);-LEN(SUBSTITUTE([.A449];7;&quot;&quot;)));[.B449])" office:value-type="float" office:value="2">
            <text:p>2</text:p>
          </table:table-cell>
          <table:table-cell table:formula="of:=PRODUCT(SUM(LEN([.A449]);-LEN(SUBSTITUTE([.A449];8;&quot;&quot;)));[.B44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0]);-LEN(SUBSTITUTE([.A450];1;&quot;&quot;)));[.B450])" office:value-type="float" office:value="0">
            <text:p>0</text:p>
          </table:table-cell>
          <table:table-cell table:formula="of:=PRODUCT(SUM(LEN([.A450]);-LEN(SUBSTITUTE([.A450];2;&quot;&quot;)));[.B450])" office:value-type="float" office:value="0">
            <text:p>0</text:p>
          </table:table-cell>
          <table:table-cell table:formula="of:=PRODUCT(SUM(LEN([.A450]);-LEN(SUBSTITUTE([.A450];3;&quot;&quot;)));[.B450])" office:value-type="float" office:value="0">
            <text:p>0</text:p>
          </table:table-cell>
          <table:table-cell table:formula="of:=PRODUCT(SUM(LEN([.A450]);-LEN(SUBSTITUTE([.A450];4;&quot;&quot;)));[.B450])" office:value-type="float" office:value="0">
            <text:p>0</text:p>
          </table:table-cell>
          <table:table-cell table:formula="of:=PRODUCT(SUM(LEN([.A450]);-LEN(SUBSTITUTE([.A450];5;&quot;&quot;)));[.B450])" office:value-type="float" office:value="1">
            <text:p>1</text:p>
          </table:table-cell>
          <table:table-cell table:formula="of:=PRODUCT(SUM(LEN([.A450]);-LEN(SUBSTITUTE([.A450];6;&quot;&quot;)));[.B450])" office:value-type="float" office:value="0">
            <text:p>0</text:p>
          </table:table-cell>
          <table:table-cell table:formula="of:=PRODUCT(SUM(LEN([.A450]);-LEN(SUBSTITUTE([.A450];7;&quot;&quot;)));[.B450])" office:value-type="float" office:value="3">
            <text:p>3</text:p>
          </table:table-cell>
          <table:table-cell table:formula="of:=PRODUCT(SUM(LEN([.A450]);-LEN(SUBSTITUTE([.A450];8;&quot;&quot;)));[.B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1]);-LEN(SUBSTITUTE([.A451];1;&quot;&quot;)));[.B451])" office:value-type="float" office:value="0">
            <text:p>0</text:p>
          </table:table-cell>
          <table:table-cell table:formula="of:=PRODUCT(SUM(LEN([.A451]);-LEN(SUBSTITUTE([.A451];2;&quot;&quot;)));[.B451])" office:value-type="float" office:value="1">
            <text:p>1</text:p>
          </table:table-cell>
          <table:table-cell table:formula="of:=PRODUCT(SUM(LEN([.A451]);-LEN(SUBSTITUTE([.A451];3;&quot;&quot;)));[.B451])" office:value-type="float" office:value="1">
            <text:p>1</text:p>
          </table:table-cell>
          <table:table-cell table:formula="of:=PRODUCT(SUM(LEN([.A451]);-LEN(SUBSTITUTE([.A451];4;&quot;&quot;)));[.B451])" office:value-type="float" office:value="1">
            <text:p>1</text:p>
          </table:table-cell>
          <table:table-cell table:formula="of:=PRODUCT(SUM(LEN([.A451]);-LEN(SUBSTITUTE([.A451];5;&quot;&quot;)));[.B451])" office:value-type="float" office:value="0">
            <text:p>0</text:p>
          </table:table-cell>
          <table:table-cell table:formula="of:=PRODUCT(SUM(LEN([.A451]);-LEN(SUBSTITUTE([.A451];6;&quot;&quot;)));[.B451])" office:value-type="float" office:value="0">
            <text:p>0</text:p>
          </table:table-cell>
          <table:table-cell table:formula="of:=PRODUCT(SUM(LEN([.A451]);-LEN(SUBSTITUTE([.A451];7;&quot;&quot;)));[.B451])" office:value-type="float" office:value="1">
            <text:p>1</text:p>
          </table:table-cell>
          <table:table-cell table:formula="of:=PRODUCT(SUM(LEN([.A451]);-LEN(SUBSTITUTE([.A451];8;&quot;&quot;)));[.B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2]);-LEN(SUBSTITUTE([.A452];1;&quot;&quot;)));[.B452])" office:value-type="float" office:value="0">
            <text:p>0</text:p>
          </table:table-cell>
          <table:table-cell table:formula="of:=PRODUCT(SUM(LEN([.A452]);-LEN(SUBSTITUTE([.A452];2;&quot;&quot;)));[.B452])" office:value-type="float" office:value="0">
            <text:p>0</text:p>
          </table:table-cell>
          <table:table-cell table:formula="of:=PRODUCT(SUM(LEN([.A452]);-LEN(SUBSTITUTE([.A452];3;&quot;&quot;)));[.B452])" office:value-type="float" office:value="0">
            <text:p>0</text:p>
          </table:table-cell>
          <table:table-cell table:formula="of:=PRODUCT(SUM(LEN([.A452]);-LEN(SUBSTITUTE([.A452];4;&quot;&quot;)));[.B452])" office:value-type="float" office:value="2">
            <text:p>2</text:p>
          </table:table-cell>
          <table:table-cell table:formula="of:=PRODUCT(SUM(LEN([.A452]);-LEN(SUBSTITUTE([.A452];5;&quot;&quot;)));[.B452])" office:value-type="float" office:value="0">
            <text:p>0</text:p>
          </table:table-cell>
          <table:table-cell table:formula="of:=PRODUCT(SUM(LEN([.A452]);-LEN(SUBSTITUTE([.A452];6;&quot;&quot;)));[.B452])" office:value-type="float" office:value="0">
            <text:p>0</text:p>
          </table:table-cell>
          <table:table-cell table:formula="of:=PRODUCT(SUM(LEN([.A452]);-LEN(SUBSTITUTE([.A452];7;&quot;&quot;)));[.B452])" office:value-type="float" office:value="2">
            <text:p>2</text:p>
          </table:table-cell>
          <table:table-cell table:formula="of:=PRODUCT(SUM(LEN([.A452]);-LEN(SUBSTITUTE([.A452];8;&quot;&quot;)));[.B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3]);-LEN(SUBSTITUTE([.A453];1;&quot;&quot;)));[.B453])" office:value-type="float" office:value="1">
            <text:p>1</text:p>
          </table:table-cell>
          <table:table-cell table:formula="of:=PRODUCT(SUM(LEN([.A453]);-LEN(SUBSTITUTE([.A453];2;&quot;&quot;)));[.B453])" office:value-type="float" office:value="2">
            <text:p>2</text:p>
          </table:table-cell>
          <table:table-cell table:formula="of:=PRODUCT(SUM(LEN([.A453]);-LEN(SUBSTITUTE([.A453];3;&quot;&quot;)));[.B453])" office:value-type="float" office:value="0">
            <text:p>0</text:p>
          </table:table-cell>
          <table:table-cell table:formula="of:=PRODUCT(SUM(LEN([.A453]);-LEN(SUBSTITUTE([.A453];4;&quot;&quot;)));[.B453])" office:value-type="float" office:value="0">
            <text:p>0</text:p>
          </table:table-cell>
          <table:table-cell table:formula="of:=PRODUCT(SUM(LEN([.A453]);-LEN(SUBSTITUTE([.A453];5;&quot;&quot;)));[.B453])" office:value-type="float" office:value="0">
            <text:p>0</text:p>
          </table:table-cell>
          <table:table-cell table:formula="of:=PRODUCT(SUM(LEN([.A453]);-LEN(SUBSTITUTE([.A453];6;&quot;&quot;)));[.B453])" office:value-type="float" office:value="0">
            <text:p>0</text:p>
          </table:table-cell>
          <table:table-cell table:formula="of:=PRODUCT(SUM(LEN([.A453]);-LEN(SUBSTITUTE([.A453];7;&quot;&quot;)));[.B453])" office:value-type="float" office:value="1">
            <text:p>1</text:p>
          </table:table-cell>
          <table:table-cell table:formula="of:=PRODUCT(SUM(LEN([.A453]);-LEN(SUBSTITUTE([.A453];8;&quot;&quot;)));[.B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4]);-LEN(SUBSTITUTE([.A454];1;&quot;&quot;)));[.B454])" office:value-type="float" office:value="0">
            <text:p>0</text:p>
          </table:table-cell>
          <table:table-cell table:formula="of:=PRODUCT(SUM(LEN([.A454]);-LEN(SUBSTITUTE([.A454];2;&quot;&quot;)));[.B454])" office:value-type="float" office:value="0">
            <text:p>0</text:p>
          </table:table-cell>
          <table:table-cell table:formula="of:=PRODUCT(SUM(LEN([.A454]);-LEN(SUBSTITUTE([.A454];3;&quot;&quot;)));[.B454])" office:value-type="float" office:value="0">
            <text:p>0</text:p>
          </table:table-cell>
          <table:table-cell table:formula="of:=PRODUCT(SUM(LEN([.A454]);-LEN(SUBSTITUTE([.A454];4;&quot;&quot;)));[.B454])" office:value-type="float" office:value="1">
            <text:p>1</text:p>
          </table:table-cell>
          <table:table-cell table:formula="of:=PRODUCT(SUM(LEN([.A454]);-LEN(SUBSTITUTE([.A454];5;&quot;&quot;)));[.B454])" office:value-type="float" office:value="0">
            <text:p>0</text:p>
          </table:table-cell>
          <table:table-cell table:formula="of:=PRODUCT(SUM(LEN([.A454]);-LEN(SUBSTITUTE([.A454];6;&quot;&quot;)));[.B454])" office:value-type="float" office:value="0">
            <text:p>0</text:p>
          </table:table-cell>
          <table:table-cell table:formula="of:=PRODUCT(SUM(LEN([.A454]);-LEN(SUBSTITUTE([.A454];7;&quot;&quot;)));[.B454])" office:value-type="float" office:value="3">
            <text:p>3</text:p>
          </table:table-cell>
          <table:table-cell table:formula="of:=PRODUCT(SUM(LEN([.A454]);-LEN(SUBSTITUTE([.A454];8;&quot;&quot;)));[.B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5]);-LEN(SUBSTITUTE([.A455];1;&quot;&quot;)));[.B455])" office:value-type="float" office:value="0">
            <text:p>0</text:p>
          </table:table-cell>
          <table:table-cell table:formula="of:=PRODUCT(SUM(LEN([.A455]);-LEN(SUBSTITUTE([.A455];2;&quot;&quot;)));[.B455])" office:value-type="float" office:value="0">
            <text:p>0</text:p>
          </table:table-cell>
          <table:table-cell table:formula="of:=PRODUCT(SUM(LEN([.A455]);-LEN(SUBSTITUTE([.A455];3;&quot;&quot;)));[.B455])" office:value-type="float" office:value="1">
            <text:p>1</text:p>
          </table:table-cell>
          <table:table-cell table:formula="of:=PRODUCT(SUM(LEN([.A455]);-LEN(SUBSTITUTE([.A455];4;&quot;&quot;)));[.B455])" office:value-type="float" office:value="0">
            <text:p>0</text:p>
          </table:table-cell>
          <table:table-cell table:formula="of:=PRODUCT(SUM(LEN([.A455]);-LEN(SUBSTITUTE([.A455];5;&quot;&quot;)));[.B455])" office:value-type="float" office:value="0">
            <text:p>0</text:p>
          </table:table-cell>
          <table:table-cell table:formula="of:=PRODUCT(SUM(LEN([.A455]);-LEN(SUBSTITUTE([.A455];6;&quot;&quot;)));[.B455])" office:value-type="float" office:value="0">
            <text:p>0</text:p>
          </table:table-cell>
          <table:table-cell table:formula="of:=PRODUCT(SUM(LEN([.A455]);-LEN(SUBSTITUTE([.A455];7;&quot;&quot;)));[.B455])" office:value-type="float" office:value="2">
            <text:p>2</text:p>
          </table:table-cell>
          <table:table-cell table:formula="of:=PRODUCT(SUM(LEN([.A455]);-LEN(SUBSTITUTE([.A455];8;&quot;&quot;)));[.B45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6]);-LEN(SUBSTITUTE([.A456];1;&quot;&quot;)));[.B456])" office:value-type="float" office:value="0">
            <text:p>0</text:p>
          </table:table-cell>
          <table:table-cell table:formula="of:=PRODUCT(SUM(LEN([.A456]);-LEN(SUBSTITUTE([.A456];2;&quot;&quot;)));[.B456])" office:value-type="float" office:value="1">
            <text:p>1</text:p>
          </table:table-cell>
          <table:table-cell table:formula="of:=PRODUCT(SUM(LEN([.A456]);-LEN(SUBSTITUTE([.A456];3;&quot;&quot;)));[.B456])" office:value-type="float" office:value="1">
            <text:p>1</text:p>
          </table:table-cell>
          <table:table-cell table:formula="of:=PRODUCT(SUM(LEN([.A456]);-LEN(SUBSTITUTE([.A456];4;&quot;&quot;)));[.B456])" office:value-type="float" office:value="1">
            <text:p>1</text:p>
          </table:table-cell>
          <table:table-cell table:formula="of:=PRODUCT(SUM(LEN([.A456]);-LEN(SUBSTITUTE([.A456];5;&quot;&quot;)));[.B456])" office:value-type="float" office:value="0">
            <text:p>0</text:p>
          </table:table-cell>
          <table:table-cell table:formula="of:=PRODUCT(SUM(LEN([.A456]);-LEN(SUBSTITUTE([.A456];6;&quot;&quot;)));[.B456])" office:value-type="float" office:value="0">
            <text:p>0</text:p>
          </table:table-cell>
          <table:table-cell table:formula="of:=PRODUCT(SUM(LEN([.A456]);-LEN(SUBSTITUTE([.A456];7;&quot;&quot;)));[.B456])" office:value-type="float" office:value="1">
            <text:p>1</text:p>
          </table:table-cell>
          <table:table-cell table:formula="of:=PRODUCT(SUM(LEN([.A456]);-LEN(SUBSTITUTE([.A456];8;&quot;&quot;)));[.B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7]);-LEN(SUBSTITUTE([.A457];1;&quot;&quot;)));[.B457])" office:value-type="float" office:value="0">
            <text:p>0</text:p>
          </table:table-cell>
          <table:table-cell table:formula="of:=PRODUCT(SUM(LEN([.A457]);-LEN(SUBSTITUTE([.A457];2;&quot;&quot;)));[.B457])" office:value-type="float" office:value="0">
            <text:p>0</text:p>
          </table:table-cell>
          <table:table-cell table:formula="of:=PRODUCT(SUM(LEN([.A457]);-LEN(SUBSTITUTE([.A457];3;&quot;&quot;)));[.B457])" office:value-type="float" office:value="1">
            <text:p>1</text:p>
          </table:table-cell>
          <table:table-cell table:formula="of:=PRODUCT(SUM(LEN([.A457]);-LEN(SUBSTITUTE([.A457];4;&quot;&quot;)));[.B457])" office:value-type="float" office:value="1">
            <text:p>1</text:p>
          </table:table-cell>
          <table:table-cell table:formula="of:=PRODUCT(SUM(LEN([.A457]);-LEN(SUBSTITUTE([.A457];5;&quot;&quot;)));[.B457])" office:value-type="float" office:value="0">
            <text:p>0</text:p>
          </table:table-cell>
          <table:table-cell table:formula="of:=PRODUCT(SUM(LEN([.A457]);-LEN(SUBSTITUTE([.A457];6;&quot;&quot;)));[.B457])" office:value-type="float" office:value="1">
            <text:p>1</text:p>
          </table:table-cell>
          <table:table-cell table:formula="of:=PRODUCT(SUM(LEN([.A457]);-LEN(SUBSTITUTE([.A457];7;&quot;&quot;)));[.B457])" office:value-type="float" office:value="1">
            <text:p>1</text:p>
          </table:table-cell>
          <table:table-cell table:formula="of:=PRODUCT(SUM(LEN([.A457]);-LEN(SUBSTITUTE([.A457];8;&quot;&quot;)));[.B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8]);-LEN(SUBSTITUTE([.A458];1;&quot;&quot;)));[.B458])" office:value-type="float" office:value="0">
            <text:p>0</text:p>
          </table:table-cell>
          <table:table-cell table:formula="of:=PRODUCT(SUM(LEN([.A458]);-LEN(SUBSTITUTE([.A458];2;&quot;&quot;)));[.B458])" office:value-type="float" office:value="0">
            <text:p>0</text:p>
          </table:table-cell>
          <table:table-cell table:formula="of:=PRODUCT(SUM(LEN([.A458]);-LEN(SUBSTITUTE([.A458];3;&quot;&quot;)));[.B458])" office:value-type="float" office:value="0">
            <text:p>0</text:p>
          </table:table-cell>
          <table:table-cell table:formula="of:=PRODUCT(SUM(LEN([.A458]);-LEN(SUBSTITUTE([.A458];4;&quot;&quot;)));[.B458])" office:value-type="float" office:value="0">
            <text:p>0</text:p>
          </table:table-cell>
          <table:table-cell table:formula="of:=PRODUCT(SUM(LEN([.A458]);-LEN(SUBSTITUTE([.A458];5;&quot;&quot;)));[.B458])" office:value-type="float" office:value="0">
            <text:p>0</text:p>
          </table:table-cell>
          <table:table-cell table:formula="of:=PRODUCT(SUM(LEN([.A458]);-LEN(SUBSTITUTE([.A458];6;&quot;&quot;)));[.B458])" office:value-type="float" office:value="0">
            <text:p>0</text:p>
          </table:table-cell>
          <table:table-cell table:formula="of:=PRODUCT(SUM(LEN([.A458]);-LEN(SUBSTITUTE([.A458];7;&quot;&quot;)));[.B458])" office:value-type="float" office:value="3">
            <text:p>3</text:p>
          </table:table-cell>
          <table:table-cell table:formula="of:=PRODUCT(SUM(LEN([.A458]);-LEN(SUBSTITUTE([.A458];8;&quot;&quot;)));[.B45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9]);-LEN(SUBSTITUTE([.A459];1;&quot;&quot;)));[.B459])" office:value-type="float" office:value="0">
            <text:p>0</text:p>
          </table:table-cell>
          <table:table-cell table:formula="of:=PRODUCT(SUM(LEN([.A459]);-LEN(SUBSTITUTE([.A459];2;&quot;&quot;)));[.B459])" office:value-type="float" office:value="0">
            <text:p>0</text:p>
          </table:table-cell>
          <table:table-cell table:formula="of:=PRODUCT(SUM(LEN([.A459]);-LEN(SUBSTITUTE([.A459];3;&quot;&quot;)));[.B459])" office:value-type="float" office:value="1">
            <text:p>1</text:p>
          </table:table-cell>
          <table:table-cell table:formula="of:=PRODUCT(SUM(LEN([.A459]);-LEN(SUBSTITUTE([.A459];4;&quot;&quot;)));[.B459])" office:value-type="float" office:value="0">
            <text:p>0</text:p>
          </table:table-cell>
          <table:table-cell table:formula="of:=PRODUCT(SUM(LEN([.A459]);-LEN(SUBSTITUTE([.A459];5;&quot;&quot;)));[.B459])" office:value-type="float" office:value="0">
            <text:p>0</text:p>
          </table:table-cell>
          <table:table-cell table:formula="of:=PRODUCT(SUM(LEN([.A459]);-LEN(SUBSTITUTE([.A459];6;&quot;&quot;)));[.B459])" office:value-type="float" office:value="0">
            <text:p>0</text:p>
          </table:table-cell>
          <table:table-cell table:formula="of:=PRODUCT(SUM(LEN([.A459]);-LEN(SUBSTITUTE([.A459];7;&quot;&quot;)));[.B459])" office:value-type="float" office:value="3">
            <text:p>3</text:p>
          </table:table-cell>
          <table:table-cell table:formula="of:=PRODUCT(SUM(LEN([.A459]);-LEN(SUBSTITUTE([.A459];8;&quot;&quot;)));[.B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0]);-LEN(SUBSTITUTE([.A460];1;&quot;&quot;)));[.B460])" office:value-type="float" office:value="0">
            <text:p>0</text:p>
          </table:table-cell>
          <table:table-cell table:formula="of:=PRODUCT(SUM(LEN([.A460]);-LEN(SUBSTITUTE([.A460];2;&quot;&quot;)));[.B460])" office:value-type="float" office:value="0">
            <text:p>0</text:p>
          </table:table-cell>
          <table:table-cell table:formula="of:=PRODUCT(SUM(LEN([.A460]);-LEN(SUBSTITUTE([.A460];3;&quot;&quot;)));[.B460])" office:value-type="float" office:value="1">
            <text:p>1</text:p>
          </table:table-cell>
          <table:table-cell table:formula="of:=PRODUCT(SUM(LEN([.A460]);-LEN(SUBSTITUTE([.A460];4;&quot;&quot;)));[.B460])" office:value-type="float" office:value="0">
            <text:p>0</text:p>
          </table:table-cell>
          <table:table-cell table:formula="of:=PRODUCT(SUM(LEN([.A460]);-LEN(SUBSTITUTE([.A460];5;&quot;&quot;)));[.B460])" office:value-type="float" office:value="0">
            <text:p>0</text:p>
          </table:table-cell>
          <table:table-cell table:formula="of:=PRODUCT(SUM(LEN([.A460]);-LEN(SUBSTITUTE([.A460];6;&quot;&quot;)));[.B460])" office:value-type="float" office:value="0">
            <text:p>0</text:p>
          </table:table-cell>
          <table:table-cell table:formula="of:=PRODUCT(SUM(LEN([.A460]);-LEN(SUBSTITUTE([.A460];7;&quot;&quot;)));[.B460])" office:value-type="float" office:value="1">
            <text:p>1</text:p>
          </table:table-cell>
          <table:table-cell table:formula="of:=PRODUCT(SUM(LEN([.A460]);-LEN(SUBSTITUTE([.A460];8;&quot;&quot;)));[.B46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1]);-LEN(SUBSTITUTE([.A461];1;&quot;&quot;)));[.B461])" office:value-type="float" office:value="1">
            <text:p>1</text:p>
          </table:table-cell>
          <table:table-cell table:formula="of:=PRODUCT(SUM(LEN([.A461]);-LEN(SUBSTITUTE([.A461];2;&quot;&quot;)));[.B461])" office:value-type="float" office:value="0">
            <text:p>0</text:p>
          </table:table-cell>
          <table:table-cell table:formula="of:=PRODUCT(SUM(LEN([.A461]);-LEN(SUBSTITUTE([.A461];3;&quot;&quot;)));[.B461])" office:value-type="float" office:value="0">
            <text:p>0</text:p>
          </table:table-cell>
          <table:table-cell table:formula="of:=PRODUCT(SUM(LEN([.A461]);-LEN(SUBSTITUTE([.A461];4;&quot;&quot;)));[.B461])" office:value-type="float" office:value="0">
            <text:p>0</text:p>
          </table:table-cell>
          <table:table-cell table:formula="of:=PRODUCT(SUM(LEN([.A461]);-LEN(SUBSTITUTE([.A461];5;&quot;&quot;)));[.B461])" office:value-type="float" office:value="1">
            <text:p>1</text:p>
          </table:table-cell>
          <table:table-cell table:formula="of:=PRODUCT(SUM(LEN([.A461]);-LEN(SUBSTITUTE([.A461];6;&quot;&quot;)));[.B461])" office:value-type="float" office:value="1">
            <text:p>1</text:p>
          </table:table-cell>
          <table:table-cell table:formula="of:=PRODUCT(SUM(LEN([.A461]);-LEN(SUBSTITUTE([.A461];7;&quot;&quot;)));[.B461])" office:value-type="float" office:value="1">
            <text:p>1</text:p>
          </table:table-cell>
          <table:table-cell table:formula="of:=PRODUCT(SUM(LEN([.A461]);-LEN(SUBSTITUTE([.A461];8;&quot;&quot;)));[.B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2]);-LEN(SUBSTITUTE([.A462];1;&quot;&quot;)));[.B462])" office:value-type="float" office:value="0">
            <text:p>0</text:p>
          </table:table-cell>
          <table:table-cell table:formula="of:=PRODUCT(SUM(LEN([.A462]);-LEN(SUBSTITUTE([.A462];2;&quot;&quot;)));[.B462])" office:value-type="float" office:value="0">
            <text:p>0</text:p>
          </table:table-cell>
          <table:table-cell table:formula="of:=PRODUCT(SUM(LEN([.A462]);-LEN(SUBSTITUTE([.A462];3;&quot;&quot;)));[.B462])" office:value-type="float" office:value="0">
            <text:p>0</text:p>
          </table:table-cell>
          <table:table-cell table:formula="of:=PRODUCT(SUM(LEN([.A462]);-LEN(SUBSTITUTE([.A462];4;&quot;&quot;)));[.B462])" office:value-type="float" office:value="0">
            <text:p>0</text:p>
          </table:table-cell>
          <table:table-cell table:formula="of:=PRODUCT(SUM(LEN([.A462]);-LEN(SUBSTITUTE([.A462];5;&quot;&quot;)));[.B462])" office:value-type="float" office:value="1">
            <text:p>1</text:p>
          </table:table-cell>
          <table:table-cell table:formula="of:=PRODUCT(SUM(LEN([.A462]);-LEN(SUBSTITUTE([.A462];6;&quot;&quot;)));[.B462])" office:value-type="float" office:value="1">
            <text:p>1</text:p>
          </table:table-cell>
          <table:table-cell table:formula="of:=PRODUCT(SUM(LEN([.A462]);-LEN(SUBSTITUTE([.A462];7;&quot;&quot;)));[.B462])" office:value-type="float" office:value="1">
            <text:p>1</text:p>
          </table:table-cell>
          <table:table-cell table:formula="of:=PRODUCT(SUM(LEN([.A462]);-LEN(SUBSTITUTE([.A462];8;&quot;&quot;)));[.B46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3]);-LEN(SUBSTITUTE([.A463];1;&quot;&quot;)));[.B463])" office:value-type="float" office:value="0">
            <text:p>0</text:p>
          </table:table-cell>
          <table:table-cell table:formula="of:=PRODUCT(SUM(LEN([.A463]);-LEN(SUBSTITUTE([.A463];2;&quot;&quot;)));[.B463])" office:value-type="float" office:value="0">
            <text:p>0</text:p>
          </table:table-cell>
          <table:table-cell table:formula="of:=PRODUCT(SUM(LEN([.A463]);-LEN(SUBSTITUTE([.A463];3;&quot;&quot;)));[.B463])" office:value-type="float" office:value="1">
            <text:p>1</text:p>
          </table:table-cell>
          <table:table-cell table:formula="of:=PRODUCT(SUM(LEN([.A463]);-LEN(SUBSTITUTE([.A463];4;&quot;&quot;)));[.B463])" office:value-type="float" office:value="1">
            <text:p>1</text:p>
          </table:table-cell>
          <table:table-cell table:formula="of:=PRODUCT(SUM(LEN([.A463]);-LEN(SUBSTITUTE([.A463];5;&quot;&quot;)));[.B463])" office:value-type="float" office:value="0">
            <text:p>0</text:p>
          </table:table-cell>
          <table:table-cell table:formula="of:=PRODUCT(SUM(LEN([.A463]);-LEN(SUBSTITUTE([.A463];6;&quot;&quot;)));[.B463])" office:value-type="float" office:value="1">
            <text:p>1</text:p>
          </table:table-cell>
          <table:table-cell table:formula="of:=PRODUCT(SUM(LEN([.A463]);-LEN(SUBSTITUTE([.A463];7;&quot;&quot;)));[.B463])" office:value-type="float" office:value="1">
            <text:p>1</text:p>
          </table:table-cell>
          <table:table-cell table:formula="of:=PRODUCT(SUM(LEN([.A463]);-LEN(SUBSTITUTE([.A463];8;&quot;&quot;)));[.B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4]);-LEN(SUBSTITUTE([.A464];1;&quot;&quot;)));[.B464])" office:value-type="float" office:value="0">
            <text:p>0</text:p>
          </table:table-cell>
          <table:table-cell table:formula="of:=PRODUCT(SUM(LEN([.A464]);-LEN(SUBSTITUTE([.A464];2;&quot;&quot;)));[.B464])" office:value-type="float" office:value="0">
            <text:p>0</text:p>
          </table:table-cell>
          <table:table-cell table:formula="of:=PRODUCT(SUM(LEN([.A464]);-LEN(SUBSTITUTE([.A464];3;&quot;&quot;)));[.B464])" office:value-type="float" office:value="0">
            <text:p>0</text:p>
          </table:table-cell>
          <table:table-cell table:formula="of:=PRODUCT(SUM(LEN([.A464]);-LEN(SUBSTITUTE([.A464];4;&quot;&quot;)));[.B464])" office:value-type="float" office:value="1">
            <text:p>1</text:p>
          </table:table-cell>
          <table:table-cell table:formula="of:=PRODUCT(SUM(LEN([.A464]);-LEN(SUBSTITUTE([.A464];5;&quot;&quot;)));[.B464])" office:value-type="float" office:value="1">
            <text:p>1</text:p>
          </table:table-cell>
          <table:table-cell table:formula="of:=PRODUCT(SUM(LEN([.A464]);-LEN(SUBSTITUTE([.A464];6;&quot;&quot;)));[.B464])" office:value-type="float" office:value="0">
            <text:p>0</text:p>
          </table:table-cell>
          <table:table-cell table:formula="of:=PRODUCT(SUM(LEN([.A464]);-LEN(SUBSTITUTE([.A464];7;&quot;&quot;)));[.B464])" office:value-type="float" office:value="2">
            <text:p>2</text:p>
          </table:table-cell>
          <table:table-cell table:formula="of:=PRODUCT(SUM(LEN([.A464]);-LEN(SUBSTITUTE([.A464];8;&quot;&quot;)));[.B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SUM([.B73:.B464])" office:value-type="float" office:value="881">
            <text:p>881</text:p>
          </table:table-cell>
          <table:table-cell table:number-columns-repeated="3"/>
          <table:table-cell table:formula="of:=SUM([.F73:.F464])" office:value-type="float" office:value="364">
            <text:p>364</text:p>
          </table:table-cell>
          <table:table-cell table:formula="of:=SUM([.G73:.G464])" office:value-type="float" office:value="494">
            <text:p>494</text:p>
          </table:table-cell>
          <table:table-cell table:formula="of:=SUM([.H73:.H464])" office:value-type="float" office:value="709">
            <text:p>709</text:p>
          </table:table-cell>
          <table:table-cell table:formula="of:=SUM([.I73:.I464])" office:value-type="float" office:value="365">
            <text:p>365</text:p>
          </table:table-cell>
          <table:table-cell table:formula="of:=SUM([.J73:.J464])" office:value-type="float" office:value="252">
            <text:p>252</text:p>
          </table:table-cell>
          <table:table-cell table:formula="of:=SUM([.K73:.K464])" office:value-type="float" office:value="225">
            <text:p>225</text:p>
          </table:table-cell>
          <table:table-cell table:formula="of:=SUM([.L73:.L464])" office:value-type="float" office:value="677">
            <text:p>677</text:p>
          </table:table-cell>
          <table:table-cell table:formula="of:=SUM([.M73:.M464])" office:value-type="float" office:value="438">
            <text:p>43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Unten</text:p>
          </table:table-cell>
          <table:table-cell office:value-type="string">
            <text:p>Links Unten</text:p>
          </table:table-cell>
          <table:table-cell office:value-type="string">
            <text:p>Links</text:p>
          </table:table-cell>
          <table:table-cell office:value-type="string">
            <text:p>Links Oben</text:p>
          </table:table-cell>
          <table:table-cell office:value-type="string">
            <text:p>Oben</text:p>
          </table:table-cell>
          <table:table-cell office:value-type="string">
            <text:p>Links Unten</text:p>
          </table:table-cell>
          <table:table-cell office:value-type="string">
            <text:p>Rechts</text:p>
          </table:table-cell>
          <table:table-cell office:value-type="string">
            <text:p>Rechts Unten</text:p>
          </table:table-cell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Oben</text:p>
          </table:table-cell>
          <table:table-cell table:style-name="Default" table:formula="of:=SUM([.J465];[.X1])" office:value-type="float" office:value="252">
            <text:p>252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Links Oben</text:p>
          </table:table-cell>
          <table:table-cell table:style-name="Default" table:formula="of:=SUM([.I465];[.X1])" office:value-type="float" office:value="365">
            <text:p>365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Links</text:p>
          </table:table-cell>
          <table:table-cell table:style-name="Default" table:formula="of:=SUM([.H465];[.X1])" office:value-type="float" office:value="709">
            <text:p>709</text:p>
          </table:table-cell>
          <table:table-cell table:style-name="Default"/>
          <table:table-cell table:style-name="Default">
            <draw:frame table:end-cell-address="Tabelle1.M491" table:end-x="4.259cm" table:end-y="0.162cm" draw:z-index="0" draw:style-name="gr1" draw:text-style-name="P1" svg:width="16.266cm" svg:height="9.006cm" svg:x="1.815cm" svg:y="0.188cm">
              <draw:object draw:notify-on-update-of-ranges="Tabelle1.E469:Tabelle1.E476 Tabelle1.F469:Tabelle1.F47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Links Unten</text:p>
          </table:table-cell>
          <table:table-cell table:style-name="Default" table:formula="of:=SUM([.G465];[.X1])" office:value-type="float" office:value="494">
            <text:p>494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Unten</text:p>
          </table:table-cell>
          <table:table-cell table:style-name="Default" table:formula="of:=SUM([.F465];[.X1])" office:value-type="float" office:value="364">
            <text:p>364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echts Unten</text:p>
          </table:table-cell>
          <table:table-cell table:style-name="Default" table:formula="of:=SUM([.M465];[.X1])" office:value-type="float" office:value="438">
            <text:p>438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echts</text:p>
          </table:table-cell>
          <table:table-cell table:style-name="Default" table:formula="of:=SUM([.L465];[.X1])" office:value-type="float" office:value="677">
            <text:p>677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echts Oben</text:p>
          </table:table-cell>
          <table:table-cell table:style-name="Default" table:formula="of:=SUM([.K465];[.X1])" office:value-type="float" office:value="225">
            <text:p>225</text:p>
          </table:table-cell>
          <table:table-cell table:style-name="Default" table:number-columns-repeated="7"/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Oben</text:p>
          </table:table-cell>
          <table:table-cell table:style-name="Default" office:value-type="float" office:value="364">
            <text:p>364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 Oben</text:p>
          </table:table-cell>
          <table:table-cell table:style-name="Default" office:value-type="float" office:value="494">
            <text:p>494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</text:p>
          </table:table-cell>
          <table:table-cell table:style-name="Default" office:value-type="float" office:value="709">
            <text:p>709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 Unten</text:p>
          </table:table-cell>
          <table:table-cell table:style-name="Default" office:value-type="float" office:value="365">
            <text:p>365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Unten</text:p>
          </table:table-cell>
          <table:table-cell table:style-name="Default" office:value-type="float" office:value="252">
            <text:p>252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 Unten</text:p>
          </table:table-cell>
          <table:table-cell table:style-name="Default" office:value-type="float" office:value="225">
            <text:p>225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</text:p>
          </table:table-cell>
          <table:table-cell table:style-name="Default" office:value-type="float" office:value="677">
            <text:p>677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 Oben</text:p>
          </table:table-cell>
          <table:table-cell table:style-name="Default" office:value-type="float" office:value="438">
            <text:p>438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3524">
            <text:p>3524</text:p>
          </table:table-cell>
          <table:table-cell table:style-name="Default" table:number-columns-repeated="6"/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Oben</text:p>
          </table:table-cell>
          <table:table-cell table:style-name="Default" office:value-type="float" office:value="364">
            <text:p>364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 Oben</text:p>
          </table:table-cell>
          <table:table-cell table:style-name="Default" office:value-type="float" office:value="494">
            <text:p>494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</text:p>
          </table:table-cell>
          <table:table-cell table:style-name="Default" office:value-type="float" office:value="709">
            <text:p>709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Rechts Unten</text:p>
          </table:table-cell>
          <table:table-cell table:style-name="Default" office:value-type="float" office:value="365">
            <text:p>365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Unten</text:p>
          </table:table-cell>
          <table:table-cell table:style-name="Default" office:value-type="float" office:value="252">
            <text:p>252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 Unten</text:p>
          </table:table-cell>
          <table:table-cell table:style-name="Default" office:value-type="float" office:value="225">
            <text:p>225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</text:p>
          </table:table-cell>
          <table:table-cell table:style-name="Default" office:value-type="float" office:value="677">
            <text:p>677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>
            <text:p>Links Oben</text:p>
          </table:table-cell>
          <table:table-cell table:style-name="Default" office:value-type="float" office:value="438">
            <text:p>438</text:p>
          </table:table-cell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style-name="Default" office:value-type="float" office:value="3524">
            <text:p>3524</text:p>
          </table:table-cell>
          <table:table-cell table:style-name="Default" table:number-columns-repeated="6"/>
          <table:table-cell table:number-columns-repeated="11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73:Tabelle1.B4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4">04.02.2023</text:date>, <text:time>02:36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6:19:25.82</meta:creation-date>
    <dc:date>2023-02-04T02:36:16.78</dc:date>
    <meta:editing-duration>PT3H54M35S</meta:editing-duration>
    <meta:editing-cycles>71</meta:editing-cycles>
    <meta:generator>OpenOffice/4.1.5$Win32 OpenOffice.org_project/415m1$Build-9789</meta:generator>
    <meta:document-statistic meta:table-count="3" meta:cell-count="482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09" chart:interval-major="70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267cm" svg:height="9.007cm" xlink:href=".." xlink:type="simple" chart:class="chart:radar" chart:style-name="ch1">
        <chart:plot-area chart:style-name="ch2" table:cell-range-address="Tabelle1.E469:Tabelle1.F476" chart:data-source-has-labels="column" svg:x="0.775cm" svg:y="0.675cm" svg:width="15.167cm" svg:height="7.732cm">
          <chartooo:coordinate-region svg:x="5.298cm" svg:y="1.614cm" svg:width="5.855cm" svg:height="5.855cm"/>
          <chart:axis chart:dimension="x" chart:name="primary-x" chart:style-name="ch3" chartooo:axis-type="auto">
            <chartooo:date-scale/>
            <chart:categories table:cell-range-address="Tabelle1.E469:Tabelle1.E4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469:Tabelle1.F476" chart:class="chart:rad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Oben</text:p>
                <draw:g>
                  <svg:desc>Tabelle1.E469:Tabelle1.E476</svg:desc>
                </draw:g>
              </table:table-cell>
              <table:table-cell office:value-type="float" office:value="252">
                <text:p>252</text:p>
                <draw:g>
                  <svg:desc>Tabelle1.F469:Tabelle1.F476</svg:desc>
                </draw:g>
              </table:table-cell>
            </table:table-row>
            <table:table-row>
              <table:table-cell office:value-type="string">
                <text:p>Links Oben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Links Unten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Unte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Rechts Unten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Recht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Rechts Oben</text:p>
              </table:table-cell>
              <table:table-cell office:value-type="float" office:value="225">
                <text:p>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